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103" calcext:value-type="float">
            <text:p>10103</text:p>
          </table:table-cell>
          <table:table-cell table:formula="of:=ABS([.A1]-[.D1])" office:value-type="float" office:value="175" calcext:value-type="float">
            <text:p>175</text:p>
          </table:table-cell>
          <table:table-cell/>
          <table:table-cell office:value-type="float" office:value="10278" calcext:value-type="float">
            <text:p>10278</text:p>
          </table:table-cell>
          <table:table-cell table:formula="of:=COUNTIF([.D$1:.D$1000]; [.A1])" office:value-type="float" office:value="0" calcext:value-type="float">
            <text:p>0</text:p>
          </table:table-cell>
          <table:table-cell table:formula="of:=[.A1]*[.E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formula="of:=ABS([.A2]-[.D2])" office:value-type="float" office:value="537" calcext:value-type="float">
            <text:p>537</text:p>
          </table:table-cell>
          <table:table-cell/>
          <table:table-cell office:value-type="float" office:value="10655" calcext:value-type="float">
            <text:p>10655</text:p>
          </table:table-cell>
          <table:table-cell table:formula="of:=COUNTIF([.D$1:.D$1000]; [.A2])" office:value-type="float" office:value="0" calcext:value-type="float">
            <text:p>0</text:p>
          </table:table-cell>
          <table:table-cell table:formula="of:=[.A2]*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formula="of:=ABS([.A3]-[.D3])" office:value-type="float" office:value="341" calcext:value-type="float">
            <text:p>341</text:p>
          </table:table-cell>
          <table:table-cell/>
          <table:table-cell office:value-type="float" office:value="10693" calcext:value-type="float">
            <text:p>10693</text:p>
          </table:table-cell>
          <table:table-cell table:formula="of:=COUNTIF([.D$1:.D$1000]; [.A3])" office:value-type="float" office:value="0" calcext:value-type="float">
            <text:p>0</text:p>
          </table:table-cell>
          <table:table-cell table:formula="of:=[.A3]*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formula="of:=ABS([.A4]-[.D4])" office:value-type="float" office:value="392" calcext:value-type="float">
            <text:p>392</text:p>
          </table:table-cell>
          <table:table-cell/>
          <table:table-cell office:value-type="float" office:value="10754" calcext:value-type="float">
            <text:p>10754</text:p>
          </table:table-cell>
          <table:table-cell table:formula="of:=COUNTIF([.D$1:.D$1000]; [.A4])" office:value-type="float" office:value="0" calcext:value-type="float">
            <text:p>0</text:p>
          </table:table-cell>
          <table:table-cell table:formula="of:=[.A4]*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formula="of:=ABS([.A5]-[.D5])" office:value-type="float" office:value="738" calcext:value-type="float">
            <text:p>738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5])" office:value-type="float" office:value="0" calcext:value-type="float">
            <text:p>0</text:p>
          </table:table-cell>
          <table:table-cell table:formula="of:=[.A5]*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formula="of:=ABS([.A6]-[.D6])" office:value-type="float" office:value="696" calcext:value-type="float">
            <text:p>696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6])" office:value-type="float" office:value="0" calcext:value-type="float">
            <text:p>0</text:p>
          </table:table-cell>
          <table:table-cell table:formula="of:=[.A6]*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  <table:table-cell table:formula="of:=ABS([.A7]-[.D7])" office:value-type="float" office:value="578" calcext:value-type="float">
            <text:p>578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7])" office:value-type="float" office:value="0" calcext:value-type="float">
            <text:p>0</text:p>
          </table:table-cell>
          <table:table-cell table:formula="of:=[.A7]*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formula="of:=ABS([.A8]-[.D8])" office:value-type="float" office:value="492" calcext:value-type="float">
            <text:p>492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8])" office:value-type="float" office:value="0" calcext:value-type="float">
            <text:p>0</text:p>
          </table:table-cell>
          <table:table-cell table:formula="of:=[.A8]*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  <table:table-cell table:formula="of:=ABS([.A9]-[.D9])" office:value-type="float" office:value="343" calcext:value-type="float">
            <text:p>343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9])" office:value-type="float" office:value="0" calcext:value-type="float">
            <text:p>0</text:p>
          </table:table-cell>
          <table:table-cell table:formula="of:=[.A9]*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table:formula="of:=ABS([.A10]-[.D10])" office:value-type="float" office:value="267" calcext:value-type="float">
            <text:p>267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10])" office:value-type="float" office:value="0" calcext:value-type="float">
            <text:p>0</text:p>
          </table:table-cell>
          <table:table-cell table:formula="of:=[.A10]*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table:formula="of:=ABS([.A11]-[.D11])" office:value-type="float" office:value="255" calcext:value-type="float">
            <text:p>255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11])" office:value-type="float" office:value="0" calcext:value-type="float">
            <text:p>0</text:p>
          </table:table-cell>
          <table:table-cell table:formula="of:=[.A11]*[.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table:formula="of:=ABS([.A12]-[.D12])" office:value-type="float" office:value="88" calcext:value-type="float">
            <text:p>88</text:p>
          </table:table-cell>
          <table:table-cell/>
          <table:table-cell office:value-type="float" office:value="11281" calcext:value-type="float">
            <text:p>11281</text:p>
          </table:table-cell>
          <table:table-cell table:formula="of:=COUNTIF([.D$1:.D$1000]; [.A12])" office:value-type="float" office:value="0" calcext:value-type="float">
            <text:p>0</text:p>
          </table:table-cell>
          <table:table-cell table:formula="of:=[.A12]*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table:formula="of:=ABS([.A13]-[.D13])" office:value-type="float" office:value="186" calcext:value-type="float">
            <text:p>186</text:p>
          </table:table-cell>
          <table:table-cell/>
          <table:table-cell office:value-type="float" office:value="11467" calcext:value-type="float">
            <text:p>11467</text:p>
          </table:table-cell>
          <table:table-cell table:formula="of:=COUNTIF([.D$1:.D$1000]; [.A13])" office:value-type="float" office:value="8" calcext:value-type="float">
            <text:p>8</text:p>
          </table:table-cell>
          <table:table-cell table:formula="of:=[.A13]*[.E13]" office:value-type="float" office:value="90248" calcext:value-type="float">
            <text:p>90248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table:formula="of:=ABS([.A14]-[.D14])" office:value-type="float" office:value="199" calcext:value-type="float">
            <text:p>199</text:p>
          </table:table-cell>
          <table:table-cell/>
          <table:table-cell office:value-type="float" office:value="11486" calcext:value-type="float">
            <text:p>11486</text:p>
          </table:table-cell>
          <table:table-cell table:formula="of:=COUNTIF([.D$1:.D$1000]; [.A14])" office:value-type="float" office:value="0" calcext:value-type="float">
            <text:p>0</text:p>
          </table:table-cell>
          <table:table-cell table:formula="of:=[.A14]*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table:formula="of:=ABS([.A15]-[.D15])" office:value-type="float" office:value="599" calcext:value-type="float">
            <text:p>599</text:p>
          </table:table-cell>
          <table:table-cell/>
          <table:table-cell office:value-type="float" office:value="11902" calcext:value-type="float">
            <text:p>11902</text:p>
          </table:table-cell>
          <table:table-cell table:formula="of:=COUNTIF([.D$1:.D$1000]; [.A15])" office:value-type="float" office:value="0" calcext:value-type="float">
            <text:p>0</text:p>
          </table:table-cell>
          <table:table-cell table:formula="of:=[.A15]*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formula="of:=ABS([.A16]-[.D16])" office:value-type="float" office:value="545" calcext:value-type="float">
            <text:p>545</text:p>
          </table:table-cell>
          <table:table-cell/>
          <table:table-cell office:value-type="float" office:value="11962" calcext:value-type="float">
            <text:p>11962</text:p>
          </table:table-cell>
          <table:table-cell table:formula="of:=COUNTIF([.D$1:.D$1000]; [.A16])" office:value-type="float" office:value="0" calcext:value-type="float">
            <text:p>0</text:p>
          </table:table-cell>
          <table:table-cell table:formula="of:=[.A16]*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table:formula="of:=ABS([.A17]-[.D17])" office:value-type="float" office:value="590" calcext:value-type="float">
            <text:p>590</text:p>
          </table:table-cell>
          <table:table-cell/>
          <table:table-cell office:value-type="float" office:value="12050" calcext:value-type="float">
            <text:p>12050</text:p>
          </table:table-cell>
          <table:table-cell table:formula="of:=COUNTIF([.D$1:.D$1000]; [.A17])" office:value-type="float" office:value="0" calcext:value-type="float">
            <text:p>0</text:p>
          </table:table-cell>
          <table:table-cell table:formula="of:=[.A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table:formula="of:=ABS([.A18]-[.D18])" office:value-type="float" office:value="518" calcext:value-type="float">
            <text:p>518</text:p>
          </table:table-cell>
          <table:table-cell/>
          <table:table-cell office:value-type="float" office:value="12163" calcext:value-type="float">
            <text:p>12163</text:p>
          </table:table-cell>
          <table:table-cell table:formula="of:=COUNTIF([.D$1:.D$1000]; [.A18])" office:value-type="float" office:value="0" calcext:value-type="float">
            <text:p>0</text:p>
          </table:table-cell>
          <table:table-cell table:formula="of:=[.A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table:formula="of:=ABS([.A19]-[.D19])" office:value-type="float" office:value="258" calcext:value-type="float">
            <text:p>258</text:p>
          </table:table-cell>
          <table:table-cell/>
          <table:table-cell office:value-type="float" office:value="12234" calcext:value-type="float">
            <text:p>12234</text:p>
          </table:table-cell>
          <table:table-cell table:formula="of:=COUNTIF([.D$1:.D$1000]; [.A19])" office:value-type="float" office:value="0" calcext:value-type="float">
            <text:p>0</text:p>
          </table:table-cell>
          <table:table-cell table:formula="of:=[.A19]*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formula="of:=ABS([.A20]-[.D20])" office:value-type="float" office:value="675" calcext:value-type="float">
            <text:p>675</text:p>
          </table:table-cell>
          <table:table-cell/>
          <table:table-cell office:value-type="float" office:value="12666" calcext:value-type="float">
            <text:p>12666</text:p>
          </table:table-cell>
          <table:table-cell table:formula="of:=COUNTIF([.D$1:.D$1000]; [.A20])" office:value-type="float" office:value="0" calcext:value-type="float">
            <text:p>0</text:p>
          </table:table-cell>
          <table:table-cell table:formula="of:=[.A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7" calcext:value-type="float">
            <text:p>12177</text:p>
          </table:table-cell>
          <table:table-cell table:formula="of:=ABS([.A21]-[.D21])" office:value-type="float" office:value="1140" calcext:value-type="float">
            <text:p>1140</text:p>
          </table:table-cell>
          <table:table-cell/>
          <table:table-cell office:value-type="float" office:value="13317" calcext:value-type="float">
            <text:p>13317</text:p>
          </table:table-cell>
          <table:table-cell table:formula="of:=COUNTIF([.D$1:.D$1000]; [.A21])" office:value-type="float" office:value="0" calcext:value-type="float">
            <text:p>0</text:p>
          </table:table-cell>
          <table:table-cell table:formula="of:=[.A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7" calcext:value-type="float">
            <text:p>12247</text:p>
          </table:table-cell>
          <table:table-cell table:formula="of:=ABS([.A22]-[.D22])" office:value-type="float" office:value="1167" calcext:value-type="float">
            <text:p>1167</text:p>
          </table:table-cell>
          <table:table-cell/>
          <table:table-cell office:value-type="float" office:value="13414" calcext:value-type="float">
            <text:p>13414</text:p>
          </table:table-cell>
          <table:table-cell table:formula="of:=COUNTIF([.D$1:.D$1000]; [.A22])" office:value-type="float" office:value="0" calcext:value-type="float">
            <text:p>0</text:p>
          </table:table-cell>
          <table:table-cell table:formula="of:=[.A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table:formula="of:=ABS([.A23]-[.D23])" office:value-type="float" office:value="1154" calcext:value-type="float">
            <text:p>1154</text:p>
          </table:table-cell>
          <table:table-cell/>
          <table:table-cell office:value-type="float" office:value="13508" calcext:value-type="float">
            <text:p>13508</text:p>
          </table:table-cell>
          <table:table-cell table:formula="of:=COUNTIF([.D$1:.D$1000]; [.A23])" office:value-type="float" office:value="0" calcext:value-type="float">
            <text:p>0</text:p>
          </table:table-cell>
          <table:table-cell table:formula="of:=[.A23]*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table:formula="of:=ABS([.A24]-[.D24])" office:value-type="float" office:value="1152" calcext:value-type="float">
            <text:p>1152</text:p>
          </table:table-cell>
          <table:table-cell/>
          <table:table-cell office:value-type="float" office:value="13603" calcext:value-type="float">
            <text:p>13603</text:p>
          </table:table-cell>
          <table:table-cell table:formula="of:=COUNTIF([.D$1:.D$1000]; [.A24])" office:value-type="float" office:value="0" calcext:value-type="float">
            <text:p>0</text:p>
          </table:table-cell>
          <table:table-cell table:formula="of:=[.A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table:formula="of:=ABS([.A25]-[.D25])" office:value-type="float" office:value="1298" calcext:value-type="float">
            <text:p>1298</text:p>
          </table:table-cell>
          <table:table-cell/>
          <table:table-cell office:value-type="float" office:value="13799" calcext:value-type="float">
            <text:p>13799</text:p>
          </table:table-cell>
          <table:table-cell table:formula="of:=COUNTIF([.D$1:.D$1000]; [.A25])" office:value-type="float" office:value="0" calcext:value-type="float">
            <text:p>0</text:p>
          </table:table-cell>
          <table:table-cell table:formula="of:=[.A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5" calcext:value-type="float">
            <text:p>12615</text:p>
          </table:table-cell>
          <table:table-cell table:formula="of:=ABS([.A26]-[.D26])" office:value-type="float" office:value="1254" calcext:value-type="float">
            <text:p>1254</text:p>
          </table:table-cell>
          <table:table-cell/>
          <table:table-cell office:value-type="float" office:value="13869" calcext:value-type="float">
            <text:p>13869</text:p>
          </table:table-cell>
          <table:table-cell table:formula="of:=COUNTIF([.D$1:.D$1000]; [.A26])" office:value-type="float" office:value="0" calcext:value-type="float">
            <text:p>0</text:p>
          </table:table-cell>
          <table:table-cell table:formula="of:=[.A26]*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6" calcext:value-type="float">
            <text:p>12676</text:p>
          </table:table-cell>
          <table:table-cell table:formula="of:=ABS([.A27]-[.D27])" office:value-type="float" office:value="1416" calcext:value-type="float">
            <text:p>1416</text:p>
          </table:table-cell>
          <table:table-cell/>
          <table:table-cell office:value-type="float" office:value="14092" calcext:value-type="float">
            <text:p>14092</text:p>
          </table:table-cell>
          <table:table-cell table:formula="of:=COUNTIF([.D$1:.D$1000]; [.A27])" office:value-type="float" office:value="0" calcext:value-type="float">
            <text:p>0</text:p>
          </table:table-cell>
          <table:table-cell table:formula="of:=[.A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table:formula="of:=ABS([.A28]-[.D28])" office:value-type="float" office:value="1537" calcext:value-type="float">
            <text:p>1537</text:p>
          </table:table-cell>
          <table:table-cell/>
          <table:table-cell office:value-type="float" office:value="14238" calcext:value-type="float">
            <text:p>14238</text:p>
          </table:table-cell>
          <table:table-cell table:formula="of:=COUNTIF([.D$1:.D$1000]; [.A28])" office:value-type="float" office:value="0" calcext:value-type="float">
            <text:p>0</text:p>
          </table:table-cell>
          <table:table-cell table:formula="of:=[.A28]*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6" calcext:value-type="float">
            <text:p>12706</text:p>
          </table:table-cell>
          <table:table-cell table:formula="of:=ABS([.A29]-[.D29])" office:value-type="float" office:value="1595" calcext:value-type="float">
            <text:p>1595</text:p>
          </table:table-cell>
          <table:table-cell/>
          <table:table-cell office:value-type="float" office:value="14301" calcext:value-type="float">
            <text:p>14301</text:p>
          </table:table-cell>
          <table:table-cell table:formula="of:=COUNTIF([.D$1:.D$1000]; [.A29])" office:value-type="float" office:value="0" calcext:value-type="float">
            <text:p>0</text:p>
          </table:table-cell>
          <table:table-cell table:formula="of:=[.A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1" calcext:value-type="float">
            <text:p>12721</text:p>
          </table:table-cell>
          <table:table-cell table:formula="of:=ABS([.A30]-[.D30])" office:value-type="float" office:value="1699" calcext:value-type="float">
            <text:p>1699</text:p>
          </table:table-cell>
          <table:table-cell/>
          <table:table-cell office:value-type="float" office:value="14420" calcext:value-type="float">
            <text:p>14420</text:p>
          </table:table-cell>
          <table:table-cell table:formula="of:=COUNTIF([.D$1:.D$1000]; [.A30])" office:value-type="float" office:value="0" calcext:value-type="float">
            <text:p>0</text:p>
          </table:table-cell>
          <table:table-cell table:formula="of:=[.A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table:formula="of:=ABS([.A31]-[.D31])" office:value-type="float" office:value="1637" calcext:value-type="float">
            <text:p>1637</text:p>
          </table:table-cell>
          <table:table-cell/>
          <table:table-cell office:value-type="float" office:value="14699" calcext:value-type="float">
            <text:p>14699</text:p>
          </table:table-cell>
          <table:table-cell table:formula="of:=COUNTIF([.D$1:.D$1000]; [.A31])" office:value-type="float" office:value="0" calcext:value-type="float">
            <text:p>0</text:p>
          </table:table-cell>
          <table:table-cell table:formula="of:=[.A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4" calcext:value-type="float">
            <text:p>13144</text:p>
          </table:table-cell>
          <table:table-cell table:formula="of:=ABS([.A32]-[.D32])" office:value-type="float" office:value="1594" calcext:value-type="float">
            <text:p>1594</text:p>
          </table:table-cell>
          <table:table-cell/>
          <table:table-cell office:value-type="float" office:value="14738" calcext:value-type="float">
            <text:p>14738</text:p>
          </table:table-cell>
          <table:table-cell table:formula="of:=COUNTIF([.D$1:.D$1000]; [.A32])" office:value-type="float" office:value="0" calcext:value-type="float">
            <text:p>0</text:p>
          </table:table-cell>
          <table:table-cell table:formula="of:=[.A32]*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9" calcext:value-type="float">
            <text:p>13469</text:p>
          </table:table-cell>
          <table:table-cell table:formula="of:=ABS([.A33]-[.D33])" office:value-type="float" office:value="1541" calcext:value-type="float">
            <text:p>1541</text:p>
          </table:table-cell>
          <table:table-cell/>
          <table:table-cell office:value-type="float" office:value="15010" calcext:value-type="float">
            <text:p>15010</text:p>
          </table:table-cell>
          <table:table-cell table:formula="of:=COUNTIF([.D$1:.D$1000]; [.A33])" office:value-type="float" office:value="0" calcext:value-type="float">
            <text:p>0</text:p>
          </table:table-cell>
          <table:table-cell table:formula="of:=[.A33]*[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7" calcext:value-type="float">
            <text:p>13547</text:p>
          </table:table-cell>
          <table:table-cell table:formula="of:=ABS([.A34]-[.D34])" office:value-type="float" office:value="1907" calcext:value-type="float">
            <text:p>1907</text:p>
          </table:table-cell>
          <table:table-cell/>
          <table:table-cell office:value-type="float" office:value="15454" calcext:value-type="float">
            <text:p>15454</text:p>
          </table:table-cell>
          <table:table-cell table:formula="of:=COUNTIF([.D$1:.D$1000]; [.A34])" office:value-type="float" office:value="0" calcext:value-type="float">
            <text:p>0</text:p>
          </table:table-cell>
          <table:table-cell table:formula="of:=[.A34]*[.E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6" calcext:value-type="float">
            <text:p>13596</text:p>
          </table:table-cell>
          <table:table-cell table:formula="of:=ABS([.A35]-[.D35])" office:value-type="float" office:value="1883" calcext:value-type="float">
            <text:p>1883</text:p>
          </table:table-cell>
          <table:table-cell/>
          <table:table-cell office:value-type="float" office:value="15479" calcext:value-type="float">
            <text:p>15479</text:p>
          </table:table-cell>
          <table:table-cell table:formula="of:=COUNTIF([.D$1:.D$1000]; [.A35])" office:value-type="float" office:value="0" calcext:value-type="float">
            <text:p>0</text:p>
          </table:table-cell>
          <table:table-cell table:formula="of:=[.A35]*[.E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8" calcext:value-type="float">
            <text:p>13628</text:p>
          </table:table-cell>
          <table:table-cell table:formula="of:=ABS([.A36]-[.D36])" office:value-type="float" office:value="1855" calcext:value-type="float">
            <text:p>1855</text:p>
          </table:table-cell>
          <table:table-cell/>
          <table:table-cell office:value-type="float" office:value="15483" calcext:value-type="float">
            <text:p>15483</text:p>
          </table:table-cell>
          <table:table-cell table:formula="of:=COUNTIF([.D$1:.D$1000]; [.A36])" office:value-type="float" office:value="0" calcext:value-type="float">
            <text:p>0</text:p>
          </table:table-cell>
          <table:table-cell table:formula="of:=[.A36]*[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7" calcext:value-type="float">
            <text:p>13637</text:p>
          </table:table-cell>
          <table:table-cell table:formula="of:=ABS([.A37]-[.D37])" office:value-type="float" office:value="2018" calcext:value-type="float">
            <text:p>2018</text:p>
          </table:table-cell>
          <table:table-cell/>
          <table:table-cell office:value-type="float" office:value="15655" calcext:value-type="float">
            <text:p>15655</text:p>
          </table:table-cell>
          <table:table-cell table:formula="of:=COUNTIF([.D$1:.D$1000]; [.A37])" office:value-type="float" office:value="0" calcext:value-type="float">
            <text:p>0</text:p>
          </table:table-cell>
          <table:table-cell table:formula="of:=[.A37]*[.E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7" calcext:value-type="float">
            <text:p>13687</text:p>
          </table:table-cell>
          <table:table-cell table:formula="of:=ABS([.A38]-[.D38])" office:value-type="float" office:value="1996" calcext:value-type="float">
            <text:p>1996</text:p>
          </table:table-cell>
          <table:table-cell/>
          <table:table-cell office:value-type="float" office:value="15683" calcext:value-type="float">
            <text:p>15683</text:p>
          </table:table-cell>
          <table:table-cell table:formula="of:=COUNTIF([.D$1:.D$1000]; [.A38])" office:value-type="float" office:value="0" calcext:value-type="float">
            <text:p>0</text:p>
          </table:table-cell>
          <table:table-cell table:formula="of:=[.A38]*[.E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8" calcext:value-type="float">
            <text:p>13728</text:p>
          </table:table-cell>
          <table:table-cell table:formula="of:=ABS([.A39]-[.D39])" office:value-type="float" office:value="2058" calcext:value-type="float">
            <text:p>2058</text:p>
          </table:table-cell>
          <table:table-cell/>
          <table:table-cell office:value-type="float" office:value="15786" calcext:value-type="float">
            <text:p>15786</text:p>
          </table:table-cell>
          <table:table-cell table:formula="of:=COUNTIF([.D$1:.D$1000]; [.A39])" office:value-type="float" office:value="0" calcext:value-type="float">
            <text:p>0</text:p>
          </table:table-cell>
          <table:table-cell table:formula="of:=[.A39]*[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6" calcext:value-type="float">
            <text:p>13756</text:p>
          </table:table-cell>
          <table:table-cell table:formula="of:=ABS([.A40]-[.D40])" office:value-type="float" office:value="2196" calcext:value-type="float">
            <text:p>2196</text:p>
          </table:table-cell>
          <table:table-cell/>
          <table:table-cell office:value-type="float" office:value="15952" calcext:value-type="float">
            <text:p>15952</text:p>
          </table:table-cell>
          <table:table-cell table:formula="of:=COUNTIF([.D$1:.D$1000]; [.A40])" office:value-type="float" office:value="0" calcext:value-type="float">
            <text:p>0</text:p>
          </table:table-cell>
          <table:table-cell table:formula="of:=[.A40]*[.E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2" calcext:value-type="float">
            <text:p>13852</text:p>
          </table:table-cell>
          <table:table-cell table:formula="of:=ABS([.A41]-[.D41])" office:value-type="float" office:value="2143" calcext:value-type="float">
            <text:p>2143</text:p>
          </table:table-cell>
          <table:table-cell/>
          <table:table-cell office:value-type="float" office:value="15995" calcext:value-type="float">
            <text:p>15995</text:p>
          </table:table-cell>
          <table:table-cell table:formula="of:=COUNTIF([.D$1:.D$1000]; [.A41])" office:value-type="float" office:value="0" calcext:value-type="float">
            <text:p>0</text:p>
          </table:table-cell>
          <table:table-cell table:formula="of:=[.A41]*[.E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  <table:table-cell table:formula="of:=ABS([.A42]-[.D42])" office:value-type="float" office:value="2251" calcext:value-type="float">
            <text:p>2251</text:p>
          </table:table-cell>
          <table:table-cell/>
          <table:table-cell office:value-type="float" office:value="16132" calcext:value-type="float">
            <text:p>16132</text:p>
          </table:table-cell>
          <table:table-cell table:formula="of:=COUNTIF([.D$1:.D$1000]; [.A42])" office:value-type="float" office:value="0" calcext:value-type="float">
            <text:p>0</text:p>
          </table:table-cell>
          <table:table-cell table:formula="of:=[.A42]*[.E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table:formula="of:=ABS([.A43]-[.D43])" office:value-type="float" office:value="2277" calcext:value-type="float">
            <text:p>2277</text:p>
          </table:table-cell>
          <table:table-cell/>
          <table:table-cell office:value-type="float" office:value="16310" calcext:value-type="float">
            <text:p>16310</text:p>
          </table:table-cell>
          <table:table-cell table:formula="of:=COUNTIF([.D$1:.D$1000]; [.A43])" office:value-type="float" office:value="0" calcext:value-type="float">
            <text:p>0</text:p>
          </table:table-cell>
          <table:table-cell table:formula="of:=[.A43]*[.E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table:formula="of:=ABS([.A44]-[.D44])" office:value-type="float" office:value="2311" calcext:value-type="float">
            <text:p>2311</text:p>
          </table:table-cell>
          <table:table-cell/>
          <table:table-cell office:value-type="float" office:value="16484" calcext:value-type="float">
            <text:p>16484</text:p>
          </table:table-cell>
          <table:table-cell table:formula="of:=COUNTIF([.D$1:.D$1000]; [.A44])" office:value-type="float" office:value="0" calcext:value-type="float">
            <text:p>0</text:p>
          </table:table-cell>
          <table:table-cell table:formula="of:=[.A44]*[.E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  <table:table-cell table:formula="of:=ABS([.A45]-[.D45])" office:value-type="float" office:value="2367" calcext:value-type="float">
            <text:p>2367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45])" office:value-type="float" office:value="0" calcext:value-type="float">
            <text:p>0</text:p>
          </table:table-cell>
          <table:table-cell table:formula="of:=[.A45]*[.E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table:formula="of:=ABS([.A46]-[.D46])" office:value-type="float" office:value="2322" calcext:value-type="float">
            <text:p>2322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46])" office:value-type="float" office:value="0" calcext:value-type="float">
            <text:p>0</text:p>
          </table:table-cell>
          <table:table-cell table:formula="of:=[.A46]*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table:formula="of:=ABS([.A47]-[.D47])" office:value-type="float" office:value="2310" calcext:value-type="float">
            <text:p>2310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47])" office:value-type="float" office:value="0" calcext:value-type="float">
            <text:p>0</text:p>
          </table:table-cell>
          <table:table-cell table:formula="of:=[.A47]*[.E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table:formula="of:=ABS([.A48]-[.D48])" office:value-type="float" office:value="2299" calcext:value-type="float">
            <text:p>2299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48])" office:value-type="float" office:value="0" calcext:value-type="float">
            <text:p>0</text:p>
          </table:table-cell>
          <table:table-cell table:formula="of:=[.A48]*[.E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table:formula="of:=ABS([.A49]-[.D49])" office:value-type="float" office:value="2244" calcext:value-type="float">
            <text:p>2244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49])" office:value-type="float" office:value="0" calcext:value-type="float">
            <text:p>0</text:p>
          </table:table-cell>
          <table:table-cell table:formula="of:=[.A49]*[.E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3" calcext:value-type="float">
            <text:p>14563</text:p>
          </table:table-cell>
          <table:table-cell table:formula="of:=ABS([.A50]-[.D50])" office:value-type="float" office:value="2021" calcext:value-type="float">
            <text:p>2021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0])" office:value-type="float" office:value="0" calcext:value-type="float">
            <text:p>0</text:p>
          </table:table-cell>
          <table:table-cell table:formula="of:=[.A50]*[.E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7" calcext:value-type="float">
            <text:p>14607</text:p>
          </table:table-cell>
          <table:table-cell table:formula="of:=ABS([.A51]-[.D51])" office:value-type="float" office:value="1977" calcext:value-type="float">
            <text:p>1977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1])" office:value-type="float" office:value="0" calcext:value-type="float">
            <text:p>0</text:p>
          </table:table-cell>
          <table:table-cell table:formula="of:=[.A51]*[.E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table:formula="of:=ABS([.A52]-[.D52])" office:value-type="float" office:value="1933" calcext:value-type="float">
            <text:p>1933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2])" office:value-type="float" office:value="0" calcext:value-type="float">
            <text:p>0</text:p>
          </table:table-cell>
          <table:table-cell table:formula="of:=[.A52]*[.E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table:formula="of:=ABS([.A53]-[.D53])" office:value-type="float" office:value="1925" calcext:value-type="float">
            <text:p>1925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3])" office:value-type="float" office:value="0" calcext:value-type="float">
            <text:p>0</text:p>
          </table:table-cell>
          <table:table-cell table:formula="of:=[.A53]*[.E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6" calcext:value-type="float">
            <text:p>14766</text:p>
          </table:table-cell>
          <table:table-cell table:formula="of:=ABS([.A54]-[.D54])" office:value-type="float" office:value="1818" calcext:value-type="float">
            <text:p>1818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4])" office:value-type="float" office:value="0" calcext:value-type="float">
            <text:p>0</text:p>
          </table:table-cell>
          <table:table-cell table:formula="of:=[.A54]*[.E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6" calcext:value-type="float">
            <text:p>14806</text:p>
          </table:table-cell>
          <table:table-cell table:formula="of:=ABS([.A55]-[.D55])" office:value-type="float" office:value="1778" calcext:value-type="float">
            <text:p>1778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5])" office:value-type="float" office:value="0" calcext:value-type="float">
            <text:p>0</text:p>
          </table:table-cell>
          <table:table-cell table:formula="of:=[.A55]*[.E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table:formula="of:=ABS([.A56]-[.D56])" office:value-type="float" office:value="1566" calcext:value-type="float">
            <text:p>1566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6])" office:value-type="float" office:value="0" calcext:value-type="float">
            <text:p>0</text:p>
          </table:table-cell>
          <table:table-cell table:formula="of:=[.A56]*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table:formula="of:=ABS([.A57]-[.D57])" office:value-type="float" office:value="1506" calcext:value-type="float">
            <text:p>1506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7])" office:value-type="float" office:value="0" calcext:value-type="float">
            <text:p>0</text:p>
          </table:table-cell>
          <table:table-cell table:formula="of:=[.A57]*[.E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table:formula="of:=ABS([.A58]-[.D58])" office:value-type="float" office:value="1406" calcext:value-type="float">
            <text:p>1406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8])" office:value-type="float" office:value="0" calcext:value-type="float">
            <text:p>0</text:p>
          </table:table-cell>
          <table:table-cell table:formula="of:=[.A58]*[.E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table:formula="of:=ABS([.A59]-[.D59])" office:value-type="float" office:value="1173" calcext:value-type="float">
            <text:p>1173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59])" office:value-type="float" office:value="0" calcext:value-type="float">
            <text:p>0</text:p>
          </table:table-cell>
          <table:table-cell table:formula="of:=[.A59]*[.E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table:formula="of:=ABS([.A60]-[.D60])" office:value-type="float" office:value="1112" calcext:value-type="float">
            <text:p>1112</text:p>
          </table:table-cell>
          <table:table-cell/>
          <table:table-cell office:value-type="float" office:value="16584" calcext:value-type="float">
            <text:p>16584</text:p>
          </table:table-cell>
          <table:table-cell table:formula="of:=COUNTIF([.D$1:.D$1000]; [.A60])" office:value-type="float" office:value="0" calcext:value-type="float">
            <text:p>0</text:p>
          </table:table-cell>
          <table:table-cell table:formula="of:=[.A60]*[.E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table:formula="of:=ABS([.A61]-[.D61])" office:value-type="float" office:value="1175" calcext:value-type="float">
            <text:p>1175</text:p>
          </table:table-cell>
          <table:table-cell/>
          <table:table-cell office:value-type="float" office:value="16707" calcext:value-type="float">
            <text:p>16707</text:p>
          </table:table-cell>
          <table:table-cell table:formula="of:=COUNTIF([.D$1:.D$1000]; [.A61])" office:value-type="float" office:value="0" calcext:value-type="float">
            <text:p>0</text:p>
          </table:table-cell>
          <table:table-cell table:formula="of:=[.A61]*[.E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6" calcext:value-type="float">
            <text:p>15636</text:p>
          </table:table-cell>
          <table:table-cell table:formula="of:=ABS([.A62]-[.D62])" office:value-type="float" office:value="1321" calcext:value-type="float">
            <text:p>1321</text:p>
          </table:table-cell>
          <table:table-cell/>
          <table:table-cell office:value-type="float" office:value="16957" calcext:value-type="float">
            <text:p>16957</text:p>
          </table:table-cell>
          <table:table-cell table:formula="of:=COUNTIF([.D$1:.D$1000]; [.A62])" office:value-type="float" office:value="0" calcext:value-type="float">
            <text:p>0</text:p>
          </table:table-cell>
          <table:table-cell table:formula="of:=[.A62]*[.E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3" calcext:value-type="float">
            <text:p>15693</text:p>
          </table:table-cell>
          <table:table-cell table:formula="of:=ABS([.A63]-[.D63])" office:value-type="float" office:value="1418" calcext:value-type="float">
            <text:p>1418</text:p>
          </table:table-cell>
          <table:table-cell/>
          <table:table-cell office:value-type="float" office:value="17111" calcext:value-type="float">
            <text:p>17111</text:p>
          </table:table-cell>
          <table:table-cell table:formula="of:=COUNTIF([.D$1:.D$1000]; [.A63])" office:value-type="float" office:value="0" calcext:value-type="float">
            <text:p>0</text:p>
          </table:table-cell>
          <table:table-cell table:formula="of:=[.A63]*[.E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4" calcext:value-type="float">
            <text:p>15814</text:p>
          </table:table-cell>
          <table:table-cell table:formula="of:=ABS([.A64]-[.D64])" office:value-type="float" office:value="1619" calcext:value-type="float">
            <text:p>1619</text:p>
          </table:table-cell>
          <table:table-cell/>
          <table:table-cell office:value-type="float" office:value="17433" calcext:value-type="float">
            <text:p>17433</text:p>
          </table:table-cell>
          <table:table-cell table:formula="of:=COUNTIF([.D$1:.D$1000]; [.A64])" office:value-type="float" office:value="0" calcext:value-type="float">
            <text:p>0</text:p>
          </table:table-cell>
          <table:table-cell table:formula="of:=[.A64]*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5" calcext:value-type="float">
            <text:p>15895</text:p>
          </table:table-cell>
          <table:table-cell table:formula="of:=ABS([.A65]-[.D65])" office:value-type="float" office:value="1553" calcext:value-type="float">
            <text:p>1553</text:p>
          </table:table-cell>
          <table:table-cell/>
          <table:table-cell office:value-type="float" office:value="17448" calcext:value-type="float">
            <text:p>17448</text:p>
          </table:table-cell>
          <table:table-cell table:formula="of:=COUNTIF([.D$1:.D$1000]; [.A65])" office:value-type="float" office:value="0" calcext:value-type="float">
            <text:p>0</text:p>
          </table:table-cell>
          <table:table-cell table:formula="of:=[.A65]*[.E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table:formula="of:=ABS([.A66]-[.D66])" office:value-type="float" office:value="1281" calcext:value-type="float">
            <text:p>1281</text:p>
          </table:table-cell>
          <table:table-cell/>
          <table:table-cell office:value-type="float" office:value="17515" calcext:value-type="float">
            <text:p>17515</text:p>
          </table:table-cell>
          <table:table-cell table:formula="of:=COUNTIF([.D$1:.D$1000]; [.A66])" office:value-type="float" office:value="0" calcext:value-type="float">
            <text:p>0</text:p>
          </table:table-cell>
          <table:table-cell table:formula="of:=[.A66]*[.E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  <table:table-cell table:formula="of:=ABS([.A67]-[.D67])" office:value-type="float" office:value="1263" calcext:value-type="float">
            <text:p>1263</text:p>
          </table:table-cell>
          <table:table-cell/>
          <table:table-cell office:value-type="float" office:value="17549" calcext:value-type="float">
            <text:p>17549</text:p>
          </table:table-cell>
          <table:table-cell table:formula="of:=COUNTIF([.D$1:.D$1000]; [.A67])" office:value-type="float" office:value="0" calcext:value-type="float">
            <text:p>0</text:p>
          </table:table-cell>
          <table:table-cell table:formula="of:=[.A67]*[.E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table:formula="of:=ABS([.A68]-[.D68])" office:value-type="float" office:value="1258" calcext:value-type="float">
            <text:p>1258</text:p>
          </table:table-cell>
          <table:table-cell/>
          <table:table-cell office:value-type="float" office:value="17559" calcext:value-type="float">
            <text:p>17559</text:p>
          </table:table-cell>
          <table:table-cell table:formula="of:=COUNTIF([.D$1:.D$1000]; [.A68])" office:value-type="float" office:value="0" calcext:value-type="float">
            <text:p>0</text:p>
          </table:table-cell>
          <table:table-cell table:formula="of:=[.A68]*[.E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table:formula="of:=ABS([.A69]-[.D69])" office:value-type="float" office:value="1182" calcext:value-type="float">
            <text:p>1182</text:p>
          </table:table-cell>
          <table:table-cell/>
          <table:table-cell office:value-type="float" office:value="17584" calcext:value-type="float">
            <text:p>17584</text:p>
          </table:table-cell>
          <table:table-cell table:formula="of:=COUNTIF([.D$1:.D$1000]; [.A69])" office:value-type="float" office:value="0" calcext:value-type="float">
            <text:p>0</text:p>
          </table:table-cell>
          <table:table-cell table:formula="of:=[.A69]*[.E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8" calcext:value-type="float">
            <text:p>16428</text:p>
          </table:table-cell>
          <table:table-cell table:formula="of:=ABS([.A70]-[.D70])" office:value-type="float" office:value="1396" calcext:value-type="float">
            <text:p>1396</text:p>
          </table:table-cell>
          <table:table-cell/>
          <table:table-cell office:value-type="float" office:value="17824" calcext:value-type="float">
            <text:p>17824</text:p>
          </table:table-cell>
          <table:table-cell table:formula="of:=COUNTIF([.D$1:.D$1000]; [.A70])" office:value-type="float" office:value="0" calcext:value-type="float">
            <text:p>0</text:p>
          </table:table-cell>
          <table:table-cell table:formula="of:=[.A70]*[.E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" calcext:value-type="float">
            <text:p>16584</text:p>
          </table:table-cell>
          <table:table-cell table:formula="of:=ABS([.A71]-[.D71])" office:value-type="float" office:value="1561" calcext:value-type="float">
            <text:p>1561</text:p>
          </table:table-cell>
          <table:table-cell/>
          <table:table-cell office:value-type="float" office:value="18145" calcext:value-type="float">
            <text:p>18145</text:p>
          </table:table-cell>
          <table:table-cell table:formula="of:=COUNTIF([.D$1:.D$1000]; [.A71])" office:value-type="float" office:value="16" calcext:value-type="float">
            <text:p>16</text:p>
          </table:table-cell>
          <table:table-cell table:formula="of:=[.A71]*[.E71]" office:value-type="float" office:value="265344" calcext:value-type="float">
            <text:p>265344</text:p>
          </table:table-cell>
        </table:table-row>
        <table:table-row table:style-name="ro1">
          <table:table-cell office:value-type="float" office:value="16913" calcext:value-type="float">
            <text:p>16913</text:p>
          </table:table-cell>
          <table:table-cell table:formula="of:=ABS([.A72]-[.D72])" office:value-type="float" office:value="1286" calcext:value-type="float">
            <text:p>1286</text:p>
          </table:table-cell>
          <table:table-cell/>
          <table:table-cell office:value-type="float" office:value="18199" calcext:value-type="float">
            <text:p>18199</text:p>
          </table:table-cell>
          <table:table-cell table:formula="of:=COUNTIF([.D$1:.D$1000]; [.A72])" office:value-type="float" office:value="0" calcext:value-type="float">
            <text:p>0</text:p>
          </table:table-cell>
          <table:table-cell table:formula="of:=[.A72]*[.E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2" calcext:value-type="float">
            <text:p>16962</text:p>
          </table:table-cell>
          <table:table-cell table:formula="of:=ABS([.A73]-[.D73])" office:value-type="float" office:value="1374" calcext:value-type="float">
            <text:p>1374</text:p>
          </table:table-cell>
          <table:table-cell/>
          <table:table-cell office:value-type="float" office:value="18336" calcext:value-type="float">
            <text:p>18336</text:p>
          </table:table-cell>
          <table:table-cell table:formula="of:=COUNTIF([.D$1:.D$1000]; [.A73])" office:value-type="float" office:value="0" calcext:value-type="float">
            <text:p>0</text:p>
          </table:table-cell>
          <table:table-cell table:formula="of:=[.A73]*[.E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  <table:table-cell table:formula="of:=ABS([.A74]-[.D74])" office:value-type="float" office:value="1379" calcext:value-type="float">
            <text:p>1379</text:p>
          </table:table-cell>
          <table:table-cell/>
          <table:table-cell office:value-type="float" office:value="18429" calcext:value-type="float">
            <text:p>18429</text:p>
          </table:table-cell>
          <table:table-cell table:formula="of:=COUNTIF([.D$1:.D$1000]; [.A74])" office:value-type="float" office:value="0" calcext:value-type="float">
            <text:p>0</text:p>
          </table:table-cell>
          <table:table-cell table:formula="of:=[.A74]*[.E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  <table:table-cell table:formula="of:=ABS([.A75]-[.D75])" office:value-type="float" office:value="1440" calcext:value-type="float">
            <text:p>1440</text:p>
          </table:table-cell>
          <table:table-cell/>
          <table:table-cell office:value-type="float" office:value="18574" calcext:value-type="float">
            <text:p>18574</text:p>
          </table:table-cell>
          <table:table-cell table:formula="of:=COUNTIF([.D$1:.D$1000]; [.A75])" office:value-type="float" office:value="0" calcext:value-type="float">
            <text:p>0</text:p>
          </table:table-cell>
          <table:table-cell table:formula="of:=[.A75]*[.E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9" calcext:value-type="float">
            <text:p>17139</text:p>
          </table:table-cell>
          <table:table-cell table:formula="of:=ABS([.A76]-[.D76])" office:value-type="float" office:value="1455" calcext:value-type="float">
            <text:p>1455</text:p>
          </table:table-cell>
          <table:table-cell/>
          <table:table-cell office:value-type="float" office:value="18594" calcext:value-type="float">
            <text:p>18594</text:p>
          </table:table-cell>
          <table:table-cell table:formula="of:=COUNTIF([.D$1:.D$1000]; [.A76])" office:value-type="float" office:value="0" calcext:value-type="float">
            <text:p>0</text:p>
          </table:table-cell>
          <table:table-cell table:formula="of:=[.A76]*[.E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3" calcext:value-type="float">
            <text:p>17163</text:p>
          </table:table-cell>
          <table:table-cell table:formula="of:=ABS([.A77]-[.D77])" office:value-type="float" office:value="1470" calcext:value-type="float">
            <text:p>1470</text:p>
          </table:table-cell>
          <table:table-cell/>
          <table:table-cell office:value-type="float" office:value="18633" calcext:value-type="float">
            <text:p>18633</text:p>
          </table:table-cell>
          <table:table-cell table:formula="of:=COUNTIF([.D$1:.D$1000]; [.A77])" office:value-type="float" office:value="0" calcext:value-type="float">
            <text:p>0</text:p>
          </table:table-cell>
          <table:table-cell table:formula="of:=[.A77]*[.E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table:formula="of:=ABS([.A78]-[.D78])" office:value-type="float" office:value="1432" calcext:value-type="float">
            <text:p>1432</text:p>
          </table:table-cell>
          <table:table-cell/>
          <table:table-cell office:value-type="float" office:value="18713" calcext:value-type="float">
            <text:p>18713</text:p>
          </table:table-cell>
          <table:table-cell table:formula="of:=COUNTIF([.D$1:.D$1000]; [.A78])" office:value-type="float" office:value="0" calcext:value-type="float">
            <text:p>0</text:p>
          </table:table-cell>
          <table:table-cell table:formula="of:=[.A78]*[.E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table:formula="of:=ABS([.A79]-[.D79])" office:value-type="float" office:value="1560" calcext:value-type="float">
            <text:p>1560</text:p>
          </table:table-cell>
          <table:table-cell/>
          <table:table-cell office:value-type="float" office:value="18854" calcext:value-type="float">
            <text:p>18854</text:p>
          </table:table-cell>
          <table:table-cell table:formula="of:=COUNTIF([.D$1:.D$1000]; [.A79])" office:value-type="float" office:value="0" calcext:value-type="float">
            <text:p>0</text:p>
          </table:table-cell>
          <table:table-cell table:formula="of:=[.A79]*[.E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4" calcext:value-type="float">
            <text:p>17384</text:p>
          </table:table-cell>
          <table:table-cell table:formula="of:=ABS([.A80]-[.D80])" office:value-type="float" office:value="1471" calcext:value-type="float">
            <text:p>1471</text:p>
          </table:table-cell>
          <table:table-cell/>
          <table:table-cell office:value-type="float" office:value="18855" calcext:value-type="float">
            <text:p>18855</text:p>
          </table:table-cell>
          <table:table-cell table:formula="of:=COUNTIF([.D$1:.D$1000]; [.A80])" office:value-type="float" office:value="0" calcext:value-type="float">
            <text:p>0</text:p>
          </table:table-cell>
          <table:table-cell table:formula="of:=[.A80]*[.E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1" calcext:value-type="float">
            <text:p>17471</text:p>
          </table:table-cell>
          <table:table-cell table:formula="of:=ABS([.A81]-[.D81])" office:value-type="float" office:value="1389" calcext:value-type="float">
            <text:p>1389</text:p>
          </table:table-cell>
          <table:table-cell/>
          <table:table-cell office:value-type="float" office:value="18860" calcext:value-type="float">
            <text:p>18860</text:p>
          </table:table-cell>
          <table:table-cell table:formula="of:=COUNTIF([.D$1:.D$1000]; [.A81])" office:value-type="float" office:value="0" calcext:value-type="float">
            <text:p>0</text:p>
          </table:table-cell>
          <table:table-cell table:formula="of:=[.A81]*[.E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4" calcext:value-type="float">
            <text:p>17494</text:p>
          </table:table-cell>
          <table:table-cell table:formula="of:=ABS([.A82]-[.D82])" office:value-type="float" office:value="1754" calcext:value-type="float">
            <text:p>1754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2])" office:value-type="float" office:value="0" calcext:value-type="float">
            <text:p>0</text:p>
          </table:table-cell>
          <table:table-cell table:formula="of:=[.A82]*[.E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8" calcext:value-type="float">
            <text:p>17508</text:p>
          </table:table-cell>
          <table:table-cell table:formula="of:=ABS([.A83]-[.D83])" office:value-type="float" office:value="1740" calcext:value-type="float">
            <text:p>1740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3])" office:value-type="float" office:value="0" calcext:value-type="float">
            <text:p>0</text:p>
          </table:table-cell>
          <table:table-cell table:formula="of:=[.A83]*[.E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1" calcext:value-type="float">
            <text:p>17601</text:p>
          </table:table-cell>
          <table:table-cell table:formula="of:=ABS([.A84]-[.D84])" office:value-type="float" office:value="1647" calcext:value-type="float">
            <text:p>1647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4])" office:value-type="float" office:value="0" calcext:value-type="float">
            <text:p>0</text:p>
          </table:table-cell>
          <table:table-cell table:formula="of:=[.A84]*[.E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2" calcext:value-type="float">
            <text:p>17692</text:p>
          </table:table-cell>
          <table:table-cell table:formula="of:=ABS([.A85]-[.D85])" office:value-type="float" office:value="1556" calcext:value-type="float">
            <text:p>1556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5])" office:value-type="float" office:value="0" calcext:value-type="float">
            <text:p>0</text:p>
          </table:table-cell>
          <table:table-cell table:formula="of:=[.A85]*[.E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table:formula="of:=ABS([.A86]-[.D86])" office:value-type="float" office:value="1498" calcext:value-type="float">
            <text:p>1498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6])" office:value-type="float" office:value="0" calcext:value-type="float">
            <text:p>0</text:p>
          </table:table-cell>
          <table:table-cell table:formula="of:=[.A86]*[.E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table:formula="of:=ABS([.A87]-[.D87])" office:value-type="float" office:value="1478" calcext:value-type="float">
            <text:p>1478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7])" office:value-type="float" office:value="0" calcext:value-type="float">
            <text:p>0</text:p>
          </table:table-cell>
          <table:table-cell table:formula="of:=[.A87]*[.E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3" calcext:value-type="float">
            <text:p>17783</text:p>
          </table:table-cell>
          <table:table-cell table:formula="of:=ABS([.A88]-[.D88])" office:value-type="float" office:value="1465" calcext:value-type="float">
            <text:p>1465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8])" office:value-type="float" office:value="0" calcext:value-type="float">
            <text:p>0</text:p>
          </table:table-cell>
          <table:table-cell table:formula="of:=[.A88]*[.E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7" calcext:value-type="float">
            <text:p>17907</text:p>
          </table:table-cell>
          <table:table-cell table:formula="of:=ABS([.A89]-[.D89])" office:value-type="float" office:value="1341" calcext:value-type="float">
            <text:p>1341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89])" office:value-type="float" office:value="0" calcext:value-type="float">
            <text:p>0</text:p>
          </table:table-cell>
          <table:table-cell table:formula="of:=[.A89]*[.E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5" calcext:value-type="float">
            <text:p>17925</text:p>
          </table:table-cell>
          <table:table-cell table:formula="of:=ABS([.A90]-[.D90])" office:value-type="float" office:value="1323" calcext:value-type="float">
            <text:p>1323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0])" office:value-type="float" office:value="0" calcext:value-type="float">
            <text:p>0</text:p>
          </table:table-cell>
          <table:table-cell table:formula="of:=[.A90]*[.E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7" calcext:value-type="float">
            <text:p>17967</text:p>
          </table:table-cell>
          <table:table-cell table:formula="of:=ABS([.A91]-[.D91])" office:value-type="float" office:value="1281" calcext:value-type="float">
            <text:p>1281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1])" office:value-type="float" office:value="0" calcext:value-type="float">
            <text:p>0</text:p>
          </table:table-cell>
          <table:table-cell table:formula="of:=[.A91]*[.E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table:formula="of:=ABS([.A92]-[.D92])" office:value-type="float" office:value="1238" calcext:value-type="float">
            <text:p>1238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2])" office:value-type="float" office:value="0" calcext:value-type="float">
            <text:p>0</text:p>
          </table:table-cell>
          <table:table-cell table:formula="of:=[.A92]*[.E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1" calcext:value-type="float">
            <text:p>18041</text:p>
          </table:table-cell>
          <table:table-cell table:formula="of:=ABS([.A93]-[.D93])" office:value-type="float" office:value="1207" calcext:value-type="float">
            <text:p>1207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3])" office:value-type="float" office:value="0" calcext:value-type="float">
            <text:p>0</text:p>
          </table:table-cell>
          <table:table-cell table:formula="of:=[.A93]*[.E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8" calcext:value-type="float">
            <text:p>18088</text:p>
          </table:table-cell>
          <table:table-cell table:formula="of:=ABS([.A94]-[.D94])" office:value-type="float" office:value="1160" calcext:value-type="float">
            <text:p>1160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4])" office:value-type="float" office:value="0" calcext:value-type="float">
            <text:p>0</text:p>
          </table:table-cell>
          <table:table-cell table:formula="of:=[.A94]*[.E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9" calcext:value-type="float">
            <text:p>18099</text:p>
          </table:table-cell>
          <table:table-cell table:formula="of:=ABS([.A95]-[.D95])" office:value-type="float" office:value="1149" calcext:value-type="float">
            <text:p>1149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5])" office:value-type="float" office:value="0" calcext:value-type="float">
            <text:p>0</text:p>
          </table:table-cell>
          <table:table-cell table:formula="of:=[.A95]*[.E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1" calcext:value-type="float">
            <text:p>18191</text:p>
          </table:table-cell>
          <table:table-cell table:formula="of:=ABS([.A96]-[.D96])" office:value-type="float" office:value="1057" calcext:value-type="float">
            <text:p>1057</text:p>
          </table:table-cell>
          <table:table-cell/>
          <table:table-cell office:value-type="float" office:value="19248" calcext:value-type="float">
            <text:p>19248</text:p>
          </table:table-cell>
          <table:table-cell table:formula="of:=COUNTIF([.D$1:.D$1000]; [.A96])" office:value-type="float" office:value="0" calcext:value-type="float">
            <text:p>0</text:p>
          </table:table-cell>
          <table:table-cell table:formula="of:=[.A96]*[.E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6" calcext:value-type="float">
            <text:p>18196</text:p>
          </table:table-cell>
          <table:table-cell table:formula="of:=ABS([.A97]-[.D97])" office:value-type="float" office:value="1116" calcext:value-type="float">
            <text:p>1116</text:p>
          </table:table-cell>
          <table:table-cell/>
          <table:table-cell office:value-type="float" office:value="19312" calcext:value-type="float">
            <text:p>19312</text:p>
          </table:table-cell>
          <table:table-cell table:formula="of:=COUNTIF([.D$1:.D$1000]; [.A97])" office:value-type="float" office:value="0" calcext:value-type="float">
            <text:p>0</text:p>
          </table:table-cell>
          <table:table-cell table:formula="of:=[.A97]*[.E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7" calcext:value-type="float">
            <text:p>18207</text:p>
          </table:table-cell>
          <table:table-cell table:formula="of:=ABS([.A98]-[.D98])" office:value-type="float" office:value="1176" calcext:value-type="float">
            <text:p>1176</text:p>
          </table:table-cell>
          <table:table-cell/>
          <table:table-cell office:value-type="float" office:value="19383" calcext:value-type="float">
            <text:p>19383</text:p>
          </table:table-cell>
          <table:table-cell table:formula="of:=COUNTIF([.D$1:.D$1000]; [.A98])" office:value-type="float" office:value="0" calcext:value-type="float">
            <text:p>0</text:p>
          </table:table-cell>
          <table:table-cell table:formula="of:=[.A98]*[.E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  <table:table-cell table:formula="of:=ABS([.A99]-[.D99])" office:value-type="float" office:value="1340" calcext:value-type="float">
            <text:p>1340</text:p>
          </table:table-cell>
          <table:table-cell/>
          <table:table-cell office:value-type="float" office:value="19553" calcext:value-type="float">
            <text:p>19553</text:p>
          </table:table-cell>
          <table:table-cell table:formula="of:=COUNTIF([.D$1:.D$1000]; [.A99])" office:value-type="float" office:value="0" calcext:value-type="float">
            <text:p>0</text:p>
          </table:table-cell>
          <table:table-cell table:formula="of:=[.A99]*[.E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3" calcext:value-type="float">
            <text:p>18263</text:p>
          </table:table-cell>
          <table:table-cell table:formula="of:=ABS([.A100]-[.D100])" office:value-type="float" office:value="1322" calcext:value-type="float">
            <text:p>1322</text:p>
          </table:table-cell>
          <table:table-cell/>
          <table:table-cell office:value-type="float" office:value="19585" calcext:value-type="float">
            <text:p>19585</text:p>
          </table:table-cell>
          <table:table-cell table:formula="of:=COUNTIF([.D$1:.D$1000]; [.A100])" office:value-type="float" office:value="0" calcext:value-type="float">
            <text:p>0</text:p>
          </table:table-cell>
          <table:table-cell table:formula="of:=[.A100]*[.E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7" calcext:value-type="float">
            <text:p>18807</text:p>
          </table:table-cell>
          <table:table-cell table:formula="of:=ABS([.A101]-[.D101])" office:value-type="float" office:value="795" calcext:value-type="float">
            <text:p>795</text:p>
          </table:table-cell>
          <table:table-cell/>
          <table:table-cell office:value-type="float" office:value="19602" calcext:value-type="float">
            <text:p>19602</text:p>
          </table:table-cell>
          <table:table-cell table:formula="of:=COUNTIF([.D$1:.D$1000]; [.A101])" office:value-type="float" office:value="0" calcext:value-type="float">
            <text:p>0</text:p>
          </table:table-cell>
          <table:table-cell table:formula="of:=[.A101]*[.E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formula="of:=ABS([.A102]-[.D102])" office:value-type="float" office:value="797" calcext:value-type="float">
            <text:p>797</text:p>
          </table:table-cell>
          <table:table-cell/>
          <table:table-cell office:value-type="float" office:value="19613" calcext:value-type="float">
            <text:p>19613</text:p>
          </table:table-cell>
          <table:table-cell table:formula="of:=COUNTIF([.D$1:.D$1000]; [.A102])" office:value-type="float" office:value="0" calcext:value-type="float">
            <text:p>0</text:p>
          </table:table-cell>
          <table:table-cell table:formula="of:=[.A102]*[.E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table:formula="of:=ABS([.A103]-[.D103])" office:value-type="float" office:value="1024" calcext:value-type="float">
            <text:p>1024</text:p>
          </table:table-cell>
          <table:table-cell/>
          <table:table-cell office:value-type="float" office:value="20044" calcext:value-type="float">
            <text:p>20044</text:p>
          </table:table-cell>
          <table:table-cell table:formula="of:=COUNTIF([.D$1:.D$1000]; [.A103])" office:value-type="float" office:value="0" calcext:value-type="float">
            <text:p>0</text:p>
          </table:table-cell>
          <table:table-cell table:formula="of:=[.A103]*[.E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2" calcext:value-type="float">
            <text:p>19042</text:p>
          </table:table-cell>
          <table:table-cell table:formula="of:=ABS([.A104]-[.D104])" office:value-type="float" office:value="1222" calcext:value-type="float">
            <text:p>1222</text:p>
          </table:table-cell>
          <table:table-cell/>
          <table:table-cell office:value-type="float" office:value="20264" calcext:value-type="float">
            <text:p>20264</text:p>
          </table:table-cell>
          <table:table-cell table:formula="of:=COUNTIF([.D$1:.D$1000]; [.A104])" office:value-type="float" office:value="0" calcext:value-type="float">
            <text:p>0</text:p>
          </table:table-cell>
          <table:table-cell table:formula="of:=[.A104]*[.E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7" calcext:value-type="float">
            <text:p>19067</text:p>
          </table:table-cell>
          <table:table-cell table:formula="of:=ABS([.A105]-[.D105])" office:value-type="float" office:value="1320" calcext:value-type="float">
            <text:p>1320</text:p>
          </table:table-cell>
          <table:table-cell/>
          <table:table-cell office:value-type="float" office:value="20387" calcext:value-type="float">
            <text:p>20387</text:p>
          </table:table-cell>
          <table:table-cell table:formula="of:=COUNTIF([.D$1:.D$1000]; [.A105])" office:value-type="float" office:value="0" calcext:value-type="float">
            <text:p>0</text:p>
          </table:table-cell>
          <table:table-cell table:formula="of:=[.A105]*[.E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  <table:table-cell table:formula="of:=ABS([.A106]-[.D106])" office:value-type="float" office:value="1329" calcext:value-type="float">
            <text:p>1329</text:p>
          </table:table-cell>
          <table:table-cell/>
          <table:table-cell office:value-type="float" office:value="20403" calcext:value-type="float">
            <text:p>20403</text:p>
          </table:table-cell>
          <table:table-cell table:formula="of:=COUNTIF([.D$1:.D$1000]; [.A106])" office:value-type="float" office:value="0" calcext:value-type="float">
            <text:p>0</text:p>
          </table:table-cell>
          <table:table-cell table:formula="of:=[.A106]*[.E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6" calcext:value-type="float">
            <text:p>19106</text:p>
          </table:table-cell>
          <table:table-cell table:formula="of:=ABS([.A107]-[.D107])" office:value-type="float" office:value="1741" calcext:value-type="float">
            <text:p>1741</text:p>
          </table:table-cell>
          <table:table-cell/>
          <table:table-cell office:value-type="float" office:value="20847" calcext:value-type="float">
            <text:p>20847</text:p>
          </table:table-cell>
          <table:table-cell table:formula="of:=COUNTIF([.D$1:.D$1000]; [.A107])" office:value-type="float" office:value="0" calcext:value-type="float">
            <text:p>0</text:p>
          </table:table-cell>
          <table:table-cell table:formula="of:=[.A107]*[.E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0" calcext:value-type="float">
            <text:p>19190</text:p>
          </table:table-cell>
          <table:table-cell table:formula="of:=ABS([.A108]-[.D108])" office:value-type="float" office:value="1788" calcext:value-type="float">
            <text:p>1788</text:p>
          </table:table-cell>
          <table:table-cell/>
          <table:table-cell office:value-type="float" office:value="20978" calcext:value-type="float">
            <text:p>20978</text:p>
          </table:table-cell>
          <table:table-cell table:formula="of:=COUNTIF([.D$1:.D$1000]; [.A108])" office:value-type="float" office:value="0" calcext:value-type="float">
            <text:p>0</text:p>
          </table:table-cell>
          <table:table-cell table:formula="of:=[.A108]*[.E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table:formula="of:=ABS([.A109]-[.D109])" office:value-type="float" office:value="1780" calcext:value-type="float">
            <text:p>1780</text:p>
          </table:table-cell>
          <table:table-cell/>
          <table:table-cell office:value-type="float" office:value="21022" calcext:value-type="float">
            <text:p>21022</text:p>
          </table:table-cell>
          <table:table-cell table:formula="of:=COUNTIF([.D$1:.D$1000]; [.A109])" office:value-type="float" office:value="0" calcext:value-type="float">
            <text:p>0</text:p>
          </table:table-cell>
          <table:table-cell table:formula="of:=[.A109]*[.E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8" calcext:value-type="float">
            <text:p>19248</text:p>
          </table:table-cell>
          <table:table-cell table:formula="of:=ABS([.A110]-[.D110])" office:value-type="float" office:value="1868" calcext:value-type="float">
            <text:p>1868</text:p>
          </table:table-cell>
          <table:table-cell/>
          <table:table-cell office:value-type="float" office:value="21116" calcext:value-type="float">
            <text:p>21116</text:p>
          </table:table-cell>
          <table:table-cell table:formula="of:=COUNTIF([.D$1:.D$1000]; [.A110])" office:value-type="float" office:value="15" calcext:value-type="float">
            <text:p>15</text:p>
          </table:table-cell>
          <table:table-cell table:formula="of:=[.A110]*[.E110]" office:value-type="float" office:value="288720" calcext:value-type="float">
            <text:p>288720</text:p>
          </table:table-cell>
        </table:table-row>
        <table:table-row table:style-name="ro1">
          <table:table-cell office:value-type="float" office:value="19287" calcext:value-type="float">
            <text:p>19287</text:p>
          </table:table-cell>
          <table:table-cell table:formula="of:=ABS([.A111]-[.D111])" office:value-type="float" office:value="1935" calcext:value-type="float">
            <text:p>1935</text:p>
          </table:table-cell>
          <table:table-cell/>
          <table:table-cell office:value-type="float" office:value="21222" calcext:value-type="float">
            <text:p>21222</text:p>
          </table:table-cell>
          <table:table-cell table:formula="of:=COUNTIF([.D$1:.D$1000]; [.A111])" office:value-type="float" office:value="0" calcext:value-type="float">
            <text:p>0</text:p>
          </table:table-cell>
          <table:table-cell table:formula="of:=[.A111]*[.E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7" calcext:value-type="float">
            <text:p>19377</text:p>
          </table:table-cell>
          <table:table-cell table:formula="of:=ABS([.A112]-[.D112])" office:value-type="float" office:value="1972" calcext:value-type="float">
            <text:p>1972</text:p>
          </table:table-cell>
          <table:table-cell/>
          <table:table-cell office:value-type="float" office:value="21349" calcext:value-type="float">
            <text:p>21349</text:p>
          </table:table-cell>
          <table:table-cell table:formula="of:=COUNTIF([.D$1:.D$1000]; [.A112])" office:value-type="float" office:value="0" calcext:value-type="float">
            <text:p>0</text:p>
          </table:table-cell>
          <table:table-cell table:formula="of:=[.A112]*[.E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0" calcext:value-type="float">
            <text:p>19380</text:p>
          </table:table-cell>
          <table:table-cell table:formula="of:=ABS([.A113]-[.D113])" office:value-type="float" office:value="1969" calcext:value-type="float">
            <text:p>1969</text:p>
          </table:table-cell>
          <table:table-cell/>
          <table:table-cell office:value-type="float" office:value="21349" calcext:value-type="float">
            <text:p>21349</text:p>
          </table:table-cell>
          <table:table-cell table:formula="of:=COUNTIF([.D$1:.D$1000]; [.A113])" office:value-type="float" office:value="0" calcext:value-type="float">
            <text:p>0</text:p>
          </table:table-cell>
          <table:table-cell table:formula="of:=[.A113]*[.E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7" calcext:value-type="float">
            <text:p>19457</text:p>
          </table:table-cell>
          <table:table-cell table:formula="of:=ABS([.A114]-[.D114])" office:value-type="float" office:value="1892" calcext:value-type="float">
            <text:p>1892</text:p>
          </table:table-cell>
          <table:table-cell/>
          <table:table-cell office:value-type="float" office:value="21349" calcext:value-type="float">
            <text:p>21349</text:p>
          </table:table-cell>
          <table:table-cell table:formula="of:=COUNTIF([.D$1:.D$1000]; [.A114])" office:value-type="float" office:value="0" calcext:value-type="float">
            <text:p>0</text:p>
          </table:table-cell>
          <table:table-cell table:formula="of:=[.A114]*[.E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6" calcext:value-type="float">
            <text:p>19636</text:p>
          </table:table-cell>
          <table:table-cell table:formula="of:=ABS([.A115]-[.D115])" office:value-type="float" office:value="1744" calcext:value-type="float">
            <text:p>1744</text:p>
          </table:table-cell>
          <table:table-cell/>
          <table:table-cell office:value-type="float" office:value="21380" calcext:value-type="float">
            <text:p>21380</text:p>
          </table:table-cell>
          <table:table-cell table:formula="of:=COUNTIF([.D$1:.D$1000]; [.A115])" office:value-type="float" office:value="0" calcext:value-type="float">
            <text:p>0</text:p>
          </table:table-cell>
          <table:table-cell table:formula="of:=[.A115]*[.E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7" calcext:value-type="float">
            <text:p>19677</text:p>
          </table:table-cell>
          <table:table-cell table:formula="of:=ABS([.A116]-[.D116])" office:value-type="float" office:value="1751" calcext:value-type="float">
            <text:p>1751</text:p>
          </table:table-cell>
          <table:table-cell/>
          <table:table-cell office:value-type="float" office:value="21428" calcext:value-type="float">
            <text:p>21428</text:p>
          </table:table-cell>
          <table:table-cell table:formula="of:=COUNTIF([.D$1:.D$1000]; [.A116])" office:value-type="float" office:value="0" calcext:value-type="float">
            <text:p>0</text:p>
          </table:table-cell>
          <table:table-cell table:formula="of:=[.A116]*[.E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1" calcext:value-type="float">
            <text:p>19781</text:p>
          </table:table-cell>
          <table:table-cell table:formula="of:=ABS([.A117]-[.D117])" office:value-type="float" office:value="1752" calcext:value-type="float">
            <text:p>1752</text:p>
          </table:table-cell>
          <table:table-cell/>
          <table:table-cell office:value-type="float" office:value="21533" calcext:value-type="float">
            <text:p>21533</text:p>
          </table:table-cell>
          <table:table-cell table:formula="of:=COUNTIF([.D$1:.D$1000]; [.A117])" office:value-type="float" office:value="0" calcext:value-type="float">
            <text:p>0</text:p>
          </table:table-cell>
          <table:table-cell table:formula="of:=[.A117]*[.E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6" calcext:value-type="float">
            <text:p>19916</text:p>
          </table:table-cell>
          <table:table-cell table:formula="of:=ABS([.A118]-[.D118])" office:value-type="float" office:value="1924" calcext:value-type="float">
            <text:p>1924</text:p>
          </table:table-cell>
          <table:table-cell/>
          <table:table-cell office:value-type="float" office:value="21840" calcext:value-type="float">
            <text:p>21840</text:p>
          </table:table-cell>
          <table:table-cell table:formula="of:=COUNTIF([.D$1:.D$1000]; [.A118])" office:value-type="float" office:value="0" calcext:value-type="float">
            <text:p>0</text:p>
          </table:table-cell>
          <table:table-cell table:formula="of:=[.A118]*[.E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8" calcext:value-type="float">
            <text:p>20108</text:p>
          </table:table-cell>
          <table:table-cell table:formula="of:=ABS([.A119]-[.D119])" office:value-type="float" office:value="1773" calcext:value-type="float">
            <text:p>1773</text:p>
          </table:table-cell>
          <table:table-cell/>
          <table:table-cell office:value-type="float" office:value="21881" calcext:value-type="float">
            <text:p>21881</text:p>
          </table:table-cell>
          <table:table-cell table:formula="of:=COUNTIF([.D$1:.D$1000]; [.A119])" office:value-type="float" office:value="0" calcext:value-type="float">
            <text:p>0</text:p>
          </table:table-cell>
          <table:table-cell table:formula="of:=[.A119]*[.E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table:formula="of:=ABS([.A120]-[.D120])" office:value-type="float" office:value="1713" calcext:value-type="float">
            <text:p>1713</text:p>
          </table:table-cell>
          <table:table-cell/>
          <table:table-cell office:value-type="float" office:value="21963" calcext:value-type="float">
            <text:p>21963</text:p>
          </table:table-cell>
          <table:table-cell table:formula="of:=COUNTIF([.D$1:.D$1000]; [.A120])" office:value-type="float" office:value="0" calcext:value-type="float">
            <text:p>0</text:p>
          </table:table-cell>
          <table:table-cell table:formula="of:=[.A120]*[.E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6" calcext:value-type="float">
            <text:p>20256</text:p>
          </table:table-cell>
          <table:table-cell table:formula="of:=ABS([.A121]-[.D121])" office:value-type="float" office:value="1762" calcext:value-type="float">
            <text:p>1762</text:p>
          </table:table-cell>
          <table:table-cell/>
          <table:table-cell office:value-type="float" office:value="22018" calcext:value-type="float">
            <text:p>22018</text:p>
          </table:table-cell>
          <table:table-cell table:formula="of:=COUNTIF([.D$1:.D$1000]; [.A121])" office:value-type="float" office:value="0" calcext:value-type="float">
            <text:p>0</text:p>
          </table:table-cell>
          <table:table-cell table:formula="of:=[.A121]*[.E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7" calcext:value-type="float">
            <text:p>20307</text:p>
          </table:table-cell>
          <table:table-cell table:formula="of:=ABS([.A122]-[.D122])" office:value-type="float" office:value="2020" calcext:value-type="float">
            <text:p>2020</text:p>
          </table:table-cell>
          <table:table-cell/>
          <table:table-cell office:value-type="float" office:value="22327" calcext:value-type="float">
            <text:p>22327</text:p>
          </table:table-cell>
          <table:table-cell table:formula="of:=COUNTIF([.D$1:.D$1000]; [.A122])" office:value-type="float" office:value="0" calcext:value-type="float">
            <text:p>0</text:p>
          </table:table-cell>
          <table:table-cell table:formula="of:=[.A122]*[.E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4" calcext:value-type="float">
            <text:p>20324</text:p>
          </table:table-cell>
          <table:table-cell table:formula="of:=ABS([.A123]-[.D123])" office:value-type="float" office:value="2084" calcext:value-type="float">
            <text:p>2084</text:p>
          </table:table-cell>
          <table:table-cell/>
          <table:table-cell office:value-type="float" office:value="22408" calcext:value-type="float">
            <text:p>22408</text:p>
          </table:table-cell>
          <table:table-cell table:formula="of:=COUNTIF([.D$1:.D$1000]; [.A123])" office:value-type="float" office:value="0" calcext:value-type="float">
            <text:p>0</text:p>
          </table:table-cell>
          <table:table-cell table:formula="of:=[.A123]*[.E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1" calcext:value-type="float">
            <text:p>20491</text:p>
          </table:table-cell>
          <table:table-cell table:formula="of:=ABS([.A124]-[.D124])" office:value-type="float" office:value="2000" calcext:value-type="float">
            <text:p>2000</text:p>
          </table:table-cell>
          <table:table-cell/>
          <table:table-cell office:value-type="float" office:value="22491" calcext:value-type="float">
            <text:p>22491</text:p>
          </table:table-cell>
          <table:table-cell table:formula="of:=COUNTIF([.D$1:.D$1000]; [.A124])" office:value-type="float" office:value="0" calcext:value-type="float">
            <text:p>0</text:p>
          </table:table-cell>
          <table:table-cell table:formula="of:=[.A124]*[.E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6" calcext:value-type="float">
            <text:p>20706</text:p>
          </table:table-cell>
          <table:table-cell table:formula="of:=ABS([.A125]-[.D125])" office:value-type="float" office:value="2103" calcext:value-type="float">
            <text:p>2103</text:p>
          </table:table-cell>
          <table:table-cell/>
          <table:table-cell office:value-type="float" office:value="22809" calcext:value-type="float">
            <text:p>22809</text:p>
          </table:table-cell>
          <table:table-cell table:formula="of:=COUNTIF([.D$1:.D$1000]; [.A125])" office:value-type="float" office:value="0" calcext:value-type="float">
            <text:p>0</text:p>
          </table:table-cell>
          <table:table-cell table:formula="of:=[.A125]*[.E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1" calcext:value-type="float">
            <text:p>20721</text:p>
          </table:table-cell>
          <table:table-cell table:formula="of:=ABS([.A126]-[.D126])" office:value-type="float" office:value="2282" calcext:value-type="float">
            <text:p>2282</text:p>
          </table:table-cell>
          <table:table-cell/>
          <table:table-cell office:value-type="float" office:value="23003" calcext:value-type="float">
            <text:p>23003</text:p>
          </table:table-cell>
          <table:table-cell table:formula="of:=COUNTIF([.D$1:.D$1000]; [.A126])" office:value-type="float" office:value="0" calcext:value-type="float">
            <text:p>0</text:p>
          </table:table-cell>
          <table:table-cell table:formula="of:=[.A126]*[.E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5" calcext:value-type="float">
            <text:p>20945</text:p>
          </table:table-cell>
          <table:table-cell table:formula="of:=ABS([.A127]-[.D127])" office:value-type="float" office:value="2164" calcext:value-type="float">
            <text:p>2164</text:p>
          </table:table-cell>
          <table:table-cell/>
          <table:table-cell office:value-type="float" office:value="23109" calcext:value-type="float">
            <text:p>23109</text:p>
          </table:table-cell>
          <table:table-cell table:formula="of:=COUNTIF([.D$1:.D$1000]; [.A127])" office:value-type="float" office:value="0" calcext:value-type="float">
            <text:p>0</text:p>
          </table:table-cell>
          <table:table-cell table:formula="of:=[.A127]*[.E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9" calcext:value-type="float">
            <text:p>20999</text:p>
          </table:table-cell>
          <table:table-cell table:formula="of:=ABS([.A128]-[.D128])" office:value-type="float" office:value="2143" calcext:value-type="float">
            <text:p>2143</text:p>
          </table:table-cell>
          <table:table-cell/>
          <table:table-cell office:value-type="float" office:value="23142" calcext:value-type="float">
            <text:p>23142</text:p>
          </table:table-cell>
          <table:table-cell table:formula="of:=COUNTIF([.D$1:.D$1000]; [.A128])" office:value-type="float" office:value="0" calcext:value-type="float">
            <text:p>0</text:p>
          </table:table-cell>
          <table:table-cell table:formula="of:=[.A128]*[.E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0" calcext:value-type="float">
            <text:p>21030</text:p>
          </table:table-cell>
          <table:table-cell table:formula="of:=ABS([.A129]-[.D129])" office:value-type="float" office:value="2316" calcext:value-type="float">
            <text:p>2316</text:p>
          </table:table-cell>
          <table:table-cell/>
          <table:table-cell office:value-type="float" office:value="23346" calcext:value-type="float">
            <text:p>23346</text:p>
          </table:table-cell>
          <table:table-cell table:formula="of:=COUNTIF([.D$1:.D$1000]; [.A129])" office:value-type="float" office:value="0" calcext:value-type="float">
            <text:p>0</text:p>
          </table:table-cell>
          <table:table-cell table:formula="of:=[.A129]*[.E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table:formula="of:=ABS([.A130]-[.D130])" office:value-type="float" office:value="2429" calcext:value-type="float">
            <text:p>2429</text:p>
          </table:table-cell>
          <table:table-cell/>
          <table:table-cell office:value-type="float" office:value="23540" calcext:value-type="float">
            <text:p>23540</text:p>
          </table:table-cell>
          <table:table-cell table:formula="of:=COUNTIF([.D$1:.D$1000]; [.A130])" office:value-type="float" office:value="0" calcext:value-type="float">
            <text:p>0</text:p>
          </table:table-cell>
          <table:table-cell table:formula="of:=[.A130]*[.E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9" calcext:value-type="float">
            <text:p>21349</text:p>
          </table:table-cell>
          <table:table-cell table:formula="of:=ABS([.A131]-[.D131])" office:value-type="float" office:value="2199" calcext:value-type="float">
            <text:p>2199</text:p>
          </table:table-cell>
          <table:table-cell/>
          <table:table-cell office:value-type="float" office:value="23548" calcext:value-type="float">
            <text:p>23548</text:p>
          </table:table-cell>
          <table:table-cell table:formula="of:=COUNTIF([.D$1:.D$1000]; [.A131])" office:value-type="float" office:value="3" calcext:value-type="float">
            <text:p>3</text:p>
          </table:table-cell>
          <table:table-cell table:formula="of:=[.A131]*[.E131]" office:value-type="float" office:value="64047" calcext:value-type="float">
            <text:p>64047</text:p>
          </table:table-cell>
        </table:table-row>
        <table:table-row table:style-name="ro1">
          <table:table-cell office:value-type="float" office:value="21468" calcext:value-type="float">
            <text:p>21468</text:p>
          </table:table-cell>
          <table:table-cell table:formula="of:=ABS([.A132]-[.D132])" office:value-type="float" office:value="2139" calcext:value-type="float">
            <text:p>2139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2])" office:value-type="float" office:value="0" calcext:value-type="float">
            <text:p>0</text:p>
          </table:table-cell>
          <table:table-cell table:formula="of:=[.A132]*[.E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2" calcext:value-type="float">
            <text:p>21552</text:p>
          </table:table-cell>
          <table:table-cell table:formula="of:=ABS([.A133]-[.D133])" office:value-type="float" office:value="2055" calcext:value-type="float">
            <text:p>2055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3])" office:value-type="float" office:value="0" calcext:value-type="float">
            <text:p>0</text:p>
          </table:table-cell>
          <table:table-cell table:formula="of:=[.A133]*[.E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0" calcext:value-type="float">
            <text:p>21580</text:p>
          </table:table-cell>
          <table:table-cell table:formula="of:=ABS([.A134]-[.D134])" office:value-type="float" office:value="2027" calcext:value-type="float">
            <text:p>2027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4])" office:value-type="float" office:value="0" calcext:value-type="float">
            <text:p>0</text:p>
          </table:table-cell>
          <table:table-cell table:formula="of:=[.A134]*[.E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7" calcext:value-type="float">
            <text:p>21607</text:p>
          </table:table-cell>
          <table:table-cell table:formula="of:=ABS([.A135]-[.D135])" office:value-type="float" office:value="2000" calcext:value-type="float">
            <text:p>2000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5])" office:value-type="float" office:value="0" calcext:value-type="float">
            <text:p>0</text:p>
          </table:table-cell>
          <table:table-cell table:formula="of:=[.A135]*[.E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4" calcext:value-type="float">
            <text:p>21774</text:p>
          </table:table-cell>
          <table:table-cell table:formula="of:=ABS([.A136]-[.D136])" office:value-type="float" office:value="1833" calcext:value-type="float">
            <text:p>1833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6])" office:value-type="float" office:value="0" calcext:value-type="float">
            <text:p>0</text:p>
          </table:table-cell>
          <table:table-cell table:formula="of:=[.A136]*[.E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formula="of:=ABS([.A137]-[.D137])" office:value-type="float" office:value="1006" calcext:value-type="float">
            <text:p>1006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7])" office:value-type="float" office:value="0" calcext:value-type="float">
            <text:p>0</text:p>
          </table:table-cell>
          <table:table-cell table:formula="of:=[.A137]*[.E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1" calcext:value-type="float">
            <text:p>22631</text:p>
          </table:table-cell>
          <table:table-cell table:formula="of:=ABS([.A138]-[.D138])" office:value-type="float" office:value="976" calcext:value-type="float">
            <text:p>976</text:p>
          </table:table-cell>
          <table:table-cell/>
          <table:table-cell office:value-type="float" office:value="23607" calcext:value-type="float">
            <text:p>23607</text:p>
          </table:table-cell>
          <table:table-cell table:formula="of:=COUNTIF([.D$1:.D$1000]; [.A138])" office:value-type="float" office:value="0" calcext:value-type="float">
            <text:p>0</text:p>
          </table:table-cell>
          <table:table-cell table:formula="of:=[.A138]*[.E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8" calcext:value-type="float">
            <text:p>22638</text:p>
          </table:table-cell>
          <table:table-cell table:formula="of:=ABS([.A139]-[.D139])" office:value-type="float" office:value="1007" calcext:value-type="float">
            <text:p>1007</text:p>
          </table:table-cell>
          <table:table-cell/>
          <table:table-cell office:value-type="float" office:value="23645" calcext:value-type="float">
            <text:p>23645</text:p>
          </table:table-cell>
          <table:table-cell table:formula="of:=COUNTIF([.D$1:.D$1000]; [.A139])" office:value-type="float" office:value="0" calcext:value-type="float">
            <text:p>0</text:p>
          </table:table-cell>
          <table:table-cell table:formula="of:=[.A139]*[.E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8" calcext:value-type="float">
            <text:p>22768</text:p>
          </table:table-cell>
          <table:table-cell table:formula="of:=ABS([.A140]-[.D140])" office:value-type="float" office:value="1256" calcext:value-type="float">
            <text:p>1256</text:p>
          </table:table-cell>
          <table:table-cell/>
          <table:table-cell office:value-type="float" office:value="24024" calcext:value-type="float">
            <text:p>24024</text:p>
          </table:table-cell>
          <table:table-cell table:formula="of:=COUNTIF([.D$1:.D$1000]; [.A140])" office:value-type="float" office:value="0" calcext:value-type="float">
            <text:p>0</text:p>
          </table:table-cell>
          <table:table-cell table:formula="of:=[.A140]*[.E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2" calcext:value-type="float">
            <text:p>22792</text:p>
          </table:table-cell>
          <table:table-cell table:formula="of:=ABS([.A141]-[.D141])" office:value-type="float" office:value="1260" calcext:value-type="float">
            <text:p>1260</text:p>
          </table:table-cell>
          <table:table-cell/>
          <table:table-cell office:value-type="float" office:value="24052" calcext:value-type="float">
            <text:p>24052</text:p>
          </table:table-cell>
          <table:table-cell table:formula="of:=COUNTIF([.D$1:.D$1000]; [.A141])" office:value-type="float" office:value="0" calcext:value-type="float">
            <text:p>0</text:p>
          </table:table-cell>
          <table:table-cell table:formula="of:=[.A141]*[.E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1" calcext:value-type="float">
            <text:p>22811</text:p>
          </table:table-cell>
          <table:table-cell table:formula="of:=ABS([.A142]-[.D142])" office:value-type="float" office:value="1280" calcext:value-type="float">
            <text:p>1280</text:p>
          </table:table-cell>
          <table:table-cell/>
          <table:table-cell office:value-type="float" office:value="24091" calcext:value-type="float">
            <text:p>24091</text:p>
          </table:table-cell>
          <table:table-cell table:formula="of:=COUNTIF([.D$1:.D$1000]; [.A142])" office:value-type="float" office:value="0" calcext:value-type="float">
            <text:p>0</text:p>
          </table:table-cell>
          <table:table-cell table:formula="of:=[.A142]*[.E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9" calcext:value-type="float">
            <text:p>22859</text:p>
          </table:table-cell>
          <table:table-cell table:formula="of:=ABS([.A143]-[.D143])" office:value-type="float" office:value="1354" calcext:value-type="float">
            <text:p>1354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3])" office:value-type="float" office:value="0" calcext:value-type="float">
            <text:p>0</text:p>
          </table:table-cell>
          <table:table-cell table:formula="of:=[.A143]*[.E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table:formula="of:=ABS([.A144]-[.D144])" office:value-type="float" office:value="1299" calcext:value-type="float">
            <text:p>1299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4])" office:value-type="float" office:value="0" calcext:value-type="float">
            <text:p>0</text:p>
          </table:table-cell>
          <table:table-cell table:formula="of:=[.A144]*[.E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5" calcext:value-type="float">
            <text:p>22915</text:p>
          </table:table-cell>
          <table:table-cell table:formula="of:=ABS([.A145]-[.D145])" office:value-type="float" office:value="1298" calcext:value-type="float">
            <text:p>1298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5])" office:value-type="float" office:value="0" calcext:value-type="float">
            <text:p>0</text:p>
          </table:table-cell>
          <table:table-cell table:formula="of:=[.A145]*[.E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0" calcext:value-type="float">
            <text:p>22980</text:p>
          </table:table-cell>
          <table:table-cell table:formula="of:=ABS([.A146]-[.D146])" office:value-type="float" office:value="1233" calcext:value-type="float">
            <text:p>1233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6])" office:value-type="float" office:value="0" calcext:value-type="float">
            <text:p>0</text:p>
          </table:table-cell>
          <table:table-cell table:formula="of:=[.A146]*[.E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7" calcext:value-type="float">
            <text:p>23117</text:p>
          </table:table-cell>
          <table:table-cell table:formula="of:=ABS([.A147]-[.D147])" office:value-type="float" office:value="1096" calcext:value-type="float">
            <text:p>1096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7])" office:value-type="float" office:value="0" calcext:value-type="float">
            <text:p>0</text:p>
          </table:table-cell>
          <table:table-cell table:formula="of:=[.A147]*[.E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formula="of:=ABS([.A148]-[.D148])" office:value-type="float" office:value="1086" calcext:value-type="float">
            <text:p>1086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8])" office:value-type="float" office:value="0" calcext:value-type="float">
            <text:p>0</text:p>
          </table:table-cell>
          <table:table-cell table:formula="of:=[.A148]*[.E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9" calcext:value-type="float">
            <text:p>23229</text:p>
          </table:table-cell>
          <table:table-cell table:formula="of:=ABS([.A149]-[.D149])" office:value-type="float" office:value="984" calcext:value-type="float">
            <text:p>984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49])" office:value-type="float" office:value="0" calcext:value-type="float">
            <text:p>0</text:p>
          </table:table-cell>
          <table:table-cell table:formula="of:=[.A149]*[.E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6" calcext:value-type="float">
            <text:p>23366</text:p>
          </table:table-cell>
          <table:table-cell table:formula="of:=ABS([.A150]-[.D150])" office:value-type="float" office:value="847" calcext:value-type="float">
            <text:p>847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0])" office:value-type="float" office:value="0" calcext:value-type="float">
            <text:p>0</text:p>
          </table:table-cell>
          <table:table-cell table:formula="of:=[.A150]*[.E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1" calcext:value-type="float">
            <text:p>23561</text:p>
          </table:table-cell>
          <table:table-cell table:formula="of:=ABS([.A151]-[.D151])" office:value-type="float" office:value="652" calcext:value-type="float">
            <text:p>652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1])" office:value-type="float" office:value="0" calcext:value-type="float">
            <text:p>0</text:p>
          </table:table-cell>
          <table:table-cell table:formula="of:=[.A151]*[.E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0" calcext:value-type="float">
            <text:p>23570</text:p>
          </table:table-cell>
          <table:table-cell table:formula="of:=ABS([.A152]-[.D152])" office:value-type="float" office:value="643" calcext:value-type="float">
            <text:p>643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2])" office:value-type="float" office:value="0" calcext:value-type="float">
            <text:p>0</text:p>
          </table:table-cell>
          <table:table-cell table:formula="of:=[.A152]*[.E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7" calcext:value-type="float">
            <text:p>23607</text:p>
          </table:table-cell>
          <table:table-cell table:formula="of:=ABS([.A153]-[.D153])" office:value-type="float" office:value="606" calcext:value-type="float">
            <text:p>606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3])" office:value-type="float" office:value="7" calcext:value-type="float">
            <text:p>7</text:p>
          </table:table-cell>
          <table:table-cell table:formula="of:=[.A153]*[.E153]" office:value-type="float" office:value="165249" calcext:value-type="float">
            <text:p>165249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table:formula="of:=ABS([.A154]-[.D154])" office:value-type="float" office:value="600" calcext:value-type="float">
            <text:p>600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4])" office:value-type="float" office:value="0" calcext:value-type="float">
            <text:p>0</text:p>
          </table:table-cell>
          <table:table-cell table:formula="of:=[.A154]*[.E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2" calcext:value-type="float">
            <text:p>23862</text:p>
          </table:table-cell>
          <table:table-cell table:formula="of:=ABS([.A155]-[.D155])" office:value-type="float" office:value="351" calcext:value-type="float">
            <text:p>351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5])" office:value-type="float" office:value="0" calcext:value-type="float">
            <text:p>0</text:p>
          </table:table-cell>
          <table:table-cell table:formula="of:=[.A155]*[.E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2" calcext:value-type="float">
            <text:p>23922</text:p>
          </table:table-cell>
          <table:table-cell table:formula="of:=ABS([.A156]-[.D156])" office:value-type="float" office:value="291" calcext:value-type="float">
            <text:p>291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6])" office:value-type="float" office:value="0" calcext:value-type="float">
            <text:p>0</text:p>
          </table:table-cell>
          <table:table-cell table:formula="of:=[.A156]*[.E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0" calcext:value-type="float">
            <text:p>23970</text:p>
          </table:table-cell>
          <table:table-cell table:formula="of:=ABS([.A157]-[.D157])" office:value-type="float" office:value="243" calcext:value-type="float">
            <text:p>243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7])" office:value-type="float" office:value="0" calcext:value-type="float">
            <text:p>0</text:p>
          </table:table-cell>
          <table:table-cell table:formula="of:=[.A157]*[.E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table:formula="of:=ABS([.A158]-[.D158])" office:value-type="float" office:value="138" calcext:value-type="float">
            <text:p>138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8])" office:value-type="float" office:value="0" calcext:value-type="float">
            <text:p>0</text:p>
          </table:table-cell>
          <table:table-cell table:formula="of:=[.A158]*[.E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table:formula="of:=ABS([.A159]-[.D159])" office:value-type="float" office:value="137" calcext:value-type="float">
            <text:p>137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59])" office:value-type="float" office:value="0" calcext:value-type="float">
            <text:p>0</text:p>
          </table:table-cell>
          <table:table-cell table:formula="of:=[.A159]*[.E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7" calcext:value-type="float">
            <text:p>24147</text:p>
          </table:table-cell>
          <table:table-cell table:formula="of:=ABS([.A160]-[.D160])" office:value-type="float" office:value="66" calcext:value-type="float">
            <text:p>66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60])" office:value-type="float" office:value="0" calcext:value-type="float">
            <text:p>0</text:p>
          </table:table-cell>
          <table:table-cell table:formula="of:=[.A160]*[.E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3" calcext:value-type="float">
            <text:p>24213</text:p>
          </table:table-cell>
          <table:table-cell table:formula="of:=ABS([.A161]-[.D161])" office:value-type="float" office:value="0" calcext:value-type="float">
            <text:p>0</text:p>
          </table:table-cell>
          <table:table-cell/>
          <table:table-cell office:value-type="float" office:value="24213" calcext:value-type="float">
            <text:p>24213</text:p>
          </table:table-cell>
          <table:table-cell table:formula="of:=COUNTIF([.D$1:.D$1000]; [.A161])" office:value-type="float" office:value="19" calcext:value-type="float">
            <text:p>19</text:p>
          </table:table-cell>
          <table:table-cell table:formula="of:=[.A161]*[.E161]" office:value-type="float" office:value="460047" calcext:value-type="float">
            <text:p>460047</text:p>
          </table:table-cell>
        </table:table-row>
        <table:table-row table:style-name="ro1">
          <table:table-cell office:value-type="float" office:value="24244" calcext:value-type="float">
            <text:p>24244</text:p>
          </table:table-cell>
          <table:table-cell table:formula="of:=ABS([.A162]-[.D162])" office:value-type="float" office:value="134" calcext:value-type="float">
            <text:p>134</text:p>
          </table:table-cell>
          <table:table-cell/>
          <table:table-cell office:value-type="float" office:value="24378" calcext:value-type="float">
            <text:p>24378</text:p>
          </table:table-cell>
          <table:table-cell table:formula="of:=COUNTIF([.D$1:.D$1000]; [.A162])" office:value-type="float" office:value="0" calcext:value-type="float">
            <text:p>0</text:p>
          </table:table-cell>
          <table:table-cell table:formula="of:=[.A162]*[.E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9" calcext:value-type="float">
            <text:p>24299</text:p>
          </table:table-cell>
          <table:table-cell table:formula="of:=ABS([.A163]-[.D163])" office:value-type="float" office:value="101" calcext:value-type="float">
            <text:p>101</text:p>
          </table:table-cell>
          <table:table-cell/>
          <table:table-cell office:value-type="float" office:value="24400" calcext:value-type="float">
            <text:p>24400</text:p>
          </table:table-cell>
          <table:table-cell table:formula="of:=COUNTIF([.D$1:.D$1000]; [.A163])" office:value-type="float" office:value="0" calcext:value-type="float">
            <text:p>0</text:p>
          </table:table-cell>
          <table:table-cell table:formula="of:=[.A163]*[.E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4" calcext:value-type="float">
            <text:p>24514</text:p>
          </table:table-cell>
          <table:table-cell table:formula="of:=ABS([.A164]-[.D164])" office:value-type="float" office:value="60" calcext:value-type="float">
            <text:p>60</text:p>
          </table:table-cell>
          <table:table-cell/>
          <table:table-cell office:value-type="float" office:value="24574" calcext:value-type="float">
            <text:p>24574</text:p>
          </table:table-cell>
          <table:table-cell table:formula="of:=COUNTIF([.D$1:.D$1000]; [.A164])" office:value-type="float" office:value="0" calcext:value-type="float">
            <text:p>0</text:p>
          </table:table-cell>
          <table:table-cell table:formula="of:=[.A164]*[.E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table:formula="of:=ABS([.A165]-[.D165])" office:value-type="float" office:value="266" calcext:value-type="float">
            <text:p>266</text:p>
          </table:table-cell>
          <table:table-cell/>
          <table:table-cell office:value-type="float" office:value="24892" calcext:value-type="float">
            <text:p>24892</text:p>
          </table:table-cell>
          <table:table-cell table:formula="of:=COUNTIF([.D$1:.D$1000]; [.A165])" office:value-type="float" office:value="0" calcext:value-type="float">
            <text:p>0</text:p>
          </table:table-cell>
          <table:table-cell table:formula="of:=[.A165]*[.E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2" calcext:value-type="float">
            <text:p>24662</text:p>
          </table:table-cell>
          <table:table-cell table:formula="of:=ABS([.A166]-[.D166])" office:value-type="float" office:value="333" calcext:value-type="float">
            <text:p>333</text:p>
          </table:table-cell>
          <table:table-cell/>
          <table:table-cell office:value-type="float" office:value="24995" calcext:value-type="float">
            <text:p>24995</text:p>
          </table:table-cell>
          <table:table-cell table:formula="of:=COUNTIF([.D$1:.D$1000]; [.A166])" office:value-type="float" office:value="0" calcext:value-type="float">
            <text:p>0</text:p>
          </table:table-cell>
          <table:table-cell table:formula="of:=[.A166]*[.E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3" calcext:value-type="float">
            <text:p>24683</text:p>
          </table:table-cell>
          <table:table-cell table:formula="of:=ABS([.A167]-[.D167])" office:value-type="float" office:value="604" calcext:value-type="float">
            <text:p>604</text:p>
          </table:table-cell>
          <table:table-cell/>
          <table:table-cell office:value-type="float" office:value="25287" calcext:value-type="float">
            <text:p>25287</text:p>
          </table:table-cell>
          <table:table-cell table:formula="of:=COUNTIF([.D$1:.D$1000]; [.A167])" office:value-type="float" office:value="0" calcext:value-type="float">
            <text:p>0</text:p>
          </table:table-cell>
          <table:table-cell table:formula="of:=[.A167]*[.E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  <table:table-cell table:formula="of:=ABS([.A168]-[.D168])" office:value-type="float" office:value="63" calcext:value-type="float">
            <text:p>63</text:p>
          </table:table-cell>
          <table:table-cell/>
          <table:table-cell office:value-type="float" office:value="25433" calcext:value-type="float">
            <text:p>25433</text:p>
          </table:table-cell>
          <table:table-cell table:formula="of:=COUNTIF([.D$1:.D$1000]; [.A168])" office:value-type="float" office:value="0" calcext:value-type="float">
            <text:p>0</text:p>
          </table:table-cell>
          <table:table-cell table:formula="of:=[.A168]*[.E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1" calcext:value-type="float">
            <text:p>25401</text:p>
          </table:table-cell>
          <table:table-cell table:formula="of:=ABS([.A169]-[.D169])" office:value-type="float" office:value="111" calcext:value-type="float">
            <text:p>111</text:p>
          </table:table-cell>
          <table:table-cell/>
          <table:table-cell office:value-type="float" office:value="25512" calcext:value-type="float">
            <text:p>25512</text:p>
          </table:table-cell>
          <table:table-cell table:formula="of:=COUNTIF([.D$1:.D$1000]; [.A169])" office:value-type="float" office:value="0" calcext:value-type="float">
            <text:p>0</text:p>
          </table:table-cell>
          <table:table-cell table:formula="of:=[.A169]*[.E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table:formula="of:=ABS([.A170]-[.D170])" office:value-type="float" office:value="91" calcext:value-type="float">
            <text:p>91</text:p>
          </table:table-cell>
          <table:table-cell/>
          <table:table-cell office:value-type="float" office:value="25561" calcext:value-type="float">
            <text:p>25561</text:p>
          </table:table-cell>
          <table:table-cell table:formula="of:=COUNTIF([.D$1:.D$1000]; [.A170])" office:value-type="float" office:value="0" calcext:value-type="float">
            <text:p>0</text:p>
          </table:table-cell>
          <table:table-cell table:formula="of:=[.A170]*[.E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6" calcext:value-type="float">
            <text:p>25546</text:p>
          </table:table-cell>
          <table:table-cell table:formula="of:=ABS([.A171]-[.D171])" office:value-type="float" office:value="61" calcext:value-type="float">
            <text:p>61</text:p>
          </table:table-cell>
          <table:table-cell/>
          <table:table-cell office:value-type="float" office:value="25607" calcext:value-type="float">
            <text:p>25607</text:p>
          </table:table-cell>
          <table:table-cell table:formula="of:=COUNTIF([.D$1:.D$1000]; [.A171])" office:value-type="float" office:value="0" calcext:value-type="float">
            <text:p>0</text:p>
          </table:table-cell>
          <table:table-cell table:formula="of:=[.A171]*[.E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  <table:table-cell table:formula="of:=ABS([.A172]-[.D172])" office:value-type="float" office:value="45" calcext:value-type="float">
            <text:p>45</text:p>
          </table:table-cell>
          <table:table-cell/>
          <table:table-cell office:value-type="float" office:value="25610" calcext:value-type="float">
            <text:p>25610</text:p>
          </table:table-cell>
          <table:table-cell table:formula="of:=COUNTIF([.D$1:.D$1000]; [.A172])" office:value-type="float" office:value="0" calcext:value-type="float">
            <text:p>0</text:p>
          </table:table-cell>
          <table:table-cell table:formula="of:=[.A172]*[.E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4" calcext:value-type="float">
            <text:p>25764</text:p>
          </table:table-cell>
          <table:table-cell table:formula="of:=ABS([.A173]-[.D173])" office:value-type="float" office:value="151" calcext:value-type="float">
            <text:p>151</text:p>
          </table:table-cell>
          <table:table-cell/>
          <table:table-cell office:value-type="float" office:value="25613" calcext:value-type="float">
            <text:p>25613</text:p>
          </table:table-cell>
          <table:table-cell table:formula="of:=COUNTIF([.D$1:.D$1000]; [.A173])" office:value-type="float" office:value="0" calcext:value-type="float">
            <text:p>0</text:p>
          </table:table-cell>
          <table:table-cell table:formula="of:=[.A173]*[.E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6" calcext:value-type="float">
            <text:p>25926</text:p>
          </table:table-cell>
          <table:table-cell table:formula="of:=ABS([.A174]-[.D174])" office:value-type="float" office:value="16" calcext:value-type="float">
            <text:p>16</text:p>
          </table:table-cell>
          <table:table-cell/>
          <table:table-cell office:value-type="float" office:value="25910" calcext:value-type="float">
            <text:p>25910</text:p>
          </table:table-cell>
          <table:table-cell table:formula="of:=COUNTIF([.D$1:.D$1000]; [.A174])" office:value-type="float" office:value="0" calcext:value-type="float">
            <text:p>0</text:p>
          </table:table-cell>
          <table:table-cell table:formula="of:=[.A174]*[.E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8" calcext:value-type="float">
            <text:p>25968</text:p>
          </table:table-cell>
          <table:table-cell table:formula="of:=ABS([.A175]-[.D175])" office:value-type="float" office:value="71" calcext:value-type="float">
            <text:p>71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75])" office:value-type="float" office:value="0" calcext:value-type="float">
            <text:p>0</text:p>
          </table:table-cell>
          <table:table-cell table:formula="of:=[.A175]*[.E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1" calcext:value-type="float">
            <text:p>26011</text:p>
          </table:table-cell>
          <table:table-cell table:formula="of:=ABS([.A176]-[.D176])" office:value-type="float" office:value="28" calcext:value-type="float">
            <text:p>28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76])" office:value-type="float" office:value="0" calcext:value-type="float">
            <text:p>0</text:p>
          </table:table-cell>
          <table:table-cell table:formula="of:=[.A176]*[.E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9" calcext:value-type="float">
            <text:p>26039</text:p>
          </table:table-cell>
          <table:table-cell table:formula="of:=ABS([.A177]-[.D177])" office:value-type="float" office:value="0" calcext:value-type="float">
            <text:p>0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77])" office:value-type="float" office:value="13" calcext:value-type="float">
            <text:p>13</text:p>
          </table:table-cell>
          <table:table-cell table:formula="of:=[.A177]*[.E177]" office:value-type="float" office:value="338507" calcext:value-type="float">
            <text:p>338507</text:p>
          </table:table-cell>
        </table:table-row>
        <table:table-row table:style-name="ro1">
          <table:table-cell office:value-type="float" office:value="26107" calcext:value-type="float">
            <text:p>26107</text:p>
          </table:table-cell>
          <table:table-cell table:formula="of:=ABS([.A178]-[.D178])" office:value-type="float" office:value="68" calcext:value-type="float">
            <text:p>68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78])" office:value-type="float" office:value="0" calcext:value-type="float">
            <text:p>0</text:p>
          </table:table-cell>
          <table:table-cell table:formula="of:=[.A178]*[.E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8" calcext:value-type="float">
            <text:p>26448</text:p>
          </table:table-cell>
          <table:table-cell table:formula="of:=ABS([.A179]-[.D179])" office:value-type="float" office:value="409" calcext:value-type="float">
            <text:p>409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79])" office:value-type="float" office:value="0" calcext:value-type="float">
            <text:p>0</text:p>
          </table:table-cell>
          <table:table-cell table:formula="of:=[.A179]*[.E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6" calcext:value-type="float">
            <text:p>26456</text:p>
          </table:table-cell>
          <table:table-cell table:formula="of:=ABS([.A180]-[.D180])" office:value-type="float" office:value="417" calcext:value-type="float">
            <text:p>417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0])" office:value-type="float" office:value="0" calcext:value-type="float">
            <text:p>0</text:p>
          </table:table-cell>
          <table:table-cell table:formula="of:=[.A180]*[.E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2" calcext:value-type="float">
            <text:p>26622</text:p>
          </table:table-cell>
          <table:table-cell table:formula="of:=ABS([.A181]-[.D181])" office:value-type="float" office:value="583" calcext:value-type="float">
            <text:p>583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1])" office:value-type="float" office:value="0" calcext:value-type="float">
            <text:p>0</text:p>
          </table:table-cell>
          <table:table-cell table:formula="of:=[.A181]*[.E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 table:formula="of:=ABS([.A182]-[.D182])" office:value-type="float" office:value="611" calcext:value-type="float">
            <text:p>611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2])" office:value-type="float" office:value="0" calcext:value-type="float">
            <text:p>0</text:p>
          </table:table-cell>
          <table:table-cell table:formula="of:=[.A182]*[.E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2" calcext:value-type="float">
            <text:p>26692</text:p>
          </table:table-cell>
          <table:table-cell table:formula="of:=ABS([.A183]-[.D183])" office:value-type="float" office:value="653" calcext:value-type="float">
            <text:p>653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3])" office:value-type="float" office:value="0" calcext:value-type="float">
            <text:p>0</text:p>
          </table:table-cell>
          <table:table-cell table:formula="of:=[.A183]*[.E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1" calcext:value-type="float">
            <text:p>26771</text:p>
          </table:table-cell>
          <table:table-cell table:formula="of:=ABS([.A184]-[.D184])" office:value-type="float" office:value="732" calcext:value-type="float">
            <text:p>732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4])" office:value-type="float" office:value="0" calcext:value-type="float">
            <text:p>0</text:p>
          </table:table-cell>
          <table:table-cell table:formula="of:=[.A184]*[.E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9" calcext:value-type="float">
            <text:p>26809</text:p>
          </table:table-cell>
          <table:table-cell table:formula="of:=ABS([.A185]-[.D185])" office:value-type="float" office:value="770" calcext:value-type="float">
            <text:p>770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5])" office:value-type="float" office:value="0" calcext:value-type="float">
            <text:p>0</text:p>
          </table:table-cell>
          <table:table-cell table:formula="of:=[.A185]*[.E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2" calcext:value-type="float">
            <text:p>26952</text:p>
          </table:table-cell>
          <table:table-cell table:formula="of:=ABS([.A186]-[.D186])" office:value-type="float" office:value="913" calcext:value-type="float">
            <text:p>913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6])" office:value-type="float" office:value="0" calcext:value-type="float">
            <text:p>0</text:p>
          </table:table-cell>
          <table:table-cell table:formula="of:=[.A186]*[.E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5" calcext:value-type="float">
            <text:p>27035</text:p>
          </table:table-cell>
          <table:table-cell table:formula="of:=ABS([.A187]-[.D187])" office:value-type="float" office:value="996" calcext:value-type="float">
            <text:p>996</text:p>
          </table:table-cell>
          <table:table-cell/>
          <table:table-cell office:value-type="float" office:value="26039" calcext:value-type="float">
            <text:p>26039</text:p>
          </table:table-cell>
          <table:table-cell table:formula="of:=COUNTIF([.D$1:.D$1000]; [.A187])" office:value-type="float" office:value="0" calcext:value-type="float">
            <text:p>0</text:p>
          </table:table-cell>
          <table:table-cell table:formula="of:=[.A187]*[.E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8" calcext:value-type="float">
            <text:p>27088</text:p>
          </table:table-cell>
          <table:table-cell table:formula="of:=ABS([.A188]-[.D188])" office:value-type="float" office:value="989" calcext:value-type="float">
            <text:p>989</text:p>
          </table:table-cell>
          <table:table-cell/>
          <table:table-cell office:value-type="float" office:value="26099" calcext:value-type="float">
            <text:p>26099</text:p>
          </table:table-cell>
          <table:table-cell table:formula="of:=COUNTIF([.D$1:.D$1000]; [.A188])" office:value-type="float" office:value="0" calcext:value-type="float">
            <text:p>0</text:p>
          </table:table-cell>
          <table:table-cell table:formula="of:=[.A188]*[.E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table:formula="of:=ABS([.A189]-[.D189])" office:value-type="float" office:value="1087" calcext:value-type="float">
            <text:p>1087</text:p>
          </table:table-cell>
          <table:table-cell/>
          <table:table-cell office:value-type="float" office:value="26123" calcext:value-type="float">
            <text:p>26123</text:p>
          </table:table-cell>
          <table:table-cell table:formula="of:=COUNTIF([.D$1:.D$1000]; [.A189])" office:value-type="float" office:value="0" calcext:value-type="float">
            <text:p>0</text:p>
          </table:table-cell>
          <table:table-cell table:formula="of:=[.A189]*[.E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7" calcext:value-type="float">
            <text:p>27237</text:p>
          </table:table-cell>
          <table:table-cell table:formula="of:=ABS([.A190]-[.D190])" office:value-type="float" office:value="901" calcext:value-type="float">
            <text:p>901</text:p>
          </table:table-cell>
          <table:table-cell/>
          <table:table-cell office:value-type="float" office:value="26336" calcext:value-type="float">
            <text:p>26336</text:p>
          </table:table-cell>
          <table:table-cell table:formula="of:=COUNTIF([.D$1:.D$1000]; [.A190])" office:value-type="float" office:value="0" calcext:value-type="float">
            <text:p>0</text:p>
          </table:table-cell>
          <table:table-cell table:formula="of:=[.A190]*[.E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2" calcext:value-type="float">
            <text:p>27242</text:p>
          </table:table-cell>
          <table:table-cell table:formula="of:=ABS([.A191]-[.D191])" office:value-type="float" office:value="888" calcext:value-type="float">
            <text:p>888</text:p>
          </table:table-cell>
          <table:table-cell/>
          <table:table-cell office:value-type="float" office:value="26354" calcext:value-type="float">
            <text:p>26354</text:p>
          </table:table-cell>
          <table:table-cell table:formula="of:=COUNTIF([.D$1:.D$1000]; [.A191])" office:value-type="float" office:value="0" calcext:value-type="float">
            <text:p>0</text:p>
          </table:table-cell>
          <table:table-cell table:formula="of:=[.A191]*[.E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8" calcext:value-type="float">
            <text:p>27418</text:p>
          </table:table-cell>
          <table:table-cell table:formula="of:=ABS([.A192]-[.D192])" office:value-type="float" office:value="980" calcext:value-type="float">
            <text:p>980</text:p>
          </table:table-cell>
          <table:table-cell/>
          <table:table-cell office:value-type="float" office:value="26438" calcext:value-type="float">
            <text:p>26438</text:p>
          </table:table-cell>
          <table:table-cell table:formula="of:=COUNTIF([.D$1:.D$1000]; [.A192])" office:value-type="float" office:value="0" calcext:value-type="float">
            <text:p>0</text:p>
          </table:table-cell>
          <table:table-cell table:formula="of:=[.A192]*[.E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1" calcext:value-type="float">
            <text:p>27491</text:p>
          </table:table-cell>
          <table:table-cell table:formula="of:=ABS([.A193]-[.D193])" office:value-type="float" office:value="1008" calcext:value-type="float">
            <text:p>1008</text:p>
          </table:table-cell>
          <table:table-cell/>
          <table:table-cell office:value-type="float" office:value="26483" calcext:value-type="float">
            <text:p>26483</text:p>
          </table:table-cell>
          <table:table-cell table:formula="of:=COUNTIF([.D$1:.D$1000]; [.A193])" office:value-type="float" office:value="0" calcext:value-type="float">
            <text:p>0</text:p>
          </table:table-cell>
          <table:table-cell table:formula="of:=[.A193]*[.E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9" calcext:value-type="float">
            <text:p>27509</text:p>
          </table:table-cell>
          <table:table-cell table:formula="of:=ABS([.A194]-[.D194])" office:value-type="float" office:value="947" calcext:value-type="float">
            <text:p>947</text:p>
          </table:table-cell>
          <table:table-cell/>
          <table:table-cell office:value-type="float" office:value="26562" calcext:value-type="float">
            <text:p>26562</text:p>
          </table:table-cell>
          <table:table-cell table:formula="of:=COUNTIF([.D$1:.D$1000]; [.A194])" office:value-type="float" office:value="0" calcext:value-type="float">
            <text:p>0</text:p>
          </table:table-cell>
          <table:table-cell table:formula="of:=[.A194]*[.E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0" calcext:value-type="float">
            <text:p>27550</text:p>
          </table:table-cell>
          <table:table-cell table:formula="of:=ABS([.A195]-[.D195])" office:value-type="float" office:value="652" calcext:value-type="float">
            <text:p>652</text:p>
          </table:table-cell>
          <table:table-cell/>
          <table:table-cell office:value-type="float" office:value="26898" calcext:value-type="float">
            <text:p>26898</text:p>
          </table:table-cell>
          <table:table-cell table:formula="of:=COUNTIF([.D$1:.D$1000]; [.A195])" office:value-type="float" office:value="0" calcext:value-type="float">
            <text:p>0</text:p>
          </table:table-cell>
          <table:table-cell table:formula="of:=[.A195]*[.E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2" calcext:value-type="float">
            <text:p>27572</text:p>
          </table:table-cell>
          <table:table-cell table:formula="of:=ABS([.A196]-[.D196])" office:value-type="float" office:value="652" calcext:value-type="float">
            <text:p>652</text:p>
          </table:table-cell>
          <table:table-cell/>
          <table:table-cell office:value-type="float" office:value="26920" calcext:value-type="float">
            <text:p>26920</text:p>
          </table:table-cell>
          <table:table-cell table:formula="of:=COUNTIF([.D$1:.D$1000]; [.A196])" office:value-type="float" office:value="0" calcext:value-type="float">
            <text:p>0</text:p>
          </table:table-cell>
          <table:table-cell table:formula="of:=[.A196]*[.E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9" calcext:value-type="float">
            <text:p>27659</text:p>
          </table:table-cell>
          <table:table-cell table:formula="of:=ABS([.A197]-[.D197])" office:value-type="float" office:value="686" calcext:value-type="float">
            <text:p>686</text:p>
          </table:table-cell>
          <table:table-cell/>
          <table:table-cell office:value-type="float" office:value="26973" calcext:value-type="float">
            <text:p>26973</text:p>
          </table:table-cell>
          <table:table-cell table:formula="of:=COUNTIF([.D$1:.D$1000]; [.A197])" office:value-type="float" office:value="17" calcext:value-type="float">
            <text:p>17</text:p>
          </table:table-cell>
          <table:table-cell table:formula="of:=[.A197]*[.E197]" office:value-type="float" office:value="470203" calcext:value-type="float">
            <text:p>470203</text:p>
          </table:table-cell>
        </table:table-row>
        <table:table-row table:style-name="ro1">
          <table:table-cell office:value-type="float" office:value="27662" calcext:value-type="float">
            <text:p>27662</text:p>
          </table:table-cell>
          <table:table-cell table:formula="of:=ABS([.A198]-[.D198])" office:value-type="float" office:value="653" calcext:value-type="float">
            <text:p>653</text:p>
          </table:table-cell>
          <table:table-cell/>
          <table:table-cell office:value-type="float" office:value="27009" calcext:value-type="float">
            <text:p>27009</text:p>
          </table:table-cell>
          <table:table-cell table:formula="of:=COUNTIF([.D$1:.D$1000]; [.A198])" office:value-type="float" office:value="0" calcext:value-type="float">
            <text:p>0</text:p>
          </table:table-cell>
          <table:table-cell table:formula="of:=[.A198]*[.E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7" calcext:value-type="float">
            <text:p>27717</text:p>
          </table:table-cell>
          <table:table-cell table:formula="of:=ABS([.A199]-[.D199])" office:value-type="float" office:value="657" calcext:value-type="float">
            <text:p>657</text:p>
          </table:table-cell>
          <table:table-cell/>
          <table:table-cell office:value-type="float" office:value="27060" calcext:value-type="float">
            <text:p>27060</text:p>
          </table:table-cell>
          <table:table-cell table:formula="of:=COUNTIF([.D$1:.D$1000]; [.A199])" office:value-type="float" office:value="0" calcext:value-type="float">
            <text:p>0</text:p>
          </table:table-cell>
          <table:table-cell table:formula="of:=[.A199]*[.E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9" calcext:value-type="float">
            <text:p>27749</text:p>
          </table:table-cell>
          <table:table-cell table:formula="of:=ABS([.A200]-[.D200])" office:value-type="float" office:value="685" calcext:value-type="float">
            <text:p>685</text:p>
          </table:table-cell>
          <table:table-cell/>
          <table:table-cell office:value-type="float" office:value="27064" calcext:value-type="float">
            <text:p>27064</text:p>
          </table:table-cell>
          <table:table-cell table:formula="of:=COUNTIF([.D$1:.D$1000]; [.A200])" office:value-type="float" office:value="0" calcext:value-type="float">
            <text:p>0</text:p>
          </table:table-cell>
          <table:table-cell table:formula="of:=[.A200]*[.E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7" calcext:value-type="float">
            <text:p>28107</text:p>
          </table:table-cell>
          <table:table-cell table:formula="of:=ABS([.A201]-[.D201])" office:value-type="float" office:value="990" calcext:value-type="float">
            <text:p>990</text:p>
          </table:table-cell>
          <table:table-cell/>
          <table:table-cell office:value-type="float" office:value="27117" calcext:value-type="float">
            <text:p>27117</text:p>
          </table:table-cell>
          <table:table-cell table:formula="of:=COUNTIF([.D$1:.D$1000]; [.A201])" office:value-type="float" office:value="0" calcext:value-type="float">
            <text:p>0</text:p>
          </table:table-cell>
          <table:table-cell table:formula="of:=[.A201]*[.E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9" calcext:value-type="float">
            <text:p>28199</text:p>
          </table:table-cell>
          <table:table-cell table:formula="of:=ABS([.A202]-[.D202])" office:value-type="float" office:value="866" calcext:value-type="float">
            <text:p>866</text:p>
          </table:table-cell>
          <table:table-cell/>
          <table:table-cell office:value-type="float" office:value="27333" calcext:value-type="float">
            <text:p>27333</text:p>
          </table:table-cell>
          <table:table-cell table:formula="of:=COUNTIF([.D$1:.D$1000]; [.A202])" office:value-type="float" office:value="0" calcext:value-type="float">
            <text:p>0</text:p>
          </table:table-cell>
          <table:table-cell table:formula="of:=[.A202]*[.E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9" calcext:value-type="float">
            <text:p>28219</text:p>
          </table:table-cell>
          <table:table-cell table:formula="of:=ABS([.A203]-[.D203])" office:value-type="float" office:value="758" calcext:value-type="float">
            <text:p>758</text:p>
          </table:table-cell>
          <table:table-cell/>
          <table:table-cell office:value-type="float" office:value="27461" calcext:value-type="float">
            <text:p>27461</text:p>
          </table:table-cell>
          <table:table-cell table:formula="of:=COUNTIF([.D$1:.D$1000]; [.A203])" office:value-type="float" office:value="0" calcext:value-type="float">
            <text:p>0</text:p>
          </table:table-cell>
          <table:table-cell table:formula="of:=[.A203]*[.E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4" calcext:value-type="float">
            <text:p>28604</text:p>
          </table:table-cell>
          <table:table-cell table:formula="of:=ABS([.A204]-[.D204])" office:value-type="float" office:value="945" calcext:value-type="float">
            <text:p>945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4])" office:value-type="float" office:value="0" calcext:value-type="float">
            <text:p>0</text:p>
          </table:table-cell>
          <table:table-cell table:formula="of:=[.A204]*[.E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4" calcext:value-type="float">
            <text:p>28654</text:p>
          </table:table-cell>
          <table:table-cell table:formula="of:=ABS([.A205]-[.D205])" office:value-type="float" office:value="995" calcext:value-type="float">
            <text:p>995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5])" office:value-type="float" office:value="0" calcext:value-type="float">
            <text:p>0</text:p>
          </table:table-cell>
          <table:table-cell table:formula="of:=[.A205]*[.E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7" calcext:value-type="float">
            <text:p>28757</text:p>
          </table:table-cell>
          <table:table-cell table:formula="of:=ABS([.A206]-[.D206])" office:value-type="float" office:value="1098" calcext:value-type="float">
            <text:p>1098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6])" office:value-type="float" office:value="0" calcext:value-type="float">
            <text:p>0</text:p>
          </table:table-cell>
          <table:table-cell table:formula="of:=[.A206]*[.E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9" calcext:value-type="float">
            <text:p>28879</text:p>
          </table:table-cell>
          <table:table-cell table:formula="of:=ABS([.A207]-[.D207])" office:value-type="float" office:value="1220" calcext:value-type="float">
            <text:p>1220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7])" office:value-type="float" office:value="0" calcext:value-type="float">
            <text:p>0</text:p>
          </table:table-cell>
          <table:table-cell table:formula="of:=[.A207]*[.E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5" calcext:value-type="float">
            <text:p>28975</text:p>
          </table:table-cell>
          <table:table-cell table:formula="of:=ABS([.A208]-[.D208])" office:value-type="float" office:value="1316" calcext:value-type="float">
            <text:p>1316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8])" office:value-type="float" office:value="0" calcext:value-type="float">
            <text:p>0</text:p>
          </table:table-cell>
          <table:table-cell table:formula="of:=[.A208]*[.E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3" calcext:value-type="float">
            <text:p>29053</text:p>
          </table:table-cell>
          <table:table-cell table:formula="of:=ABS([.A209]-[.D209])" office:value-type="float" office:value="1394" calcext:value-type="float">
            <text:p>1394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09])" office:value-type="float" office:value="0" calcext:value-type="float">
            <text:p>0</text:p>
          </table:table-cell>
          <table:table-cell table:formula="of:=[.A209]*[.E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7" calcext:value-type="float">
            <text:p>29087</text:p>
          </table:table-cell>
          <table:table-cell table:formula="of:=ABS([.A210]-[.D210])" office:value-type="float" office:value="1428" calcext:value-type="float">
            <text:p>1428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0])" office:value-type="float" office:value="0" calcext:value-type="float">
            <text:p>0</text:p>
          </table:table-cell>
          <table:table-cell table:formula="of:=[.A210]*[.E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2" calcext:value-type="float">
            <text:p>29152</text:p>
          </table:table-cell>
          <table:table-cell table:formula="of:=ABS([.A211]-[.D211])" office:value-type="float" office:value="1493" calcext:value-type="float">
            <text:p>1493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1])" office:value-type="float" office:value="0" calcext:value-type="float">
            <text:p>0</text:p>
          </table:table-cell>
          <table:table-cell table:formula="of:=[.A211]*[.E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1" calcext:value-type="float">
            <text:p>29161</text:p>
          </table:table-cell>
          <table:table-cell table:formula="of:=ABS([.A212]-[.D212])" office:value-type="float" office:value="1502" calcext:value-type="float">
            <text:p>1502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2])" office:value-type="float" office:value="0" calcext:value-type="float">
            <text:p>0</text:p>
          </table:table-cell>
          <table:table-cell table:formula="of:=[.A212]*[.E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2" calcext:value-type="float">
            <text:p>29242</text:p>
          </table:table-cell>
          <table:table-cell table:formula="of:=ABS([.A213]-[.D213])" office:value-type="float" office:value="1583" calcext:value-type="float">
            <text:p>1583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3])" office:value-type="float" office:value="0" calcext:value-type="float">
            <text:p>0</text:p>
          </table:table-cell>
          <table:table-cell table:formula="of:=[.A213]*[.E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8" calcext:value-type="float">
            <text:p>29258</text:p>
          </table:table-cell>
          <table:table-cell table:formula="of:=ABS([.A214]-[.D214])" office:value-type="float" office:value="1599" calcext:value-type="float">
            <text:p>1599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4])" office:value-type="float" office:value="0" calcext:value-type="float">
            <text:p>0</text:p>
          </table:table-cell>
          <table:table-cell table:formula="of:=[.A214]*[.E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1" calcext:value-type="float">
            <text:p>29321</text:p>
          </table:table-cell>
          <table:table-cell table:formula="of:=ABS([.A215]-[.D215])" office:value-type="float" office:value="1662" calcext:value-type="float">
            <text:p>1662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5])" office:value-type="float" office:value="0" calcext:value-type="float">
            <text:p>0</text:p>
          </table:table-cell>
          <table:table-cell table:formula="of:=[.A215]*[.E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0" calcext:value-type="float">
            <text:p>29460</text:p>
          </table:table-cell>
          <table:table-cell table:formula="of:=ABS([.A216]-[.D216])" office:value-type="float" office:value="1801" calcext:value-type="float">
            <text:p>1801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6])" office:value-type="float" office:value="0" calcext:value-type="float">
            <text:p>0</text:p>
          </table:table-cell>
          <table:table-cell table:formula="of:=[.A216]*[.E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formula="of:=ABS([.A217]-[.D217])" office:value-type="float" office:value="1845" calcext:value-type="float">
            <text:p>1845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7])" office:value-type="float" office:value="0" calcext:value-type="float">
            <text:p>0</text:p>
          </table:table-cell>
          <table:table-cell table:formula="of:=[.A217]*[.E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5" calcext:value-type="float">
            <text:p>29655</text:p>
          </table:table-cell>
          <table:table-cell table:formula="of:=ABS([.A218]-[.D218])" office:value-type="float" office:value="1996" calcext:value-type="float">
            <text:p>1996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8])" office:value-type="float" office:value="0" calcext:value-type="float">
            <text:p>0</text:p>
          </table:table-cell>
          <table:table-cell table:formula="of:=[.A218]*[.E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5" calcext:value-type="float">
            <text:p>29755</text:p>
          </table:table-cell>
          <table:table-cell table:formula="of:=ABS([.A219]-[.D219])" office:value-type="float" office:value="2096" calcext:value-type="float">
            <text:p>2096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19])" office:value-type="float" office:value="3" calcext:value-type="float">
            <text:p>3</text:p>
          </table:table-cell>
          <table:table-cell table:formula="of:=[.A219]*[.E219]" office:value-type="float" office:value="89265" calcext:value-type="float">
            <text:p>89265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table:formula="of:=ABS([.A220]-[.D220])" office:value-type="float" office:value="2151" calcext:value-type="float">
            <text:p>2151</text:p>
          </table:table-cell>
          <table:table-cell/>
          <table:table-cell office:value-type="float" office:value="27659" calcext:value-type="float">
            <text:p>27659</text:p>
          </table:table-cell>
          <table:table-cell table:formula="of:=COUNTIF([.D$1:.D$1000]; [.A220])" office:value-type="float" office:value="0" calcext:value-type="float">
            <text:p>0</text:p>
          </table:table-cell>
          <table:table-cell table:formula="of:=[.A220]*[.E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2" calcext:value-type="float">
            <text:p>29912</text:p>
          </table:table-cell>
          <table:table-cell table:formula="of:=ABS([.A221]-[.D221])" office:value-type="float" office:value="2017" calcext:value-type="float">
            <text:p>2017</text:p>
          </table:table-cell>
          <table:table-cell/>
          <table:table-cell office:value-type="float" office:value="27895" calcext:value-type="float">
            <text:p>27895</text:p>
          </table:table-cell>
          <table:table-cell table:formula="of:=COUNTIF([.D$1:.D$1000]; [.A221])" office:value-type="float" office:value="0" calcext:value-type="float">
            <text:p>0</text:p>
          </table:table-cell>
          <table:table-cell table:formula="of:=[.A221]*[.E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5" calcext:value-type="float">
            <text:p>29975</text:p>
          </table:table-cell>
          <table:table-cell table:formula="of:=ABS([.A222]-[.D222])" office:value-type="float" office:value="1914" calcext:value-type="float">
            <text:p>1914</text:p>
          </table:table-cell>
          <table:table-cell/>
          <table:table-cell office:value-type="float" office:value="28061" calcext:value-type="float">
            <text:p>28061</text:p>
          </table:table-cell>
          <table:table-cell table:formula="of:=COUNTIF([.D$1:.D$1000]; [.A222])" office:value-type="float" office:value="0" calcext:value-type="float">
            <text:p>0</text:p>
          </table:table-cell>
          <table:table-cell table:formula="of:=[.A222]*[.E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5" calcext:value-type="float">
            <text:p>30035</text:p>
          </table:table-cell>
          <table:table-cell table:formula="of:=ABS([.A223]-[.D223])" office:value-type="float" office:value="1932" calcext:value-type="float">
            <text:p>1932</text:p>
          </table:table-cell>
          <table:table-cell/>
          <table:table-cell office:value-type="float" office:value="28103" calcext:value-type="float">
            <text:p>28103</text:p>
          </table:table-cell>
          <table:table-cell table:formula="of:=COUNTIF([.D$1:.D$1000]; [.A223])" office:value-type="float" office:value="0" calcext:value-type="float">
            <text:p>0</text:p>
          </table:table-cell>
          <table:table-cell table:formula="of:=[.A223]*[.E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3" calcext:value-type="float">
            <text:p>30273</text:p>
          </table:table-cell>
          <table:table-cell table:formula="of:=ABS([.A224]-[.D224])" office:value-type="float" office:value="1649" calcext:value-type="float">
            <text:p>1649</text:p>
          </table:table-cell>
          <table:table-cell/>
          <table:table-cell office:value-type="float" office:value="28624" calcext:value-type="float">
            <text:p>28624</text:p>
          </table:table-cell>
          <table:table-cell table:formula="of:=COUNTIF([.D$1:.D$1000]; [.A224])" office:value-type="float" office:value="0" calcext:value-type="float">
            <text:p>0</text:p>
          </table:table-cell>
          <table:table-cell table:formula="of:=[.A224]*[.E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table:formula="of:=ABS([.A225]-[.D225])" office:value-type="float" office:value="1501" calcext:value-type="float">
            <text:p>1501</text:p>
          </table:table-cell>
          <table:table-cell/>
          <table:table-cell office:value-type="float" office:value="28798" calcext:value-type="float">
            <text:p>28798</text:p>
          </table:table-cell>
          <table:table-cell table:formula="of:=COUNTIF([.D$1:.D$1000]; [.A225])" office:value-type="float" office:value="0" calcext:value-type="float">
            <text:p>0</text:p>
          </table:table-cell>
          <table:table-cell table:formula="of:=[.A225]*[.E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0" calcext:value-type="float">
            <text:p>30550</text:p>
          </table:table-cell>
          <table:table-cell table:formula="of:=ABS([.A226]-[.D226])" office:value-type="float" office:value="1635" calcext:value-type="float">
            <text:p>1635</text:p>
          </table:table-cell>
          <table:table-cell/>
          <table:table-cell office:value-type="float" office:value="28915" calcext:value-type="float">
            <text:p>28915</text:p>
          </table:table-cell>
          <table:table-cell table:formula="of:=COUNTIF([.D$1:.D$1000]; [.A226])" office:value-type="float" office:value="0" calcext:value-type="float">
            <text:p>0</text:p>
          </table:table-cell>
          <table:table-cell table:formula="of:=[.A226]*[.E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1" calcext:value-type="float">
            <text:p>30591</text:p>
          </table:table-cell>
          <table:table-cell table:formula="of:=ABS([.A227]-[.D227])" office:value-type="float" office:value="1674" calcext:value-type="float">
            <text:p>1674</text:p>
          </table:table-cell>
          <table:table-cell/>
          <table:table-cell office:value-type="float" office:value="28917" calcext:value-type="float">
            <text:p>28917</text:p>
          </table:table-cell>
          <table:table-cell table:formula="of:=COUNTIF([.D$1:.D$1000]; [.A227])" office:value-type="float" office:value="0" calcext:value-type="float">
            <text:p>0</text:p>
          </table:table-cell>
          <table:table-cell table:formula="of:=[.A227]*[.E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3" calcext:value-type="float">
            <text:p>30683</text:p>
          </table:table-cell>
          <table:table-cell table:formula="of:=ABS([.A228]-[.D228])" office:value-type="float" office:value="1416" calcext:value-type="float">
            <text:p>1416</text:p>
          </table:table-cell>
          <table:table-cell/>
          <table:table-cell office:value-type="float" office:value="29267" calcext:value-type="float">
            <text:p>29267</text:p>
          </table:table-cell>
          <table:table-cell table:formula="of:=COUNTIF([.D$1:.D$1000]; [.A228])" office:value-type="float" office:value="0" calcext:value-type="float">
            <text:p>0</text:p>
          </table:table-cell>
          <table:table-cell table:formula="of:=[.A228]*[.E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6" calcext:value-type="float">
            <text:p>30806</text:p>
          </table:table-cell>
          <table:table-cell table:formula="of:=ABS([.A229]-[.D229])" office:value-type="float" office:value="1422" calcext:value-type="float">
            <text:p>1422</text:p>
          </table:table-cell>
          <table:table-cell/>
          <table:table-cell office:value-type="float" office:value="29384" calcext:value-type="float">
            <text:p>29384</text:p>
          </table:table-cell>
          <table:table-cell table:formula="of:=COUNTIF([.D$1:.D$1000]; [.A229])" office:value-type="float" office:value="0" calcext:value-type="float">
            <text:p>0</text:p>
          </table:table-cell>
          <table:table-cell table:formula="of:=[.A229]*[.E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0" calcext:value-type="float">
            <text:p>30970</text:p>
          </table:table-cell>
          <table:table-cell table:formula="of:=ABS([.A230]-[.D230])" office:value-type="float" office:value="1559" calcext:value-type="float">
            <text:p>1559</text:p>
          </table:table-cell>
          <table:table-cell/>
          <table:table-cell office:value-type="float" office:value="29411" calcext:value-type="float">
            <text:p>29411</text:p>
          </table:table-cell>
          <table:table-cell table:formula="of:=COUNTIF([.D$1:.D$1000]; [.A230])" office:value-type="float" office:value="0" calcext:value-type="float">
            <text:p>0</text:p>
          </table:table-cell>
          <table:table-cell table:formula="of:=[.A230]*[.E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2" calcext:value-type="float">
            <text:p>30972</text:p>
          </table:table-cell>
          <table:table-cell table:formula="of:=ABS([.A231]-[.D231])" office:value-type="float" office:value="1441" calcext:value-type="float">
            <text:p>1441</text:p>
          </table:table-cell>
          <table:table-cell/>
          <table:table-cell office:value-type="float" office:value="29531" calcext:value-type="float">
            <text:p>29531</text:p>
          </table:table-cell>
          <table:table-cell table:formula="of:=COUNTIF([.D$1:.D$1000]; [.A231])" office:value-type="float" office:value="0" calcext:value-type="float">
            <text:p>0</text:p>
          </table:table-cell>
          <table:table-cell table:formula="of:=[.A231]*[.E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6" calcext:value-type="float">
            <text:p>30986</text:p>
          </table:table-cell>
          <table:table-cell table:formula="of:=ABS([.A232]-[.D232])" office:value-type="float" office:value="1438" calcext:value-type="float">
            <text:p>1438</text:p>
          </table:table-cell>
          <table:table-cell/>
          <table:table-cell office:value-type="float" office:value="29548" calcext:value-type="float">
            <text:p>29548</text:p>
          </table:table-cell>
          <table:table-cell table:formula="of:=COUNTIF([.D$1:.D$1000]; [.A232])" office:value-type="float" office:value="0" calcext:value-type="float">
            <text:p>0</text:p>
          </table:table-cell>
          <table:table-cell table:formula="of:=[.A232]*[.E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4" calcext:value-type="float">
            <text:p>31094</text:p>
          </table:table-cell>
          <table:table-cell table:formula="of:=ABS([.A233]-[.D233])" office:value-type="float" office:value="1456" calcext:value-type="float">
            <text:p>1456</text:p>
          </table:table-cell>
          <table:table-cell/>
          <table:table-cell office:value-type="float" office:value="29638" calcext:value-type="float">
            <text:p>29638</text:p>
          </table:table-cell>
          <table:table-cell table:formula="of:=COUNTIF([.D$1:.D$1000]; [.A233])" office:value-type="float" office:value="0" calcext:value-type="float">
            <text:p>0</text:p>
          </table:table-cell>
          <table:table-cell table:formula="of:=[.A233]*[.E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3" calcext:value-type="float">
            <text:p>31183</text:p>
          </table:table-cell>
          <table:table-cell table:formula="of:=ABS([.A234]-[.D234])" office:value-type="float" office:value="1464" calcext:value-type="float">
            <text:p>1464</text:p>
          </table:table-cell>
          <table:table-cell/>
          <table:table-cell office:value-type="float" office:value="29719" calcext:value-type="float">
            <text:p>29719</text:p>
          </table:table-cell>
          <table:table-cell table:formula="of:=COUNTIF([.D$1:.D$1000]; [.A234])" office:value-type="float" office:value="0" calcext:value-type="float">
            <text:p>0</text:p>
          </table:table-cell>
          <table:table-cell table:formula="of:=[.A234]*[.E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1" calcext:value-type="float">
            <text:p>31231</text:p>
          </table:table-cell>
          <table:table-cell table:formula="of:=ABS([.A235]-[.D235])" office:value-type="float" office:value="1476" calcext:value-type="float">
            <text:p>1476</text:p>
          </table:table-cell>
          <table:table-cell/>
          <table:table-cell office:value-type="float" office:value="29755" calcext:value-type="float">
            <text:p>29755</text:p>
          </table:table-cell>
          <table:table-cell table:formula="of:=COUNTIF([.D$1:.D$1000]; [.A235])" office:value-type="float" office:value="0" calcext:value-type="float">
            <text:p>0</text:p>
          </table:table-cell>
          <table:table-cell table:formula="of:=[.A235]*[.E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5" calcext:value-type="float">
            <text:p>31335</text:p>
          </table:table-cell>
          <table:table-cell table:formula="of:=ABS([.A236]-[.D236])" office:value-type="float" office:value="1580" calcext:value-type="float">
            <text:p>1580</text:p>
          </table:table-cell>
          <table:table-cell/>
          <table:table-cell office:value-type="float" office:value="29755" calcext:value-type="float">
            <text:p>29755</text:p>
          </table:table-cell>
          <table:table-cell table:formula="of:=COUNTIF([.D$1:.D$1000]; [.A236])" office:value-type="float" office:value="0" calcext:value-type="float">
            <text:p>0</text:p>
          </table:table-cell>
          <table:table-cell table:formula="of:=[.A236]*[.E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7" calcext:value-type="float">
            <text:p>31347</text:p>
          </table:table-cell>
          <table:table-cell table:formula="of:=ABS([.A237]-[.D237])" office:value-type="float" office:value="1592" calcext:value-type="float">
            <text:p>1592</text:p>
          </table:table-cell>
          <table:table-cell/>
          <table:table-cell office:value-type="float" office:value="29755" calcext:value-type="float">
            <text:p>29755</text:p>
          </table:table-cell>
          <table:table-cell table:formula="of:=COUNTIF([.D$1:.D$1000]; [.A237])" office:value-type="float" office:value="0" calcext:value-type="float">
            <text:p>0</text:p>
          </table:table-cell>
          <table:table-cell table:formula="of:=[.A237]*[.E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5" calcext:value-type="float">
            <text:p>31485</text:p>
          </table:table-cell>
          <table:table-cell table:formula="of:=ABS([.A238]-[.D238])" office:value-type="float" office:value="1683" calcext:value-type="float">
            <text:p>1683</text:p>
          </table:table-cell>
          <table:table-cell/>
          <table:table-cell office:value-type="float" office:value="29802" calcext:value-type="float">
            <text:p>29802</text:p>
          </table:table-cell>
          <table:table-cell table:formula="of:=COUNTIF([.D$1:.D$1000]; [.A238])" office:value-type="float" office:value="0" calcext:value-type="float">
            <text:p>0</text:p>
          </table:table-cell>
          <table:table-cell table:formula="of:=[.A238]*[.E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7" calcext:value-type="float">
            <text:p>31497</text:p>
          </table:table-cell>
          <table:table-cell table:formula="of:=ABS([.A239]-[.D239])" office:value-type="float" office:value="1539" calcext:value-type="float">
            <text:p>1539</text:p>
          </table:table-cell>
          <table:table-cell/>
          <table:table-cell office:value-type="float" office:value="29958" calcext:value-type="float">
            <text:p>29958</text:p>
          </table:table-cell>
          <table:table-cell table:formula="of:=COUNTIF([.D$1:.D$1000]; [.A239])" office:value-type="float" office:value="0" calcext:value-type="float">
            <text:p>0</text:p>
          </table:table-cell>
          <table:table-cell table:formula="of:=[.A239]*[.E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table:formula="of:=ABS([.A240]-[.D240])" office:value-type="float" office:value="1566" calcext:value-type="float">
            <text:p>1566</text:p>
          </table:table-cell>
          <table:table-cell/>
          <table:table-cell office:value-type="float" office:value="29980" calcext:value-type="float">
            <text:p>29980</text:p>
          </table:table-cell>
          <table:table-cell table:formula="of:=COUNTIF([.D$1:.D$1000]; [.A240])" office:value-type="float" office:value="0" calcext:value-type="float">
            <text:p>0</text:p>
          </table:table-cell>
          <table:table-cell table:formula="of:=[.A240]*[.E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7" calcext:value-type="float">
            <text:p>31697</text:p>
          </table:table-cell>
          <table:table-cell table:formula="of:=ABS([.A241]-[.D241])" office:value-type="float" office:value="1277" calcext:value-type="float">
            <text:p>1277</text:p>
          </table:table-cell>
          <table:table-cell/>
          <table:table-cell office:value-type="float" office:value="30420" calcext:value-type="float">
            <text:p>30420</text:p>
          </table:table-cell>
          <table:table-cell table:formula="of:=COUNTIF([.D$1:.D$1000]; [.A241])" office:value-type="float" office:value="0" calcext:value-type="float">
            <text:p>0</text:p>
          </table:table-cell>
          <table:table-cell table:formula="of:=[.A241]*[.E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1" calcext:value-type="float">
            <text:p>31751</text:p>
          </table:table-cell>
          <table:table-cell table:formula="of:=ABS([.A242]-[.D242])" office:value-type="float" office:value="1278" calcext:value-type="float">
            <text:p>1278</text:p>
          </table:table-cell>
          <table:table-cell/>
          <table:table-cell office:value-type="float" office:value="30473" calcext:value-type="float">
            <text:p>30473</text:p>
          </table:table-cell>
          <table:table-cell table:formula="of:=COUNTIF([.D$1:.D$1000]; [.A242])" office:value-type="float" office:value="0" calcext:value-type="float">
            <text:p>0</text:p>
          </table:table-cell>
          <table:table-cell table:formula="of:=[.A242]*[.E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4" calcext:value-type="float">
            <text:p>31904</text:p>
          </table:table-cell>
          <table:table-cell table:formula="of:=ABS([.A243]-[.D243])" office:value-type="float" office:value="1370" calcext:value-type="float">
            <text:p>1370</text:p>
          </table:table-cell>
          <table:table-cell/>
          <table:table-cell office:value-type="float" office:value="30534" calcext:value-type="float">
            <text:p>30534</text:p>
          </table:table-cell>
          <table:table-cell table:formula="of:=COUNTIF([.D$1:.D$1000]; [.A243])" office:value-type="float" office:value="0" calcext:value-type="float">
            <text:p>0</text:p>
          </table:table-cell>
          <table:table-cell table:formula="of:=[.A243]*[.E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7" calcext:value-type="float">
            <text:p>32127</text:p>
          </table:table-cell>
          <table:table-cell table:formula="of:=ABS([.A244]-[.D244])" office:value-type="float" office:value="1565" calcext:value-type="float">
            <text:p>1565</text:p>
          </table:table-cell>
          <table:table-cell/>
          <table:table-cell office:value-type="float" office:value="30562" calcext:value-type="float">
            <text:p>30562</text:p>
          </table:table-cell>
          <table:table-cell table:formula="of:=COUNTIF([.D$1:.D$1000]; [.A244])" office:value-type="float" office:value="0" calcext:value-type="float">
            <text:p>0</text:p>
          </table:table-cell>
          <table:table-cell table:formula="of:=[.A244]*[.E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4" calcext:value-type="float">
            <text:p>32154</text:p>
          </table:table-cell>
          <table:table-cell table:formula="of:=ABS([.A245]-[.D245])" office:value-type="float" office:value="1571" calcext:value-type="float">
            <text:p>1571</text:p>
          </table:table-cell>
          <table:table-cell/>
          <table:table-cell office:value-type="float" office:value="30583" calcext:value-type="float">
            <text:p>30583</text:p>
          </table:table-cell>
          <table:table-cell table:formula="of:=COUNTIF([.D$1:.D$1000]; [.A245])" office:value-type="float" office:value="0" calcext:value-type="float">
            <text:p>0</text:p>
          </table:table-cell>
          <table:table-cell table:formula="of:=[.A245]*[.E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2" calcext:value-type="float">
            <text:p>32162</text:p>
          </table:table-cell>
          <table:table-cell table:formula="of:=ABS([.A246]-[.D246])" office:value-type="float" office:value="1569" calcext:value-type="float">
            <text:p>1569</text:p>
          </table:table-cell>
          <table:table-cell/>
          <table:table-cell office:value-type="float" office:value="30593" calcext:value-type="float">
            <text:p>30593</text:p>
          </table:table-cell>
          <table:table-cell table:formula="of:=COUNTIF([.D$1:.D$1000]; [.A246])" office:value-type="float" office:value="0" calcext:value-type="float">
            <text:p>0</text:p>
          </table:table-cell>
          <table:table-cell table:formula="of:=[.A246]*[.E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6" calcext:value-type="float">
            <text:p>32166</text:p>
          </table:table-cell>
          <table:table-cell table:formula="of:=ABS([.A247]-[.D247])" office:value-type="float" office:value="1174" calcext:value-type="float">
            <text:p>1174</text:p>
          </table:table-cell>
          <table:table-cell/>
          <table:table-cell office:value-type="float" office:value="30992" calcext:value-type="float">
            <text:p>30992</text:p>
          </table:table-cell>
          <table:table-cell table:formula="of:=COUNTIF([.D$1:.D$1000]; [.A247])" office:value-type="float" office:value="0" calcext:value-type="float">
            <text:p>0</text:p>
          </table:table-cell>
          <table:table-cell table:formula="of:=[.A247]*[.E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8" calcext:value-type="float">
            <text:p>32248</text:p>
          </table:table-cell>
          <table:table-cell table:formula="of:=ABS([.A248]-[.D248])" office:value-type="float" office:value="1225" calcext:value-type="float">
            <text:p>1225</text:p>
          </table:table-cell>
          <table:table-cell/>
          <table:table-cell office:value-type="float" office:value="31023" calcext:value-type="float">
            <text:p>31023</text:p>
          </table:table-cell>
          <table:table-cell table:formula="of:=COUNTIF([.D$1:.D$1000]; [.A248])" office:value-type="float" office:value="15" calcext:value-type="float">
            <text:p>15</text:p>
          </table:table-cell>
          <table:table-cell table:formula="of:=[.A248]*[.E248]" office:value-type="float" office:value="483720" calcext:value-type="float">
            <text:p>483720</text:p>
          </table:table-cell>
        </table:table-row>
        <table:table-row table:style-name="ro1">
          <table:table-cell office:value-type="float" office:value="32350" calcext:value-type="float">
            <text:p>32350</text:p>
          </table:table-cell>
          <table:table-cell table:formula="of:=ABS([.A249]-[.D249])" office:value-type="float" office:value="1319" calcext:value-type="float">
            <text:p>1319</text:p>
          </table:table-cell>
          <table:table-cell/>
          <table:table-cell office:value-type="float" office:value="31031" calcext:value-type="float">
            <text:p>31031</text:p>
          </table:table-cell>
          <table:table-cell table:formula="of:=COUNTIF([.D$1:.D$1000]; [.A249])" office:value-type="float" office:value="0" calcext:value-type="float">
            <text:p>0</text:p>
          </table:table-cell>
          <table:table-cell table:formula="of:=[.A249]*[.E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7" calcext:value-type="float">
            <text:p>32357</text:p>
          </table:table-cell>
          <table:table-cell table:formula="of:=ABS([.A250]-[.D250])" office:value-type="float" office:value="1035" calcext:value-type="float">
            <text:p>1035</text:p>
          </table:table-cell>
          <table:table-cell/>
          <table:table-cell office:value-type="float" office:value="31322" calcext:value-type="float">
            <text:p>31322</text:p>
          </table:table-cell>
          <table:table-cell table:formula="of:=COUNTIF([.D$1:.D$1000]; [.A250])" office:value-type="float" office:value="0" calcext:value-type="float">
            <text:p>0</text:p>
          </table:table-cell>
          <table:table-cell table:formula="of:=[.A250]*[.E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2" calcext:value-type="float">
            <text:p>32452</text:p>
          </table:table-cell>
          <table:table-cell table:formula="of:=ABS([.A251]-[.D251])" office:value-type="float" office:value="1031" calcext:value-type="float">
            <text:p>1031</text:p>
          </table:table-cell>
          <table:table-cell/>
          <table:table-cell office:value-type="float" office:value="31421" calcext:value-type="float">
            <text:p>31421</text:p>
          </table:table-cell>
          <table:table-cell table:formula="of:=COUNTIF([.D$1:.D$1000]; [.A251])" office:value-type="float" office:value="0" calcext:value-type="float">
            <text:p>0</text:p>
          </table:table-cell>
          <table:table-cell table:formula="of:=[.A251]*[.E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3" calcext:value-type="float">
            <text:p>32763</text:p>
          </table:table-cell>
          <table:table-cell table:formula="of:=ABS([.A252]-[.D252])" office:value-type="float" office:value="1336" calcext:value-type="float">
            <text:p>1336</text:p>
          </table:table-cell>
          <table:table-cell/>
          <table:table-cell office:value-type="float" office:value="31427" calcext:value-type="float">
            <text:p>31427</text:p>
          </table:table-cell>
          <table:table-cell table:formula="of:=COUNTIF([.D$1:.D$1000]; [.A252])" office:value-type="float" office:value="0" calcext:value-type="float">
            <text:p>0</text:p>
          </table:table-cell>
          <table:table-cell table:formula="of:=[.A252]*[.E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9" calcext:value-type="float">
            <text:p>32809</text:p>
          </table:table-cell>
          <table:table-cell table:formula="of:=ABS([.A253]-[.D253])" office:value-type="float" office:value="1217" calcext:value-type="float">
            <text:p>1217</text:p>
          </table:table-cell>
          <table:table-cell/>
          <table:table-cell office:value-type="float" office:value="31592" calcext:value-type="float">
            <text:p>31592</text:p>
          </table:table-cell>
          <table:table-cell table:formula="of:=COUNTIF([.D$1:.D$1000]; [.A253])" office:value-type="float" office:value="0" calcext:value-type="float">
            <text:p>0</text:p>
          </table:table-cell>
          <table:table-cell table:formula="of:=[.A253]*[.E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1" calcext:value-type="float">
            <text:p>32881</text:p>
          </table:table-cell>
          <table:table-cell table:formula="of:=ABS([.A254]-[.D254])" office:value-type="float" office:value="1239" calcext:value-type="float">
            <text:p>1239</text:p>
          </table:table-cell>
          <table:table-cell/>
          <table:table-cell office:value-type="float" office:value="31642" calcext:value-type="float">
            <text:p>31642</text:p>
          </table:table-cell>
          <table:table-cell table:formula="of:=COUNTIF([.D$1:.D$1000]; [.A254])" office:value-type="float" office:value="0" calcext:value-type="float">
            <text:p>0</text:p>
          </table:table-cell>
          <table:table-cell table:formula="of:=[.A254]*[.E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9" calcext:value-type="float">
            <text:p>33069</text:p>
          </table:table-cell>
          <table:table-cell table:formula="of:=ABS([.A255]-[.D255])" office:value-type="float" office:value="1277" calcext:value-type="float">
            <text:p>1277</text:p>
          </table:table-cell>
          <table:table-cell/>
          <table:table-cell office:value-type="float" office:value="31792" calcext:value-type="float">
            <text:p>31792</text:p>
          </table:table-cell>
          <table:table-cell table:formula="of:=COUNTIF([.D$1:.D$1000]; [.A255])" office:value-type="float" office:value="0" calcext:value-type="float">
            <text:p>0</text:p>
          </table:table-cell>
          <table:table-cell table:formula="of:=[.A255]*[.E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7" calcext:value-type="float">
            <text:p>33187</text:p>
          </table:table-cell>
          <table:table-cell table:formula="of:=ABS([.A256]-[.D256])" office:value-type="float" office:value="939" calcext:value-type="float">
            <text:p>939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56])" office:value-type="float" office:value="0" calcext:value-type="float">
            <text:p>0</text:p>
          </table:table-cell>
          <table:table-cell table:formula="of:=[.A256]*[.E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9" calcext:value-type="float">
            <text:p>33339</text:p>
          </table:table-cell>
          <table:table-cell table:formula="of:=ABS([.A257]-[.D257])" office:value-type="float" office:value="1091" calcext:value-type="float">
            <text:p>1091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57])" office:value-type="float" office:value="0" calcext:value-type="float">
            <text:p>0</text:p>
          </table:table-cell>
          <table:table-cell table:formula="of:=[.A257]*[.E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7" calcext:value-type="float">
            <text:p>33347</text:p>
          </table:table-cell>
          <table:table-cell table:formula="of:=ABS([.A258]-[.D258])" office:value-type="float" office:value="1099" calcext:value-type="float">
            <text:p>1099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58])" office:value-type="float" office:value="0" calcext:value-type="float">
            <text:p>0</text:p>
          </table:table-cell>
          <table:table-cell table:formula="of:=[.A258]*[.E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5" calcext:value-type="float">
            <text:p>33385</text:p>
          </table:table-cell>
          <table:table-cell table:formula="of:=ABS([.A259]-[.D259])" office:value-type="float" office:value="1137" calcext:value-type="float">
            <text:p>1137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59])" office:value-type="float" office:value="0" calcext:value-type="float">
            <text:p>0</text:p>
          </table:table-cell>
          <table:table-cell table:formula="of:=[.A259]*[.E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2" calcext:value-type="float">
            <text:p>33392</text:p>
          </table:table-cell>
          <table:table-cell table:formula="of:=ABS([.A260]-[.D260])" office:value-type="float" office:value="1144" calcext:value-type="float">
            <text:p>1144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0])" office:value-type="float" office:value="7" calcext:value-type="float">
            <text:p>7</text:p>
          </table:table-cell>
          <table:table-cell table:formula="of:=[.A260]*[.E260]" office:value-type="float" office:value="233744" calcext:value-type="float">
            <text:p>233744</text:p>
          </table:table-cell>
        </table:table-row>
        <table:table-row table:style-name="ro1">
          <table:table-cell office:value-type="float" office:value="33397" calcext:value-type="float">
            <text:p>33397</text:p>
          </table:table-cell>
          <table:table-cell table:formula="of:=ABS([.A261]-[.D261])" office:value-type="float" office:value="1149" calcext:value-type="float">
            <text:p>1149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1])" office:value-type="float" office:value="0" calcext:value-type="float">
            <text:p>0</text:p>
          </table:table-cell>
          <table:table-cell table:formula="of:=[.A261]*[.E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4" calcext:value-type="float">
            <text:p>33434</text:p>
          </table:table-cell>
          <table:table-cell table:formula="of:=ABS([.A262]-[.D262])" office:value-type="float" office:value="1186" calcext:value-type="float">
            <text:p>1186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2])" office:value-type="float" office:value="0" calcext:value-type="float">
            <text:p>0</text:p>
          </table:table-cell>
          <table:table-cell table:formula="of:=[.A262]*[.E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9" calcext:value-type="float">
            <text:p>33599</text:p>
          </table:table-cell>
          <table:table-cell table:formula="of:=ABS([.A263]-[.D263])" office:value-type="float" office:value="1351" calcext:value-type="float">
            <text:p>1351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3])" office:value-type="float" office:value="0" calcext:value-type="float">
            <text:p>0</text:p>
          </table:table-cell>
          <table:table-cell table:formula="of:=[.A263]*[.E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table:formula="of:=ABS([.A264]-[.D264])" office:value-type="float" office:value="1352" calcext:value-type="float">
            <text:p>1352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4])" office:value-type="float" office:value="0" calcext:value-type="float">
            <text:p>0</text:p>
          </table:table-cell>
          <table:table-cell table:formula="of:=[.A264]*[.E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4" calcext:value-type="float">
            <text:p>33674</text:p>
          </table:table-cell>
          <table:table-cell table:formula="of:=ABS([.A265]-[.D265])" office:value-type="float" office:value="1426" calcext:value-type="float">
            <text:p>1426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5])" office:value-type="float" office:value="0" calcext:value-type="float">
            <text:p>0</text:p>
          </table:table-cell>
          <table:table-cell table:formula="of:=[.A265]*[.E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1" calcext:value-type="float">
            <text:p>33691</text:p>
          </table:table-cell>
          <table:table-cell table:formula="of:=ABS([.A266]-[.D266])" office:value-type="float" office:value="1443" calcext:value-type="float">
            <text:p>1443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6])" office:value-type="float" office:value="0" calcext:value-type="float">
            <text:p>0</text:p>
          </table:table-cell>
          <table:table-cell table:formula="of:=[.A266]*[.E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1" calcext:value-type="float">
            <text:p>33791</text:p>
          </table:table-cell>
          <table:table-cell table:formula="of:=ABS([.A267]-[.D267])" office:value-type="float" office:value="1543" calcext:value-type="float">
            <text:p>1543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7])" office:value-type="float" office:value="0" calcext:value-type="float">
            <text:p>0</text:p>
          </table:table-cell>
          <table:table-cell table:formula="of:=[.A267]*[.E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7" calcext:value-type="float">
            <text:p>34027</text:p>
          </table:table-cell>
          <table:table-cell table:formula="of:=ABS([.A268]-[.D268])" office:value-type="float" office:value="1779" calcext:value-type="float">
            <text:p>1779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8])" office:value-type="float" office:value="0" calcext:value-type="float">
            <text:p>0</text:p>
          </table:table-cell>
          <table:table-cell table:formula="of:=[.A268]*[.E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72" calcext:value-type="float">
            <text:p>34172</text:p>
          </table:table-cell>
          <table:table-cell table:formula="of:=ABS([.A269]-[.D269])" office:value-type="float" office:value="1924" calcext:value-type="float">
            <text:p>1924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69])" office:value-type="float" office:value="0" calcext:value-type="float">
            <text:p>0</text:p>
          </table:table-cell>
          <table:table-cell table:formula="of:=[.A269]*[.E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27" calcext:value-type="float">
            <text:p>34227</text:p>
          </table:table-cell>
          <table:table-cell table:formula="of:=ABS([.A270]-[.D270])" office:value-type="float" office:value="1979" calcext:value-type="float">
            <text:p>1979</text:p>
          </table:table-cell>
          <table:table-cell/>
          <table:table-cell office:value-type="float" office:value="32248" calcext:value-type="float">
            <text:p>32248</text:p>
          </table:table-cell>
          <table:table-cell table:formula="of:=COUNTIF([.D$1:.D$1000]; [.A270])" office:value-type="float" office:value="0" calcext:value-type="float">
            <text:p>0</text:p>
          </table:table-cell>
          <table:table-cell table:formula="of:=[.A270]*[.E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6" calcext:value-type="float">
            <text:p>34256</text:p>
          </table:table-cell>
          <table:table-cell table:formula="of:=ABS([.A271]-[.D271])" office:value-type="float" office:value="1907" calcext:value-type="float">
            <text:p>1907</text:p>
          </table:table-cell>
          <table:table-cell/>
          <table:table-cell office:value-type="float" office:value="32349" calcext:value-type="float">
            <text:p>32349</text:p>
          </table:table-cell>
          <table:table-cell table:formula="of:=COUNTIF([.D$1:.D$1000]; [.A271])" office:value-type="float" office:value="0" calcext:value-type="float">
            <text:p>0</text:p>
          </table:table-cell>
          <table:table-cell table:formula="of:=[.A271]*[.E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1" calcext:value-type="float">
            <text:p>34341</text:p>
          </table:table-cell>
          <table:table-cell table:formula="of:=ABS([.A272]-[.D272])" office:value-type="float" office:value="1514" calcext:value-type="float">
            <text:p>1514</text:p>
          </table:table-cell>
          <table:table-cell/>
          <table:table-cell office:value-type="float" office:value="32827" calcext:value-type="float">
            <text:p>32827</text:p>
          </table:table-cell>
          <table:table-cell table:formula="of:=COUNTIF([.D$1:.D$1000]; [.A272])" office:value-type="float" office:value="0" calcext:value-type="float">
            <text:p>0</text:p>
          </table:table-cell>
          <table:table-cell table:formula="of:=[.A272]*[.E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09" calcext:value-type="float">
            <text:p>34409</text:p>
          </table:table-cell>
          <table:table-cell table:formula="of:=ABS([.A273]-[.D273])" office:value-type="float" office:value="1552" calcext:value-type="float">
            <text:p>1552</text:p>
          </table:table-cell>
          <table:table-cell/>
          <table:table-cell office:value-type="float" office:value="32857" calcext:value-type="float">
            <text:p>32857</text:p>
          </table:table-cell>
          <table:table-cell table:formula="of:=COUNTIF([.D$1:.D$1000]; [.A273])" office:value-type="float" office:value="0" calcext:value-type="float">
            <text:p>0</text:p>
          </table:table-cell>
          <table:table-cell table:formula="of:=[.A273]*[.E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1" calcext:value-type="float">
            <text:p>34461</text:p>
          </table:table-cell>
          <table:table-cell table:formula="of:=ABS([.A274]-[.D274])" office:value-type="float" office:value="1562" calcext:value-type="float">
            <text:p>1562</text:p>
          </table:table-cell>
          <table:table-cell/>
          <table:table-cell office:value-type="float" office:value="32899" calcext:value-type="float">
            <text:p>32899</text:p>
          </table:table-cell>
          <table:table-cell table:formula="of:=COUNTIF([.D$1:.D$1000]; [.A274])" office:value-type="float" office:value="0" calcext:value-type="float">
            <text:p>0</text:p>
          </table:table-cell>
          <table:table-cell table:formula="of:=[.A274]*[.E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4" calcext:value-type="float">
            <text:p>34514</text:p>
          </table:table-cell>
          <table:table-cell table:formula="of:=ABS([.A275]-[.D275])" office:value-type="float" office:value="1444" calcext:value-type="float">
            <text:p>1444</text:p>
          </table:table-cell>
          <table:table-cell/>
          <table:table-cell office:value-type="float" office:value="33070" calcext:value-type="float">
            <text:p>33070</text:p>
          </table:table-cell>
          <table:table-cell table:formula="of:=COUNTIF([.D$1:.D$1000]; [.A275])" office:value-type="float" office:value="0" calcext:value-type="float">
            <text:p>0</text:p>
          </table:table-cell>
          <table:table-cell table:formula="of:=[.A275]*[.E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1" calcext:value-type="float">
            <text:p>34561</text:p>
          </table:table-cell>
          <table:table-cell table:formula="of:=ABS([.A276]-[.D276])" office:value-type="float" office:value="1382" calcext:value-type="float">
            <text:p>1382</text:p>
          </table:table-cell>
          <table:table-cell/>
          <table:table-cell office:value-type="float" office:value="33179" calcext:value-type="float">
            <text:p>33179</text:p>
          </table:table-cell>
          <table:table-cell table:formula="of:=COUNTIF([.D$1:.D$1000]; [.A276])" office:value-type="float" office:value="0" calcext:value-type="float">
            <text:p>0</text:p>
          </table:table-cell>
          <table:table-cell table:formula="of:=[.A276]*[.E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72" calcext:value-type="float">
            <text:p>34672</text:p>
          </table:table-cell>
          <table:table-cell table:formula="of:=ABS([.A277]-[.D277])" office:value-type="float" office:value="1483" calcext:value-type="float">
            <text:p>1483</text:p>
          </table:table-cell>
          <table:table-cell/>
          <table:table-cell office:value-type="float" office:value="33189" calcext:value-type="float">
            <text:p>33189</text:p>
          </table:table-cell>
          <table:table-cell table:formula="of:=COUNTIF([.D$1:.D$1000]; [.A277])" office:value-type="float" office:value="0" calcext:value-type="float">
            <text:p>0</text:p>
          </table:table-cell>
          <table:table-cell table:formula="of:=[.A277]*[.E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9" calcext:value-type="float">
            <text:p>34709</text:p>
          </table:table-cell>
          <table:table-cell table:formula="of:=ABS([.A278]-[.D278])" office:value-type="float" office:value="1317" calcext:value-type="float">
            <text:p>1317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78])" office:value-type="float" office:value="0" calcext:value-type="float">
            <text:p>0</text:p>
          </table:table-cell>
          <table:table-cell table:formula="of:=[.A278]*[.E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71" calcext:value-type="float">
            <text:p>34871</text:p>
          </table:table-cell>
          <table:table-cell table:formula="of:=ABS([.A279]-[.D279])" office:value-type="float" office:value="1479" calcext:value-type="float">
            <text:p>1479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79])" office:value-type="float" office:value="0" calcext:value-type="float">
            <text:p>0</text:p>
          </table:table-cell>
          <table:table-cell table:formula="of:=[.A279]*[.E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4" calcext:value-type="float">
            <text:p>34884</text:p>
          </table:table-cell>
          <table:table-cell table:formula="of:=ABS([.A280]-[.D280])" office:value-type="float" office:value="1492" calcext:value-type="float">
            <text:p>1492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80])" office:value-type="float" office:value="0" calcext:value-type="float">
            <text:p>0</text:p>
          </table:table-cell>
          <table:table-cell table:formula="of:=[.A280]*[.E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97" calcext:value-type="float">
            <text:p>34897</text:p>
          </table:table-cell>
          <table:table-cell table:formula="of:=ABS([.A281]-[.D281])" office:value-type="float" office:value="1505" calcext:value-type="float">
            <text:p>1505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81])" office:value-type="float" office:value="0" calcext:value-type="float">
            <text:p>0</text:p>
          </table:table-cell>
          <table:table-cell table:formula="of:=[.A281]*[.E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47" calcext:value-type="float">
            <text:p>34947</text:p>
          </table:table-cell>
          <table:table-cell table:formula="of:=ABS([.A282]-[.D282])" office:value-type="float" office:value="1555" calcext:value-type="float">
            <text:p>1555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82])" office:value-type="float" office:value="0" calcext:value-type="float">
            <text:p>0</text:p>
          </table:table-cell>
          <table:table-cell table:formula="of:=[.A282]*[.E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3" calcext:value-type="float">
            <text:p>34973</text:p>
          </table:table-cell>
          <table:table-cell table:formula="of:=ABS([.A283]-[.D283])" office:value-type="float" office:value="1581" calcext:value-type="float">
            <text:p>1581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83])" office:value-type="float" office:value="0" calcext:value-type="float">
            <text:p>0</text:p>
          </table:table-cell>
          <table:table-cell table:formula="of:=[.A283]*[.E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table:formula="of:=ABS([.A284]-[.D284])" office:value-type="float" office:value="1597" calcext:value-type="float">
            <text:p>1597</text:p>
          </table:table-cell>
          <table:table-cell/>
          <table:table-cell office:value-type="float" office:value="33392" calcext:value-type="float">
            <text:p>33392</text:p>
          </table:table-cell>
          <table:table-cell table:formula="of:=COUNTIF([.D$1:.D$1000]; [.A284])" office:value-type="float" office:value="0" calcext:value-type="float">
            <text:p>0</text:p>
          </table:table-cell>
          <table:table-cell table:formula="of:=[.A284]*[.E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91" calcext:value-type="float">
            <text:p>34991</text:p>
          </table:table-cell>
          <table:table-cell table:formula="of:=ABS([.A285]-[.D285])" office:value-type="float" office:value="1543" calcext:value-type="float">
            <text:p>1543</text:p>
          </table:table-cell>
          <table:table-cell/>
          <table:table-cell office:value-type="float" office:value="33448" calcext:value-type="float">
            <text:p>33448</text:p>
          </table:table-cell>
          <table:table-cell table:formula="of:=COUNTIF([.D$1:.D$1000]; [.A285])" office:value-type="float" office:value="0" calcext:value-type="float">
            <text:p>0</text:p>
          </table:table-cell>
          <table:table-cell table:formula="of:=[.A285]*[.E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63" calcext:value-type="float">
            <text:p>35263</text:p>
          </table:table-cell>
          <table:table-cell table:formula="of:=ABS([.A286]-[.D286])" office:value-type="float" office:value="1793" calcext:value-type="float">
            <text:p>1793</text:p>
          </table:table-cell>
          <table:table-cell/>
          <table:table-cell office:value-type="float" office:value="33470" calcext:value-type="float">
            <text:p>33470</text:p>
          </table:table-cell>
          <table:table-cell table:formula="of:=COUNTIF([.D$1:.D$1000]; [.A286])" office:value-type="float" office:value="0" calcext:value-type="float">
            <text:p>0</text:p>
          </table:table-cell>
          <table:table-cell table:formula="of:=[.A286]*[.E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89" calcext:value-type="float">
            <text:p>35289</text:p>
          </table:table-cell>
          <table:table-cell table:formula="of:=ABS([.A287]-[.D287])" office:value-type="float" office:value="1735" calcext:value-type="float">
            <text:p>1735</text:p>
          </table:table-cell>
          <table:table-cell/>
          <table:table-cell office:value-type="float" office:value="33554" calcext:value-type="float">
            <text:p>33554</text:p>
          </table:table-cell>
          <table:table-cell table:formula="of:=COUNTIF([.D$1:.D$1000]; [.A287])" office:value-type="float" office:value="0" calcext:value-type="float">
            <text:p>0</text:p>
          </table:table-cell>
          <table:table-cell table:formula="of:=[.A287]*[.E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4" calcext:value-type="float">
            <text:p>35354</text:p>
          </table:table-cell>
          <table:table-cell table:formula="of:=ABS([.A288]-[.D288])" office:value-type="float" office:value="1572" calcext:value-type="float">
            <text:p>1572</text:p>
          </table:table-cell>
          <table:table-cell/>
          <table:table-cell office:value-type="float" office:value="33782" calcext:value-type="float">
            <text:p>33782</text:p>
          </table:table-cell>
          <table:table-cell table:formula="of:=COUNTIF([.D$1:.D$1000]; [.A288])" office:value-type="float" office:value="0" calcext:value-type="float">
            <text:p>0</text:p>
          </table:table-cell>
          <table:table-cell table:formula="of:=[.A288]*[.E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7" calcext:value-type="float">
            <text:p>35487</text:p>
          </table:table-cell>
          <table:table-cell table:formula="of:=ABS([.A289]-[.D289])" office:value-type="float" office:value="1556" calcext:value-type="float">
            <text:p>1556</text:p>
          </table:table-cell>
          <table:table-cell/>
          <table:table-cell office:value-type="float" office:value="33931" calcext:value-type="float">
            <text:p>33931</text:p>
          </table:table-cell>
          <table:table-cell table:formula="of:=COUNTIF([.D$1:.D$1000]; [.A289])" office:value-type="float" office:value="0" calcext:value-type="float">
            <text:p>0</text:p>
          </table:table-cell>
          <table:table-cell table:formula="of:=[.A289]*[.E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3" calcext:value-type="float">
            <text:p>35813</text:p>
          </table:table-cell>
          <table:table-cell table:formula="of:=ABS([.A290]-[.D290])" office:value-type="float" office:value="1549" calcext:value-type="float">
            <text:p>1549</text:p>
          </table:table-cell>
          <table:table-cell/>
          <table:table-cell office:value-type="float" office:value="34264" calcext:value-type="float">
            <text:p>34264</text:p>
          </table:table-cell>
          <table:table-cell table:formula="of:=COUNTIF([.D$1:.D$1000]; [.A290])" office:value-type="float" office:value="0" calcext:value-type="float">
            <text:p>0</text:p>
          </table:table-cell>
          <table:table-cell table:formula="of:=[.A290]*[.E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1" calcext:value-type="float">
            <text:p>35851</text:p>
          </table:table-cell>
          <table:table-cell table:formula="of:=ABS([.A291]-[.D291])" office:value-type="float" office:value="1583" calcext:value-type="float">
            <text:p>1583</text:p>
          </table:table-cell>
          <table:table-cell/>
          <table:table-cell office:value-type="float" office:value="34268" calcext:value-type="float">
            <text:p>34268</text:p>
          </table:table-cell>
          <table:table-cell table:formula="of:=COUNTIF([.D$1:.D$1000]; [.A291])" office:value-type="float" office:value="0" calcext:value-type="float">
            <text:p>0</text:p>
          </table:table-cell>
          <table:table-cell table:formula="of:=[.A291]*[.E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4" calcext:value-type="float">
            <text:p>35874</text:p>
          </table:table-cell>
          <table:table-cell table:formula="of:=ABS([.A292]-[.D292])" office:value-type="float" office:value="1398" calcext:value-type="float">
            <text:p>1398</text:p>
          </table:table-cell>
          <table:table-cell/>
          <table:table-cell office:value-type="float" office:value="34476" calcext:value-type="float">
            <text:p>34476</text:p>
          </table:table-cell>
          <table:table-cell table:formula="of:=COUNTIF([.D$1:.D$1000]; [.A292])" office:value-type="float" office:value="0" calcext:value-type="float">
            <text:p>0</text:p>
          </table:table-cell>
          <table:table-cell table:formula="of:=[.A292]*[.E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27" calcext:value-type="float">
            <text:p>35927</text:p>
          </table:table-cell>
          <table:table-cell table:formula="of:=ABS([.A293]-[.D293])" office:value-type="float" office:value="1420" calcext:value-type="float">
            <text:p>1420</text:p>
          </table:table-cell>
          <table:table-cell/>
          <table:table-cell office:value-type="float" office:value="34507" calcext:value-type="float">
            <text:p>34507</text:p>
          </table:table-cell>
          <table:table-cell table:formula="of:=COUNTIF([.D$1:.D$1000]; [.A293])" office:value-type="float" office:value="1" calcext:value-type="float">
            <text:p>1</text:p>
          </table:table-cell>
          <table:table-cell table:formula="of:=[.A293]*[.E293]" office:value-type="float" office:value="35927" calcext:value-type="float">
            <text:p>35927</text:p>
          </table:table-cell>
        </table:table-row>
        <table:table-row table:style-name="ro1">
          <table:table-cell office:value-type="float" office:value="35971" calcext:value-type="float">
            <text:p>35971</text:p>
          </table:table-cell>
          <table:table-cell table:formula="of:=ABS([.A294]-[.D294])" office:value-type="float" office:value="1416" calcext:value-type="float">
            <text:p>1416</text:p>
          </table:table-cell>
          <table:table-cell/>
          <table:table-cell office:value-type="float" office:value="34555" calcext:value-type="float">
            <text:p>34555</text:p>
          </table:table-cell>
          <table:table-cell table:formula="of:=COUNTIF([.D$1:.D$1000]; [.A294])" office:value-type="float" office:value="0" calcext:value-type="float">
            <text:p>0</text:p>
          </table:table-cell>
          <table:table-cell table:formula="of:=[.A294]*[.E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3" calcext:value-type="float">
            <text:p>36043</text:p>
          </table:table-cell>
          <table:table-cell table:formula="of:=ABS([.A295]-[.D295])" office:value-type="float" office:value="1378" calcext:value-type="float">
            <text:p>1378</text:p>
          </table:table-cell>
          <table:table-cell/>
          <table:table-cell office:value-type="float" office:value="34665" calcext:value-type="float">
            <text:p>34665</text:p>
          </table:table-cell>
          <table:table-cell table:formula="of:=COUNTIF([.D$1:.D$1000]; [.A295])" office:value-type="float" office:value="0" calcext:value-type="float">
            <text:p>0</text:p>
          </table:table-cell>
          <table:table-cell table:formula="of:=[.A295]*[.E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7" calcext:value-type="float">
            <text:p>36127</text:p>
          </table:table-cell>
          <table:table-cell table:formula="of:=ABS([.A296]-[.D296])" office:value-type="float" office:value="1167" calcext:value-type="float">
            <text:p>1167</text:p>
          </table:table-cell>
          <table:table-cell/>
          <table:table-cell office:value-type="float" office:value="34960" calcext:value-type="float">
            <text:p>34960</text:p>
          </table:table-cell>
          <table:table-cell table:formula="of:=COUNTIF([.D$1:.D$1000]; [.A296])" office:value-type="float" office:value="0" calcext:value-type="float">
            <text:p>0</text:p>
          </table:table-cell>
          <table:table-cell table:formula="of:=[.A296]*[.E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68" calcext:value-type="float">
            <text:p>36168</text:p>
          </table:table-cell>
          <table:table-cell table:formula="of:=ABS([.A297]-[.D297])" office:value-type="float" office:value="1072" calcext:value-type="float">
            <text:p>1072</text:p>
          </table:table-cell>
          <table:table-cell/>
          <table:table-cell office:value-type="float" office:value="35096" calcext:value-type="float">
            <text:p>35096</text:p>
          </table:table-cell>
          <table:table-cell table:formula="of:=COUNTIF([.D$1:.D$1000]; [.A297])" office:value-type="float" office:value="0" calcext:value-type="float">
            <text:p>0</text:p>
          </table:table-cell>
          <table:table-cell table:formula="of:=[.A297]*[.E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32" calcext:value-type="float">
            <text:p>36232</text:p>
          </table:table-cell>
          <table:table-cell table:formula="of:=ABS([.A298]-[.D298])" office:value-type="float" office:value="370" calcext:value-type="float">
            <text:p>370</text:p>
          </table:table-cell>
          <table:table-cell/>
          <table:table-cell office:value-type="float" office:value="35862" calcext:value-type="float">
            <text:p>35862</text:p>
          </table:table-cell>
          <table:table-cell table:formula="of:=COUNTIF([.D$1:.D$1000]; [.A298])" office:value-type="float" office:value="0" calcext:value-type="float">
            <text:p>0</text:p>
          </table:table-cell>
          <table:table-cell table:formula="of:=[.A298]*[.E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02" calcext:value-type="float">
            <text:p>36402</text:p>
          </table:table-cell>
          <table:table-cell table:formula="of:=ABS([.A299]-[.D299])" office:value-type="float" office:value="475" calcext:value-type="float">
            <text:p>475</text:p>
          </table:table-cell>
          <table:table-cell/>
          <table:table-cell office:value-type="float" office:value="35927" calcext:value-type="float">
            <text:p>35927</text:p>
          </table:table-cell>
          <table:table-cell table:formula="of:=COUNTIF([.D$1:.D$1000]; [.A299])" office:value-type="float" office:value="0" calcext:value-type="float">
            <text:p>0</text:p>
          </table:table-cell>
          <table:table-cell table:formula="of:=[.A299]*[.E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table:formula="of:=ABS([.A300]-[.D300])" office:value-type="float" office:value="43" calcext:value-type="float">
            <text:p>43</text:p>
          </table:table-cell>
          <table:table-cell/>
          <table:table-cell office:value-type="float" office:value="36437" calcext:value-type="float">
            <text:p>36437</text:p>
          </table:table-cell>
          <table:table-cell table:formula="of:=COUNTIF([.D$1:.D$1000]; [.A300])" office:value-type="float" office:value="0" calcext:value-type="float">
            <text:p>0</text:p>
          </table:table-cell>
          <table:table-cell table:formula="of:=[.A300]*[.E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47" calcext:value-type="float">
            <text:p>36647</text:p>
          </table:table-cell>
          <table:table-cell table:formula="of:=ABS([.A301]-[.D301])" office:value-type="float" office:value="163" calcext:value-type="float">
            <text:p>163</text:p>
          </table:table-cell>
          <table:table-cell/>
          <table:table-cell office:value-type="float" office:value="36484" calcext:value-type="float">
            <text:p>36484</text:p>
          </table:table-cell>
          <table:table-cell table:formula="of:=COUNTIF([.D$1:.D$1000]; [.A301])" office:value-type="float" office:value="0" calcext:value-type="float">
            <text:p>0</text:p>
          </table:table-cell>
          <table:table-cell table:formula="of:=[.A301]*[.E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2" calcext:value-type="float">
            <text:p>36662</text:p>
          </table:table-cell>
          <table:table-cell table:formula="of:=ABS([.A302]-[.D302])" office:value-type="float" office:value="233" calcext:value-type="float">
            <text:p>233</text:p>
          </table:table-cell>
          <table:table-cell/>
          <table:table-cell office:value-type="float" office:value="36895" calcext:value-type="float">
            <text:p>36895</text:p>
          </table:table-cell>
          <table:table-cell table:formula="of:=COUNTIF([.D$1:.D$1000]; [.A302])" office:value-type="float" office:value="0" calcext:value-type="float">
            <text:p>0</text:p>
          </table:table-cell>
          <table:table-cell table:formula="of:=[.A302]*[.E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52" calcext:value-type="float">
            <text:p>36852</text:p>
          </table:table-cell>
          <table:table-cell table:formula="of:=ABS([.A303]-[.D303])" office:value-type="float" office:value="77" calcext:value-type="float">
            <text:p>77</text:p>
          </table:table-cell>
          <table:table-cell/>
          <table:table-cell office:value-type="float" office:value="36929" calcext:value-type="float">
            <text:p>36929</text:p>
          </table:table-cell>
          <table:table-cell table:formula="of:=COUNTIF([.D$1:.D$1000]; [.A303])" office:value-type="float" office:value="0" calcext:value-type="float">
            <text:p>0</text:p>
          </table:table-cell>
          <table:table-cell table:formula="of:=[.A303]*[.E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0" calcext:value-type="float">
            <text:p>37050</text:p>
          </table:table-cell>
          <table:table-cell table:formula="of:=ABS([.A304]-[.D304])" office:value-type="float" office:value="253" calcext:value-type="float">
            <text:p>253</text:p>
          </table:table-cell>
          <table:table-cell/>
          <table:table-cell office:value-type="float" office:value="37303" calcext:value-type="float">
            <text:p>37303</text:p>
          </table:table-cell>
          <table:table-cell table:formula="of:=COUNTIF([.D$1:.D$1000]; [.A304])" office:value-type="float" office:value="0" calcext:value-type="float">
            <text:p>0</text:p>
          </table:table-cell>
          <table:table-cell table:formula="of:=[.A304]*[.E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88" calcext:value-type="float">
            <text:p>37288</text:p>
          </table:table-cell>
          <table:table-cell table:formula="of:=ABS([.A305]-[.D305])" office:value-type="float" office:value="258" calcext:value-type="float">
            <text:p>258</text:p>
          </table:table-cell>
          <table:table-cell/>
          <table:table-cell office:value-type="float" office:value="37546" calcext:value-type="float">
            <text:p>37546</text:p>
          </table:table-cell>
          <table:table-cell table:formula="of:=COUNTIF([.D$1:.D$1000]; [.A305])" office:value-type="float" office:value="0" calcext:value-type="float">
            <text:p>0</text:p>
          </table:table-cell>
          <table:table-cell table:formula="of:=[.A305]*[.E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3" calcext:value-type="float">
            <text:p>37323</text:p>
          </table:table-cell>
          <table:table-cell table:formula="of:=ABS([.A306]-[.D306])" office:value-type="float" office:value="279" calcext:value-type="float">
            <text:p>279</text:p>
          </table:table-cell>
          <table:table-cell/>
          <table:table-cell office:value-type="float" office:value="37602" calcext:value-type="float">
            <text:p>37602</text:p>
          </table:table-cell>
          <table:table-cell table:formula="of:=COUNTIF([.D$1:.D$1000]; [.A306])" office:value-type="float" office:value="0" calcext:value-type="float">
            <text:p>0</text:p>
          </table:table-cell>
          <table:table-cell table:formula="of:=[.A306]*[.E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83" calcext:value-type="float">
            <text:p>37383</text:p>
          </table:table-cell>
          <table:table-cell table:formula="of:=ABS([.A307]-[.D307])" office:value-type="float" office:value="269" calcext:value-type="float">
            <text:p>269</text:p>
          </table:table-cell>
          <table:table-cell/>
          <table:table-cell office:value-type="float" office:value="37652" calcext:value-type="float">
            <text:p>37652</text:p>
          </table:table-cell>
          <table:table-cell table:formula="of:=COUNTIF([.D$1:.D$1000]; [.A307])" office:value-type="float" office:value="0" calcext:value-type="float">
            <text:p>0</text:p>
          </table:table-cell>
          <table:table-cell table:formula="of:=[.A307]*[.E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84" calcext:value-type="float">
            <text:p>37384</text:p>
          </table:table-cell>
          <table:table-cell table:formula="of:=ABS([.A308]-[.D308])" office:value-type="float" office:value="406" calcext:value-type="float">
            <text:p>406</text:p>
          </table:table-cell>
          <table:table-cell/>
          <table:table-cell office:value-type="float" office:value="37790" calcext:value-type="float">
            <text:p>37790</text:p>
          </table:table-cell>
          <table:table-cell table:formula="of:=COUNTIF([.D$1:.D$1000]; [.A308])" office:value-type="float" office:value="0" calcext:value-type="float">
            <text:p>0</text:p>
          </table:table-cell>
          <table:table-cell table:formula="of:=[.A308]*[.E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7" calcext:value-type="float">
            <text:p>37417</text:p>
          </table:table-cell>
          <table:table-cell table:formula="of:=ABS([.A309]-[.D309])" office:value-type="float" office:value="375" calcext:value-type="float">
            <text:p>375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09])" office:value-type="float" office:value="0" calcext:value-type="float">
            <text:p>0</text:p>
          </table:table-cell>
          <table:table-cell table:formula="of:=[.A309]*[.E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5" calcext:value-type="float">
            <text:p>37505</text:p>
          </table:table-cell>
          <table:table-cell table:formula="of:=ABS([.A310]-[.D310])" office:value-type="float" office:value="287" calcext:value-type="float">
            <text:p>287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0])" office:value-type="float" office:value="0" calcext:value-type="float">
            <text:p>0</text:p>
          </table:table-cell>
          <table:table-cell table:formula="of:=[.A310]*[.E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27" calcext:value-type="float">
            <text:p>37527</text:p>
          </table:table-cell>
          <table:table-cell table:formula="of:=ABS([.A311]-[.D311])" office:value-type="float" office:value="265" calcext:value-type="float">
            <text:p>265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1])" office:value-type="float" office:value="0" calcext:value-type="float">
            <text:p>0</text:p>
          </table:table-cell>
          <table:table-cell table:formula="of:=[.A311]*[.E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3" calcext:value-type="float">
            <text:p>37543</text:p>
          </table:table-cell>
          <table:table-cell table:formula="of:=ABS([.A312]-[.D312])" office:value-type="float" office:value="249" calcext:value-type="float">
            <text:p>249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2])" office:value-type="float" office:value="0" calcext:value-type="float">
            <text:p>0</text:p>
          </table:table-cell>
          <table:table-cell table:formula="of:=[.A312]*[.E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87" calcext:value-type="float">
            <text:p>37587</text:p>
          </table:table-cell>
          <table:table-cell table:formula="of:=ABS([.A313]-[.D313])" office:value-type="float" office:value="205" calcext:value-type="float">
            <text:p>205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3])" office:value-type="float" office:value="0" calcext:value-type="float">
            <text:p>0</text:p>
          </table:table-cell>
          <table:table-cell table:formula="of:=[.A313]*[.E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29" calcext:value-type="float">
            <text:p>37629</text:p>
          </table:table-cell>
          <table:table-cell table:formula="of:=ABS([.A314]-[.D314])" office:value-type="float" office:value="163" calcext:value-type="float">
            <text:p>163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4])" office:value-type="float" office:value="0" calcext:value-type="float">
            <text:p>0</text:p>
          </table:table-cell>
          <table:table-cell table:formula="of:=[.A314]*[.E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7" calcext:value-type="float">
            <text:p>37637</text:p>
          </table:table-cell>
          <table:table-cell table:formula="of:=ABS([.A315]-[.D315])" office:value-type="float" office:value="155" calcext:value-type="float">
            <text:p>155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5])" office:value-type="float" office:value="0" calcext:value-type="float">
            <text:p>0</text:p>
          </table:table-cell>
          <table:table-cell table:formula="of:=[.A315]*[.E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5" calcext:value-type="float">
            <text:p>37785</text:p>
          </table:table-cell>
          <table:table-cell table:formula="of:=ABS([.A316]-[.D316])" office:value-type="float" office:value="7" calcext:value-type="float">
            <text:p>7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6])" office:value-type="float" office:value="0" calcext:value-type="float">
            <text:p>0</text:p>
          </table:table-cell>
          <table:table-cell table:formula="of:=[.A316]*[.E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2" calcext:value-type="float">
            <text:p>37792</text:p>
          </table:table-cell>
          <table:table-cell table:formula="of:=ABS([.A317]-[.D317])" office:value-type="float" office:value="0" calcext:value-type="float">
            <text:p>0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7])" office:value-type="float" office:value="11" calcext:value-type="float">
            <text:p>11</text:p>
          </table:table-cell>
          <table:table-cell table:formula="of:=[.A317]*[.E317]" office:value-type="float" office:value="415712" calcext:value-type="float">
            <text:p>415712</text:p>
          </table:table-cell>
        </table:table-row>
        <table:table-row table:style-name="ro1">
          <table:table-cell office:value-type="float" office:value="37817" calcext:value-type="float">
            <text:p>37817</text:p>
          </table:table-cell>
          <table:table-cell table:formula="of:=ABS([.A318]-[.D318])" office:value-type="float" office:value="25" calcext:value-type="float">
            <text:p>25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8])" office:value-type="float" office:value="0" calcext:value-type="float">
            <text:p>0</text:p>
          </table:table-cell>
          <table:table-cell table:formula="of:=[.A318]*[.E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table:formula="of:=ABS([.A319]-[.D319])" office:value-type="float" office:value="336" calcext:value-type="float">
            <text:p>336</text:p>
          </table:table-cell>
          <table:table-cell/>
          <table:table-cell office:value-type="float" office:value="37792" calcext:value-type="float">
            <text:p>37792</text:p>
          </table:table-cell>
          <table:table-cell table:formula="of:=COUNTIF([.D$1:.D$1000]; [.A319])" office:value-type="float" office:value="0" calcext:value-type="float">
            <text:p>0</text:p>
          </table:table-cell>
          <table:table-cell table:formula="of:=[.A319]*[.E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99" calcext:value-type="float">
            <text:p>38199</text:p>
          </table:table-cell>
          <table:table-cell table:formula="of:=ABS([.A320]-[.D320])" office:value-type="float" office:value="160" calcext:value-type="float">
            <text:p>160</text:p>
          </table:table-cell>
          <table:table-cell/>
          <table:table-cell office:value-type="float" office:value="38039" calcext:value-type="float">
            <text:p>38039</text:p>
          </table:table-cell>
          <table:table-cell table:formula="of:=COUNTIF([.D$1:.D$1000]; [.A320])" office:value-type="float" office:value="0" calcext:value-type="float">
            <text:p>0</text:p>
          </table:table-cell>
          <table:table-cell table:formula="of:=[.A320]*[.E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0" calcext:value-type="float">
            <text:p>38230</text:p>
          </table:table-cell>
          <table:table-cell table:formula="of:=ABS([.A321]-[.D321])" office:value-type="float" office:value="169" calcext:value-type="float">
            <text:p>169</text:p>
          </table:table-cell>
          <table:table-cell/>
          <table:table-cell office:value-type="float" office:value="38061" calcext:value-type="float">
            <text:p>38061</text:p>
          </table:table-cell>
          <table:table-cell table:formula="of:=COUNTIF([.D$1:.D$1000]; [.A321])" office:value-type="float" office:value="0" calcext:value-type="float">
            <text:p>0</text:p>
          </table:table-cell>
          <table:table-cell table:formula="of:=[.A321]*[.E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74" calcext:value-type="float">
            <text:p>38274</text:p>
          </table:table-cell>
          <table:table-cell table:formula="of:=ABS([.A322]-[.D322])" office:value-type="float" office:value="76" calcext:value-type="float">
            <text:p>76</text:p>
          </table:table-cell>
          <table:table-cell/>
          <table:table-cell office:value-type="float" office:value="38350" calcext:value-type="float">
            <text:p>38350</text:p>
          </table:table-cell>
          <table:table-cell table:formula="of:=COUNTIF([.D$1:.D$1000]; [.A322])" office:value-type="float" office:value="0" calcext:value-type="float">
            <text:p>0</text:p>
          </table:table-cell>
          <table:table-cell table:formula="of:=[.A322]*[.E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2" calcext:value-type="float">
            <text:p>38342</text:p>
          </table:table-cell>
          <table:table-cell table:formula="of:=ABS([.A323]-[.D323])" office:value-type="float" office:value="198" calcext:value-type="float">
            <text:p>198</text:p>
          </table:table-cell>
          <table:table-cell/>
          <table:table-cell office:value-type="float" office:value="38540" calcext:value-type="float">
            <text:p>38540</text:p>
          </table:table-cell>
          <table:table-cell table:formula="of:=COUNTIF([.D$1:.D$1000]; [.A323])" office:value-type="float" office:value="0" calcext:value-type="float">
            <text:p>0</text:p>
          </table:table-cell>
          <table:table-cell table:formula="of:=[.A323]*[.E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66" calcext:value-type="float">
            <text:p>38366</text:p>
          </table:table-cell>
          <table:table-cell table:formula="of:=ABS([.A324]-[.D324])" office:value-type="float" office:value="418" calcext:value-type="float">
            <text:p>418</text:p>
          </table:table-cell>
          <table:table-cell/>
          <table:table-cell office:value-type="float" office:value="38784" calcext:value-type="float">
            <text:p>38784</text:p>
          </table:table-cell>
          <table:table-cell table:formula="of:=COUNTIF([.D$1:.D$1000]; [.A324])" office:value-type="float" office:value="0" calcext:value-type="float">
            <text:p>0</text:p>
          </table:table-cell>
          <table:table-cell table:formula="of:=[.A324]*[.E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3" calcext:value-type="float">
            <text:p>38403</text:p>
          </table:table-cell>
          <table:table-cell table:formula="of:=ABS([.A325]-[.D325])" office:value-type="float" office:value="451" calcext:value-type="float">
            <text:p>451</text:p>
          </table:table-cell>
          <table:table-cell/>
          <table:table-cell office:value-type="float" office:value="38854" calcext:value-type="float">
            <text:p>38854</text:p>
          </table:table-cell>
          <table:table-cell table:formula="of:=COUNTIF([.D$1:.D$1000]; [.A325])" office:value-type="float" office:value="0" calcext:value-type="float">
            <text:p>0</text:p>
          </table:table-cell>
          <table:table-cell table:formula="of:=[.A325]*[.E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6" calcext:value-type="float">
            <text:p>38496</text:p>
          </table:table-cell>
          <table:table-cell table:formula="of:=ABS([.A326]-[.D326])" office:value-type="float" office:value="552" calcext:value-type="float">
            <text:p>552</text:p>
          </table:table-cell>
          <table:table-cell/>
          <table:table-cell office:value-type="float" office:value="39048" calcext:value-type="float">
            <text:p>39048</text:p>
          </table:table-cell>
          <table:table-cell table:formula="of:=COUNTIF([.D$1:.D$1000]; [.A326])" office:value-type="float" office:value="0" calcext:value-type="float">
            <text:p>0</text:p>
          </table:table-cell>
          <table:table-cell table:formula="of:=[.A326]*[.E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0" calcext:value-type="float">
            <text:p>38550</text:p>
          </table:table-cell>
          <table:table-cell table:formula="of:=ABS([.A327]-[.D327])" office:value-type="float" office:value="558" calcext:value-type="float">
            <text:p>558</text:p>
          </table:table-cell>
          <table:table-cell/>
          <table:table-cell office:value-type="float" office:value="39108" calcext:value-type="float">
            <text:p>39108</text:p>
          </table:table-cell>
          <table:table-cell table:formula="of:=COUNTIF([.D$1:.D$1000]; [.A327])" office:value-type="float" office:value="0" calcext:value-type="float">
            <text:p>0</text:p>
          </table:table-cell>
          <table:table-cell table:formula="of:=[.A327]*[.E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5" calcext:value-type="float">
            <text:p>38625</text:p>
          </table:table-cell>
          <table:table-cell table:formula="of:=ABS([.A328]-[.D328])" office:value-type="float" office:value="617" calcext:value-type="float">
            <text:p>617</text:p>
          </table:table-cell>
          <table:table-cell/>
          <table:table-cell office:value-type="float" office:value="39242" calcext:value-type="float">
            <text:p>39242</text:p>
          </table:table-cell>
          <table:table-cell table:formula="of:=COUNTIF([.D$1:.D$1000]; [.A328])" office:value-type="float" office:value="0" calcext:value-type="float">
            <text:p>0</text:p>
          </table:table-cell>
          <table:table-cell table:formula="of:=[.A328]*[.E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5" calcext:value-type="float">
            <text:p>38755</text:p>
          </table:table-cell>
          <table:table-cell table:formula="of:=ABS([.A329]-[.D329])" office:value-type="float" office:value="558" calcext:value-type="float">
            <text:p>558</text:p>
          </table:table-cell>
          <table:table-cell/>
          <table:table-cell office:value-type="float" office:value="39313" calcext:value-type="float">
            <text:p>39313</text:p>
          </table:table-cell>
          <table:table-cell table:formula="of:=COUNTIF([.D$1:.D$1000]; [.A329])" office:value-type="float" office:value="0" calcext:value-type="float">
            <text:p>0</text:p>
          </table:table-cell>
          <table:table-cell table:formula="of:=[.A329]*[.E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5" calcext:value-type="float">
            <text:p>38885</text:p>
          </table:table-cell>
          <table:table-cell table:formula="of:=ABS([.A330]-[.D330])" office:value-type="float" office:value="516" calcext:value-type="float">
            <text:p>516</text:p>
          </table:table-cell>
          <table:table-cell/>
          <table:table-cell office:value-type="float" office:value="39401" calcext:value-type="float">
            <text:p>39401</text:p>
          </table:table-cell>
          <table:table-cell table:formula="of:=COUNTIF([.D$1:.D$1000]; [.A330])" office:value-type="float" office:value="0" calcext:value-type="float">
            <text:p>0</text:p>
          </table:table-cell>
          <table:table-cell table:formula="of:=[.A330]*[.E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01" calcext:value-type="float">
            <text:p>38901</text:p>
          </table:table-cell>
          <table:table-cell table:formula="of:=ABS([.A331]-[.D331])" office:value-type="float" office:value="578" calcext:value-type="float">
            <text:p>578</text:p>
          </table:table-cell>
          <table:table-cell/>
          <table:table-cell office:value-type="float" office:value="39479" calcext:value-type="float">
            <text:p>39479</text:p>
          </table:table-cell>
          <table:table-cell table:formula="of:=COUNTIF([.D$1:.D$1000]; [.A331])" office:value-type="float" office:value="0" calcext:value-type="float">
            <text:p>0</text:p>
          </table:table-cell>
          <table:table-cell table:formula="of:=[.A331]*[.E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32" calcext:value-type="float">
            <text:p>38932</text:p>
          </table:table-cell>
          <table:table-cell table:formula="of:=ABS([.A332]-[.D332])" office:value-type="float" office:value="637" calcext:value-type="float">
            <text:p>637</text:p>
          </table:table-cell>
          <table:table-cell/>
          <table:table-cell office:value-type="float" office:value="39569" calcext:value-type="float">
            <text:p>39569</text:p>
          </table:table-cell>
          <table:table-cell table:formula="of:=COUNTIF([.D$1:.D$1000]; [.A332])" office:value-type="float" office:value="0" calcext:value-type="float">
            <text:p>0</text:p>
          </table:table-cell>
          <table:table-cell table:formula="of:=[.A332]*[.E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3" calcext:value-type="float">
            <text:p>38943</text:p>
          </table:table-cell>
          <table:table-cell table:formula="of:=ABS([.A333]-[.D333])" office:value-type="float" office:value="634" calcext:value-type="float">
            <text:p>634</text:p>
          </table:table-cell>
          <table:table-cell/>
          <table:table-cell office:value-type="float" office:value="39577" calcext:value-type="float">
            <text:p>39577</text:p>
          </table:table-cell>
          <table:table-cell table:formula="of:=COUNTIF([.D$1:.D$1000]; [.A333])" office:value-type="float" office:value="0" calcext:value-type="float">
            <text:p>0</text:p>
          </table:table-cell>
          <table:table-cell table:formula="of:=[.A333]*[.E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3" calcext:value-type="float">
            <text:p>39113</text:p>
          </table:table-cell>
          <table:table-cell table:formula="of:=ABS([.A334]-[.D334])" office:value-type="float" office:value="508" calcext:value-type="float">
            <text:p>508</text:p>
          </table:table-cell>
          <table:table-cell/>
          <table:table-cell office:value-type="float" office:value="39621" calcext:value-type="float">
            <text:p>39621</text:p>
          </table:table-cell>
          <table:table-cell table:formula="of:=COUNTIF([.D$1:.D$1000]; [.A334])" office:value-type="float" office:value="0" calcext:value-type="float">
            <text:p>0</text:p>
          </table:table-cell>
          <table:table-cell table:formula="of:=[.A334]*[.E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8" calcext:value-type="float">
            <text:p>39118</text:p>
          </table:table-cell>
          <table:table-cell table:formula="of:=ABS([.A335]-[.D335])" office:value-type="float" office:value="598" calcext:value-type="float">
            <text:p>598</text:p>
          </table:table-cell>
          <table:table-cell/>
          <table:table-cell office:value-type="float" office:value="39716" calcext:value-type="float">
            <text:p>39716</text:p>
          </table:table-cell>
          <table:table-cell table:formula="of:=COUNTIF([.D$1:.D$1000]; [.A335])" office:value-type="float" office:value="0" calcext:value-type="float">
            <text:p>0</text:p>
          </table:table-cell>
          <table:table-cell table:formula="of:=[.A335]*[.E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1" calcext:value-type="float">
            <text:p>39121</text:p>
          </table:table-cell>
          <table:table-cell table:formula="of:=ABS([.A336]-[.D336])" office:value-type="float" office:value="690" calcext:value-type="float">
            <text:p>690</text:p>
          </table:table-cell>
          <table:table-cell/>
          <table:table-cell office:value-type="float" office:value="39811" calcext:value-type="float">
            <text:p>39811</text:p>
          </table:table-cell>
          <table:table-cell table:formula="of:=COUNTIF([.D$1:.D$1000]; [.A336])" office:value-type="float" office:value="0" calcext:value-type="float">
            <text:p>0</text:p>
          </table:table-cell>
          <table:table-cell table:formula="of:=[.A336]*[.E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9" calcext:value-type="float">
            <text:p>39189</text:p>
          </table:table-cell>
          <table:table-cell table:formula="of:=ABS([.A337]-[.D337])" office:value-type="float" office:value="653" calcext:value-type="float">
            <text:p>653</text:p>
          </table:table-cell>
          <table:table-cell/>
          <table:table-cell office:value-type="float" office:value="39842" calcext:value-type="float">
            <text:p>39842</text:p>
          </table:table-cell>
          <table:table-cell table:formula="of:=COUNTIF([.D$1:.D$1000]; [.A337])" office:value-type="float" office:value="0" calcext:value-type="float">
            <text:p>0</text:p>
          </table:table-cell>
          <table:table-cell table:formula="of:=[.A337]*[.E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8" calcext:value-type="float">
            <text:p>39348</text:p>
          </table:table-cell>
          <table:table-cell table:formula="of:=ABS([.A338]-[.D338])" office:value-type="float" office:value="517" calcext:value-type="float">
            <text:p>517</text:p>
          </table:table-cell>
          <table:table-cell/>
          <table:table-cell office:value-type="float" office:value="39865" calcext:value-type="float">
            <text:p>39865</text:p>
          </table:table-cell>
          <table:table-cell table:formula="of:=COUNTIF([.D$1:.D$1000]; [.A338])" office:value-type="float" office:value="0" calcext:value-type="float">
            <text:p>0</text:p>
          </table:table-cell>
          <table:table-cell table:formula="of:=[.A338]*[.E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55" calcext:value-type="float">
            <text:p>39355</text:p>
          </table:table-cell>
          <table:table-cell table:formula="of:=ABS([.A339]-[.D339])" office:value-type="float" office:value="640" calcext:value-type="float">
            <text:p>640</text:p>
          </table:table-cell>
          <table:table-cell/>
          <table:table-cell office:value-type="float" office:value="39995" calcext:value-type="float">
            <text:p>39995</text:p>
          </table:table-cell>
          <table:table-cell table:formula="of:=COUNTIF([.D$1:.D$1000]; [.A339])" office:value-type="float" office:value="0" calcext:value-type="float">
            <text:p>0</text:p>
          </table:table-cell>
          <table:table-cell table:formula="of:=[.A339]*[.E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5" calcext:value-type="float">
            <text:p>39525</text:p>
          </table:table-cell>
          <table:table-cell table:formula="of:=ABS([.A340]-[.D340])" office:value-type="float" office:value="470" calcext:value-type="float">
            <text:p>470</text:p>
          </table:table-cell>
          <table:table-cell/>
          <table:table-cell office:value-type="float" office:value="39995" calcext:value-type="float">
            <text:p>39995</text:p>
          </table:table-cell>
          <table:table-cell table:formula="of:=COUNTIF([.D$1:.D$1000]; [.A340])" office:value-type="float" office:value="0" calcext:value-type="float">
            <text:p>0</text:p>
          </table:table-cell>
          <table:table-cell table:formula="of:=[.A340]*[.E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15" calcext:value-type="float">
            <text:p>39715</text:p>
          </table:table-cell>
          <table:table-cell table:formula="of:=ABS([.A341]-[.D341])" office:value-type="float" office:value="280" calcext:value-type="float">
            <text:p>280</text:p>
          </table:table-cell>
          <table:table-cell/>
          <table:table-cell office:value-type="float" office:value="39995" calcext:value-type="float">
            <text:p>39995</text:p>
          </table:table-cell>
          <table:table-cell table:formula="of:=COUNTIF([.D$1:.D$1000]; [.A341])" office:value-type="float" office:value="0" calcext:value-type="float">
            <text:p>0</text:p>
          </table:table-cell>
          <table:table-cell table:formula="of:=[.A341]*[.E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5" calcext:value-type="float">
            <text:p>39995</text:p>
          </table:table-cell>
          <table:table-cell table:formula="of:=ABS([.A342]-[.D342])" office:value-type="float" office:value="0" calcext:value-type="float">
            <text:p>0</text:p>
          </table:table-cell>
          <table:table-cell/>
          <table:table-cell office:value-type="float" office:value="39995" calcext:value-type="float">
            <text:p>39995</text:p>
          </table:table-cell>
          <table:table-cell table:formula="of:=COUNTIF([.D$1:.D$1000]; [.A342])" office:value-type="float" office:value="5" calcext:value-type="float">
            <text:p>5</text:p>
          </table:table-cell>
          <table:table-cell table:formula="of:=[.A342]*[.E342]" office:value-type="float" office:value="199975" calcext:value-type="float">
            <text:p>199975</text:p>
          </table:table-cell>
        </table:table-row>
        <table:table-row table:style-name="ro1">
          <table:table-cell office:value-type="float" office:value="40419" calcext:value-type="float">
            <text:p>40419</text:p>
          </table:table-cell>
          <table:table-cell table:formula="of:=ABS([.A343]-[.D343])" office:value-type="float" office:value="424" calcext:value-type="float">
            <text:p>424</text:p>
          </table:table-cell>
          <table:table-cell/>
          <table:table-cell office:value-type="float" office:value="39995" calcext:value-type="float">
            <text:p>39995</text:p>
          </table:table-cell>
          <table:table-cell table:formula="of:=COUNTIF([.D$1:.D$1000]; [.A343])" office:value-type="float" office:value="3" calcext:value-type="float">
            <text:p>3</text:p>
          </table:table-cell>
          <table:table-cell table:formula="of:=[.A343]*[.E343]" office:value-type="float" office:value="121257" calcext:value-type="float">
            <text:p>121257</text:p>
          </table:table-cell>
        </table:table-row>
        <table:table-row table:style-name="ro1">
          <table:table-cell office:value-type="float" office:value="40513" calcext:value-type="float">
            <text:p>40513</text:p>
          </table:table-cell>
          <table:table-cell table:formula="of:=ABS([.A344]-[.D344])" office:value-type="float" office:value="295" calcext:value-type="float">
            <text:p>295</text:p>
          </table:table-cell>
          <table:table-cell/>
          <table:table-cell office:value-type="float" office:value="40218" calcext:value-type="float">
            <text:p>40218</text:p>
          </table:table-cell>
          <table:table-cell table:formula="of:=COUNTIF([.D$1:.D$1000]; [.A344])" office:value-type="float" office:value="0" calcext:value-type="float">
            <text:p>0</text:p>
          </table:table-cell>
          <table:table-cell table:formula="of:=[.A344]*[.E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table:formula="of:=ABS([.A345]-[.D345])" office:value-type="float" office:value="111" calcext:value-type="float">
            <text:p>111</text:p>
          </table:table-cell>
          <table:table-cell/>
          <table:table-cell office:value-type="float" office:value="40419" calcext:value-type="float">
            <text:p>40419</text:p>
          </table:table-cell>
          <table:table-cell table:formula="of:=COUNTIF([.D$1:.D$1000]; [.A345])" office:value-type="float" office:value="0" calcext:value-type="float">
            <text:p>0</text:p>
          </table:table-cell>
          <table:table-cell table:formula="of:=[.A345]*[.E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66" calcext:value-type="float">
            <text:p>40566</text:p>
          </table:table-cell>
          <table:table-cell table:formula="of:=ABS([.A346]-[.D346])" office:value-type="float" office:value="147" calcext:value-type="float">
            <text:p>147</text:p>
          </table:table-cell>
          <table:table-cell/>
          <table:table-cell office:value-type="float" office:value="40419" calcext:value-type="float">
            <text:p>40419</text:p>
          </table:table-cell>
          <table:table-cell table:formula="of:=COUNTIF([.D$1:.D$1000]; [.A346])" office:value-type="float" office:value="0" calcext:value-type="float">
            <text:p>0</text:p>
          </table:table-cell>
          <table:table-cell table:formula="of:=[.A346]*[.E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3" calcext:value-type="float">
            <text:p>40593</text:p>
          </table:table-cell>
          <table:table-cell table:formula="of:=ABS([.A347]-[.D347])" office:value-type="float" office:value="174" calcext:value-type="float">
            <text:p>174</text:p>
          </table:table-cell>
          <table:table-cell/>
          <table:table-cell office:value-type="float" office:value="40419" calcext:value-type="float">
            <text:p>40419</text:p>
          </table:table-cell>
          <table:table-cell table:formula="of:=COUNTIF([.D$1:.D$1000]; [.A347])" office:value-type="float" office:value="20" calcext:value-type="float">
            <text:p>20</text:p>
          </table:table-cell>
          <table:table-cell table:formula="of:=[.A347]*[.E347]" office:value-type="float" office:value="811860" calcext:value-type="float">
            <text:p>811860</text:p>
          </table:table-cell>
        </table:table-row>
        <table:table-row table:style-name="ro1">
          <table:table-cell office:value-type="float" office:value="40647" calcext:value-type="float">
            <text:p>40647</text:p>
          </table:table-cell>
          <table:table-cell table:formula="of:=ABS([.A348]-[.D348])" office:value-type="float" office:value="57" calcext:value-type="float">
            <text:p>57</text:p>
          </table:table-cell>
          <table:table-cell/>
          <table:table-cell office:value-type="float" office:value="40590" calcext:value-type="float">
            <text:p>40590</text:p>
          </table:table-cell>
          <table:table-cell table:formula="of:=COUNTIF([.D$1:.D$1000]; [.A348])" office:value-type="float" office:value="0" calcext:value-type="float">
            <text:p>0</text:p>
          </table:table-cell>
          <table:table-cell table:formula="of:=[.A348]*[.E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49" calcext:value-type="float">
            <text:p>40749</text:p>
          </table:table-cell>
          <table:table-cell table:formula="of:=ABS([.A349]-[.D349])" office:value-type="float" office:value="156" calcext:value-type="float">
            <text:p>156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49])" office:value-type="float" office:value="0" calcext:value-type="float">
            <text:p>0</text:p>
          </table:table-cell>
          <table:table-cell table:formula="of:=[.A349]*[.E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5" calcext:value-type="float">
            <text:p>40785</text:p>
          </table:table-cell>
          <table:table-cell table:formula="of:=ABS([.A350]-[.D350])" office:value-type="float" office:value="192" calcext:value-type="float">
            <text:p>192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0])" office:value-type="float" office:value="0" calcext:value-type="float">
            <text:p>0</text:p>
          </table:table-cell>
          <table:table-cell table:formula="of:=[.A350]*[.E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table:formula="of:=ABS([.A351]-[.D351])" office:value-type="float" office:value="283" calcext:value-type="float">
            <text:p>283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1])" office:value-type="float" office:value="0" calcext:value-type="float">
            <text:p>0</text:p>
          </table:table-cell>
          <table:table-cell table:formula="of:=[.A351]*[.E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table:formula="of:=ABS([.A352]-[.D352])" office:value-type="float" office:value="331" calcext:value-type="float">
            <text:p>331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2])" office:value-type="float" office:value="0" calcext:value-type="float">
            <text:p>0</text:p>
          </table:table-cell>
          <table:table-cell table:formula="of:=[.A352]*[.E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table:formula="of:=ABS([.A353]-[.D353])" office:value-type="float" office:value="421" calcext:value-type="float">
            <text:p>421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3])" office:value-type="float" office:value="0" calcext:value-type="float">
            <text:p>0</text:p>
          </table:table-cell>
          <table:table-cell table:formula="of:=[.A353]*[.E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table:formula="of:=ABS([.A354]-[.D354])" office:value-type="float" office:value="580" calcext:value-type="float">
            <text:p>580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4])" office:value-type="float" office:value="0" calcext:value-type="float">
            <text:p>0</text:p>
          </table:table-cell>
          <table:table-cell table:formula="of:=[.A354]*[.E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table:formula="of:=ABS([.A355]-[.D355])" office:value-type="float" office:value="651" calcext:value-type="float">
            <text:p>651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5])" office:value-type="float" office:value="0" calcext:value-type="float">
            <text:p>0</text:p>
          </table:table-cell>
          <table:table-cell table:formula="of:=[.A355]*[.E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table:formula="of:=ABS([.A356]-[.D356])" office:value-type="float" office:value="655" calcext:value-type="float">
            <text:p>655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6])" office:value-type="float" office:value="0" calcext:value-type="float">
            <text:p>0</text:p>
          </table:table-cell>
          <table:table-cell table:formula="of:=[.A356]*[.E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table:formula="of:=ABS([.A357]-[.D357])" office:value-type="float" office:value="690" calcext:value-type="float">
            <text:p>690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7])" office:value-type="float" office:value="0" calcext:value-type="float">
            <text:p>0</text:p>
          </table:table-cell>
          <table:table-cell table:formula="of:=[.A357]*[.E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69" calcext:value-type="float">
            <text:p>41369</text:p>
          </table:table-cell>
          <table:table-cell table:formula="of:=ABS([.A358]-[.D358])" office:value-type="float" office:value="776" calcext:value-type="float">
            <text:p>776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8])" office:value-type="float" office:value="0" calcext:value-type="float">
            <text:p>0</text:p>
          </table:table-cell>
          <table:table-cell table:formula="of:=[.A358]*[.E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1" calcext:value-type="float">
            <text:p>41791</text:p>
          </table:table-cell>
          <table:table-cell table:formula="of:=ABS([.A359]-[.D359])" office:value-type="float" office:value="1198" calcext:value-type="float">
            <text:p>1198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59])" office:value-type="float" office:value="0" calcext:value-type="float">
            <text:p>0</text:p>
          </table:table-cell>
          <table:table-cell table:formula="of:=[.A359]*[.E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9" calcext:value-type="float">
            <text:p>42129</text:p>
          </table:table-cell>
          <table:table-cell table:formula="of:=ABS([.A360]-[.D360])" office:value-type="float" office:value="1536" calcext:value-type="float">
            <text:p>1536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0])" office:value-type="float" office:value="0" calcext:value-type="float">
            <text:p>0</text:p>
          </table:table-cell>
          <table:table-cell table:formula="of:=[.A360]*[.E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5" calcext:value-type="float">
            <text:p>42355</text:p>
          </table:table-cell>
          <table:table-cell table:formula="of:=ABS([.A361]-[.D361])" office:value-type="float" office:value="1762" calcext:value-type="float">
            <text:p>1762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1])" office:value-type="float" office:value="0" calcext:value-type="float">
            <text:p>0</text:p>
          </table:table-cell>
          <table:table-cell table:formula="of:=[.A361]*[.E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87" calcext:value-type="float">
            <text:p>42487</text:p>
          </table:table-cell>
          <table:table-cell table:formula="of:=ABS([.A362]-[.D362])" office:value-type="float" office:value="1894" calcext:value-type="float">
            <text:p>1894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2])" office:value-type="float" office:value="0" calcext:value-type="float">
            <text:p>0</text:p>
          </table:table-cell>
          <table:table-cell table:formula="of:=[.A362]*[.E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1" calcext:value-type="float">
            <text:p>42491</text:p>
          </table:table-cell>
          <table:table-cell table:formula="of:=ABS([.A363]-[.D363])" office:value-type="float" office:value="1898" calcext:value-type="float">
            <text:p>1898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3])" office:value-type="float" office:value="10" calcext:value-type="float">
            <text:p>10</text:p>
          </table:table-cell>
          <table:table-cell table:formula="of:=[.A363]*[.E363]" office:value-type="float" office:value="424910" calcext:value-type="float">
            <text:p>424910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table:formula="of:=ABS([.A364]-[.D364])" office:value-type="float" office:value="1961" calcext:value-type="float">
            <text:p>1961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4])" office:value-type="float" office:value="0" calcext:value-type="float">
            <text:p>0</text:p>
          </table:table-cell>
          <table:table-cell table:formula="of:=[.A364]*[.E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66" calcext:value-type="float">
            <text:p>42566</text:p>
          </table:table-cell>
          <table:table-cell table:formula="of:=ABS([.A365]-[.D365])" office:value-type="float" office:value="1973" calcext:value-type="float">
            <text:p>1973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5])" office:value-type="float" office:value="0" calcext:value-type="float">
            <text:p>0</text:p>
          </table:table-cell>
          <table:table-cell table:formula="of:=[.A365]*[.E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37" calcext:value-type="float">
            <text:p>42737</text:p>
          </table:table-cell>
          <table:table-cell table:formula="of:=ABS([.A366]-[.D366])" office:value-type="float" office:value="2144" calcext:value-type="float">
            <text:p>2144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6])" office:value-type="float" office:value="0" calcext:value-type="float">
            <text:p>0</text:p>
          </table:table-cell>
          <table:table-cell table:formula="of:=[.A366]*[.E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49" calcext:value-type="float">
            <text:p>42749</text:p>
          </table:table-cell>
          <table:table-cell table:formula="of:=ABS([.A367]-[.D367])" office:value-type="float" office:value="2156" calcext:value-type="float">
            <text:p>2156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7])" office:value-type="float" office:value="0" calcext:value-type="float">
            <text:p>0</text:p>
          </table:table-cell>
          <table:table-cell table:formula="of:=[.A367]*[.E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51" calcext:value-type="float">
            <text:p>42951</text:p>
          </table:table-cell>
          <table:table-cell table:formula="of:=ABS([.A368]-[.D368])" office:value-type="float" office:value="2358" calcext:value-type="float">
            <text:p>2358</text:p>
          </table:table-cell>
          <table:table-cell/>
          <table:table-cell office:value-type="float" office:value="40593" calcext:value-type="float">
            <text:p>40593</text:p>
          </table:table-cell>
          <table:table-cell table:formula="of:=COUNTIF([.D$1:.D$1000]; [.A368])" office:value-type="float" office:value="0" calcext:value-type="float">
            <text:p>0</text:p>
          </table:table-cell>
          <table:table-cell table:formula="of:=[.A368]*[.E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69" calcext:value-type="float">
            <text:p>43169</text:p>
          </table:table-cell>
          <table:table-cell table:formula="of:=ABS([.A369]-[.D369])" office:value-type="float" office:value="2501" calcext:value-type="float">
            <text:p>2501</text:p>
          </table:table-cell>
          <table:table-cell/>
          <table:table-cell office:value-type="float" office:value="40668" calcext:value-type="float">
            <text:p>40668</text:p>
          </table:table-cell>
          <table:table-cell table:formula="of:=COUNTIF([.D$1:.D$1000]; [.A369])" office:value-type="float" office:value="0" calcext:value-type="float">
            <text:p>0</text:p>
          </table:table-cell>
          <table:table-cell table:formula="of:=[.A369]*[.E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90" calcext:value-type="float">
            <text:p>43190</text:p>
          </table:table-cell>
          <table:table-cell table:formula="of:=ABS([.A370]-[.D370])" office:value-type="float" office:value="2406" calcext:value-type="float">
            <text:p>2406</text:p>
          </table:table-cell>
          <table:table-cell/>
          <table:table-cell office:value-type="float" office:value="40784" calcext:value-type="float">
            <text:p>40784</text:p>
          </table:table-cell>
          <table:table-cell table:formula="of:=COUNTIF([.D$1:.D$1000]; [.A370])" office:value-type="float" office:value="0" calcext:value-type="float">
            <text:p>0</text:p>
          </table:table-cell>
          <table:table-cell table:formula="of:=[.A370]*[.E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table:formula="of:=ABS([.A371]-[.D371])" office:value-type="float" office:value="2153" calcext:value-type="float">
            <text:p>2153</text:p>
          </table:table-cell>
          <table:table-cell/>
          <table:table-cell office:value-type="float" office:value="41078" calcext:value-type="float">
            <text:p>41078</text:p>
          </table:table-cell>
          <table:table-cell table:formula="of:=COUNTIF([.D$1:.D$1000]; [.A371])" office:value-type="float" office:value="0" calcext:value-type="float">
            <text:p>0</text:p>
          </table:table-cell>
          <table:table-cell table:formula="of:=[.A371]*[.E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12" calcext:value-type="float">
            <text:p>43412</text:p>
          </table:table-cell>
          <table:table-cell table:formula="of:=ABS([.A372]-[.D372])" office:value-type="float" office:value="2107" calcext:value-type="float">
            <text:p>2107</text:p>
          </table:table-cell>
          <table:table-cell/>
          <table:table-cell office:value-type="float" office:value="41305" calcext:value-type="float">
            <text:p>41305</text:p>
          </table:table-cell>
          <table:table-cell table:formula="of:=COUNTIF([.D$1:.D$1000]; [.A372])" office:value-type="float" office:value="0" calcext:value-type="float">
            <text:p>0</text:p>
          </table:table-cell>
          <table:table-cell table:formula="of:=[.A372]*[.E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96" calcext:value-type="float">
            <text:p>43496</text:p>
          </table:table-cell>
          <table:table-cell table:formula="of:=ABS([.A373]-[.D373])" office:value-type="float" office:value="1869" calcext:value-type="float">
            <text:p>1869</text:p>
          </table:table-cell>
          <table:table-cell/>
          <table:table-cell office:value-type="float" office:value="41627" calcext:value-type="float">
            <text:p>41627</text:p>
          </table:table-cell>
          <table:table-cell table:formula="of:=COUNTIF([.D$1:.D$1000]; [.A373])" office:value-type="float" office:value="0" calcext:value-type="float">
            <text:p>0</text:p>
          </table:table-cell>
          <table:table-cell table:formula="of:=[.A373]*[.E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table:formula="of:=ABS([.A374]-[.D374])" office:value-type="float" office:value="1823" calcext:value-type="float">
            <text:p>1823</text:p>
          </table:table-cell>
          <table:table-cell/>
          <table:table-cell office:value-type="float" office:value="41741" calcext:value-type="float">
            <text:p>41741</text:p>
          </table:table-cell>
          <table:table-cell table:formula="of:=COUNTIF([.D$1:.D$1000]; [.A374])" office:value-type="float" office:value="0" calcext:value-type="float">
            <text:p>0</text:p>
          </table:table-cell>
          <table:table-cell table:formula="of:=[.A374]*[.E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table:formula="of:=ABS([.A375]-[.D375])" office:value-type="float" office:value="1954" calcext:value-type="float">
            <text:p>1954</text:p>
          </table:table-cell>
          <table:table-cell/>
          <table:table-cell office:value-type="float" office:value="41914" calcext:value-type="float">
            <text:p>41914</text:p>
          </table:table-cell>
          <table:table-cell table:formula="of:=COUNTIF([.D$1:.D$1000]; [.A375])" office:value-type="float" office:value="0" calcext:value-type="float">
            <text:p>0</text:p>
          </table:table-cell>
          <table:table-cell table:formula="of:=[.A375]*[.E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table:formula="of:=ABS([.A376]-[.D376])" office:value-type="float" office:value="1899" calcext:value-type="float">
            <text:p>1899</text:p>
          </table:table-cell>
          <table:table-cell/>
          <table:table-cell office:value-type="float" office:value="42027" calcext:value-type="float">
            <text:p>42027</text:p>
          </table:table-cell>
          <table:table-cell table:formula="of:=COUNTIF([.D$1:.D$1000]; [.A376])" office:value-type="float" office:value="0" calcext:value-type="float">
            <text:p>0</text:p>
          </table:table-cell>
          <table:table-cell table:formula="of:=[.A376]*[.E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44" calcext:value-type="float">
            <text:p>44044</text:p>
          </table:table-cell>
          <table:table-cell table:formula="of:=ABS([.A377]-[.D377])" office:value-type="float" office:value="1938" calcext:value-type="float">
            <text:p>1938</text:p>
          </table:table-cell>
          <table:table-cell/>
          <table:table-cell office:value-type="float" office:value="42106" calcext:value-type="float">
            <text:p>42106</text:p>
          </table:table-cell>
          <table:table-cell table:formula="of:=COUNTIF([.D$1:.D$1000]; [.A377])" office:value-type="float" office:value="0" calcext:value-type="float">
            <text:p>0</text:p>
          </table:table-cell>
          <table:table-cell table:formula="of:=[.A377]*[.E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5" calcext:value-type="float">
            <text:p>44255</text:p>
          </table:table-cell>
          <table:table-cell table:formula="of:=ABS([.A378]-[.D378])" office:value-type="float" office:value="1764" calcext:value-type="float">
            <text:p>1764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78])" office:value-type="float" office:value="0" calcext:value-type="float">
            <text:p>0</text:p>
          </table:table-cell>
          <table:table-cell table:formula="of:=[.A378]*[.E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86" calcext:value-type="float">
            <text:p>44386</text:p>
          </table:table-cell>
          <table:table-cell table:formula="of:=ABS([.A379]-[.D379])" office:value-type="float" office:value="1895" calcext:value-type="float">
            <text:p>1895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79])" office:value-type="float" office:value="0" calcext:value-type="float">
            <text:p>0</text:p>
          </table:table-cell>
          <table:table-cell table:formula="of:=[.A379]*[.E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57" calcext:value-type="float">
            <text:p>44457</text:p>
          </table:table-cell>
          <table:table-cell table:formula="of:=ABS([.A380]-[.D380])" office:value-type="float" office:value="1966" calcext:value-type="float">
            <text:p>1966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0])" office:value-type="float" office:value="0" calcext:value-type="float">
            <text:p>0</text:p>
          </table:table-cell>
          <table:table-cell table:formula="of:=[.A380]*[.E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78" calcext:value-type="float">
            <text:p>44478</text:p>
          </table:table-cell>
          <table:table-cell table:formula="of:=ABS([.A381]-[.D381])" office:value-type="float" office:value="1987" calcext:value-type="float">
            <text:p>1987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1])" office:value-type="float" office:value="0" calcext:value-type="float">
            <text:p>0</text:p>
          </table:table-cell>
          <table:table-cell table:formula="of:=[.A381]*[.E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46" calcext:value-type="float">
            <text:p>44546</text:p>
          </table:table-cell>
          <table:table-cell table:formula="of:=ABS([.A382]-[.D382])" office:value-type="float" office:value="2055" calcext:value-type="float">
            <text:p>2055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2])" office:value-type="float" office:value="0" calcext:value-type="float">
            <text:p>0</text:p>
          </table:table-cell>
          <table:table-cell table:formula="of:=[.A382]*[.E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table:formula="of:=ABS([.A383]-[.D383])" office:value-type="float" office:value="2102" calcext:value-type="float">
            <text:p>2102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3])" office:value-type="float" office:value="0" calcext:value-type="float">
            <text:p>0</text:p>
          </table:table-cell>
          <table:table-cell table:formula="of:=[.A383]*[.E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59" calcext:value-type="float">
            <text:p>44759</text:p>
          </table:table-cell>
          <table:table-cell table:formula="of:=ABS([.A384]-[.D384])" office:value-type="float" office:value="2268" calcext:value-type="float">
            <text:p>2268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4])" office:value-type="float" office:value="0" calcext:value-type="float">
            <text:p>0</text:p>
          </table:table-cell>
          <table:table-cell table:formula="of:=[.A384]*[.E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table:formula="of:=ABS([.A385]-[.D385])" office:value-type="float" office:value="2345" calcext:value-type="float">
            <text:p>2345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5])" office:value-type="float" office:value="0" calcext:value-type="float">
            <text:p>0</text:p>
          </table:table-cell>
          <table:table-cell table:formula="of:=[.A385]*[.E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15" calcext:value-type="float">
            <text:p>45015</text:p>
          </table:table-cell>
          <table:table-cell table:formula="of:=ABS([.A386]-[.D386])" office:value-type="float" office:value="2524" calcext:value-type="float">
            <text:p>2524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6])" office:value-type="float" office:value="0" calcext:value-type="float">
            <text:p>0</text:p>
          </table:table-cell>
          <table:table-cell table:formula="of:=[.A386]*[.E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58" calcext:value-type="float">
            <text:p>45158</text:p>
          </table:table-cell>
          <table:table-cell table:formula="of:=ABS([.A387]-[.D387])" office:value-type="float" office:value="2667" calcext:value-type="float">
            <text:p>2667</text:p>
          </table:table-cell>
          <table:table-cell/>
          <table:table-cell office:value-type="float" office:value="42491" calcext:value-type="float">
            <text:p>42491</text:p>
          </table:table-cell>
          <table:table-cell table:formula="of:=COUNTIF([.D$1:.D$1000]; [.A387])" office:value-type="float" office:value="0" calcext:value-type="float">
            <text:p>0</text:p>
          </table:table-cell>
          <table:table-cell table:formula="of:=[.A387]*[.E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43" calcext:value-type="float">
            <text:p>45243</text:p>
          </table:table-cell>
          <table:table-cell table:formula="of:=ABS([.A388]-[.D388])" office:value-type="float" office:value="2598" calcext:value-type="float">
            <text:p>2598</text:p>
          </table:table-cell>
          <table:table-cell/>
          <table:table-cell office:value-type="float" office:value="42645" calcext:value-type="float">
            <text:p>42645</text:p>
          </table:table-cell>
          <table:table-cell table:formula="of:=COUNTIF([.D$1:.D$1000]; [.A388])" office:value-type="float" office:value="0" calcext:value-type="float">
            <text:p>0</text:p>
          </table:table-cell>
          <table:table-cell table:formula="of:=[.A388]*[.E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75" calcext:value-type="float">
            <text:p>45275</text:p>
          </table:table-cell>
          <table:table-cell table:formula="of:=ABS([.A389]-[.D389])" office:value-type="float" office:value="2437" calcext:value-type="float">
            <text:p>2437</text:p>
          </table:table-cell>
          <table:table-cell/>
          <table:table-cell office:value-type="float" office:value="42838" calcext:value-type="float">
            <text:p>42838</text:p>
          </table:table-cell>
          <table:table-cell table:formula="of:=COUNTIF([.D$1:.D$1000]; [.A389])" office:value-type="float" office:value="0" calcext:value-type="float">
            <text:p>0</text:p>
          </table:table-cell>
          <table:table-cell table:formula="of:=[.A389]*[.E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91" calcext:value-type="float">
            <text:p>45491</text:p>
          </table:table-cell>
          <table:table-cell table:formula="of:=ABS([.A390]-[.D390])" office:value-type="float" office:value="2487" calcext:value-type="float">
            <text:p>2487</text:p>
          </table:table-cell>
          <table:table-cell/>
          <table:table-cell office:value-type="float" office:value="43004" calcext:value-type="float">
            <text:p>43004</text:p>
          </table:table-cell>
          <table:table-cell table:formula="of:=COUNTIF([.D$1:.D$1000]; [.A390])" office:value-type="float" office:value="0" calcext:value-type="float">
            <text:p>0</text:p>
          </table:table-cell>
          <table:table-cell table:formula="of:=[.A390]*[.E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55" calcext:value-type="float">
            <text:p>45555</text:p>
          </table:table-cell>
          <table:table-cell table:formula="of:=ABS([.A391]-[.D391])" office:value-type="float" office:value="2268" calcext:value-type="float">
            <text:p>2268</text:p>
          </table:table-cell>
          <table:table-cell/>
          <table:table-cell office:value-type="float" office:value="43287" calcext:value-type="float">
            <text:p>43287</text:p>
          </table:table-cell>
          <table:table-cell table:formula="of:=COUNTIF([.D$1:.D$1000]; [.A391])" office:value-type="float" office:value="0" calcext:value-type="float">
            <text:p>0</text:p>
          </table:table-cell>
          <table:table-cell table:formula="of:=[.A391]*[.E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86" calcext:value-type="float">
            <text:p>45586</text:p>
          </table:table-cell>
          <table:table-cell table:formula="of:=ABS([.A392]-[.D392])" office:value-type="float" office:value="1938" calcext:value-type="float">
            <text:p>1938</text:p>
          </table:table-cell>
          <table:table-cell/>
          <table:table-cell office:value-type="float" office:value="43648" calcext:value-type="float">
            <text:p>43648</text:p>
          </table:table-cell>
          <table:table-cell table:formula="of:=COUNTIF([.D$1:.D$1000]; [.A392])" office:value-type="float" office:value="0" calcext:value-type="float">
            <text:p>0</text:p>
          </table:table-cell>
          <table:table-cell table:formula="of:=[.A392]*[.E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40" calcext:value-type="float">
            <text:p>45940</text:p>
          </table:table-cell>
          <table:table-cell table:formula="of:=ABS([.A393]-[.D393])" office:value-type="float" office:value="2212" calcext:value-type="float">
            <text:p>2212</text:p>
          </table:table-cell>
          <table:table-cell/>
          <table:table-cell office:value-type="float" office:value="43728" calcext:value-type="float">
            <text:p>43728</text:p>
          </table:table-cell>
          <table:table-cell table:formula="of:=COUNTIF([.D$1:.D$1000]; [.A393])" office:value-type="float" office:value="0" calcext:value-type="float">
            <text:p>0</text:p>
          </table:table-cell>
          <table:table-cell table:formula="of:=[.A393]*[.E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32" calcext:value-type="float">
            <text:p>46032</text:p>
          </table:table-cell>
          <table:table-cell table:formula="of:=ABS([.A394]-[.D394])" office:value-type="float" office:value="2093" calcext:value-type="float">
            <text:p>2093</text:p>
          </table:table-cell>
          <table:table-cell/>
          <table:table-cell office:value-type="float" office:value="43939" calcext:value-type="float">
            <text:p>43939</text:p>
          </table:table-cell>
          <table:table-cell table:formula="of:=COUNTIF([.D$1:.D$1000]; [.A394])" office:value-type="float" office:value="0" calcext:value-type="float">
            <text:p>0</text:p>
          </table:table-cell>
          <table:table-cell table:formula="of:=[.A394]*[.E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57" calcext:value-type="float">
            <text:p>46057</text:p>
          </table:table-cell>
          <table:table-cell table:formula="of:=ABS([.A395]-[.D395])" office:value-type="float" office:value="1879" calcext:value-type="float">
            <text:p>1879</text:p>
          </table:table-cell>
          <table:table-cell/>
          <table:table-cell office:value-type="float" office:value="44178" calcext:value-type="float">
            <text:p>44178</text:p>
          </table:table-cell>
          <table:table-cell table:formula="of:=COUNTIF([.D$1:.D$1000]; [.A395])" office:value-type="float" office:value="0" calcext:value-type="float">
            <text:p>0</text:p>
          </table:table-cell>
          <table:table-cell table:formula="of:=[.A395]*[.E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11" calcext:value-type="float">
            <text:p>46111</text:p>
          </table:table-cell>
          <table:table-cell table:formula="of:=ABS([.A396]-[.D396])" office:value-type="float" office:value="1875" calcext:value-type="float">
            <text:p>1875</text:p>
          </table:table-cell>
          <table:table-cell/>
          <table:table-cell office:value-type="float" office:value="44236" calcext:value-type="float">
            <text:p>44236</text:p>
          </table:table-cell>
          <table:table-cell table:formula="of:=COUNTIF([.D$1:.D$1000]; [.A396])" office:value-type="float" office:value="0" calcext:value-type="float">
            <text:p>0</text:p>
          </table:table-cell>
          <table:table-cell table:formula="of:=[.A396]*[.E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table:formula="of:=ABS([.A397]-[.D397])" office:value-type="float" office:value="1822" calcext:value-type="float">
            <text:p>1822</text:p>
          </table:table-cell>
          <table:table-cell/>
          <table:table-cell office:value-type="float" office:value="44313" calcext:value-type="float">
            <text:p>44313</text:p>
          </table:table-cell>
          <table:table-cell table:formula="of:=COUNTIF([.D$1:.D$1000]; [.A397])" office:value-type="float" office:value="0" calcext:value-type="float">
            <text:p>0</text:p>
          </table:table-cell>
          <table:table-cell table:formula="of:=[.A397]*[.E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07" calcext:value-type="float">
            <text:p>46307</text:p>
          </table:table-cell>
          <table:table-cell table:formula="of:=ABS([.A398]-[.D398])" office:value-type="float" office:value="1905" calcext:value-type="float">
            <text:p>1905</text:p>
          </table:table-cell>
          <table:table-cell/>
          <table:table-cell office:value-type="float" office:value="44402" calcext:value-type="float">
            <text:p>44402</text:p>
          </table:table-cell>
          <table:table-cell table:formula="of:=COUNTIF([.D$1:.D$1000]; [.A398])" office:value-type="float" office:value="0" calcext:value-type="float">
            <text:p>0</text:p>
          </table:table-cell>
          <table:table-cell table:formula="of:=[.A398]*[.E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39" calcext:value-type="float">
            <text:p>46339</text:p>
          </table:table-cell>
          <table:table-cell table:formula="of:=ABS([.A399]-[.D399])" office:value-type="float" office:value="1879" calcext:value-type="float">
            <text:p>1879</text:p>
          </table:table-cell>
          <table:table-cell/>
          <table:table-cell office:value-type="float" office:value="44460" calcext:value-type="float">
            <text:p>44460</text:p>
          </table:table-cell>
          <table:table-cell table:formula="of:=COUNTIF([.D$1:.D$1000]; [.A399])" office:value-type="float" office:value="0" calcext:value-type="float">
            <text:p>0</text:p>
          </table:table-cell>
          <table:table-cell table:formula="of:=[.A399]*[.E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27" calcext:value-type="float">
            <text:p>46427</text:p>
          </table:table-cell>
          <table:table-cell table:formula="of:=ABS([.A400]-[.D400])" office:value-type="float" office:value="1740" calcext:value-type="float">
            <text:p>1740</text:p>
          </table:table-cell>
          <table:table-cell/>
          <table:table-cell office:value-type="float" office:value="44687" calcext:value-type="float">
            <text:p>44687</text:p>
          </table:table-cell>
          <table:table-cell table:formula="of:=COUNTIF([.D$1:.D$1000]; [.A400])" office:value-type="float" office:value="0" calcext:value-type="float">
            <text:p>0</text:p>
          </table:table-cell>
          <table:table-cell table:formula="of:=[.A400]*[.E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82" calcext:value-type="float">
            <text:p>46482</text:p>
          </table:table-cell>
          <table:table-cell table:formula="of:=ABS([.A401]-[.D401])" office:value-type="float" office:value="1709" calcext:value-type="float">
            <text:p>1709</text:p>
          </table:table-cell>
          <table:table-cell/>
          <table:table-cell office:value-type="float" office:value="44773" calcext:value-type="float">
            <text:p>44773</text:p>
          </table:table-cell>
          <table:table-cell table:formula="of:=COUNTIF([.D$1:.D$1000]; [.A401])" office:value-type="float" office:value="0" calcext:value-type="float">
            <text:p>0</text:p>
          </table:table-cell>
          <table:table-cell table:formula="of:=[.A401]*[.E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35" calcext:value-type="float">
            <text:p>46535</text:p>
          </table:table-cell>
          <table:table-cell table:formula="of:=ABS([.A402]-[.D402])" office:value-type="float" office:value="1571" calcext:value-type="float">
            <text:p>1571</text:p>
          </table:table-cell>
          <table:table-cell/>
          <table:table-cell office:value-type="float" office:value="44964" calcext:value-type="float">
            <text:p>44964</text:p>
          </table:table-cell>
          <table:table-cell table:formula="of:=COUNTIF([.D$1:.D$1000]; [.A402])" office:value-type="float" office:value="2" calcext:value-type="float">
            <text:p>2</text:p>
          </table:table-cell>
          <table:table-cell table:formula="of:=[.A402]*[.E402]" office:value-type="float" office:value="93070" calcext:value-type="float">
            <text:p>93070</text:p>
          </table:table-cell>
        </table:table-row>
        <table:table-row table:style-name="ro1">
          <table:table-cell office:value-type="float" office:value="46554" calcext:value-type="float">
            <text:p>46554</text:p>
          </table:table-cell>
          <table:table-cell table:formula="of:=ABS([.A403]-[.D403])" office:value-type="float" office:value="1563" calcext:value-type="float">
            <text:p>1563</text:p>
          </table:table-cell>
          <table:table-cell/>
          <table:table-cell office:value-type="float" office:value="44991" calcext:value-type="float">
            <text:p>44991</text:p>
          </table:table-cell>
          <table:table-cell table:formula="of:=COUNTIF([.D$1:.D$1000]; [.A403])" office:value-type="float" office:value="0" calcext:value-type="float">
            <text:p>0</text:p>
          </table:table-cell>
          <table:table-cell table:formula="of:=[.A403]*[.E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62" calcext:value-type="float">
            <text:p>46662</text:p>
          </table:table-cell>
          <table:table-cell table:formula="of:=ABS([.A404]-[.D404])" office:value-type="float" office:value="1668" calcext:value-type="float">
            <text:p>1668</text:p>
          </table:table-cell>
          <table:table-cell/>
          <table:table-cell office:value-type="float" office:value="44994" calcext:value-type="float">
            <text:p>44994</text:p>
          </table:table-cell>
          <table:table-cell table:formula="of:=COUNTIF([.D$1:.D$1000]; [.A404])" office:value-type="float" office:value="0" calcext:value-type="float">
            <text:p>0</text:p>
          </table:table-cell>
          <table:table-cell table:formula="of:=[.A404]*[.E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67" calcext:value-type="float">
            <text:p>46667</text:p>
          </table:table-cell>
          <table:table-cell table:formula="of:=ABS([.A405]-[.D405])" office:value-type="float" office:value="1611" calcext:value-type="float">
            <text:p>1611</text:p>
          </table:table-cell>
          <table:table-cell/>
          <table:table-cell office:value-type="float" office:value="45056" calcext:value-type="float">
            <text:p>45056</text:p>
          </table:table-cell>
          <table:table-cell table:formula="of:=COUNTIF([.D$1:.D$1000]; [.A405])" office:value-type="float" office:value="0" calcext:value-type="float">
            <text:p>0</text:p>
          </table:table-cell>
          <table:table-cell table:formula="of:=[.A405]*[.E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09" calcext:value-type="float">
            <text:p>46709</text:p>
          </table:table-cell>
          <table:table-cell table:formula="of:=ABS([.A406]-[.D406])" office:value-type="float" office:value="1585" calcext:value-type="float">
            <text:p>1585</text:p>
          </table:table-cell>
          <table:table-cell/>
          <table:table-cell office:value-type="float" office:value="45124" calcext:value-type="float">
            <text:p>45124</text:p>
          </table:table-cell>
          <table:table-cell table:formula="of:=COUNTIF([.D$1:.D$1000]; [.A406])" office:value-type="float" office:value="0" calcext:value-type="float">
            <text:p>0</text:p>
          </table:table-cell>
          <table:table-cell table:formula="of:=[.A406]*[.E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68" calcext:value-type="float">
            <text:p>46768</text:p>
          </table:table-cell>
          <table:table-cell table:formula="of:=ABS([.A407]-[.D407])" office:value-type="float" office:value="1622" calcext:value-type="float">
            <text:p>1622</text:p>
          </table:table-cell>
          <table:table-cell/>
          <table:table-cell office:value-type="float" office:value="45146" calcext:value-type="float">
            <text:p>45146</text:p>
          </table:table-cell>
          <table:table-cell table:formula="of:=COUNTIF([.D$1:.D$1000]; [.A407])" office:value-type="float" office:value="0" calcext:value-type="float">
            <text:p>0</text:p>
          </table:table-cell>
          <table:table-cell table:formula="of:=[.A407]*[.E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67" calcext:value-type="float">
            <text:p>46867</text:p>
          </table:table-cell>
          <table:table-cell table:formula="of:=ABS([.A408]-[.D408])" office:value-type="float" office:value="1467" calcext:value-type="float">
            <text:p>1467</text:p>
          </table:table-cell>
          <table:table-cell/>
          <table:table-cell office:value-type="float" office:value="45400" calcext:value-type="float">
            <text:p>45400</text:p>
          </table:table-cell>
          <table:table-cell table:formula="of:=COUNTIF([.D$1:.D$1000]; [.A408])" office:value-type="float" office:value="0" calcext:value-type="float">
            <text:p>0</text:p>
          </table:table-cell>
          <table:table-cell table:formula="of:=[.A408]*[.E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table:formula="of:=ABS([.A409]-[.D409])" office:value-type="float" office:value="954" calcext:value-type="float">
            <text:p>954</text:p>
          </table:table-cell>
          <table:table-cell/>
          <table:table-cell office:value-type="float" office:value="46056" calcext:value-type="float">
            <text:p>46056</text:p>
          </table:table-cell>
          <table:table-cell table:formula="of:=COUNTIF([.D$1:.D$1000]; [.A409])" office:value-type="float" office:value="0" calcext:value-type="float">
            <text:p>0</text:p>
          </table:table-cell>
          <table:table-cell table:formula="of:=[.A409]*[.E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3" calcext:value-type="float">
            <text:p>47033</text:p>
          </table:table-cell>
          <table:table-cell table:formula="of:=ABS([.A410]-[.D410])" office:value-type="float" office:value="884" calcext:value-type="float">
            <text:p>884</text:p>
          </table:table-cell>
          <table:table-cell/>
          <table:table-cell office:value-type="float" office:value="46149" calcext:value-type="float">
            <text:p>46149</text:p>
          </table:table-cell>
          <table:table-cell table:formula="of:=COUNTIF([.D$1:.D$1000]; [.A410])" office:value-type="float" office:value="0" calcext:value-type="float">
            <text:p>0</text:p>
          </table:table-cell>
          <table:table-cell table:formula="of:=[.A410]*[.E4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35" calcext:value-type="float">
            <text:p>47135</text:p>
          </table:table-cell>
          <table:table-cell table:formula="of:=ABS([.A411]-[.D411])" office:value-type="float" office:value="891" calcext:value-type="float">
            <text:p>891</text:p>
          </table:table-cell>
          <table:table-cell/>
          <table:table-cell office:value-type="float" office:value="46244" calcext:value-type="float">
            <text:p>46244</text:p>
          </table:table-cell>
          <table:table-cell table:formula="of:=COUNTIF([.D$1:.D$1000]; [.A411])" office:value-type="float" office:value="0" calcext:value-type="float">
            <text:p>0</text:p>
          </table:table-cell>
          <table:table-cell table:formula="of:=[.A411]*[.E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24" calcext:value-type="float">
            <text:p>47224</text:p>
          </table:table-cell>
          <table:table-cell table:formula="of:=ABS([.A412]-[.D412])" office:value-type="float" office:value="715" calcext:value-type="float">
            <text:p>715</text:p>
          </table:table-cell>
          <table:table-cell/>
          <table:table-cell office:value-type="float" office:value="46509" calcext:value-type="float">
            <text:p>46509</text:p>
          </table:table-cell>
          <table:table-cell table:formula="of:=COUNTIF([.D$1:.D$1000]; [.A412])" office:value-type="float" office:value="0" calcext:value-type="float">
            <text:p>0</text:p>
          </table:table-cell>
          <table:table-cell table:formula="of:=[.A412]*[.E4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3" calcext:value-type="float">
            <text:p>47363</text:p>
          </table:table-cell>
          <table:table-cell table:formula="of:=ABS([.A413]-[.D413])" office:value-type="float" office:value="828" calcext:value-type="float">
            <text:p>828</text:p>
          </table:table-cell>
          <table:table-cell/>
          <table:table-cell office:value-type="float" office:value="46535" calcext:value-type="float">
            <text:p>46535</text:p>
          </table:table-cell>
          <table:table-cell table:formula="of:=COUNTIF([.D$1:.D$1000]; [.A413])" office:value-type="float" office:value="0" calcext:value-type="float">
            <text:p>0</text:p>
          </table:table-cell>
          <table:table-cell table:formula="of:=[.A413]*[.E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91" calcext:value-type="float">
            <text:p>47391</text:p>
          </table:table-cell>
          <table:table-cell table:formula="of:=ABS([.A414]-[.D414])" office:value-type="float" office:value="856" calcext:value-type="float">
            <text:p>856</text:p>
          </table:table-cell>
          <table:table-cell/>
          <table:table-cell office:value-type="float" office:value="46535" calcext:value-type="float">
            <text:p>46535</text:p>
          </table:table-cell>
          <table:table-cell table:formula="of:=COUNTIF([.D$1:.D$1000]; [.A414])" office:value-type="float" office:value="0" calcext:value-type="float">
            <text:p>0</text:p>
          </table:table-cell>
          <table:table-cell table:formula="of:=[.A414]*[.E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2" calcext:value-type="float">
            <text:p>47402</text:p>
          </table:table-cell>
          <table:table-cell table:formula="of:=ABS([.A415]-[.D415])" office:value-type="float" office:value="863" calcext:value-type="float">
            <text:p>863</text:p>
          </table:table-cell>
          <table:table-cell/>
          <table:table-cell office:value-type="float" office:value="46539" calcext:value-type="float">
            <text:p>46539</text:p>
          </table:table-cell>
          <table:table-cell table:formula="of:=COUNTIF([.D$1:.D$1000]; [.A415])" office:value-type="float" office:value="0" calcext:value-type="float">
            <text:p>0</text:p>
          </table:table-cell>
          <table:table-cell table:formula="of:=[.A415]*[.E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65" calcext:value-type="float">
            <text:p>47465</text:p>
          </table:table-cell>
          <table:table-cell table:formula="of:=ABS([.A416]-[.D416])" office:value-type="float" office:value="640" calcext:value-type="float">
            <text:p>640</text:p>
          </table:table-cell>
          <table:table-cell/>
          <table:table-cell office:value-type="float" office:value="46825" calcext:value-type="float">
            <text:p>46825</text:p>
          </table:table-cell>
          <table:table-cell table:formula="of:=COUNTIF([.D$1:.D$1000]; [.A416])" office:value-type="float" office:value="0" calcext:value-type="float">
            <text:p>0</text:p>
          </table:table-cell>
          <table:table-cell table:formula="of:=[.A416]*[.E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54" calcext:value-type="float">
            <text:p>47754</text:p>
          </table:table-cell>
          <table:table-cell table:formula="of:=ABS([.A417]-[.D417])" office:value-type="float" office:value="919" calcext:value-type="float">
            <text:p>919</text:p>
          </table:table-cell>
          <table:table-cell/>
          <table:table-cell office:value-type="float" office:value="46835" calcext:value-type="float">
            <text:p>46835</text:p>
          </table:table-cell>
          <table:table-cell table:formula="of:=COUNTIF([.D$1:.D$1000]; [.A417])" office:value-type="float" office:value="0" calcext:value-type="float">
            <text:p>0</text:p>
          </table:table-cell>
          <table:table-cell table:formula="of:=[.A417]*[.E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24" calcext:value-type="float">
            <text:p>47924</text:p>
          </table:table-cell>
          <table:table-cell table:formula="of:=ABS([.A418]-[.D418])" office:value-type="float" office:value="1014" calcext:value-type="float">
            <text:p>1014</text:p>
          </table:table-cell>
          <table:table-cell/>
          <table:table-cell office:value-type="float" office:value="46910" calcext:value-type="float">
            <text:p>46910</text:p>
          </table:table-cell>
          <table:table-cell table:formula="of:=COUNTIF([.D$1:.D$1000]; [.A418])" office:value-type="float" office:value="0" calcext:value-type="float">
            <text:p>0</text:p>
          </table:table-cell>
          <table:table-cell table:formula="of:=[.A418]*[.E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49" calcext:value-type="float">
            <text:p>48049</text:p>
          </table:table-cell>
          <table:table-cell table:formula="of:=ABS([.A419]-[.D419])" office:value-type="float" office:value="574" calcext:value-type="float">
            <text:p>574</text:p>
          </table:table-cell>
          <table:table-cell/>
          <table:table-cell office:value-type="float" office:value="47475" calcext:value-type="float">
            <text:p>47475</text:p>
          </table:table-cell>
          <table:table-cell table:formula="of:=COUNTIF([.D$1:.D$1000]; [.A419])" office:value-type="float" office:value="0" calcext:value-type="float">
            <text:p>0</text:p>
          </table:table-cell>
          <table:table-cell table:formula="of:=[.A419]*[.E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" calcext:value-type="float">
            <text:p>48063</text:p>
          </table:table-cell>
          <table:table-cell table:formula="of:=ABS([.A420]-[.D420])" office:value-type="float" office:value="549" calcext:value-type="float">
            <text:p>549</text:p>
          </table:table-cell>
          <table:table-cell/>
          <table:table-cell office:value-type="float" office:value="47514" calcext:value-type="float">
            <text:p>47514</text:p>
          </table:table-cell>
          <table:table-cell table:formula="of:=COUNTIF([.D$1:.D$1000]; [.A420])" office:value-type="float" office:value="0" calcext:value-type="float">
            <text:p>0</text:p>
          </table:table-cell>
          <table:table-cell table:formula="of:=[.A420]*[.E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25" calcext:value-type="float">
            <text:p>48125</text:p>
          </table:table-cell>
          <table:table-cell table:formula="of:=ABS([.A421]-[.D421])" office:value-type="float" office:value="428" calcext:value-type="float">
            <text:p>428</text:p>
          </table:table-cell>
          <table:table-cell/>
          <table:table-cell office:value-type="float" office:value="47697" calcext:value-type="float">
            <text:p>47697</text:p>
          </table:table-cell>
          <table:table-cell table:formula="of:=COUNTIF([.D$1:.D$1000]; [.A421])" office:value-type="float" office:value="0" calcext:value-type="float">
            <text:p>0</text:p>
          </table:table-cell>
          <table:table-cell table:formula="of:=[.A421]*[.E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67" calcext:value-type="float">
            <text:p>48167</text:p>
          </table:table-cell>
          <table:table-cell table:formula="of:=ABS([.A422]-[.D422])" office:value-type="float" office:value="416" calcext:value-type="float">
            <text:p>416</text:p>
          </table:table-cell>
          <table:table-cell/>
          <table:table-cell office:value-type="float" office:value="47751" calcext:value-type="float">
            <text:p>47751</text:p>
          </table:table-cell>
          <table:table-cell table:formula="of:=COUNTIF([.D$1:.D$1000]; [.A422])" office:value-type="float" office:value="0" calcext:value-type="float">
            <text:p>0</text:p>
          </table:table-cell>
          <table:table-cell table:formula="of:=[.A422]*[.E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75" calcext:value-type="float">
            <text:p>48375</text:p>
          </table:table-cell>
          <table:table-cell table:formula="of:=ABS([.A423]-[.D423])" office:value-type="float" office:value="511" calcext:value-type="float">
            <text:p>511</text:p>
          </table:table-cell>
          <table:table-cell/>
          <table:table-cell office:value-type="float" office:value="47864" calcext:value-type="float">
            <text:p>47864</text:p>
          </table:table-cell>
          <table:table-cell table:formula="of:=COUNTIF([.D$1:.D$1000]; [.A423])" office:value-type="float" office:value="0" calcext:value-type="float">
            <text:p>0</text:p>
          </table:table-cell>
          <table:table-cell table:formula="of:=[.A423]*[.E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91" calcext:value-type="float">
            <text:p>48391</text:p>
          </table:table-cell>
          <table:table-cell table:formula="of:=ABS([.A424]-[.D424])" office:value-type="float" office:value="156" calcext:value-type="float">
            <text:p>156</text:p>
          </table:table-cell>
          <table:table-cell/>
          <table:table-cell office:value-type="float" office:value="48235" calcext:value-type="float">
            <text:p>48235</text:p>
          </table:table-cell>
          <table:table-cell table:formula="of:=COUNTIF([.D$1:.D$1000]; [.A424])" office:value-type="float" office:value="0" calcext:value-type="float">
            <text:p>0</text:p>
          </table:table-cell>
          <table:table-cell table:formula="of:=[.A424]*[.E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61" calcext:value-type="float">
            <text:p>48561</text:p>
          </table:table-cell>
          <table:table-cell table:formula="of:=ABS([.A425]-[.D425])" office:value-type="float" office:value="313" calcext:value-type="float">
            <text:p>313</text:p>
          </table:table-cell>
          <table:table-cell/>
          <table:table-cell office:value-type="float" office:value="48248" calcext:value-type="float">
            <text:p>48248</text:p>
          </table:table-cell>
          <table:table-cell table:formula="of:=COUNTIF([.D$1:.D$1000]; [.A425])" office:value-type="float" office:value="0" calcext:value-type="float">
            <text:p>0</text:p>
          </table:table-cell>
          <table:table-cell table:formula="of:=[.A425]*[.E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99" calcext:value-type="float">
            <text:p>48599</text:p>
          </table:table-cell>
          <table:table-cell table:formula="of:=ABS([.A426]-[.D426])" office:value-type="float" office:value="118" calcext:value-type="float">
            <text:p>118</text:p>
          </table:table-cell>
          <table:table-cell/>
          <table:table-cell office:value-type="float" office:value="48481" calcext:value-type="float">
            <text:p>48481</text:p>
          </table:table-cell>
          <table:table-cell table:formula="of:=COUNTIF([.D$1:.D$1000]; [.A426])" office:value-type="float" office:value="0" calcext:value-type="float">
            <text:p>0</text:p>
          </table:table-cell>
          <table:table-cell table:formula="of:=[.A426]*[.E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47" calcext:value-type="float">
            <text:p>48647</text:p>
          </table:table-cell>
          <table:table-cell table:formula="of:=ABS([.A427]-[.D427])" office:value-type="float" office:value="69" calcext:value-type="float">
            <text:p>69</text:p>
          </table:table-cell>
          <table:table-cell/>
          <table:table-cell office:value-type="float" office:value="48578" calcext:value-type="float">
            <text:p>48578</text:p>
          </table:table-cell>
          <table:table-cell table:formula="of:=COUNTIF([.D$1:.D$1000]; [.A427])" office:value-type="float" office:value="0" calcext:value-type="float">
            <text:p>0</text:p>
          </table:table-cell>
          <table:table-cell table:formula="of:=[.A427]*[.E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54" calcext:value-type="float">
            <text:p>48654</text:p>
          </table:table-cell>
          <table:table-cell table:formula="of:=ABS([.A428]-[.D428])" office:value-type="float" office:value="152" calcext:value-type="float">
            <text:p>152</text:p>
          </table:table-cell>
          <table:table-cell/>
          <table:table-cell office:value-type="float" office:value="48806" calcext:value-type="float">
            <text:p>48806</text:p>
          </table:table-cell>
          <table:table-cell table:formula="of:=COUNTIF([.D$1:.D$1000]; [.A428])" office:value-type="float" office:value="0" calcext:value-type="float">
            <text:p>0</text:p>
          </table:table-cell>
          <table:table-cell table:formula="of:=[.A428]*[.E4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18" calcext:value-type="float">
            <text:p>48718</text:p>
          </table:table-cell>
          <table:table-cell table:formula="of:=ABS([.A429]-[.D429])" office:value-type="float" office:value="170" calcext:value-type="float">
            <text:p>170</text:p>
          </table:table-cell>
          <table:table-cell/>
          <table:table-cell office:value-type="float" office:value="48888" calcext:value-type="float">
            <text:p>48888</text:p>
          </table:table-cell>
          <table:table-cell table:formula="of:=COUNTIF([.D$1:.D$1000]; [.A429])" office:value-type="float" office:value="0" calcext:value-type="float">
            <text:p>0</text:p>
          </table:table-cell>
          <table:table-cell table:formula="of:=[.A429]*[.E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24" calcext:value-type="float">
            <text:p>48724</text:p>
          </table:table-cell>
          <table:table-cell table:formula="of:=ABS([.A430]-[.D430])" office:value-type="float" office:value="238" calcext:value-type="float">
            <text:p>238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0])" office:value-type="float" office:value="0" calcext:value-type="float">
            <text:p>0</text:p>
          </table:table-cell>
          <table:table-cell table:formula="of:=[.A430]*[.E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37" calcext:value-type="float">
            <text:p>48737</text:p>
          </table:table-cell>
          <table:table-cell table:formula="of:=ABS([.A431]-[.D431])" office:value-type="float" office:value="225" calcext:value-type="float">
            <text:p>225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1])" office:value-type="float" office:value="0" calcext:value-type="float">
            <text:p>0</text:p>
          </table:table-cell>
          <table:table-cell table:formula="of:=[.A431]*[.E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59" calcext:value-type="float">
            <text:p>48759</text:p>
          </table:table-cell>
          <table:table-cell table:formula="of:=ABS([.A432]-[.D432])" office:value-type="float" office:value="203" calcext:value-type="float">
            <text:p>203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2])" office:value-type="float" office:value="0" calcext:value-type="float">
            <text:p>0</text:p>
          </table:table-cell>
          <table:table-cell table:formula="of:=[.A432]*[.E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43" calcext:value-type="float">
            <text:p>48843</text:p>
          </table:table-cell>
          <table:table-cell table:formula="of:=ABS([.A433]-[.D433])" office:value-type="float" office:value="119" calcext:value-type="float">
            <text:p>119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3])" office:value-type="float" office:value="0" calcext:value-type="float">
            <text:p>0</text:p>
          </table:table-cell>
          <table:table-cell table:formula="of:=[.A433]*[.E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46" calcext:value-type="float">
            <text:p>48846</text:p>
          </table:table-cell>
          <table:table-cell table:formula="of:=ABS([.A434]-[.D434])" office:value-type="float" office:value="116" calcext:value-type="float">
            <text:p>116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4])" office:value-type="float" office:value="0" calcext:value-type="float">
            <text:p>0</text:p>
          </table:table-cell>
          <table:table-cell table:formula="of:=[.A434]*[.E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86" calcext:value-type="float">
            <text:p>48886</text:p>
          </table:table-cell>
          <table:table-cell table:formula="of:=ABS([.A435]-[.D435])" office:value-type="float" office:value="76" calcext:value-type="float">
            <text:p>76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5])" office:value-type="float" office:value="0" calcext:value-type="float">
            <text:p>0</text:p>
          </table:table-cell>
          <table:table-cell table:formula="of:=[.A435]*[.E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48" calcext:value-type="float">
            <text:p>48948</text:p>
          </table:table-cell>
          <table:table-cell table:formula="of:=ABS([.A436]-[.D436])" office:value-type="float" office:value="14" calcext:value-type="float">
            <text:p>14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6])" office:value-type="float" office:value="0" calcext:value-type="float">
            <text:p>0</text:p>
          </table:table-cell>
          <table:table-cell table:formula="of:=[.A436]*[.E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62" calcext:value-type="float">
            <text:p>48962</text:p>
          </table:table-cell>
          <table:table-cell table:formula="of:=ABS([.A437]-[.D437])" office:value-type="float" office:value="0" calcext:value-type="float">
            <text:p>0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7])" office:value-type="float" office:value="13" calcext:value-type="float">
            <text:p>13</text:p>
          </table:table-cell>
          <table:table-cell table:formula="of:=[.A437]*[.E437]" office:value-type="float" office:value="636506" calcext:value-type="float">
            <text:p>636506</text:p>
          </table:table-cell>
        </table:table-row>
        <table:table-row table:style-name="ro1">
          <table:table-cell office:value-type="float" office:value="49033" calcext:value-type="float">
            <text:p>49033</text:p>
          </table:table-cell>
          <table:table-cell table:formula="of:=ABS([.A438]-[.D438])" office:value-type="float" office:value="71" calcext:value-type="float">
            <text:p>71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8])" office:value-type="float" office:value="0" calcext:value-type="float">
            <text:p>0</text:p>
          </table:table-cell>
          <table:table-cell table:formula="of:=[.A438]*[.E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44" calcext:value-type="float">
            <text:p>49044</text:p>
          </table:table-cell>
          <table:table-cell table:formula="of:=ABS([.A439]-[.D439])" office:value-type="float" office:value="82" calcext:value-type="float">
            <text:p>82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39])" office:value-type="float" office:value="0" calcext:value-type="float">
            <text:p>0</text:p>
          </table:table-cell>
          <table:table-cell table:formula="of:=[.A439]*[.E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05" calcext:value-type="float">
            <text:p>49105</text:p>
          </table:table-cell>
          <table:table-cell table:formula="of:=ABS([.A440]-[.D440])" office:value-type="float" office:value="143" calcext:value-type="float">
            <text:p>143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40])" office:value-type="float" office:value="0" calcext:value-type="float">
            <text:p>0</text:p>
          </table:table-cell>
          <table:table-cell table:formula="of:=[.A440]*[.E4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1" calcext:value-type="float">
            <text:p>49171</text:p>
          </table:table-cell>
          <table:table-cell table:formula="of:=ABS([.A441]-[.D441])" office:value-type="float" office:value="209" calcext:value-type="float">
            <text:p>209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41])" office:value-type="float" office:value="0" calcext:value-type="float">
            <text:p>0</text:p>
          </table:table-cell>
          <table:table-cell table:formula="of:=[.A441]*[.E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0" calcext:value-type="float">
            <text:p>49180</text:p>
          </table:table-cell>
          <table:table-cell table:formula="of:=ABS([.A442]-[.D442])" office:value-type="float" office:value="218" calcext:value-type="float">
            <text:p>218</text:p>
          </table:table-cell>
          <table:table-cell/>
          <table:table-cell office:value-type="float" office:value="48962" calcext:value-type="float">
            <text:p>48962</text:p>
          </table:table-cell>
          <table:table-cell table:formula="of:=COUNTIF([.D$1:.D$1000]; [.A442])" office:value-type="float" office:value="0" calcext:value-type="float">
            <text:p>0</text:p>
          </table:table-cell>
          <table:table-cell table:formula="of:=[.A442]*[.E4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14" calcext:value-type="float">
            <text:p>49214</text:p>
          </table:table-cell>
          <table:table-cell table:formula="of:=ABS([.A443]-[.D443])" office:value-type="float" office:value="251" calcext:value-type="float">
            <text:p>251</text:p>
          </table:table-cell>
          <table:table-cell/>
          <table:table-cell office:value-type="float" office:value="48963" calcext:value-type="float">
            <text:p>48963</text:p>
          </table:table-cell>
          <table:table-cell table:formula="of:=COUNTIF([.D$1:.D$1000]; [.A443])" office:value-type="float" office:value="0" calcext:value-type="float">
            <text:p>0</text:p>
          </table:table-cell>
          <table:table-cell table:formula="of:=[.A443]*[.E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91" calcext:value-type="float">
            <text:p>49291</text:p>
          </table:table-cell>
          <table:table-cell table:formula="of:=ABS([.A444]-[.D444])" office:value-type="float" office:value="53" calcext:value-type="float">
            <text:p>53</text:p>
          </table:table-cell>
          <table:table-cell/>
          <table:table-cell office:value-type="float" office:value="49344" calcext:value-type="float">
            <text:p>49344</text:p>
          </table:table-cell>
          <table:table-cell table:formula="of:=COUNTIF([.D$1:.D$1000]; [.A444])" office:value-type="float" office:value="0" calcext:value-type="float">
            <text:p>0</text:p>
          </table:table-cell>
          <table:table-cell table:formula="of:=[.A444]*[.E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74" calcext:value-type="float">
            <text:p>49374</text:p>
          </table:table-cell>
          <table:table-cell table:formula="of:=ABS([.A445]-[.D445])" office:value-type="float" office:value="81" calcext:value-type="float">
            <text:p>81</text:p>
          </table:table-cell>
          <table:table-cell/>
          <table:table-cell office:value-type="float" office:value="49455" calcext:value-type="float">
            <text:p>49455</text:p>
          </table:table-cell>
          <table:table-cell table:formula="of:=COUNTIF([.D$1:.D$1000]; [.A445])" office:value-type="float" office:value="0" calcext:value-type="float">
            <text:p>0</text:p>
          </table:table-cell>
          <table:table-cell table:formula="of:=[.A445]*[.E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70" calcext:value-type="float">
            <text:p>49470</text:p>
          </table:table-cell>
          <table:table-cell table:formula="of:=ABS([.A446]-[.D446])" office:value-type="float" office:value="79" calcext:value-type="float">
            <text:p>79</text:p>
          </table:table-cell>
          <table:table-cell/>
          <table:table-cell office:value-type="float" office:value="49549" calcext:value-type="float">
            <text:p>49549</text:p>
          </table:table-cell>
          <table:table-cell table:formula="of:=COUNTIF([.D$1:.D$1000]; [.A446])" office:value-type="float" office:value="0" calcext:value-type="float">
            <text:p>0</text:p>
          </table:table-cell>
          <table:table-cell table:formula="of:=[.A446]*[.E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92" calcext:value-type="float">
            <text:p>49492</text:p>
          </table:table-cell>
          <table:table-cell table:formula="of:=ABS([.A447]-[.D447])" office:value-type="float" office:value="109" calcext:value-type="float">
            <text:p>109</text:p>
          </table:table-cell>
          <table:table-cell/>
          <table:table-cell office:value-type="float" office:value="49601" calcext:value-type="float">
            <text:p>49601</text:p>
          </table:table-cell>
          <table:table-cell table:formula="of:=COUNTIF([.D$1:.D$1000]; [.A447])" office:value-type="float" office:value="0" calcext:value-type="float">
            <text:p>0</text:p>
          </table:table-cell>
          <table:table-cell table:formula="of:=[.A447]*[.E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4" calcext:value-type="float">
            <text:p>49604</text:p>
          </table:table-cell>
          <table:table-cell table:formula="of:=ABS([.A448]-[.D448])" office:value-type="float" office:value="43" calcext:value-type="float">
            <text:p>43</text:p>
          </table:table-cell>
          <table:table-cell/>
          <table:table-cell office:value-type="float" office:value="49647" calcext:value-type="float">
            <text:p>49647</text:p>
          </table:table-cell>
          <table:table-cell table:formula="of:=COUNTIF([.D$1:.D$1000]; [.A448])" office:value-type="float" office:value="0" calcext:value-type="float">
            <text:p>0</text:p>
          </table:table-cell>
          <table:table-cell table:formula="of:=[.A448]*[.E4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83" calcext:value-type="float">
            <text:p>49683</text:p>
          </table:table-cell>
          <table:table-cell table:formula="of:=ABS([.A449]-[.D449])" office:value-type="float" office:value="27" calcext:value-type="float">
            <text:p>27</text:p>
          </table:table-cell>
          <table:table-cell/>
          <table:table-cell office:value-type="float" office:value="49656" calcext:value-type="float">
            <text:p>49656</text:p>
          </table:table-cell>
          <table:table-cell table:formula="of:=COUNTIF([.D$1:.D$1000]; [.A449])" office:value-type="float" office:value="0" calcext:value-type="float">
            <text:p>0</text:p>
          </table:table-cell>
          <table:table-cell table:formula="of:=[.A449]*[.E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63" calcext:value-type="float">
            <text:p>49763</text:p>
          </table:table-cell>
          <table:table-cell table:formula="of:=ABS([.A450]-[.D450])" office:value-type="float" office:value="4" calcext:value-type="float">
            <text:p>4</text:p>
          </table:table-cell>
          <table:table-cell/>
          <table:table-cell office:value-type="float" office:value="49759" calcext:value-type="float">
            <text:p>49759</text:p>
          </table:table-cell>
          <table:table-cell table:formula="of:=COUNTIF([.D$1:.D$1000]; [.A450])" office:value-type="float" office:value="0" calcext:value-type="float">
            <text:p>0</text:p>
          </table:table-cell>
          <table:table-cell table:formula="of:=[.A450]*[.E4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99" calcext:value-type="float">
            <text:p>49899</text:p>
          </table:table-cell>
          <table:table-cell table:formula="of:=ABS([.A451]-[.D451])" office:value-type="float" office:value="80" calcext:value-type="float">
            <text:p>80</text:p>
          </table:table-cell>
          <table:table-cell/>
          <table:table-cell office:value-type="float" office:value="49819" calcext:value-type="float">
            <text:p>49819</text:p>
          </table:table-cell>
          <table:table-cell table:formula="of:=COUNTIF([.D$1:.D$1000]; [.A451])" office:value-type="float" office:value="0" calcext:value-type="float">
            <text:p>0</text:p>
          </table:table-cell>
          <table:table-cell table:formula="of:=[.A451]*[.E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80" calcext:value-type="float">
            <text:p>49980</text:p>
          </table:table-cell>
          <table:table-cell table:formula="of:=ABS([.A452]-[.D452])" office:value-type="float" office:value="114" calcext:value-type="float">
            <text:p>114</text:p>
          </table:table-cell>
          <table:table-cell/>
          <table:table-cell office:value-type="float" office:value="49866" calcext:value-type="float">
            <text:p>49866</text:p>
          </table:table-cell>
          <table:table-cell table:formula="of:=COUNTIF([.D$1:.D$1000]; [.A452])" office:value-type="float" office:value="0" calcext:value-type="float">
            <text:p>0</text:p>
          </table:table-cell>
          <table:table-cell table:formula="of:=[.A452]*[.E4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88" calcext:value-type="float">
            <text:p>50088</text:p>
          </table:table-cell>
          <table:table-cell table:formula="of:=ABS([.A453]-[.D453])" office:value-type="float" office:value="208" calcext:value-type="float">
            <text:p>208</text:p>
          </table:table-cell>
          <table:table-cell/>
          <table:table-cell office:value-type="float" office:value="49880" calcext:value-type="float">
            <text:p>49880</text:p>
          </table:table-cell>
          <table:table-cell table:formula="of:=COUNTIF([.D$1:.D$1000]; [.A453])" office:value-type="float" office:value="0" calcext:value-type="float">
            <text:p>0</text:p>
          </table:table-cell>
          <table:table-cell table:formula="of:=[.A453]*[.E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18" calcext:value-type="float">
            <text:p>50118</text:p>
          </table:table-cell>
          <table:table-cell table:formula="of:=ABS([.A454]-[.D454])" office:value-type="float" office:value="200" calcext:value-type="float">
            <text:p>200</text:p>
          </table:table-cell>
          <table:table-cell/>
          <table:table-cell office:value-type="float" office:value="49918" calcext:value-type="float">
            <text:p>49918</text:p>
          </table:table-cell>
          <table:table-cell table:formula="of:=COUNTIF([.D$1:.D$1000]; [.A454])" office:value-type="float" office:value="0" calcext:value-type="float">
            <text:p>0</text:p>
          </table:table-cell>
          <table:table-cell table:formula="of:=[.A454]*[.E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71" calcext:value-type="float">
            <text:p>50171</text:p>
          </table:table-cell>
          <table:table-cell table:formula="of:=ABS([.A455]-[.D455])" office:value-type="float" office:value="200" calcext:value-type="float">
            <text:p>200</text:p>
          </table:table-cell>
          <table:table-cell/>
          <table:table-cell office:value-type="float" office:value="49971" calcext:value-type="float">
            <text:p>49971</text:p>
          </table:table-cell>
          <table:table-cell table:formula="of:=COUNTIF([.D$1:.D$1000]; [.A455])" office:value-type="float" office:value="0" calcext:value-type="float">
            <text:p>0</text:p>
          </table:table-cell>
          <table:table-cell table:formula="of:=[.A455]*[.E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72" calcext:value-type="float">
            <text:p>50272</text:p>
          </table:table-cell>
          <table:table-cell table:formula="of:=ABS([.A456]-[.D456])" office:value-type="float" office:value="253" calcext:value-type="float">
            <text:p>253</text:p>
          </table:table-cell>
          <table:table-cell/>
          <table:table-cell office:value-type="float" office:value="50019" calcext:value-type="float">
            <text:p>50019</text:p>
          </table:table-cell>
          <table:table-cell table:formula="of:=COUNTIF([.D$1:.D$1000]; [.A456])" office:value-type="float" office:value="0" calcext:value-type="float">
            <text:p>0</text:p>
          </table:table-cell>
          <table:table-cell table:formula="of:=[.A456]*[.E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83" calcext:value-type="float">
            <text:p>50583</text:p>
          </table:table-cell>
          <table:table-cell table:formula="of:=ABS([.A457]-[.D457])" office:value-type="float" office:value="299" calcext:value-type="float">
            <text:p>299</text:p>
          </table:table-cell>
          <table:table-cell/>
          <table:table-cell office:value-type="float" office:value="50284" calcext:value-type="float">
            <text:p>50284</text:p>
          </table:table-cell>
          <table:table-cell table:formula="of:=COUNTIF([.D$1:.D$1000]; [.A457])" office:value-type="float" office:value="16" calcext:value-type="float">
            <text:p>16</text:p>
          </table:table-cell>
          <table:table-cell table:formula="of:=[.A457]*[.E457]" office:value-type="float" office:value="809328" calcext:value-type="float">
            <text:p>809328</text:p>
          </table:table-cell>
        </table:table-row>
        <table:table-row table:style-name="ro1">
          <table:table-cell office:value-type="float" office:value="50618" calcext:value-type="float">
            <text:p>50618</text:p>
          </table:table-cell>
          <table:table-cell table:formula="of:=ABS([.A458]-[.D458])" office:value-type="float" office:value="191" calcext:value-type="float">
            <text:p>191</text:p>
          </table:table-cell>
          <table:table-cell/>
          <table:table-cell office:value-type="float" office:value="50427" calcext:value-type="float">
            <text:p>50427</text:p>
          </table:table-cell>
          <table:table-cell table:formula="of:=COUNTIF([.D$1:.D$1000]; [.A458])" office:value-type="float" office:value="0" calcext:value-type="float">
            <text:p>0</text:p>
          </table:table-cell>
          <table:table-cell table:formula="of:=[.A458]*[.E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9" calcext:value-type="float">
            <text:p>50689</text:p>
          </table:table-cell>
          <table:table-cell table:formula="of:=ABS([.A459]-[.D459])" office:value-type="float" office:value="162" calcext:value-type="float">
            <text:p>162</text:p>
          </table:table-cell>
          <table:table-cell/>
          <table:table-cell office:value-type="float" office:value="50527" calcext:value-type="float">
            <text:p>50527</text:p>
          </table:table-cell>
          <table:table-cell table:formula="of:=COUNTIF([.D$1:.D$1000]; [.A459])" office:value-type="float" office:value="0" calcext:value-type="float">
            <text:p>0</text:p>
          </table:table-cell>
          <table:table-cell table:formula="of:=[.A459]*[.E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93" calcext:value-type="float">
            <text:p>50693</text:p>
          </table:table-cell>
          <table:table-cell table:formula="of:=ABS([.A460]-[.D460])" office:value-type="float" office:value="135" calcext:value-type="float">
            <text:p>135</text:p>
          </table:table-cell>
          <table:table-cell/>
          <table:table-cell office:value-type="float" office:value="50558" calcext:value-type="float">
            <text:p>50558</text:p>
          </table:table-cell>
          <table:table-cell table:formula="of:=COUNTIF([.D$1:.D$1000]; [.A460])" office:value-type="float" office:value="0" calcext:value-type="float">
            <text:p>0</text:p>
          </table:table-cell>
          <table:table-cell table:formula="of:=[.A460]*[.E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40" calcext:value-type="float">
            <text:p>50740</text:p>
          </table:table-cell>
          <table:table-cell table:formula="of:=ABS([.A461]-[.D461])" office:value-type="float" office:value="157" calcext:value-type="float">
            <text:p>157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1])" office:value-type="float" office:value="0" calcext:value-type="float">
            <text:p>0</text:p>
          </table:table-cell>
          <table:table-cell table:formula="of:=[.A461]*[.E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20" calcext:value-type="float">
            <text:p>50820</text:p>
          </table:table-cell>
          <table:table-cell table:formula="of:=ABS([.A462]-[.D462])" office:value-type="float" office:value="237" calcext:value-type="float">
            <text:p>237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2])" office:value-type="float" office:value="0" calcext:value-type="float">
            <text:p>0</text:p>
          </table:table-cell>
          <table:table-cell table:formula="of:=[.A462]*[.E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19" calcext:value-type="float">
            <text:p>50919</text:p>
          </table:table-cell>
          <table:table-cell table:formula="of:=ABS([.A463]-[.D463])" office:value-type="float" office:value="336" calcext:value-type="float">
            <text:p>336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3])" office:value-type="float" office:value="0" calcext:value-type="float">
            <text:p>0</text:p>
          </table:table-cell>
          <table:table-cell table:formula="of:=[.A463]*[.E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31" calcext:value-type="float">
            <text:p>50931</text:p>
          </table:table-cell>
          <table:table-cell table:formula="of:=ABS([.A464]-[.D464])" office:value-type="float" office:value="348" calcext:value-type="float">
            <text:p>348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4])" office:value-type="float" office:value="0" calcext:value-type="float">
            <text:p>0</text:p>
          </table:table-cell>
          <table:table-cell table:formula="of:=[.A464]*[.E4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42" calcext:value-type="float">
            <text:p>50942</text:p>
          </table:table-cell>
          <table:table-cell table:formula="of:=ABS([.A465]-[.D465])" office:value-type="float" office:value="359" calcext:value-type="float">
            <text:p>359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5])" office:value-type="float" office:value="0" calcext:value-type="float">
            <text:p>0</text:p>
          </table:table-cell>
          <table:table-cell table:formula="of:=[.A465]*[.E4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93" calcext:value-type="float">
            <text:p>50993</text:p>
          </table:table-cell>
          <table:table-cell table:formula="of:=ABS([.A466]-[.D466])" office:value-type="float" office:value="410" calcext:value-type="float">
            <text:p>410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6])" office:value-type="float" office:value="0" calcext:value-type="float">
            <text:p>0</text:p>
          </table:table-cell>
          <table:table-cell table:formula="of:=[.A466]*[.E4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13" calcext:value-type="float">
            <text:p>51313</text:p>
          </table:table-cell>
          <table:table-cell table:formula="of:=ABS([.A467]-[.D467])" office:value-type="float" office:value="730" calcext:value-type="float">
            <text:p>730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7])" office:value-type="float" office:value="0" calcext:value-type="float">
            <text:p>0</text:p>
          </table:table-cell>
          <table:table-cell table:formula="of:=[.A467]*[.E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52" calcext:value-type="float">
            <text:p>51352</text:p>
          </table:table-cell>
          <table:table-cell table:formula="of:=ABS([.A468]-[.D468])" office:value-type="float" office:value="769" calcext:value-type="float">
            <text:p>769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8])" office:value-type="float" office:value="0" calcext:value-type="float">
            <text:p>0</text:p>
          </table:table-cell>
          <table:table-cell table:formula="of:=[.A468]*[.E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20" calcext:value-type="float">
            <text:p>51520</text:p>
          </table:table-cell>
          <table:table-cell table:formula="of:=ABS([.A469]-[.D469])" office:value-type="float" office:value="937" calcext:value-type="float">
            <text:p>937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69])" office:value-type="float" office:value="0" calcext:value-type="float">
            <text:p>0</text:p>
          </table:table-cell>
          <table:table-cell table:formula="of:=[.A469]*[.E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60" calcext:value-type="float">
            <text:p>51560</text:p>
          </table:table-cell>
          <table:table-cell table:formula="of:=ABS([.A470]-[.D470])" office:value-type="float" office:value="977" calcext:value-type="float">
            <text:p>977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0])" office:value-type="float" office:value="16" calcext:value-type="float">
            <text:p>16</text:p>
          </table:table-cell>
          <table:table-cell table:formula="of:=[.A470]*[.E470]" office:value-type="float" office:value="824960" calcext:value-type="float">
            <text:p>824960</text:p>
          </table:table-cell>
        </table:table-row>
        <table:table-row table:style-name="ro1">
          <table:table-cell office:value-type="float" office:value="51732" calcext:value-type="float">
            <text:p>51732</text:p>
          </table:table-cell>
          <table:table-cell table:formula="of:=ABS([.A471]-[.D471])" office:value-type="float" office:value="1149" calcext:value-type="float">
            <text:p>1149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1])" office:value-type="float" office:value="0" calcext:value-type="float">
            <text:p>0</text:p>
          </table:table-cell>
          <table:table-cell table:formula="of:=[.A471]*[.E4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82" calcext:value-type="float">
            <text:p>51782</text:p>
          </table:table-cell>
          <table:table-cell table:formula="of:=ABS([.A472]-[.D472])" office:value-type="float" office:value="1199" calcext:value-type="float">
            <text:p>1199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2])" office:value-type="float" office:value="0" calcext:value-type="float">
            <text:p>0</text:p>
          </table:table-cell>
          <table:table-cell table:formula="of:=[.A472]*[.E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87" calcext:value-type="float">
            <text:p>51787</text:p>
          </table:table-cell>
          <table:table-cell table:formula="of:=ABS([.A473]-[.D473])" office:value-type="float" office:value="1204" calcext:value-type="float">
            <text:p>1204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3])" office:value-type="float" office:value="0" calcext:value-type="float">
            <text:p>0</text:p>
          </table:table-cell>
          <table:table-cell table:formula="of:=[.A473]*[.E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13" calcext:value-type="float">
            <text:p>51813</text:p>
          </table:table-cell>
          <table:table-cell table:formula="of:=ABS([.A474]-[.D474])" office:value-type="float" office:value="1230" calcext:value-type="float">
            <text:p>1230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4])" office:value-type="float" office:value="0" calcext:value-type="float">
            <text:p>0</text:p>
          </table:table-cell>
          <table:table-cell table:formula="of:=[.A474]*[.E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0" calcext:value-type="float">
            <text:p>51880</text:p>
          </table:table-cell>
          <table:table-cell table:formula="of:=ABS([.A475]-[.D475])" office:value-type="float" office:value="1297" calcext:value-type="float">
            <text:p>1297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5])" office:value-type="float" office:value="0" calcext:value-type="float">
            <text:p>0</text:p>
          </table:table-cell>
          <table:table-cell table:formula="of:=[.A475]*[.E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48" calcext:value-type="float">
            <text:p>51948</text:p>
          </table:table-cell>
          <table:table-cell table:formula="of:=ABS([.A476]-[.D476])" office:value-type="float" office:value="1365" calcext:value-type="float">
            <text:p>1365</text:p>
          </table:table-cell>
          <table:table-cell/>
          <table:table-cell office:value-type="float" office:value="50583" calcext:value-type="float">
            <text:p>50583</text:p>
          </table:table-cell>
          <table:table-cell table:formula="of:=COUNTIF([.D$1:.D$1000]; [.A476])" office:value-type="float" office:value="0" calcext:value-type="float">
            <text:p>0</text:p>
          </table:table-cell>
          <table:table-cell table:formula="of:=[.A476]*[.E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10" calcext:value-type="float">
            <text:p>52010</text:p>
          </table:table-cell>
          <table:table-cell table:formula="of:=ABS([.A477]-[.D477])" office:value-type="float" office:value="1028" calcext:value-type="float">
            <text:p>1028</text:p>
          </table:table-cell>
          <table:table-cell/>
          <table:table-cell office:value-type="float" office:value="50982" calcext:value-type="float">
            <text:p>50982</text:p>
          </table:table-cell>
          <table:table-cell table:formula="of:=COUNTIF([.D$1:.D$1000]; [.A477])" office:value-type="float" office:value="0" calcext:value-type="float">
            <text:p>0</text:p>
          </table:table-cell>
          <table:table-cell table:formula="of:=[.A477]*[.E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5" calcext:value-type="float">
            <text:p>52085</text:p>
          </table:table-cell>
          <table:table-cell table:formula="of:=ABS([.A478]-[.D478])" office:value-type="float" office:value="1065" calcext:value-type="float">
            <text:p>1065</text:p>
          </table:table-cell>
          <table:table-cell/>
          <table:table-cell office:value-type="float" office:value="51020" calcext:value-type="float">
            <text:p>51020</text:p>
          </table:table-cell>
          <table:table-cell table:formula="of:=COUNTIF([.D$1:.D$1000]; [.A478])" office:value-type="float" office:value="0" calcext:value-type="float">
            <text:p>0</text:p>
          </table:table-cell>
          <table:table-cell table:formula="of:=[.A478]*[.E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20" calcext:value-type="float">
            <text:p>52120</text:p>
          </table:table-cell>
          <table:table-cell table:formula="of:=ABS([.A479]-[.D479])" office:value-type="float" office:value="1075" calcext:value-type="float">
            <text:p>1075</text:p>
          </table:table-cell>
          <table:table-cell/>
          <table:table-cell office:value-type="float" office:value="51045" calcext:value-type="float">
            <text:p>51045</text:p>
          </table:table-cell>
          <table:table-cell table:formula="of:=COUNTIF([.D$1:.D$1000]; [.A479])" office:value-type="float" office:value="0" calcext:value-type="float">
            <text:p>0</text:p>
          </table:table-cell>
          <table:table-cell table:formula="of:=[.A479]*[.E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38" calcext:value-type="float">
            <text:p>52238</text:p>
          </table:table-cell>
          <table:table-cell table:formula="of:=ABS([.A480]-[.D480])" office:value-type="float" office:value="1133" calcext:value-type="float">
            <text:p>1133</text:p>
          </table:table-cell>
          <table:table-cell/>
          <table:table-cell office:value-type="float" office:value="51105" calcext:value-type="float">
            <text:p>51105</text:p>
          </table:table-cell>
          <table:table-cell table:formula="of:=COUNTIF([.D$1:.D$1000]; [.A480])" office:value-type="float" office:value="0" calcext:value-type="float">
            <text:p>0</text:p>
          </table:table-cell>
          <table:table-cell table:formula="of:=[.A480]*[.E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" calcext:value-type="float">
            <text:p>52428</text:p>
          </table:table-cell>
          <table:table-cell table:formula="of:=ABS([.A481]-[.D481])" office:value-type="float" office:value="1305" calcext:value-type="float">
            <text:p>1305</text:p>
          </table:table-cell>
          <table:table-cell/>
          <table:table-cell office:value-type="float" office:value="51123" calcext:value-type="float">
            <text:p>51123</text:p>
          </table:table-cell>
          <table:table-cell table:formula="of:=COUNTIF([.D$1:.D$1000]; [.A481])" office:value-type="float" office:value="0" calcext:value-type="float">
            <text:p>0</text:p>
          </table:table-cell>
          <table:table-cell table:formula="of:=[.A481]*[.E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56" calcext:value-type="float">
            <text:p>52456</text:p>
          </table:table-cell>
          <table:table-cell table:formula="of:=ABS([.A482]-[.D482])" office:value-type="float" office:value="1310" calcext:value-type="float">
            <text:p>1310</text:p>
          </table:table-cell>
          <table:table-cell/>
          <table:table-cell office:value-type="float" office:value="51146" calcext:value-type="float">
            <text:p>51146</text:p>
          </table:table-cell>
          <table:table-cell table:formula="of:=COUNTIF([.D$1:.D$1000]; [.A482])" office:value-type="float" office:value="0" calcext:value-type="float">
            <text:p>0</text:p>
          </table:table-cell>
          <table:table-cell table:formula="of:=[.A482]*[.E4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17" calcext:value-type="float">
            <text:p>52517</text:p>
          </table:table-cell>
          <table:table-cell table:formula="of:=ABS([.A483]-[.D483])" office:value-type="float" office:value="1347" calcext:value-type="float">
            <text:p>1347</text:p>
          </table:table-cell>
          <table:table-cell/>
          <table:table-cell office:value-type="float" office:value="51170" calcext:value-type="float">
            <text:p>51170</text:p>
          </table:table-cell>
          <table:table-cell table:formula="of:=COUNTIF([.D$1:.D$1000]; [.A483])" office:value-type="float" office:value="0" calcext:value-type="float">
            <text:p>0</text:p>
          </table:table-cell>
          <table:table-cell table:formula="of:=[.A483]*[.E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94" calcext:value-type="float">
            <text:p>52594</text:p>
          </table:table-cell>
          <table:table-cell table:formula="of:=ABS([.A484]-[.D484])" office:value-type="float" office:value="1236" calcext:value-type="float">
            <text:p>1236</text:p>
          </table:table-cell>
          <table:table-cell/>
          <table:table-cell office:value-type="float" office:value="51358" calcext:value-type="float">
            <text:p>51358</text:p>
          </table:table-cell>
          <table:table-cell table:formula="of:=COUNTIF([.D$1:.D$1000]; [.A484])" office:value-type="float" office:value="0" calcext:value-type="float">
            <text:p>0</text:p>
          </table:table-cell>
          <table:table-cell table:formula="of:=[.A484]*[.E4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table:formula="of:=ABS([.A485]-[.D485])" office:value-type="float" office:value="1040" calcext:value-type="float">
            <text:p>1040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85])" office:value-type="float" office:value="0" calcext:value-type="float">
            <text:p>0</text:p>
          </table:table-cell>
          <table:table-cell table:formula="of:=[.A485]*[.E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18" calcext:value-type="float">
            <text:p>52618</text:p>
          </table:table-cell>
          <table:table-cell table:formula="of:=ABS([.A486]-[.D486])" office:value-type="float" office:value="1058" calcext:value-type="float">
            <text:p>1058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86])" office:value-type="float" office:value="0" calcext:value-type="float">
            <text:p>0</text:p>
          </table:table-cell>
          <table:table-cell table:formula="of:=[.A486]*[.E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72" calcext:value-type="float">
            <text:p>52772</text:p>
          </table:table-cell>
          <table:table-cell table:formula="of:=ABS([.A487]-[.D487])" office:value-type="float" office:value="1212" calcext:value-type="float">
            <text:p>1212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87])" office:value-type="float" office:value="0" calcext:value-type="float">
            <text:p>0</text:p>
          </table:table-cell>
          <table:table-cell table:formula="of:=[.A487]*[.E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16" calcext:value-type="float">
            <text:p>52816</text:p>
          </table:table-cell>
          <table:table-cell table:formula="of:=ABS([.A488]-[.D488])" office:value-type="float" office:value="1256" calcext:value-type="float">
            <text:p>1256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88])" office:value-type="float" office:value="0" calcext:value-type="float">
            <text:p>0</text:p>
          </table:table-cell>
          <table:table-cell table:formula="of:=[.A488]*[.E4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12" calcext:value-type="float">
            <text:p>52912</text:p>
          </table:table-cell>
          <table:table-cell table:formula="of:=ABS([.A489]-[.D489])" office:value-type="float" office:value="1352" calcext:value-type="float">
            <text:p>1352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89])" office:value-type="float" office:value="0" calcext:value-type="float">
            <text:p>0</text:p>
          </table:table-cell>
          <table:table-cell table:formula="of:=[.A489]*[.E4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11" calcext:value-type="float">
            <text:p>53011</text:p>
          </table:table-cell>
          <table:table-cell table:formula="of:=ABS([.A490]-[.D490])" office:value-type="float" office:value="1451" calcext:value-type="float">
            <text:p>1451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0])" office:value-type="float" office:value="0" calcext:value-type="float">
            <text:p>0</text:p>
          </table:table-cell>
          <table:table-cell table:formula="of:=[.A490]*[.E4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94" calcext:value-type="float">
            <text:p>53094</text:p>
          </table:table-cell>
          <table:table-cell table:formula="of:=ABS([.A491]-[.D491])" office:value-type="float" office:value="1534" calcext:value-type="float">
            <text:p>1534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1])" office:value-type="float" office:value="0" calcext:value-type="float">
            <text:p>0</text:p>
          </table:table-cell>
          <table:table-cell table:formula="of:=[.A491]*[.E4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09" calcext:value-type="float">
            <text:p>53109</text:p>
          </table:table-cell>
          <table:table-cell table:formula="of:=ABS([.A492]-[.D492])" office:value-type="float" office:value="1549" calcext:value-type="float">
            <text:p>1549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2])" office:value-type="float" office:value="0" calcext:value-type="float">
            <text:p>0</text:p>
          </table:table-cell>
          <table:table-cell table:formula="of:=[.A492]*[.E4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16" calcext:value-type="float">
            <text:p>53116</text:p>
          </table:table-cell>
          <table:table-cell table:formula="of:=ABS([.A493]-[.D493])" office:value-type="float" office:value="1556" calcext:value-type="float">
            <text:p>1556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3])" office:value-type="float" office:value="0" calcext:value-type="float">
            <text:p>0</text:p>
          </table:table-cell>
          <table:table-cell table:formula="of:=[.A493]*[.E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formula="of:=ABS([.A494]-[.D494])" office:value-type="float" office:value="1688" calcext:value-type="float">
            <text:p>1688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4])" office:value-type="float" office:value="0" calcext:value-type="float">
            <text:p>0</text:p>
          </table:table-cell>
          <table:table-cell table:formula="of:=[.A494]*[.E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95" calcext:value-type="float">
            <text:p>53395</text:p>
          </table:table-cell>
          <table:table-cell table:formula="of:=ABS([.A495]-[.D495])" office:value-type="float" office:value="1835" calcext:value-type="float">
            <text:p>1835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5])" office:value-type="float" office:value="0" calcext:value-type="float">
            <text:p>0</text:p>
          </table:table-cell>
          <table:table-cell table:formula="of:=[.A495]*[.E4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06" calcext:value-type="float">
            <text:p>53406</text:p>
          </table:table-cell>
          <table:table-cell table:formula="of:=ABS([.A496]-[.D496])" office:value-type="float" office:value="1846" calcext:value-type="float">
            <text:p>1846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6])" office:value-type="float" office:value="0" calcext:value-type="float">
            <text:p>0</text:p>
          </table:table-cell>
          <table:table-cell table:formula="of:=[.A496]*[.E4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table:formula="of:=ABS([.A497]-[.D497])" office:value-type="float" office:value="2040" calcext:value-type="float">
            <text:p>2040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7])" office:value-type="float" office:value="0" calcext:value-type="float">
            <text:p>0</text:p>
          </table:table-cell>
          <table:table-cell table:formula="of:=[.A497]*[.E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5" calcext:value-type="float">
            <text:p>53675</text:p>
          </table:table-cell>
          <table:table-cell table:formula="of:=ABS([.A498]-[.D498])" office:value-type="float" office:value="2115" calcext:value-type="float">
            <text:p>2115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8])" office:value-type="float" office:value="0" calcext:value-type="float">
            <text:p>0</text:p>
          </table:table-cell>
          <table:table-cell table:formula="of:=[.A498]*[.E4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81" calcext:value-type="float">
            <text:p>53981</text:p>
          </table:table-cell>
          <table:table-cell table:formula="of:=ABS([.A499]-[.D499])" office:value-type="float" office:value="2421" calcext:value-type="float">
            <text:p>2421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499])" office:value-type="float" office:value="9" calcext:value-type="float">
            <text:p>9</text:p>
          </table:table-cell>
          <table:table-cell table:formula="of:=[.A499]*[.E499]" office:value-type="float" office:value="485829" calcext:value-type="float">
            <text:p>485829</text:p>
          </table:table-cell>
        </table:table-row>
        <table:table-row table:style-name="ro1">
          <table:table-cell office:value-type="float" office:value="54042" calcext:value-type="float">
            <text:p>54042</text:p>
          </table:table-cell>
          <table:table-cell table:formula="of:=ABS([.A500]-[.D500])" office:value-type="float" office:value="2482" calcext:value-type="float">
            <text:p>2482</text:p>
          </table:table-cell>
          <table:table-cell/>
          <table:table-cell office:value-type="float" office:value="51560" calcext:value-type="float">
            <text:p>51560</text:p>
          </table:table-cell>
          <table:table-cell table:formula="of:=COUNTIF([.D$1:.D$1000]; [.A500])" office:value-type="float" office:value="6" calcext:value-type="float">
            <text:p>6</text:p>
          </table:table-cell>
          <table:table-cell table:formula="of:=[.A500]*[.E500]" office:value-type="float" office:value="324252" calcext:value-type="float">
            <text:p>324252</text:p>
          </table:table-cell>
        </table:table-row>
        <table:table-row table:style-name="ro1">
          <table:table-cell office:value-type="float" office:value="54243" calcext:value-type="float">
            <text:p>54243</text:p>
          </table:table-cell>
          <table:table-cell table:formula="of:=ABS([.A501]-[.D501])" office:value-type="float" office:value="2647" calcext:value-type="float">
            <text:p>2647</text:p>
          </table:table-cell>
          <table:table-cell/>
          <table:table-cell office:value-type="float" office:value="51596" calcext:value-type="float">
            <text:p>51596</text:p>
          </table:table-cell>
          <table:table-cell table:formula="of:=COUNTIF([.D$1:.D$1000]; [.A501])" office:value-type="float" office:value="0" calcext:value-type="float">
            <text:p>0</text:p>
          </table:table-cell>
          <table:table-cell table:formula="of:=[.A501]*[.E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08" calcext:value-type="float">
            <text:p>54308</text:p>
          </table:table-cell>
          <table:table-cell table:formula="of:=ABS([.A502]-[.D502])" office:value-type="float" office:value="2693" calcext:value-type="float">
            <text:p>2693</text:p>
          </table:table-cell>
          <table:table-cell/>
          <table:table-cell office:value-type="float" office:value="51615" calcext:value-type="float">
            <text:p>51615</text:p>
          </table:table-cell>
          <table:table-cell table:formula="of:=COUNTIF([.D$1:.D$1000]; [.A502])" office:value-type="float" office:value="0" calcext:value-type="float">
            <text:p>0</text:p>
          </table:table-cell>
          <table:table-cell table:formula="of:=[.A502]*[.E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27" calcext:value-type="float">
            <text:p>54727</text:p>
          </table:table-cell>
          <table:table-cell table:formula="of:=ABS([.A503]-[.D503])" office:value-type="float" office:value="2820" calcext:value-type="float">
            <text:p>2820</text:p>
          </table:table-cell>
          <table:table-cell/>
          <table:table-cell office:value-type="float" office:value="51907" calcext:value-type="float">
            <text:p>51907</text:p>
          </table:table-cell>
          <table:table-cell table:formula="of:=COUNTIF([.D$1:.D$1000]; [.A503])" office:value-type="float" office:value="0" calcext:value-type="float">
            <text:p>0</text:p>
          </table:table-cell>
          <table:table-cell table:formula="of:=[.A503]*[.E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32" calcext:value-type="float">
            <text:p>54832</text:p>
          </table:table-cell>
          <table:table-cell table:formula="of:=ABS([.A504]-[.D504])" office:value-type="float" office:value="2552" calcext:value-type="float">
            <text:p>2552</text:p>
          </table:table-cell>
          <table:table-cell/>
          <table:table-cell office:value-type="float" office:value="52280" calcext:value-type="float">
            <text:p>52280</text:p>
          </table:table-cell>
          <table:table-cell table:formula="of:=COUNTIF([.D$1:.D$1000]; [.A504])" office:value-type="float" office:value="0" calcext:value-type="float">
            <text:p>0</text:p>
          </table:table-cell>
          <table:table-cell table:formula="of:=[.A504]*[.E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48" calcext:value-type="float">
            <text:p>54948</text:p>
          </table:table-cell>
          <table:table-cell table:formula="of:=ABS([.A505]-[.D505])" office:value-type="float" office:value="2406" calcext:value-type="float">
            <text:p>2406</text:p>
          </table:table-cell>
          <table:table-cell/>
          <table:table-cell office:value-type="float" office:value="52542" calcext:value-type="float">
            <text:p>52542</text:p>
          </table:table-cell>
          <table:table-cell table:formula="of:=COUNTIF([.D$1:.D$1000]; [.A505])" office:value-type="float" office:value="0" calcext:value-type="float">
            <text:p>0</text:p>
          </table:table-cell>
          <table:table-cell table:formula="of:=[.A505]*[.E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60" calcext:value-type="float">
            <text:p>54960</text:p>
          </table:table-cell>
          <table:table-cell table:formula="of:=ABS([.A506]-[.D506])" office:value-type="float" office:value="2296" calcext:value-type="float">
            <text:p>2296</text:p>
          </table:table-cell>
          <table:table-cell/>
          <table:table-cell office:value-type="float" office:value="52664" calcext:value-type="float">
            <text:p>52664</text:p>
          </table:table-cell>
          <table:table-cell table:formula="of:=COUNTIF([.D$1:.D$1000]; [.A506])" office:value-type="float" office:value="0" calcext:value-type="float">
            <text:p>0</text:p>
          </table:table-cell>
          <table:table-cell table:formula="of:=[.A506]*[.E5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79" calcext:value-type="float">
            <text:p>54979</text:p>
          </table:table-cell>
          <table:table-cell table:formula="of:=ABS([.A507]-[.D507])" office:value-type="float" office:value="2281" calcext:value-type="float">
            <text:p>2281</text:p>
          </table:table-cell>
          <table:table-cell/>
          <table:table-cell office:value-type="float" office:value="52698" calcext:value-type="float">
            <text:p>52698</text:p>
          </table:table-cell>
          <table:table-cell table:formula="of:=COUNTIF([.D$1:.D$1000]; [.A507])" office:value-type="float" office:value="0" calcext:value-type="float">
            <text:p>0</text:p>
          </table:table-cell>
          <table:table-cell table:formula="of:=[.A507]*[.E5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formula="of:=ABS([.A508]-[.D508])" office:value-type="float" office:value="2188" calcext:value-type="float">
            <text:p>2188</text:p>
          </table:table-cell>
          <table:table-cell/>
          <table:table-cell office:value-type="float" office:value="52839" calcext:value-type="float">
            <text:p>52839</text:p>
          </table:table-cell>
          <table:table-cell table:formula="of:=COUNTIF([.D$1:.D$1000]; [.A508])" office:value-type="float" office:value="0" calcext:value-type="float">
            <text:p>0</text:p>
          </table:table-cell>
          <table:table-cell table:formula="of:=[.A508]*[.E5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55" calcext:value-type="float">
            <text:p>55055</text:p>
          </table:table-cell>
          <table:table-cell table:formula="of:=ABS([.A509]-[.D509])" office:value-type="float" office:value="2191" calcext:value-type="float">
            <text:p>2191</text:p>
          </table:table-cell>
          <table:table-cell/>
          <table:table-cell office:value-type="float" office:value="52864" calcext:value-type="float">
            <text:p>52864</text:p>
          </table:table-cell>
          <table:table-cell table:formula="of:=COUNTIF([.D$1:.D$1000]; [.A509])" office:value-type="float" office:value="0" calcext:value-type="float">
            <text:p>0</text:p>
          </table:table-cell>
          <table:table-cell table:formula="of:=[.A509]*[.E5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0" calcext:value-type="float">
            <text:p>55150</text:p>
          </table:table-cell>
          <table:table-cell table:formula="of:=ABS([.A510]-[.D510])" office:value-type="float" office:value="2152" calcext:value-type="float">
            <text:p>2152</text:p>
          </table:table-cell>
          <table:table-cell/>
          <table:table-cell office:value-type="float" office:value="52998" calcext:value-type="float">
            <text:p>52998</text:p>
          </table:table-cell>
          <table:table-cell table:formula="of:=COUNTIF([.D$1:.D$1000]; [.A510])" office:value-type="float" office:value="0" calcext:value-type="float">
            <text:p>0</text:p>
          </table:table-cell>
          <table:table-cell table:formula="of:=[.A510]*[.E5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70" calcext:value-type="float">
            <text:p>55270</text:p>
          </table:table-cell>
          <table:table-cell table:formula="of:=ABS([.A511]-[.D511])" office:value-type="float" office:value="1289" calcext:value-type="float">
            <text:p>1289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1])" office:value-type="float" office:value="0" calcext:value-type="float">
            <text:p>0</text:p>
          </table:table-cell>
          <table:table-cell table:formula="of:=[.A511]*[.E5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79" calcext:value-type="float">
            <text:p>55279</text:p>
          </table:table-cell>
          <table:table-cell table:formula="of:=ABS([.A512]-[.D512])" office:value-type="float" office:value="1298" calcext:value-type="float">
            <text:p>1298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2])" office:value-type="float" office:value="0" calcext:value-type="float">
            <text:p>0</text:p>
          </table:table-cell>
          <table:table-cell table:formula="of:=[.A512]*[.E5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87" calcext:value-type="float">
            <text:p>55287</text:p>
          </table:table-cell>
          <table:table-cell table:formula="of:=ABS([.A513]-[.D513])" office:value-type="float" office:value="1306" calcext:value-type="float">
            <text:p>1306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3])" office:value-type="float" office:value="0" calcext:value-type="float">
            <text:p>0</text:p>
          </table:table-cell>
          <table:table-cell table:formula="of:=[.A513]*[.E5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58" calcext:value-type="float">
            <text:p>55358</text:p>
          </table:table-cell>
          <table:table-cell table:formula="of:=ABS([.A514]-[.D514])" office:value-type="float" office:value="1377" calcext:value-type="float">
            <text:p>1377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4])" office:value-type="float" office:value="0" calcext:value-type="float">
            <text:p>0</text:p>
          </table:table-cell>
          <table:table-cell table:formula="of:=[.A514]*[.E5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3" calcext:value-type="float">
            <text:p>55503</text:p>
          </table:table-cell>
          <table:table-cell table:formula="of:=ABS([.A515]-[.D515])" office:value-type="float" office:value="1522" calcext:value-type="float">
            <text:p>1522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5])" office:value-type="float" office:value="0" calcext:value-type="float">
            <text:p>0</text:p>
          </table:table-cell>
          <table:table-cell table:formula="of:=[.A515]*[.E5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16" calcext:value-type="float">
            <text:p>55516</text:p>
          </table:table-cell>
          <table:table-cell table:formula="of:=ABS([.A516]-[.D516])" office:value-type="float" office:value="1535" calcext:value-type="float">
            <text:p>1535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6])" office:value-type="float" office:value="0" calcext:value-type="float">
            <text:p>0</text:p>
          </table:table-cell>
          <table:table-cell table:formula="of:=[.A516]*[.E5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78" calcext:value-type="float">
            <text:p>55578</text:p>
          </table:table-cell>
          <table:table-cell table:formula="of:=ABS([.A517]-[.D517])" office:value-type="float" office:value="1597" calcext:value-type="float">
            <text:p>1597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7])" office:value-type="float" office:value="0" calcext:value-type="float">
            <text:p>0</text:p>
          </table:table-cell>
          <table:table-cell table:formula="of:=[.A517]*[.E5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53" calcext:value-type="float">
            <text:p>55653</text:p>
          </table:table-cell>
          <table:table-cell table:formula="of:=ABS([.A518]-[.D518])" office:value-type="float" office:value="1672" calcext:value-type="float">
            <text:p>1672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8])" office:value-type="float" office:value="0" calcext:value-type="float">
            <text:p>0</text:p>
          </table:table-cell>
          <table:table-cell table:formula="of:=[.A518]*[.E5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43" calcext:value-type="float">
            <text:p>55743</text:p>
          </table:table-cell>
          <table:table-cell table:formula="of:=ABS([.A519]-[.D519])" office:value-type="float" office:value="1762" calcext:value-type="float">
            <text:p>1762</text:p>
          </table:table-cell>
          <table:table-cell/>
          <table:table-cell office:value-type="float" office:value="53981" calcext:value-type="float">
            <text:p>53981</text:p>
          </table:table-cell>
          <table:table-cell table:formula="of:=COUNTIF([.D$1:.D$1000]; [.A519])" office:value-type="float" office:value="0" calcext:value-type="float">
            <text:p>0</text:p>
          </table:table-cell>
          <table:table-cell table:formula="of:=[.A519]*[.E5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19" calcext:value-type="float">
            <text:p>55919</text:p>
          </table:table-cell>
          <table:table-cell table:formula="of:=ABS([.A520]-[.D520])" office:value-type="float" office:value="1877" calcext:value-type="float">
            <text:p>1877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0])" office:value-type="float" office:value="0" calcext:value-type="float">
            <text:p>0</text:p>
          </table:table-cell>
          <table:table-cell table:formula="of:=[.A520]*[.E5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7" calcext:value-type="float">
            <text:p>56137</text:p>
          </table:table-cell>
          <table:table-cell table:formula="of:=ABS([.A521]-[.D521])" office:value-type="float" office:value="2095" calcext:value-type="float">
            <text:p>2095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1])" office:value-type="float" office:value="0" calcext:value-type="float">
            <text:p>0</text:p>
          </table:table-cell>
          <table:table-cell table:formula="of:=[.A521]*[.E5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79" calcext:value-type="float">
            <text:p>56279</text:p>
          </table:table-cell>
          <table:table-cell table:formula="of:=ABS([.A522]-[.D522])" office:value-type="float" office:value="2237" calcext:value-type="float">
            <text:p>2237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2])" office:value-type="float" office:value="0" calcext:value-type="float">
            <text:p>0</text:p>
          </table:table-cell>
          <table:table-cell table:formula="of:=[.A522]*[.E5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2" calcext:value-type="float">
            <text:p>56422</text:p>
          </table:table-cell>
          <table:table-cell table:formula="of:=ABS([.A523]-[.D523])" office:value-type="float" office:value="2380" calcext:value-type="float">
            <text:p>2380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3])" office:value-type="float" office:value="0" calcext:value-type="float">
            <text:p>0</text:p>
          </table:table-cell>
          <table:table-cell table:formula="of:=[.A523]*[.E5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9" calcext:value-type="float">
            <text:p>56639</text:p>
          </table:table-cell>
          <table:table-cell table:formula="of:=ABS([.A524]-[.D524])" office:value-type="float" office:value="2597" calcext:value-type="float">
            <text:p>2597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4])" office:value-type="float" office:value="0" calcext:value-type="float">
            <text:p>0</text:p>
          </table:table-cell>
          <table:table-cell table:formula="of:=[.A524]*[.E5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54" calcext:value-type="float">
            <text:p>56754</text:p>
          </table:table-cell>
          <table:table-cell table:formula="of:=ABS([.A525]-[.D525])" office:value-type="float" office:value="2712" calcext:value-type="float">
            <text:p>2712</text:p>
          </table:table-cell>
          <table:table-cell/>
          <table:table-cell office:value-type="float" office:value="54042" calcext:value-type="float">
            <text:p>54042</text:p>
          </table:table-cell>
          <table:table-cell table:formula="of:=COUNTIF([.D$1:.D$1000]; [.A525])" office:value-type="float" office:value="8" calcext:value-type="float">
            <text:p>8</text:p>
          </table:table-cell>
          <table:table-cell table:formula="of:=[.A525]*[.E525]" office:value-type="float" office:value="454032" calcext:value-type="float">
            <text:p>454032</text:p>
          </table:table-cell>
        </table:table-row>
        <table:table-row table:style-name="ro1">
          <table:table-cell office:value-type="float" office:value="56981" calcext:value-type="float">
            <text:p>56981</text:p>
          </table:table-cell>
          <table:table-cell table:formula="of:=ABS([.A526]-[.D526])" office:value-type="float" office:value="2895" calcext:value-type="float">
            <text:p>2895</text:p>
          </table:table-cell>
          <table:table-cell/>
          <table:table-cell office:value-type="float" office:value="54086" calcext:value-type="float">
            <text:p>54086</text:p>
          </table:table-cell>
          <table:table-cell table:formula="of:=COUNTIF([.D$1:.D$1000]; [.A526])" office:value-type="float" office:value="0" calcext:value-type="float">
            <text:p>0</text:p>
          </table:table-cell>
          <table:table-cell table:formula="of:=[.A526]*[.E5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48" calcext:value-type="float">
            <text:p>57048</text:p>
          </table:table-cell>
          <table:table-cell table:formula="of:=ABS([.A527]-[.D527])" office:value-type="float" office:value="2640" calcext:value-type="float">
            <text:p>2640</text:p>
          </table:table-cell>
          <table:table-cell/>
          <table:table-cell office:value-type="float" office:value="54408" calcext:value-type="float">
            <text:p>54408</text:p>
          </table:table-cell>
          <table:table-cell table:formula="of:=COUNTIF([.D$1:.D$1000]; [.A527])" office:value-type="float" office:value="4" calcext:value-type="float">
            <text:p>4</text:p>
          </table:table-cell>
          <table:table-cell table:formula="of:=[.A527]*[.E527]" office:value-type="float" office:value="228192" calcext:value-type="float">
            <text:p>228192</text:p>
          </table:table-cell>
        </table:table-row>
        <table:table-row table:style-name="ro1">
          <table:table-cell office:value-type="float" office:value="57102" calcext:value-type="float">
            <text:p>57102</text:p>
          </table:table-cell>
          <table:table-cell table:formula="of:=ABS([.A528]-[.D528])" office:value-type="float" office:value="2475" calcext:value-type="float">
            <text:p>2475</text:p>
          </table:table-cell>
          <table:table-cell/>
          <table:table-cell office:value-type="float" office:value="54627" calcext:value-type="float">
            <text:p>54627</text:p>
          </table:table-cell>
          <table:table-cell table:formula="of:=COUNTIF([.D$1:.D$1000]; [.A528])" office:value-type="float" office:value="0" calcext:value-type="float">
            <text:p>0</text:p>
          </table:table-cell>
          <table:table-cell table:formula="of:=[.A528]*[.E5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06" calcext:value-type="float">
            <text:p>57206</text:p>
          </table:table-cell>
          <table:table-cell table:formula="of:=ABS([.A529]-[.D529])" office:value-type="float" office:value="2545" calcext:value-type="float">
            <text:p>2545</text:p>
          </table:table-cell>
          <table:table-cell/>
          <table:table-cell office:value-type="float" office:value="54661" calcext:value-type="float">
            <text:p>54661</text:p>
          </table:table-cell>
          <table:table-cell table:formula="of:=COUNTIF([.D$1:.D$1000]; [.A529])" office:value-type="float" office:value="0" calcext:value-type="float">
            <text:p>0</text:p>
          </table:table-cell>
          <table:table-cell table:formula="of:=[.A529]*[.E5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26" calcext:value-type="float">
            <text:p>57526</text:p>
          </table:table-cell>
          <table:table-cell table:formula="of:=ABS([.A530]-[.D530])" office:value-type="float" office:value="2658" calcext:value-type="float">
            <text:p>2658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COUNTIF([.D$1:.D$1000]; [.A530])" office:value-type="float" office:value="0" calcext:value-type="float">
            <text:p>0</text:p>
          </table:table-cell>
          <table:table-cell table:formula="of:=[.A530]*[.E5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42" calcext:value-type="float">
            <text:p>57542</text:p>
          </table:table-cell>
          <table:table-cell table:formula="of:=ABS([.A531]-[.D531])" office:value-type="float" office:value="2567" calcext:value-type="float">
            <text:p>2567</text:p>
          </table:table-cell>
          <table:table-cell/>
          <table:table-cell office:value-type="float" office:value="54975" calcext:value-type="float">
            <text:p>54975</text:p>
          </table:table-cell>
          <table:table-cell table:formula="of:=COUNTIF([.D$1:.D$1000]; [.A531])" office:value-type="float" office:value="0" calcext:value-type="float">
            <text:p>0</text:p>
          </table:table-cell>
          <table:table-cell table:formula="of:=[.A531]*[.E5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49" calcext:value-type="float">
            <text:p>57649</text:p>
          </table:table-cell>
          <table:table-cell table:formula="of:=ABS([.A532]-[.D532])" office:value-type="float" office:value="2632" calcext:value-type="float">
            <text:p>2632</text:p>
          </table:table-cell>
          <table:table-cell/>
          <table:table-cell office:value-type="float" office:value="55017" calcext:value-type="float">
            <text:p>55017</text:p>
          </table:table-cell>
          <table:table-cell table:formula="of:=COUNTIF([.D$1:.D$1000]; [.A532])" office:value-type="float" office:value="0" calcext:value-type="float">
            <text:p>0</text:p>
          </table:table-cell>
          <table:table-cell table:formula="of:=[.A532]*[.E5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61" calcext:value-type="float">
            <text:p>57861</text:p>
          </table:table-cell>
          <table:table-cell table:formula="of:=ABS([.A533]-[.D533])" office:value-type="float" office:value="2437" calcext:value-type="float">
            <text:p>2437</text:p>
          </table:table-cell>
          <table:table-cell/>
          <table:table-cell office:value-type="float" office:value="55424" calcext:value-type="float">
            <text:p>55424</text:p>
          </table:table-cell>
          <table:table-cell table:formula="of:=COUNTIF([.D$1:.D$1000]; [.A533])" office:value-type="float" office:value="0" calcext:value-type="float">
            <text:p>0</text:p>
          </table:table-cell>
          <table:table-cell table:formula="of:=[.A533]*[.E5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table:formula="of:=ABS([.A534]-[.D534])" office:value-type="float" office:value="2469" calcext:value-type="float">
            <text:p>2469</text:p>
          </table:table-cell>
          <table:table-cell/>
          <table:table-cell office:value-type="float" office:value="55453" calcext:value-type="float">
            <text:p>55453</text:p>
          </table:table-cell>
          <table:table-cell table:formula="of:=COUNTIF([.D$1:.D$1000]; [.A534])" office:value-type="float" office:value="0" calcext:value-type="float">
            <text:p>0</text:p>
          </table:table-cell>
          <table:table-cell table:formula="of:=[.A534]*[.E5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83" calcext:value-type="float">
            <text:p>57983</text:p>
          </table:table-cell>
          <table:table-cell table:formula="of:=ABS([.A535]-[.D535])" office:value-type="float" office:value="2476" calcext:value-type="float">
            <text:p>2476</text:p>
          </table:table-cell>
          <table:table-cell/>
          <table:table-cell office:value-type="float" office:value="55507" calcext:value-type="float">
            <text:p>55507</text:p>
          </table:table-cell>
          <table:table-cell table:formula="of:=COUNTIF([.D$1:.D$1000]; [.A535])" office:value-type="float" office:value="0" calcext:value-type="float">
            <text:p>0</text:p>
          </table:table-cell>
          <table:table-cell table:formula="of:=[.A535]*[.E5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93" calcext:value-type="float">
            <text:p>58093</text:p>
          </table:table-cell>
          <table:table-cell table:formula="of:=ABS([.A536]-[.D536])" office:value-type="float" office:value="2466" calcext:value-type="float">
            <text:p>2466</text:p>
          </table:table-cell>
          <table:table-cell/>
          <table:table-cell office:value-type="float" office:value="55627" calcext:value-type="float">
            <text:p>55627</text:p>
          </table:table-cell>
          <table:table-cell table:formula="of:=COUNTIF([.D$1:.D$1000]; [.A536])" office:value-type="float" office:value="0" calcext:value-type="float">
            <text:p>0</text:p>
          </table:table-cell>
          <table:table-cell table:formula="of:=[.A536]*[.E5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86" calcext:value-type="float">
            <text:p>58286</text:p>
          </table:table-cell>
          <table:table-cell table:formula="of:=ABS([.A537]-[.D537])" office:value-type="float" office:value="2531" calcext:value-type="float">
            <text:p>2531</text:p>
          </table:table-cell>
          <table:table-cell/>
          <table:table-cell office:value-type="float" office:value="55755" calcext:value-type="float">
            <text:p>55755</text:p>
          </table:table-cell>
          <table:table-cell table:formula="of:=COUNTIF([.D$1:.D$1000]; [.A537])" office:value-type="float" office:value="0" calcext:value-type="float">
            <text:p>0</text:p>
          </table:table-cell>
          <table:table-cell table:formula="of:=[.A537]*[.E5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formula="of:=ABS([.A538]-[.D538])" office:value-type="float" office:value="2595" calcext:value-type="float">
            <text:p>2595</text:p>
          </table:table-cell>
          <table:table-cell/>
          <table:table-cell office:value-type="float" office:value="55773" calcext:value-type="float">
            <text:p>55773</text:p>
          </table:table-cell>
          <table:table-cell table:formula="of:=COUNTIF([.D$1:.D$1000]; [.A538])" office:value-type="float" office:value="0" calcext:value-type="float">
            <text:p>0</text:p>
          </table:table-cell>
          <table:table-cell table:formula="of:=[.A538]*[.E5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87" calcext:value-type="float">
            <text:p>58487</text:p>
          </table:table-cell>
          <table:table-cell table:formula="of:=ABS([.A539]-[.D539])" office:value-type="float" office:value="2462" calcext:value-type="float">
            <text:p>2462</text:p>
          </table:table-cell>
          <table:table-cell/>
          <table:table-cell office:value-type="float" office:value="56025" calcext:value-type="float">
            <text:p>56025</text:p>
          </table:table-cell>
          <table:table-cell table:formula="of:=COUNTIF([.D$1:.D$1000]; [.A539])" office:value-type="float" office:value="0" calcext:value-type="float">
            <text:p>0</text:p>
          </table:table-cell>
          <table:table-cell table:formula="of:=[.A539]*[.E5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23" calcext:value-type="float">
            <text:p>58523</text:p>
          </table:table-cell>
          <table:table-cell table:formula="of:=ABS([.A540]-[.D540])" office:value-type="float" office:value="2258" calcext:value-type="float">
            <text:p>2258</text:p>
          </table:table-cell>
          <table:table-cell/>
          <table:table-cell office:value-type="float" office:value="56265" calcext:value-type="float">
            <text:p>56265</text:p>
          </table:table-cell>
          <table:table-cell table:formula="of:=COUNTIF([.D$1:.D$1000]; [.A540])" office:value-type="float" office:value="0" calcext:value-type="float">
            <text:p>0</text:p>
          </table:table-cell>
          <table:table-cell table:formula="of:=[.A540]*[.E5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29" calcext:value-type="float">
            <text:p>58529</text:p>
          </table:table-cell>
          <table:table-cell table:formula="of:=ABS([.A541]-[.D541])" office:value-type="float" office:value="2159" calcext:value-type="float">
            <text:p>2159</text:p>
          </table:table-cell>
          <table:table-cell/>
          <table:table-cell office:value-type="float" office:value="56370" calcext:value-type="float">
            <text:p>56370</text:p>
          </table:table-cell>
          <table:table-cell table:formula="of:=COUNTIF([.D$1:.D$1000]; [.A541])" office:value-type="float" office:value="0" calcext:value-type="float">
            <text:p>0</text:p>
          </table:table-cell>
          <table:table-cell table:formula="of:=[.A541]*[.E5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40" calcext:value-type="float">
            <text:p>58640</text:p>
          </table:table-cell>
          <table:table-cell table:formula="of:=ABS([.A542]-[.D542])" office:value-type="float" office:value="2029" calcext:value-type="float">
            <text:p>2029</text:p>
          </table:table-cell>
          <table:table-cell/>
          <table:table-cell office:value-type="float" office:value="56611" calcext:value-type="float">
            <text:p>56611</text:p>
          </table:table-cell>
          <table:table-cell table:formula="of:=COUNTIF([.D$1:.D$1000]; [.A542])" office:value-type="float" office:value="0" calcext:value-type="float">
            <text:p>0</text:p>
          </table:table-cell>
          <table:table-cell table:formula="of:=[.A542]*[.E5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78" calcext:value-type="float">
            <text:p>58778</text:p>
          </table:table-cell>
          <table:table-cell table:formula="of:=ABS([.A543]-[.D543])" office:value-type="float" office:value="2024" calcext:value-type="float">
            <text:p>2024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3])" office:value-type="float" office:value="0" calcext:value-type="float">
            <text:p>0</text:p>
          </table:table-cell>
          <table:table-cell table:formula="of:=[.A543]*[.E5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94" calcext:value-type="float">
            <text:p>58794</text:p>
          </table:table-cell>
          <table:table-cell table:formula="of:=ABS([.A544]-[.D544])" office:value-type="float" office:value="2040" calcext:value-type="float">
            <text:p>2040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4])" office:value-type="float" office:value="0" calcext:value-type="float">
            <text:p>0</text:p>
          </table:table-cell>
          <table:table-cell table:formula="of:=[.A544]*[.E5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23" calcext:value-type="float">
            <text:p>58823</text:p>
          </table:table-cell>
          <table:table-cell table:formula="of:=ABS([.A545]-[.D545])" office:value-type="float" office:value="2069" calcext:value-type="float">
            <text:p>2069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5])" office:value-type="float" office:value="0" calcext:value-type="float">
            <text:p>0</text:p>
          </table:table-cell>
          <table:table-cell table:formula="of:=[.A545]*[.E5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29" calcext:value-type="float">
            <text:p>58829</text:p>
          </table:table-cell>
          <table:table-cell table:formula="of:=ABS([.A546]-[.D546])" office:value-type="float" office:value="2075" calcext:value-type="float">
            <text:p>2075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6])" office:value-type="float" office:value="0" calcext:value-type="float">
            <text:p>0</text:p>
          </table:table-cell>
          <table:table-cell table:formula="of:=[.A546]*[.E5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4" calcext:value-type="float">
            <text:p>58994</text:p>
          </table:table-cell>
          <table:table-cell table:formula="of:=ABS([.A547]-[.D547])" office:value-type="float" office:value="2240" calcext:value-type="float">
            <text:p>2240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7])" office:value-type="float" office:value="0" calcext:value-type="float">
            <text:p>0</text:p>
          </table:table-cell>
          <table:table-cell table:formula="of:=[.A547]*[.E5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68" calcext:value-type="float">
            <text:p>59068</text:p>
          </table:table-cell>
          <table:table-cell table:formula="of:=ABS([.A548]-[.D548])" office:value-type="float" office:value="2314" calcext:value-type="float">
            <text:p>2314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8])" office:value-type="float" office:value="0" calcext:value-type="float">
            <text:p>0</text:p>
          </table:table-cell>
          <table:table-cell table:formula="of:=[.A548]*[.E5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24" calcext:value-type="float">
            <text:p>59124</text:p>
          </table:table-cell>
          <table:table-cell table:formula="of:=ABS([.A549]-[.D549])" office:value-type="float" office:value="2370" calcext:value-type="float">
            <text:p>2370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49])" office:value-type="float" office:value="0" calcext:value-type="float">
            <text:p>0</text:p>
          </table:table-cell>
          <table:table-cell table:formula="of:=[.A549]*[.E5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97" calcext:value-type="float">
            <text:p>59397</text:p>
          </table:table-cell>
          <table:table-cell table:formula="of:=ABS([.A550]-[.D550])" office:value-type="float" office:value="2643" calcext:value-type="float">
            <text:p>2643</text:p>
          </table:table-cell>
          <table:table-cell/>
          <table:table-cell office:value-type="float" office:value="56754" calcext:value-type="float">
            <text:p>56754</text:p>
          </table:table-cell>
          <table:table-cell table:formula="of:=COUNTIF([.D$1:.D$1000]; [.A550])" office:value-type="float" office:value="0" calcext:value-type="float">
            <text:p>0</text:p>
          </table:table-cell>
          <table:table-cell table:formula="of:=[.A550]*[.E5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95" calcext:value-type="float">
            <text:p>59595</text:p>
          </table:table-cell>
          <table:table-cell table:formula="of:=ABS([.A551]-[.D551])" office:value-type="float" office:value="2840" calcext:value-type="float">
            <text:p>2840</text:p>
          </table:table-cell>
          <table:table-cell/>
          <table:table-cell office:value-type="float" office:value="56755" calcext:value-type="float">
            <text:p>56755</text:p>
          </table:table-cell>
          <table:table-cell table:formula="of:=COUNTIF([.D$1:.D$1000]; [.A551])" office:value-type="float" office:value="0" calcext:value-type="float">
            <text:p>0</text:p>
          </table:table-cell>
          <table:table-cell table:formula="of:=[.A551]*[.E5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08" calcext:value-type="float">
            <text:p>59608</text:p>
          </table:table-cell>
          <table:table-cell table:formula="of:=ABS([.A552]-[.D552])" office:value-type="float" office:value="2585" calcext:value-type="float">
            <text:p>2585</text:p>
          </table:table-cell>
          <table:table-cell/>
          <table:table-cell office:value-type="float" office:value="57023" calcext:value-type="float">
            <text:p>57023</text:p>
          </table:table-cell>
          <table:table-cell table:formula="of:=COUNTIF([.D$1:.D$1000]; [.A552])" office:value-type="float" office:value="0" calcext:value-type="float">
            <text:p>0</text:p>
          </table:table-cell>
          <table:table-cell table:formula="of:=[.A552]*[.E5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ABS([.A553]-[.D553])" office:value-type="float" office:value="2562" calcext:value-type="float">
            <text:p>2562</text:p>
          </table:table-cell>
          <table:table-cell/>
          <table:table-cell office:value-type="float" office:value="57048" calcext:value-type="float">
            <text:p>57048</text:p>
          </table:table-cell>
          <table:table-cell table:formula="of:=COUNTIF([.D$1:.D$1000]; [.A553])" office:value-type="float" office:value="0" calcext:value-type="float">
            <text:p>0</text:p>
          </table:table-cell>
          <table:table-cell table:formula="of:=[.A553]*[.E5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4" calcext:value-type="float">
            <text:p>60004</text:p>
          </table:table-cell>
          <table:table-cell table:formula="of:=ABS([.A554]-[.D554])" office:value-type="float" office:value="2956" calcext:value-type="float">
            <text:p>2956</text:p>
          </table:table-cell>
          <table:table-cell/>
          <table:table-cell office:value-type="float" office:value="57048" calcext:value-type="float">
            <text:p>57048</text:p>
          </table:table-cell>
          <table:table-cell table:formula="of:=COUNTIF([.D$1:.D$1000]; [.A554])" office:value-type="float" office:value="0" calcext:value-type="float">
            <text:p>0</text:p>
          </table:table-cell>
          <table:table-cell table:formula="of:=[.A554]*[.E5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7" calcext:value-type="float">
            <text:p>60007</text:p>
          </table:table-cell>
          <table:table-cell table:formula="of:=ABS([.A555]-[.D555])" office:value-type="float" office:value="2959" calcext:value-type="float">
            <text:p>2959</text:p>
          </table:table-cell>
          <table:table-cell/>
          <table:table-cell office:value-type="float" office:value="57048" calcext:value-type="float">
            <text:p>57048</text:p>
          </table:table-cell>
          <table:table-cell table:formula="of:=COUNTIF([.D$1:.D$1000]; [.A555])" office:value-type="float" office:value="0" calcext:value-type="float">
            <text:p>0</text:p>
          </table:table-cell>
          <table:table-cell table:formula="of:=[.A555]*[.E5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54" calcext:value-type="float">
            <text:p>60054</text:p>
          </table:table-cell>
          <table:table-cell table:formula="of:=ABS([.A556]-[.D556])" office:value-type="float" office:value="3006" calcext:value-type="float">
            <text:p>3006</text:p>
          </table:table-cell>
          <table:table-cell/>
          <table:table-cell office:value-type="float" office:value="57048" calcext:value-type="float">
            <text:p>57048</text:p>
          </table:table-cell>
          <table:table-cell table:formula="of:=COUNTIF([.D$1:.D$1000]; [.A556])" office:value-type="float" office:value="0" calcext:value-type="float">
            <text:p>0</text:p>
          </table:table-cell>
          <table:table-cell table:formula="of:=[.A556]*[.E5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table:formula="of:=ABS([.A557]-[.D557])" office:value-type="float" office:value="2830" calcext:value-type="float">
            <text:p>2830</text:p>
          </table:table-cell>
          <table:table-cell/>
          <table:table-cell office:value-type="float" office:value="57301" calcext:value-type="float">
            <text:p>57301</text:p>
          </table:table-cell>
          <table:table-cell table:formula="of:=COUNTIF([.D$1:.D$1000]; [.A557])" office:value-type="float" office:value="0" calcext:value-type="float">
            <text:p>0</text:p>
          </table:table-cell>
          <table:table-cell table:formula="of:=[.A557]*[.E5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table:formula="of:=ABS([.A558]-[.D558])" office:value-type="float" office:value="2773" calcext:value-type="float">
            <text:p>2773</text:p>
          </table:table-cell>
          <table:table-cell/>
          <table:table-cell office:value-type="float" office:value="57367" calcext:value-type="float">
            <text:p>57367</text:p>
          </table:table-cell>
          <table:table-cell table:formula="of:=COUNTIF([.D$1:.D$1000]; [.A558])" office:value-type="float" office:value="0" calcext:value-type="float">
            <text:p>0</text:p>
          </table:table-cell>
          <table:table-cell table:formula="of:=[.A558]*[.E5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82" calcext:value-type="float">
            <text:p>60182</text:p>
          </table:table-cell>
          <table:table-cell table:formula="of:=ABS([.A559]-[.D559])" office:value-type="float" office:value="2669" calcext:value-type="float">
            <text:p>2669</text:p>
          </table:table-cell>
          <table:table-cell/>
          <table:table-cell office:value-type="float" office:value="57513" calcext:value-type="float">
            <text:p>57513</text:p>
          </table:table-cell>
          <table:table-cell table:formula="of:=COUNTIF([.D$1:.D$1000]; [.A559])" office:value-type="float" office:value="0" calcext:value-type="float">
            <text:p>0</text:p>
          </table:table-cell>
          <table:table-cell table:formula="of:=[.A559]*[.E5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71" calcext:value-type="float">
            <text:p>60271</text:p>
          </table:table-cell>
          <table:table-cell table:formula="of:=ABS([.A560]-[.D560])" office:value-type="float" office:value="2624" calcext:value-type="float">
            <text:p>2624</text:p>
          </table:table-cell>
          <table:table-cell/>
          <table:table-cell office:value-type="float" office:value="57647" calcext:value-type="float">
            <text:p>57647</text:p>
          </table:table-cell>
          <table:table-cell table:formula="of:=COUNTIF([.D$1:.D$1000]; [.A560])" office:value-type="float" office:value="0" calcext:value-type="float">
            <text:p>0</text:p>
          </table:table-cell>
          <table:table-cell table:formula="of:=[.A560]*[.E5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table:formula="of:=ABS([.A561]-[.D561])" office:value-type="float" office:value="2263" calcext:value-type="float">
            <text:p>2263</text:p>
          </table:table-cell>
          <table:table-cell/>
          <table:table-cell office:value-type="float" office:value="58046" calcext:value-type="float">
            <text:p>58046</text:p>
          </table:table-cell>
          <table:table-cell table:formula="of:=COUNTIF([.D$1:.D$1000]; [.A561])" office:value-type="float" office:value="0" calcext:value-type="float">
            <text:p>0</text:p>
          </table:table-cell>
          <table:table-cell table:formula="of:=[.A561]*[.E5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table:formula="of:=ABS([.A562]-[.D562])" office:value-type="float" office:value="2549" calcext:value-type="float">
            <text:p>2549</text:p>
          </table:table-cell>
          <table:table-cell/>
          <table:table-cell office:value-type="float" office:value="58068" calcext:value-type="float">
            <text:p>58068</text:p>
          </table:table-cell>
          <table:table-cell table:formula="of:=COUNTIF([.D$1:.D$1000]; [.A562])" office:value-type="float" office:value="0" calcext:value-type="float">
            <text:p>0</text:p>
          </table:table-cell>
          <table:table-cell table:formula="of:=[.A562]*[.E5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table:formula="of:=ABS([.A563]-[.D563])" office:value-type="float" office:value="2590" calcext:value-type="float">
            <text:p>2590</text:p>
          </table:table-cell>
          <table:table-cell/>
          <table:table-cell office:value-type="float" office:value="58070" calcext:value-type="float">
            <text:p>58070</text:p>
          </table:table-cell>
          <table:table-cell table:formula="of:=COUNTIF([.D$1:.D$1000]; [.A563])" office:value-type="float" office:value="0" calcext:value-type="float">
            <text:p>0</text:p>
          </table:table-cell>
          <table:table-cell table:formula="of:=[.A563]*[.E5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64" calcext:value-type="float">
            <text:p>60764</text:p>
          </table:table-cell>
          <table:table-cell table:formula="of:=ABS([.A564]-[.D564])" office:value-type="float" office:value="2675" calcext:value-type="float">
            <text:p>2675</text:p>
          </table:table-cell>
          <table:table-cell/>
          <table:table-cell office:value-type="float" office:value="58089" calcext:value-type="float">
            <text:p>58089</text:p>
          </table:table-cell>
          <table:table-cell table:formula="of:=COUNTIF([.D$1:.D$1000]; [.A564])" office:value-type="float" office:value="0" calcext:value-type="float">
            <text:p>0</text:p>
          </table:table-cell>
          <table:table-cell table:formula="of:=[.A564]*[.E5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77" calcext:value-type="float">
            <text:p>60777</text:p>
          </table:table-cell>
          <table:table-cell table:formula="of:=ABS([.A565]-[.D565])" office:value-type="float" office:value="2461" calcext:value-type="float">
            <text:p>2461</text:p>
          </table:table-cell>
          <table:table-cell/>
          <table:table-cell office:value-type="float" office:value="58316" calcext:value-type="float">
            <text:p>58316</text:p>
          </table:table-cell>
          <table:table-cell table:formula="of:=COUNTIF([.D$1:.D$1000]; [.A565])" office:value-type="float" office:value="0" calcext:value-type="float">
            <text:p>0</text:p>
          </table:table-cell>
          <table:table-cell table:formula="of:=[.A565]*[.E5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54" calcext:value-type="float">
            <text:p>60854</text:p>
          </table:table-cell>
          <table:table-cell table:formula="of:=ABS([.A566]-[.D566])" office:value-type="float" office:value="2382" calcext:value-type="float">
            <text:p>2382</text:p>
          </table:table-cell>
          <table:table-cell/>
          <table:table-cell office:value-type="float" office:value="58472" calcext:value-type="float">
            <text:p>58472</text:p>
          </table:table-cell>
          <table:table-cell table:formula="of:=COUNTIF([.D$1:.D$1000]; [.A566])" office:value-type="float" office:value="0" calcext:value-type="float">
            <text:p>0</text:p>
          </table:table-cell>
          <table:table-cell table:formula="of:=[.A566]*[.E5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60" calcext:value-type="float">
            <text:p>60860</text:p>
          </table:table-cell>
          <table:table-cell table:formula="of:=ABS([.A567]-[.D567])" office:value-type="float" office:value="2238" calcext:value-type="float">
            <text:p>2238</text:p>
          </table:table-cell>
          <table:table-cell/>
          <table:table-cell office:value-type="float" office:value="58622" calcext:value-type="float">
            <text:p>58622</text:p>
          </table:table-cell>
          <table:table-cell table:formula="of:=COUNTIF([.D$1:.D$1000]; [.A567])" office:value-type="float" office:value="0" calcext:value-type="float">
            <text:p>0</text:p>
          </table:table-cell>
          <table:table-cell table:formula="of:=[.A567]*[.E5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table:formula="of:=ABS([.A568]-[.D568])" office:value-type="float" office:value="2158" calcext:value-type="float">
            <text:p>2158</text:p>
          </table:table-cell>
          <table:table-cell/>
          <table:table-cell office:value-type="float" office:value="58844" calcext:value-type="float">
            <text:p>58844</text:p>
          </table:table-cell>
          <table:table-cell table:formula="of:=COUNTIF([.D$1:.D$1000]; [.A568])" office:value-type="float" office:value="0" calcext:value-type="float">
            <text:p>0</text:p>
          </table:table-cell>
          <table:table-cell table:formula="of:=[.A568]*[.E5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table:formula="of:=ABS([.A569]-[.D569])" office:value-type="float" office:value="2047" calcext:value-type="float">
            <text:p>2047</text:p>
          </table:table-cell>
          <table:table-cell/>
          <table:table-cell office:value-type="float" office:value="58973" calcext:value-type="float">
            <text:p>58973</text:p>
          </table:table-cell>
          <table:table-cell table:formula="of:=COUNTIF([.D$1:.D$1000]; [.A569])" office:value-type="float" office:value="0" calcext:value-type="float">
            <text:p>0</text:p>
          </table:table-cell>
          <table:table-cell table:formula="of:=[.A569]*[.E5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87" calcext:value-type="float">
            <text:p>61087</text:p>
          </table:table-cell>
          <table:table-cell table:formula="of:=ABS([.A570]-[.D570])" office:value-type="float" office:value="1825" calcext:value-type="float">
            <text:p>1825</text:p>
          </table:table-cell>
          <table:table-cell/>
          <table:table-cell office:value-type="float" office:value="59262" calcext:value-type="float">
            <text:p>59262</text:p>
          </table:table-cell>
          <table:table-cell table:formula="of:=COUNTIF([.D$1:.D$1000]; [.A570])" office:value-type="float" office:value="0" calcext:value-type="float">
            <text:p>0</text:p>
          </table:table-cell>
          <table:table-cell table:formula="of:=[.A570]*[.E5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39" calcext:value-type="float">
            <text:p>61339</text:p>
          </table:table-cell>
          <table:table-cell table:formula="of:=ABS([.A571]-[.D571])" office:value-type="float" office:value="2017" calcext:value-type="float">
            <text:p>2017</text:p>
          </table:table-cell>
          <table:table-cell/>
          <table:table-cell office:value-type="float" office:value="59322" calcext:value-type="float">
            <text:p>59322</text:p>
          </table:table-cell>
          <table:table-cell table:formula="of:=COUNTIF([.D$1:.D$1000]; [.A571])" office:value-type="float" office:value="0" calcext:value-type="float">
            <text:p>0</text:p>
          </table:table-cell>
          <table:table-cell table:formula="of:=[.A571]*[.E5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65" calcext:value-type="float">
            <text:p>61365</text:p>
          </table:table-cell>
          <table:table-cell table:formula="of:=ABS([.A572]-[.D572])" office:value-type="float" office:value="1997" calcext:value-type="float">
            <text:p>1997</text:p>
          </table:table-cell>
          <table:table-cell/>
          <table:table-cell office:value-type="float" office:value="59368" calcext:value-type="float">
            <text:p>59368</text:p>
          </table:table-cell>
          <table:table-cell table:formula="of:=COUNTIF([.D$1:.D$1000]; [.A572])" office:value-type="float" office:value="0" calcext:value-type="float">
            <text:p>0</text:p>
          </table:table-cell>
          <table:table-cell table:formula="of:=[.A572]*[.E5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formula="of:=ABS([.A573]-[.D573])" office:value-type="float" office:value="1555" calcext:value-type="float">
            <text:p>1555</text:p>
          </table:table-cell>
          <table:table-cell/>
          <table:table-cell office:value-type="float" office:value="59868" calcext:value-type="float">
            <text:p>59868</text:p>
          </table:table-cell>
          <table:table-cell table:formula="of:=COUNTIF([.D$1:.D$1000]; [.A573])" office:value-type="float" office:value="0" calcext:value-type="float">
            <text:p>0</text:p>
          </table:table-cell>
          <table:table-cell table:formula="of:=[.A573]*[.E5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14" calcext:value-type="float">
            <text:p>61514</text:p>
          </table:table-cell>
          <table:table-cell table:formula="of:=ABS([.A574]-[.D574])" office:value-type="float" office:value="1568" calcext:value-type="float">
            <text:p>1568</text:p>
          </table:table-cell>
          <table:table-cell/>
          <table:table-cell office:value-type="float" office:value="59946" calcext:value-type="float">
            <text:p>59946</text:p>
          </table:table-cell>
          <table:table-cell table:formula="of:=COUNTIF([.D$1:.D$1000]; [.A574])" office:value-type="float" office:value="18" calcext:value-type="float">
            <text:p>18</text:p>
          </table:table-cell>
          <table:table-cell table:formula="of:=[.A574]*[.E574]" office:value-type="float" office:value="1107252" calcext:value-type="float">
            <text:p>1107252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table:formula="of:=ABS([.A575]-[.D575])" office:value-type="float" office:value="1666" calcext:value-type="float">
            <text:p>1666</text:p>
          </table:table-cell>
          <table:table-cell/>
          <table:table-cell office:value-type="float" office:value="59958" calcext:value-type="float">
            <text:p>59958</text:p>
          </table:table-cell>
          <table:table-cell table:formula="of:=COUNTIF([.D$1:.D$1000]; [.A575])" office:value-type="float" office:value="0" calcext:value-type="float">
            <text:p>0</text:p>
          </table:table-cell>
          <table:table-cell table:formula="of:=[.A575]*[.E5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67" calcext:value-type="float">
            <text:p>61667</text:p>
          </table:table-cell>
          <table:table-cell table:formula="of:=ABS([.A576]-[.D576])" office:value-type="float" office:value="1520" calcext:value-type="float">
            <text:p>1520</text:p>
          </table:table-cell>
          <table:table-cell/>
          <table:table-cell office:value-type="float" office:value="60147" calcext:value-type="float">
            <text:p>60147</text:p>
          </table:table-cell>
          <table:table-cell table:formula="of:=COUNTIF([.D$1:.D$1000]; [.A576])" office:value-type="float" office:value="0" calcext:value-type="float">
            <text:p>0</text:p>
          </table:table-cell>
          <table:table-cell table:formula="of:=[.A576]*[.E5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12" calcext:value-type="float">
            <text:p>61812</text:p>
          </table:table-cell>
          <table:table-cell table:formula="of:=ABS([.A577]-[.D577])" office:value-type="float" office:value="1635" calcext:value-type="float">
            <text:p>1635</text:p>
          </table:table-cell>
          <table:table-cell/>
          <table:table-cell office:value-type="float" office:value="60177" calcext:value-type="float">
            <text:p>60177</text:p>
          </table:table-cell>
          <table:table-cell table:formula="of:=COUNTIF([.D$1:.D$1000]; [.A577])" office:value-type="float" office:value="0" calcext:value-type="float">
            <text:p>0</text:p>
          </table:table-cell>
          <table:table-cell table:formula="of:=[.A577]*[.E5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29" calcext:value-type="float">
            <text:p>62129</text:p>
          </table:table-cell>
          <table:table-cell table:formula="of:=ABS([.A578]-[.D578])" office:value-type="float" office:value="1789" calcext:value-type="float">
            <text:p>1789</text:p>
          </table:table-cell>
          <table:table-cell/>
          <table:table-cell office:value-type="float" office:value="60340" calcext:value-type="float">
            <text:p>60340</text:p>
          </table:table-cell>
          <table:table-cell table:formula="of:=COUNTIF([.D$1:.D$1000]; [.A578])" office:value-type="float" office:value="0" calcext:value-type="float">
            <text:p>0</text:p>
          </table:table-cell>
          <table:table-cell table:formula="of:=[.A578]*[.E5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34" calcext:value-type="float">
            <text:p>62134</text:p>
          </table:table-cell>
          <table:table-cell table:formula="of:=ABS([.A579]-[.D579])" office:value-type="float" office:value="1793" calcext:value-type="float">
            <text:p>1793</text:p>
          </table:table-cell>
          <table:table-cell/>
          <table:table-cell office:value-type="float" office:value="60341" calcext:value-type="float">
            <text:p>60341</text:p>
          </table:table-cell>
          <table:table-cell table:formula="of:=COUNTIF([.D$1:.D$1000]; [.A579])" office:value-type="float" office:value="0" calcext:value-type="float">
            <text:p>0</text:p>
          </table:table-cell>
          <table:table-cell table:formula="of:=[.A579]*[.E5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97" calcext:value-type="float">
            <text:p>62197</text:p>
          </table:table-cell>
          <table:table-cell table:formula="of:=ABS([.A580]-[.D580])" office:value-type="float" office:value="1757" calcext:value-type="float">
            <text:p>1757</text:p>
          </table:table-cell>
          <table:table-cell/>
          <table:table-cell office:value-type="float" office:value="60440" calcext:value-type="float">
            <text:p>60440</text:p>
          </table:table-cell>
          <table:table-cell table:formula="of:=COUNTIF([.D$1:.D$1000]; [.A580])" office:value-type="float" office:value="13" calcext:value-type="float">
            <text:p>13</text:p>
          </table:table-cell>
          <table:table-cell table:formula="of:=[.A580]*[.E580]" office:value-type="float" office:value="808561" calcext:value-type="float">
            <text:p>808561</text:p>
          </table:table-cell>
        </table:table-row>
        <table:table-row table:style-name="ro1">
          <table:table-cell office:value-type="float" office:value="62447" calcext:value-type="float">
            <text:p>62447</text:p>
          </table:table-cell>
          <table:table-cell table:formula="of:=ABS([.A581]-[.D581])" office:value-type="float" office:value="1965" calcext:value-type="float">
            <text:p>1965</text:p>
          </table:table-cell>
          <table:table-cell/>
          <table:table-cell office:value-type="float" office:value="60482" calcext:value-type="float">
            <text:p>60482</text:p>
          </table:table-cell>
          <table:table-cell table:formula="of:=COUNTIF([.D$1:.D$1000]; [.A581])" office:value-type="float" office:value="0" calcext:value-type="float">
            <text:p>0</text:p>
          </table:table-cell>
          <table:table-cell table:formula="of:=[.A581]*[.E5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98" calcext:value-type="float">
            <text:p>62498</text:p>
          </table:table-cell>
          <table:table-cell table:formula="of:=ABS([.A582]-[.D582])" office:value-type="float" office:value="1958" calcext:value-type="float">
            <text:p>1958</text:p>
          </table:table-cell>
          <table:table-cell/>
          <table:table-cell office:value-type="float" office:value="60540" calcext:value-type="float">
            <text:p>60540</text:p>
          </table:table-cell>
          <table:table-cell table:formula="of:=COUNTIF([.D$1:.D$1000]; [.A582])" office:value-type="float" office:value="0" calcext:value-type="float">
            <text:p>0</text:p>
          </table:table-cell>
          <table:table-cell table:formula="of:=[.A582]*[.E5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27" calcext:value-type="float">
            <text:p>62527</text:p>
          </table:table-cell>
          <table:table-cell table:formula="of:=ABS([.A583]-[.D583])" office:value-type="float" office:value="1566" calcext:value-type="float">
            <text:p>1566</text:p>
          </table:table-cell>
          <table:table-cell/>
          <table:table-cell office:value-type="float" office:value="60961" calcext:value-type="float">
            <text:p>60961</text:p>
          </table:table-cell>
          <table:table-cell table:formula="of:=COUNTIF([.D$1:.D$1000]; [.A583])" office:value-type="float" office:value="0" calcext:value-type="float">
            <text:p>0</text:p>
          </table:table-cell>
          <table:table-cell table:formula="of:=[.A583]*[.E5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49" calcext:value-type="float">
            <text:p>62549</text:p>
          </table:table-cell>
          <table:table-cell table:formula="of:=ABS([.A584]-[.D584])" office:value-type="float" office:value="1496" calcext:value-type="float">
            <text:p>1496</text:p>
          </table:table-cell>
          <table:table-cell/>
          <table:table-cell office:value-type="float" office:value="61053" calcext:value-type="float">
            <text:p>61053</text:p>
          </table:table-cell>
          <table:table-cell table:formula="of:=COUNTIF([.D$1:.D$1000]; [.A584])" office:value-type="float" office:value="0" calcext:value-type="float">
            <text:p>0</text:p>
          </table:table-cell>
          <table:table-cell table:formula="of:=[.A584]*[.E5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01" calcext:value-type="float">
            <text:p>62601</text:p>
          </table:table-cell>
          <table:table-cell table:formula="of:=ABS([.A585]-[.D585])" office:value-type="float" office:value="1087" calcext:value-type="float">
            <text:p>1087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85])" office:value-type="float" office:value="0" calcext:value-type="float">
            <text:p>0</text:p>
          </table:table-cell>
          <table:table-cell table:formula="of:=[.A585]*[.E5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46" calcext:value-type="float">
            <text:p>62746</text:p>
          </table:table-cell>
          <table:table-cell table:formula="of:=ABS([.A586]-[.D586])" office:value-type="float" office:value="1232" calcext:value-type="float">
            <text:p>1232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86])" office:value-type="float" office:value="0" calcext:value-type="float">
            <text:p>0</text:p>
          </table:table-cell>
          <table:table-cell table:formula="of:=[.A586]*[.E5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17" calcext:value-type="float">
            <text:p>62817</text:p>
          </table:table-cell>
          <table:table-cell table:formula="of:=ABS([.A587]-[.D587])" office:value-type="float" office:value="1303" calcext:value-type="float">
            <text:p>130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87])" office:value-type="float" office:value="0" calcext:value-type="float">
            <text:p>0</text:p>
          </table:table-cell>
          <table:table-cell table:formula="of:=[.A587]*[.E5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29" calcext:value-type="float">
            <text:p>62829</text:p>
          </table:table-cell>
          <table:table-cell table:formula="of:=ABS([.A588]-[.D588])" office:value-type="float" office:value="1315" calcext:value-type="float">
            <text:p>1315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88])" office:value-type="float" office:value="0" calcext:value-type="float">
            <text:p>0</text:p>
          </table:table-cell>
          <table:table-cell table:formula="of:=[.A588]*[.E5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70" calcext:value-type="float">
            <text:p>62970</text:p>
          </table:table-cell>
          <table:table-cell table:formula="of:=ABS([.A589]-[.D589])" office:value-type="float" office:value="1456" calcext:value-type="float">
            <text:p>1456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89])" office:value-type="float" office:value="0" calcext:value-type="float">
            <text:p>0</text:p>
          </table:table-cell>
          <table:table-cell table:formula="of:=[.A589]*[.E5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17" calcext:value-type="float">
            <text:p>63017</text:p>
          </table:table-cell>
          <table:table-cell table:formula="of:=ABS([.A590]-[.D590])" office:value-type="float" office:value="1503" calcext:value-type="float">
            <text:p>150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0])" office:value-type="float" office:value="0" calcext:value-type="float">
            <text:p>0</text:p>
          </table:table-cell>
          <table:table-cell table:formula="of:=[.A590]*[.E5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30" calcext:value-type="float">
            <text:p>63030</text:p>
          </table:table-cell>
          <table:table-cell table:formula="of:=ABS([.A591]-[.D591])" office:value-type="float" office:value="1516" calcext:value-type="float">
            <text:p>1516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1])" office:value-type="float" office:value="0" calcext:value-type="float">
            <text:p>0</text:p>
          </table:table-cell>
          <table:table-cell table:formula="of:=[.A591]*[.E5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64" calcext:value-type="float">
            <text:p>63064</text:p>
          </table:table-cell>
          <table:table-cell table:formula="of:=ABS([.A592]-[.D592])" office:value-type="float" office:value="1550" calcext:value-type="float">
            <text:p>1550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2])" office:value-type="float" office:value="0" calcext:value-type="float">
            <text:p>0</text:p>
          </table:table-cell>
          <table:table-cell table:formula="of:=[.A592]*[.E5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77" calcext:value-type="float">
            <text:p>63077</text:p>
          </table:table-cell>
          <table:table-cell table:formula="of:=ABS([.A593]-[.D593])" office:value-type="float" office:value="1563" calcext:value-type="float">
            <text:p>156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3])" office:value-type="float" office:value="0" calcext:value-type="float">
            <text:p>0</text:p>
          </table:table-cell>
          <table:table-cell table:formula="of:=[.A593]*[.E5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82" calcext:value-type="float">
            <text:p>63082</text:p>
          </table:table-cell>
          <table:table-cell table:formula="of:=ABS([.A594]-[.D594])" office:value-type="float" office:value="1568" calcext:value-type="float">
            <text:p>1568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4])" office:value-type="float" office:value="0" calcext:value-type="float">
            <text:p>0</text:p>
          </table:table-cell>
          <table:table-cell table:formula="of:=[.A594]*[.E5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80" calcext:value-type="float">
            <text:p>63280</text:p>
          </table:table-cell>
          <table:table-cell table:formula="of:=ABS([.A595]-[.D595])" office:value-type="float" office:value="1766" calcext:value-type="float">
            <text:p>1766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5])" office:value-type="float" office:value="0" calcext:value-type="float">
            <text:p>0</text:p>
          </table:table-cell>
          <table:table-cell table:formula="of:=[.A595]*[.E5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57" calcext:value-type="float">
            <text:p>63357</text:p>
          </table:table-cell>
          <table:table-cell table:formula="of:=ABS([.A596]-[.D596])" office:value-type="float" office:value="1843" calcext:value-type="float">
            <text:p>184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6])" office:value-type="float" office:value="0" calcext:value-type="float">
            <text:p>0</text:p>
          </table:table-cell>
          <table:table-cell table:formula="of:=[.A596]*[.E5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58" calcext:value-type="float">
            <text:p>63558</text:p>
          </table:table-cell>
          <table:table-cell table:formula="of:=ABS([.A597]-[.D597])" office:value-type="float" office:value="2044" calcext:value-type="float">
            <text:p>2044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7])" office:value-type="float" office:value="0" calcext:value-type="float">
            <text:p>0</text:p>
          </table:table-cell>
          <table:table-cell table:formula="of:=[.A597]*[.E5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74" calcext:value-type="float">
            <text:p>63574</text:p>
          </table:table-cell>
          <table:table-cell table:formula="of:=ABS([.A598]-[.D598])" office:value-type="float" office:value="2060" calcext:value-type="float">
            <text:p>2060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8])" office:value-type="float" office:value="0" calcext:value-type="float">
            <text:p>0</text:p>
          </table:table-cell>
          <table:table-cell table:formula="of:=[.A598]*[.E5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27" calcext:value-type="float">
            <text:p>63627</text:p>
          </table:table-cell>
          <table:table-cell table:formula="of:=ABS([.A599]-[.D599])" office:value-type="float" office:value="2113" calcext:value-type="float">
            <text:p>211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599])" office:value-type="float" office:value="0" calcext:value-type="float">
            <text:p>0</text:p>
          </table:table-cell>
          <table:table-cell table:formula="of:=[.A599]*[.E5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86" calcext:value-type="float">
            <text:p>63686</text:p>
          </table:table-cell>
          <table:table-cell table:formula="of:=ABS([.A600]-[.D600])" office:value-type="float" office:value="2172" calcext:value-type="float">
            <text:p>2172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600])" office:value-type="float" office:value="0" calcext:value-type="float">
            <text:p>0</text:p>
          </table:table-cell>
          <table:table-cell table:formula="of:=[.A600]*[.E6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11" calcext:value-type="float">
            <text:p>63711</text:p>
          </table:table-cell>
          <table:table-cell table:formula="of:=ABS([.A601]-[.D601])" office:value-type="float" office:value="2197" calcext:value-type="float">
            <text:p>2197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601])" office:value-type="float" office:value="0" calcext:value-type="float">
            <text:p>0</text:p>
          </table:table-cell>
          <table:table-cell table:formula="of:=[.A601]*[.E6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57" calcext:value-type="float">
            <text:p>63757</text:p>
          </table:table-cell>
          <table:table-cell table:formula="of:=ABS([.A602]-[.D602])" office:value-type="float" office:value="2243" calcext:value-type="float">
            <text:p>2243</text:p>
          </table:table-cell>
          <table:table-cell/>
          <table:table-cell office:value-type="float" office:value="61514" calcext:value-type="float">
            <text:p>61514</text:p>
          </table:table-cell>
          <table:table-cell table:formula="of:=COUNTIF([.D$1:.D$1000]; [.A602])" office:value-type="float" office:value="0" calcext:value-type="float">
            <text:p>0</text:p>
          </table:table-cell>
          <table:table-cell table:formula="of:=[.A602]*[.E6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93" calcext:value-type="float">
            <text:p>63993</text:p>
          </table:table-cell>
          <table:table-cell table:formula="of:=ABS([.A603]-[.D603])" office:value-type="float" office:value="2447" calcext:value-type="float">
            <text:p>2447</text:p>
          </table:table-cell>
          <table:table-cell/>
          <table:table-cell office:value-type="float" office:value="61546" calcext:value-type="float">
            <text:p>61546</text:p>
          </table:table-cell>
          <table:table-cell table:formula="of:=COUNTIF([.D$1:.D$1000]; [.A603])" office:value-type="float" office:value="0" calcext:value-type="float">
            <text:p>0</text:p>
          </table:table-cell>
          <table:table-cell table:formula="of:=[.A603]*[.E6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64" calcext:value-type="float">
            <text:p>64064</text:p>
          </table:table-cell>
          <table:table-cell table:formula="of:=ABS([.A604]-[.D604])" office:value-type="float" office:value="2478" calcext:value-type="float">
            <text:p>2478</text:p>
          </table:table-cell>
          <table:table-cell/>
          <table:table-cell office:value-type="float" office:value="61586" calcext:value-type="float">
            <text:p>61586</text:p>
          </table:table-cell>
          <table:table-cell table:formula="of:=COUNTIF([.D$1:.D$1000]; [.A604])" office:value-type="float" office:value="0" calcext:value-type="float">
            <text:p>0</text:p>
          </table:table-cell>
          <table:table-cell table:formula="of:=[.A604]*[.E6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33" calcext:value-type="float">
            <text:p>64133</text:p>
          </table:table-cell>
          <table:table-cell table:formula="of:=ABS([.A605]-[.D605])" office:value-type="float" office:value="2193" calcext:value-type="float">
            <text:p>2193</text:p>
          </table:table-cell>
          <table:table-cell/>
          <table:table-cell office:value-type="float" office:value="61940" calcext:value-type="float">
            <text:p>61940</text:p>
          </table:table-cell>
          <table:table-cell table:formula="of:=COUNTIF([.D$1:.D$1000]; [.A605])" office:value-type="float" office:value="0" calcext:value-type="float">
            <text:p>0</text:p>
          </table:table-cell>
          <table:table-cell table:formula="of:=[.A605]*[.E6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55" calcext:value-type="float">
            <text:p>64155</text:p>
          </table:table-cell>
          <table:table-cell table:formula="of:=ABS([.A606]-[.D606])" office:value-type="float" office:value="2190" calcext:value-type="float">
            <text:p>2190</text:p>
          </table:table-cell>
          <table:table-cell/>
          <table:table-cell office:value-type="float" office:value="61965" calcext:value-type="float">
            <text:p>61965</text:p>
          </table:table-cell>
          <table:table-cell table:formula="of:=COUNTIF([.D$1:.D$1000]; [.A606])" office:value-type="float" office:value="0" calcext:value-type="float">
            <text:p>0</text:p>
          </table:table-cell>
          <table:table-cell table:formula="of:=[.A606]*[.E6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64" calcext:value-type="float">
            <text:p>64164</text:p>
          </table:table-cell>
          <table:table-cell table:formula="of:=ABS([.A607]-[.D607])" office:value-type="float" office:value="2073" calcext:value-type="float">
            <text:p>2073</text:p>
          </table:table-cell>
          <table:table-cell/>
          <table:table-cell office:value-type="float" office:value="62091" calcext:value-type="float">
            <text:p>62091</text:p>
          </table:table-cell>
          <table:table-cell table:formula="of:=COUNTIF([.D$1:.D$1000]; [.A607])" office:value-type="float" office:value="0" calcext:value-type="float">
            <text:p>0</text:p>
          </table:table-cell>
          <table:table-cell table:formula="of:=[.A607]*[.E6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17" calcext:value-type="float">
            <text:p>64217</text:p>
          </table:table-cell>
          <table:table-cell table:formula="of:=ABS([.A608]-[.D608])" office:value-type="float" office:value="2020" calcext:value-type="float">
            <text:p>2020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08])" office:value-type="float" office:value="0" calcext:value-type="float">
            <text:p>0</text:p>
          </table:table-cell>
          <table:table-cell table:formula="of:=[.A608]*[.E6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05" calcext:value-type="float">
            <text:p>64405</text:p>
          </table:table-cell>
          <table:table-cell table:formula="of:=ABS([.A609]-[.D609])" office:value-type="float" office:value="2208" calcext:value-type="float">
            <text:p>2208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09])" office:value-type="float" office:value="0" calcext:value-type="float">
            <text:p>0</text:p>
          </table:table-cell>
          <table:table-cell table:formula="of:=[.A609]*[.E6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62" calcext:value-type="float">
            <text:p>64462</text:p>
          </table:table-cell>
          <table:table-cell table:formula="of:=ABS([.A610]-[.D610])" office:value-type="float" office:value="2265" calcext:value-type="float">
            <text:p>2265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0])" office:value-type="float" office:value="0" calcext:value-type="float">
            <text:p>0</text:p>
          </table:table-cell>
          <table:table-cell table:formula="of:=[.A610]*[.E6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01" calcext:value-type="float">
            <text:p>64601</text:p>
          </table:table-cell>
          <table:table-cell table:formula="of:=ABS([.A611]-[.D611])" office:value-type="float" office:value="2404" calcext:value-type="float">
            <text:p>2404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1])" office:value-type="float" office:value="0" calcext:value-type="float">
            <text:p>0</text:p>
          </table:table-cell>
          <table:table-cell table:formula="of:=[.A611]*[.E6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17" calcext:value-type="float">
            <text:p>64617</text:p>
          </table:table-cell>
          <table:table-cell table:formula="of:=ABS([.A612]-[.D612])" office:value-type="float" office:value="2420" calcext:value-type="float">
            <text:p>2420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2])" office:value-type="float" office:value="0" calcext:value-type="float">
            <text:p>0</text:p>
          </table:table-cell>
          <table:table-cell table:formula="of:=[.A612]*[.E6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1" calcext:value-type="float">
            <text:p>64851</text:p>
          </table:table-cell>
          <table:table-cell table:formula="of:=ABS([.A613]-[.D613])" office:value-type="float" office:value="2654" calcext:value-type="float">
            <text:p>2654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3])" office:value-type="float" office:value="0" calcext:value-type="float">
            <text:p>0</text:p>
          </table:table-cell>
          <table:table-cell table:formula="of:=[.A613]*[.E6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3" calcext:value-type="float">
            <text:p>64853</text:p>
          </table:table-cell>
          <table:table-cell table:formula="of:=ABS([.A614]-[.D614])" office:value-type="float" office:value="2656" calcext:value-type="float">
            <text:p>2656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4])" office:value-type="float" office:value="0" calcext:value-type="float">
            <text:p>0</text:p>
          </table:table-cell>
          <table:table-cell table:formula="of:=[.A614]*[.E6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0" calcext:value-type="float">
            <text:p>65110</text:p>
          </table:table-cell>
          <table:table-cell table:formula="of:=ABS([.A615]-[.D615])" office:value-type="float" office:value="2913" calcext:value-type="float">
            <text:p>2913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5])" office:value-type="float" office:value="0" calcext:value-type="float">
            <text:p>0</text:p>
          </table:table-cell>
          <table:table-cell table:formula="of:=[.A615]*[.E6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76" calcext:value-type="float">
            <text:p>65176</text:p>
          </table:table-cell>
          <table:table-cell table:formula="of:=ABS([.A616]-[.D616])" office:value-type="float" office:value="2979" calcext:value-type="float">
            <text:p>2979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6])" office:value-type="float" office:value="0" calcext:value-type="float">
            <text:p>0</text:p>
          </table:table-cell>
          <table:table-cell table:formula="of:=[.A616]*[.E6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87" calcext:value-type="float">
            <text:p>65187</text:p>
          </table:table-cell>
          <table:table-cell table:formula="of:=ABS([.A617]-[.D617])" office:value-type="float" office:value="2990" calcext:value-type="float">
            <text:p>2990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7])" office:value-type="float" office:value="0" calcext:value-type="float">
            <text:p>0</text:p>
          </table:table-cell>
          <table:table-cell table:formula="of:=[.A617]*[.E6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88" calcext:value-type="float">
            <text:p>65288</text:p>
          </table:table-cell>
          <table:table-cell table:formula="of:=ABS([.A618]-[.D618])" office:value-type="float" office:value="3091" calcext:value-type="float">
            <text:p>3091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8])" office:value-type="float" office:value="0" calcext:value-type="float">
            <text:p>0</text:p>
          </table:table-cell>
          <table:table-cell table:formula="of:=[.A618]*[.E6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44" calcext:value-type="float">
            <text:p>65344</text:p>
          </table:table-cell>
          <table:table-cell table:formula="of:=ABS([.A619]-[.D619])" office:value-type="float" office:value="3147" calcext:value-type="float">
            <text:p>3147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19])" office:value-type="float" office:value="0" calcext:value-type="float">
            <text:p>0</text:p>
          </table:table-cell>
          <table:table-cell table:formula="of:=[.A619]*[.E6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85" calcext:value-type="float">
            <text:p>65385</text:p>
          </table:table-cell>
          <table:table-cell table:formula="of:=ABS([.A620]-[.D620])" office:value-type="float" office:value="3188" calcext:value-type="float">
            <text:p>3188</text:p>
          </table:table-cell>
          <table:table-cell/>
          <table:table-cell office:value-type="float" office:value="62197" calcext:value-type="float">
            <text:p>62197</text:p>
          </table:table-cell>
          <table:table-cell table:formula="of:=COUNTIF([.D$1:.D$1000]; [.A620])" office:value-type="float" office:value="0" calcext:value-type="float">
            <text:p>0</text:p>
          </table:table-cell>
          <table:table-cell table:formula="of:=[.A620]*[.E6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07" calcext:value-type="float">
            <text:p>65407</text:p>
          </table:table-cell>
          <table:table-cell table:formula="of:=ABS([.A621]-[.D621])" office:value-type="float" office:value="3134" calcext:value-type="float">
            <text:p>3134</text:p>
          </table:table-cell>
          <table:table-cell/>
          <table:table-cell office:value-type="float" office:value="62273" calcext:value-type="float">
            <text:p>62273</text:p>
          </table:table-cell>
          <table:table-cell table:formula="of:=COUNTIF([.D$1:.D$1000]; [.A621])" office:value-type="float" office:value="0" calcext:value-type="float">
            <text:p>0</text:p>
          </table:table-cell>
          <table:table-cell table:formula="of:=[.A621]*[.E6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4" calcext:value-type="float">
            <text:p>65534</text:p>
          </table:table-cell>
          <table:table-cell table:formula="of:=ABS([.A622]-[.D622])" office:value-type="float" office:value="3105" calcext:value-type="float">
            <text:p>3105</text:p>
          </table:table-cell>
          <table:table-cell/>
          <table:table-cell office:value-type="float" office:value="62429" calcext:value-type="float">
            <text:p>62429</text:p>
          </table:table-cell>
          <table:table-cell table:formula="of:=COUNTIF([.D$1:.D$1000]; [.A622])" office:value-type="float" office:value="0" calcext:value-type="float">
            <text:p>0</text:p>
          </table:table-cell>
          <table:table-cell table:formula="of:=[.A622]*[.E6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70" calcext:value-type="float">
            <text:p>65570</text:p>
          </table:table-cell>
          <table:table-cell table:formula="of:=ABS([.A623]-[.D623])" office:value-type="float" office:value="3039" calcext:value-type="float">
            <text:p>3039</text:p>
          </table:table-cell>
          <table:table-cell/>
          <table:table-cell office:value-type="float" office:value="62531" calcext:value-type="float">
            <text:p>62531</text:p>
          </table:table-cell>
          <table:table-cell table:formula="of:=COUNTIF([.D$1:.D$1000]; [.A623])" office:value-type="float" office:value="0" calcext:value-type="float">
            <text:p>0</text:p>
          </table:table-cell>
          <table:table-cell table:formula="of:=[.A623]*[.E6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95" calcext:value-type="float">
            <text:p>65595</text:p>
          </table:table-cell>
          <table:table-cell table:formula="of:=ABS([.A624]-[.D624])" office:value-type="float" office:value="2615" calcext:value-type="float">
            <text:p>2615</text:p>
          </table:table-cell>
          <table:table-cell/>
          <table:table-cell office:value-type="float" office:value="62980" calcext:value-type="float">
            <text:p>62980</text:p>
          </table:table-cell>
          <table:table-cell table:formula="of:=COUNTIF([.D$1:.D$1000]; [.A624])" office:value-type="float" office:value="0" calcext:value-type="float">
            <text:p>0</text:p>
          </table:table-cell>
          <table:table-cell table:formula="of:=[.A624]*[.E6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89" calcext:value-type="float">
            <text:p>65689</text:p>
          </table:table-cell>
          <table:table-cell table:formula="of:=ABS([.A625]-[.D625])" office:value-type="float" office:value="2699" calcext:value-type="float">
            <text:p>2699</text:p>
          </table:table-cell>
          <table:table-cell/>
          <table:table-cell office:value-type="float" office:value="62990" calcext:value-type="float">
            <text:p>62990</text:p>
          </table:table-cell>
          <table:table-cell table:formula="of:=COUNTIF([.D$1:.D$1000]; [.A625])" office:value-type="float" office:value="0" calcext:value-type="float">
            <text:p>0</text:p>
          </table:table-cell>
          <table:table-cell table:formula="of:=[.A625]*[.E6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51" calcext:value-type="float">
            <text:p>65851</text:p>
          </table:table-cell>
          <table:table-cell table:formula="of:=ABS([.A626]-[.D626])" office:value-type="float" office:value="2795" calcext:value-type="float">
            <text:p>2795</text:p>
          </table:table-cell>
          <table:table-cell/>
          <table:table-cell office:value-type="float" office:value="63056" calcext:value-type="float">
            <text:p>63056</text:p>
          </table:table-cell>
          <table:table-cell table:formula="of:=COUNTIF([.D$1:.D$1000]; [.A626])" office:value-type="float" office:value="0" calcext:value-type="float">
            <text:p>0</text:p>
          </table:table-cell>
          <table:table-cell table:formula="of:=[.A626]*[.E6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01" calcext:value-type="float">
            <text:p>65901</text:p>
          </table:table-cell>
          <table:table-cell table:formula="of:=ABS([.A627]-[.D627])" office:value-type="float" office:value="2747" calcext:value-type="float">
            <text:p>2747</text:p>
          </table:table-cell>
          <table:table-cell/>
          <table:table-cell office:value-type="float" office:value="63154" calcext:value-type="float">
            <text:p>63154</text:p>
          </table:table-cell>
          <table:table-cell table:formula="of:=COUNTIF([.D$1:.D$1000]; [.A627])" office:value-type="float" office:value="0" calcext:value-type="float">
            <text:p>0</text:p>
          </table:table-cell>
          <table:table-cell table:formula="of:=[.A627]*[.E6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68" calcext:value-type="float">
            <text:p>65968</text:p>
          </table:table-cell>
          <table:table-cell table:formula="of:=ABS([.A628]-[.D628])" office:value-type="float" office:value="2755" calcext:value-type="float">
            <text:p>2755</text:p>
          </table:table-cell>
          <table:table-cell/>
          <table:table-cell office:value-type="float" office:value="63213" calcext:value-type="float">
            <text:p>63213</text:p>
          </table:table-cell>
          <table:table-cell table:formula="of:=COUNTIF([.D$1:.D$1000]; [.A628])" office:value-type="float" office:value="0" calcext:value-type="float">
            <text:p>0</text:p>
          </table:table-cell>
          <table:table-cell table:formula="of:=[.A628]*[.E6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11" calcext:value-type="float">
            <text:p>66111</text:p>
          </table:table-cell>
          <table:table-cell table:formula="of:=ABS([.A629]-[.D629])" office:value-type="float" office:value="2846" calcext:value-type="float">
            <text:p>2846</text:p>
          </table:table-cell>
          <table:table-cell/>
          <table:table-cell office:value-type="float" office:value="63265" calcext:value-type="float">
            <text:p>63265</text:p>
          </table:table-cell>
          <table:table-cell table:formula="of:=COUNTIF([.D$1:.D$1000]; [.A629])" office:value-type="float" office:value="0" calcext:value-type="float">
            <text:p>0</text:p>
          </table:table-cell>
          <table:table-cell table:formula="of:=[.A629]*[.E6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46" calcext:value-type="float">
            <text:p>66246</text:p>
          </table:table-cell>
          <table:table-cell table:formula="of:=ABS([.A630]-[.D630])" office:value-type="float" office:value="2811" calcext:value-type="float">
            <text:p>2811</text:p>
          </table:table-cell>
          <table:table-cell/>
          <table:table-cell office:value-type="float" office:value="63435" calcext:value-type="float">
            <text:p>63435</text:p>
          </table:table-cell>
          <table:table-cell table:formula="of:=COUNTIF([.D$1:.D$1000]; [.A630])" office:value-type="float" office:value="0" calcext:value-type="float">
            <text:p>0</text:p>
          </table:table-cell>
          <table:table-cell table:formula="of:=[.A630]*[.E6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90" calcext:value-type="float">
            <text:p>66290</text:p>
          </table:table-cell>
          <table:table-cell table:formula="of:=ABS([.A631]-[.D631])" office:value-type="float" office:value="2687" calcext:value-type="float">
            <text:p>2687</text:p>
          </table:table-cell>
          <table:table-cell/>
          <table:table-cell office:value-type="float" office:value="63603" calcext:value-type="float">
            <text:p>63603</text:p>
          </table:table-cell>
          <table:table-cell table:formula="of:=COUNTIF([.D$1:.D$1000]; [.A631])" office:value-type="float" office:value="0" calcext:value-type="float">
            <text:p>0</text:p>
          </table:table-cell>
          <table:table-cell table:formula="of:=[.A631]*[.E6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63" calcext:value-type="float">
            <text:p>66463</text:p>
          </table:table-cell>
          <table:table-cell table:formula="of:=ABS([.A632]-[.D632])" office:value-type="float" office:value="2217" calcext:value-type="float">
            <text:p>2217</text:p>
          </table:table-cell>
          <table:table-cell/>
          <table:table-cell office:value-type="float" office:value="64246" calcext:value-type="float">
            <text:p>64246</text:p>
          </table:table-cell>
          <table:table-cell table:formula="of:=COUNTIF([.D$1:.D$1000]; [.A632])" office:value-type="float" office:value="0" calcext:value-type="float">
            <text:p>0</text:p>
          </table:table-cell>
          <table:table-cell table:formula="of:=[.A632]*[.E6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29" calcext:value-type="float">
            <text:p>66529</text:p>
          </table:table-cell>
          <table:table-cell table:formula="of:=ABS([.A633]-[.D633])" office:value-type="float" office:value="2142" calcext:value-type="float">
            <text:p>2142</text:p>
          </table:table-cell>
          <table:table-cell/>
          <table:table-cell office:value-type="float" office:value="64387" calcext:value-type="float">
            <text:p>64387</text:p>
          </table:table-cell>
          <table:table-cell table:formula="of:=COUNTIF([.D$1:.D$1000]; [.A633])" office:value-type="float" office:value="0" calcext:value-type="float">
            <text:p>0</text:p>
          </table:table-cell>
          <table:table-cell table:formula="of:=[.A633]*[.E6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84" calcext:value-type="float">
            <text:p>66584</text:p>
          </table:table-cell>
          <table:table-cell table:formula="of:=ABS([.A634]-[.D634])" office:value-type="float" office:value="1365" calcext:value-type="float">
            <text:p>1365</text:p>
          </table:table-cell>
          <table:table-cell/>
          <table:table-cell office:value-type="float" office:value="65219" calcext:value-type="float">
            <text:p>65219</text:p>
          </table:table-cell>
          <table:table-cell table:formula="of:=COUNTIF([.D$1:.D$1000]; [.A634])" office:value-type="float" office:value="0" calcext:value-type="float">
            <text:p>0</text:p>
          </table:table-cell>
          <table:table-cell table:formula="of:=[.A634]*[.E6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38" calcext:value-type="float">
            <text:p>66638</text:p>
          </table:table-cell>
          <table:table-cell table:formula="of:=ABS([.A635]-[.D635])" office:value-type="float" office:value="1248" calcext:value-type="float">
            <text:p>1248</text:p>
          </table:table-cell>
          <table:table-cell/>
          <table:table-cell office:value-type="float" office:value="65390" calcext:value-type="float">
            <text:p>65390</text:p>
          </table:table-cell>
          <table:table-cell table:formula="of:=COUNTIF([.D$1:.D$1000]; [.A635])" office:value-type="float" office:value="0" calcext:value-type="float">
            <text:p>0</text:p>
          </table:table-cell>
          <table:table-cell table:formula="of:=[.A635]*[.E6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16" calcext:value-type="float">
            <text:p>66716</text:p>
          </table:table-cell>
          <table:table-cell table:formula="of:=ABS([.A636]-[.D636])" office:value-type="float" office:value="1036" calcext:value-type="float">
            <text:p>1036</text:p>
          </table:table-cell>
          <table:table-cell/>
          <table:table-cell office:value-type="float" office:value="65680" calcext:value-type="float">
            <text:p>65680</text:p>
          </table:table-cell>
          <table:table-cell table:formula="of:=COUNTIF([.D$1:.D$1000]; [.A636])" office:value-type="float" office:value="0" calcext:value-type="float">
            <text:p>0</text:p>
          </table:table-cell>
          <table:table-cell table:formula="of:=[.A636]*[.E6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38" calcext:value-type="float">
            <text:p>66738</text:p>
          </table:table-cell>
          <table:table-cell table:formula="of:=ABS([.A637]-[.D637])" office:value-type="float" office:value="913" calcext:value-type="float">
            <text:p>913</text:p>
          </table:table-cell>
          <table:table-cell/>
          <table:table-cell office:value-type="float" office:value="65825" calcext:value-type="float">
            <text:p>65825</text:p>
          </table:table-cell>
          <table:table-cell table:formula="of:=COUNTIF([.D$1:.D$1000]; [.A637])" office:value-type="float" office:value="0" calcext:value-type="float">
            <text:p>0</text:p>
          </table:table-cell>
          <table:table-cell table:formula="of:=[.A637]*[.E6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81" calcext:value-type="float">
            <text:p>66781</text:p>
          </table:table-cell>
          <table:table-cell table:formula="of:=ABS([.A638]-[.D638])" office:value-type="float" office:value="794" calcext:value-type="float">
            <text:p>794</text:p>
          </table:table-cell>
          <table:table-cell/>
          <table:table-cell office:value-type="float" office:value="65987" calcext:value-type="float">
            <text:p>65987</text:p>
          </table:table-cell>
          <table:table-cell table:formula="of:=COUNTIF([.D$1:.D$1000]; [.A638])" office:value-type="float" office:value="0" calcext:value-type="float">
            <text:p>0</text:p>
          </table:table-cell>
          <table:table-cell table:formula="of:=[.A638]*[.E6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08" calcext:value-type="float">
            <text:p>66808</text:p>
          </table:table-cell>
          <table:table-cell table:formula="of:=ABS([.A639]-[.D639])" office:value-type="float" office:value="774" calcext:value-type="float">
            <text:p>774</text:p>
          </table:table-cell>
          <table:table-cell/>
          <table:table-cell office:value-type="float" office:value="66034" calcext:value-type="float">
            <text:p>66034</text:p>
          </table:table-cell>
          <table:table-cell table:formula="of:=COUNTIF([.D$1:.D$1000]; [.A639])" office:value-type="float" office:value="0" calcext:value-type="float">
            <text:p>0</text:p>
          </table:table-cell>
          <table:table-cell table:formula="of:=[.A639]*[.E6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72" calcext:value-type="float">
            <text:p>66872</text:p>
          </table:table-cell>
          <table:table-cell table:formula="of:=ABS([.A640]-[.D640])" office:value-type="float" office:value="817" calcext:value-type="float">
            <text:p>817</text:p>
          </table:table-cell>
          <table:table-cell/>
          <table:table-cell office:value-type="float" office:value="66055" calcext:value-type="float">
            <text:p>66055</text:p>
          </table:table-cell>
          <table:table-cell table:formula="of:=COUNTIF([.D$1:.D$1000]; [.A640])" office:value-type="float" office:value="0" calcext:value-type="float">
            <text:p>0</text:p>
          </table:table-cell>
          <table:table-cell table:formula="of:=[.A640]*[.E6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43" calcext:value-type="float">
            <text:p>66943</text:p>
          </table:table-cell>
          <table:table-cell table:formula="of:=ABS([.A641]-[.D641])" office:value-type="float" office:value="794" calcext:value-type="float">
            <text:p>794</text:p>
          </table:table-cell>
          <table:table-cell/>
          <table:table-cell office:value-type="float" office:value="66149" calcext:value-type="float">
            <text:p>66149</text:p>
          </table:table-cell>
          <table:table-cell table:formula="of:=COUNTIF([.D$1:.D$1000]; [.A641])" office:value-type="float" office:value="0" calcext:value-type="float">
            <text:p>0</text:p>
          </table:table-cell>
          <table:table-cell table:formula="of:=[.A641]*[.E6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79" calcext:value-type="float">
            <text:p>66979</text:p>
          </table:table-cell>
          <table:table-cell table:formula="of:=ABS([.A642]-[.D642])" office:value-type="float" office:value="774" calcext:value-type="float">
            <text:p>774</text:p>
          </table:table-cell>
          <table:table-cell/>
          <table:table-cell office:value-type="float" office:value="66205" calcext:value-type="float">
            <text:p>66205</text:p>
          </table:table-cell>
          <table:table-cell table:formula="of:=COUNTIF([.D$1:.D$1000]; [.A642])" office:value-type="float" office:value="0" calcext:value-type="float">
            <text:p>0</text:p>
          </table:table-cell>
          <table:table-cell table:formula="of:=[.A642]*[.E6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93" calcext:value-type="float">
            <text:p>66993</text:p>
          </table:table-cell>
          <table:table-cell table:formula="of:=ABS([.A643]-[.D643])" office:value-type="float" office:value="377" calcext:value-type="float">
            <text:p>377</text:p>
          </table:table-cell>
          <table:table-cell/>
          <table:table-cell office:value-type="float" office:value="66616" calcext:value-type="float">
            <text:p>66616</text:p>
          </table:table-cell>
          <table:table-cell table:formula="of:=COUNTIF([.D$1:.D$1000]; [.A643])" office:value-type="float" office:value="0" calcext:value-type="float">
            <text:p>0</text:p>
          </table:table-cell>
          <table:table-cell table:formula="of:=[.A643]*[.E6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90" calcext:value-type="float">
            <text:p>67090</text:p>
          </table:table-cell>
          <table:table-cell table:formula="of:=ABS([.A644]-[.D644])" office:value-type="float" office:value="205" calcext:value-type="float">
            <text:p>205</text:p>
          </table:table-cell>
          <table:table-cell/>
          <table:table-cell office:value-type="float" office:value="66885" calcext:value-type="float">
            <text:p>66885</text:p>
          </table:table-cell>
          <table:table-cell table:formula="of:=COUNTIF([.D$1:.D$1000]; [.A644])" office:value-type="float" office:value="0" calcext:value-type="float">
            <text:p>0</text:p>
          </table:table-cell>
          <table:table-cell table:formula="of:=[.A644]*[.E6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45" calcext:value-type="float">
            <text:p>67245</text:p>
          </table:table-cell>
          <table:table-cell table:formula="of:=ABS([.A645]-[.D645])" office:value-type="float" office:value="343" calcext:value-type="float">
            <text:p>343</text:p>
          </table:table-cell>
          <table:table-cell/>
          <table:table-cell office:value-type="float" office:value="66902" calcext:value-type="float">
            <text:p>66902</text:p>
          </table:table-cell>
          <table:table-cell table:formula="of:=COUNTIF([.D$1:.D$1000]; [.A645])" office:value-type="float" office:value="0" calcext:value-type="float">
            <text:p>0</text:p>
          </table:table-cell>
          <table:table-cell table:formula="of:=[.A645]*[.E6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91" calcext:value-type="float">
            <text:p>67391</text:p>
          </table:table-cell>
          <table:table-cell table:formula="of:=ABS([.A646]-[.D646])" office:value-type="float" office:value="487" calcext:value-type="float">
            <text:p>487</text:p>
          </table:table-cell>
          <table:table-cell/>
          <table:table-cell office:value-type="float" office:value="66904" calcext:value-type="float">
            <text:p>66904</text:p>
          </table:table-cell>
          <table:table-cell table:formula="of:=COUNTIF([.D$1:.D$1000]; [.A646])" office:value-type="float" office:value="0" calcext:value-type="float">
            <text:p>0</text:p>
          </table:table-cell>
          <table:table-cell table:formula="of:=[.A646]*[.E6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56" calcext:value-type="float">
            <text:p>67556</text:p>
          </table:table-cell>
          <table:table-cell table:formula="of:=ABS([.A647]-[.D647])" office:value-type="float" office:value="580" calcext:value-type="float">
            <text:p>580</text:p>
          </table:table-cell>
          <table:table-cell/>
          <table:table-cell office:value-type="float" office:value="66976" calcext:value-type="float">
            <text:p>66976</text:p>
          </table:table-cell>
          <table:table-cell table:formula="of:=COUNTIF([.D$1:.D$1000]; [.A647])" office:value-type="float" office:value="0" calcext:value-type="float">
            <text:p>0</text:p>
          </table:table-cell>
          <table:table-cell table:formula="of:=[.A647]*[.E6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39" calcext:value-type="float">
            <text:p>67639</text:p>
          </table:table-cell>
          <table:table-cell table:formula="of:=ABS([.A648]-[.D648])" office:value-type="float" office:value="645" calcext:value-type="float">
            <text:p>645</text:p>
          </table:table-cell>
          <table:table-cell/>
          <table:table-cell office:value-type="float" office:value="66994" calcext:value-type="float">
            <text:p>66994</text:p>
          </table:table-cell>
          <table:table-cell table:formula="of:=COUNTIF([.D$1:.D$1000]; [.A648])" office:value-type="float" office:value="0" calcext:value-type="float">
            <text:p>0</text:p>
          </table:table-cell>
          <table:table-cell table:formula="of:=[.A648]*[.E6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46" calcext:value-type="float">
            <text:p>67646</text:p>
          </table:table-cell>
          <table:table-cell table:formula="of:=ABS([.A649]-[.D649])" office:value-type="float" office:value="610" calcext:value-type="float">
            <text:p>610</text:p>
          </table:table-cell>
          <table:table-cell/>
          <table:table-cell office:value-type="float" office:value="67036" calcext:value-type="float">
            <text:p>67036</text:p>
          </table:table-cell>
          <table:table-cell table:formula="of:=COUNTIF([.D$1:.D$1000]; [.A649])" office:value-type="float" office:value="0" calcext:value-type="float">
            <text:p>0</text:p>
          </table:table-cell>
          <table:table-cell table:formula="of:=[.A649]*[.E6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61" calcext:value-type="float">
            <text:p>67661</text:p>
          </table:table-cell>
          <table:table-cell table:formula="of:=ABS([.A650]-[.D650])" office:value-type="float" office:value="438" calcext:value-type="float">
            <text:p>438</text:p>
          </table:table-cell>
          <table:table-cell/>
          <table:table-cell office:value-type="float" office:value="67223" calcext:value-type="float">
            <text:p>67223</text:p>
          </table:table-cell>
          <table:table-cell table:formula="of:=COUNTIF([.D$1:.D$1000]; [.A650])" office:value-type="float" office:value="0" calcext:value-type="float">
            <text:p>0</text:p>
          </table:table-cell>
          <table:table-cell table:formula="of:=[.A650]*[.E6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73" calcext:value-type="float">
            <text:p>67773</text:p>
          </table:table-cell>
          <table:table-cell table:formula="of:=ABS([.A651]-[.D651])" office:value-type="float" office:value="547" calcext:value-type="float">
            <text:p>547</text:p>
          </table:table-cell>
          <table:table-cell/>
          <table:table-cell office:value-type="float" office:value="67226" calcext:value-type="float">
            <text:p>67226</text:p>
          </table:table-cell>
          <table:table-cell table:formula="of:=COUNTIF([.D$1:.D$1000]; [.A651])" office:value-type="float" office:value="0" calcext:value-type="float">
            <text:p>0</text:p>
          </table:table-cell>
          <table:table-cell table:formula="of:=[.A651]*[.E6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table:formula="of:=ABS([.A652]-[.D652])" office:value-type="float" office:value="365" calcext:value-type="float">
            <text:p>365</text:p>
          </table:table-cell>
          <table:table-cell/>
          <table:table-cell office:value-type="float" office:value="67435" calcext:value-type="float">
            <text:p>67435</text:p>
          </table:table-cell>
          <table:table-cell table:formula="of:=COUNTIF([.D$1:.D$1000]; [.A652])" office:value-type="float" office:value="0" calcext:value-type="float">
            <text:p>0</text:p>
          </table:table-cell>
          <table:table-cell table:formula="of:=[.A652]*[.E6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5" calcext:value-type="float">
            <text:p>67895</text:p>
          </table:table-cell>
          <table:table-cell table:formula="of:=ABS([.A653]-[.D653])" office:value-type="float" office:value="167" calcext:value-type="float">
            <text:p>167</text:p>
          </table:table-cell>
          <table:table-cell/>
          <table:table-cell office:value-type="float" office:value="67728" calcext:value-type="float">
            <text:p>67728</text:p>
          </table:table-cell>
          <table:table-cell table:formula="of:=COUNTIF([.D$1:.D$1000]; [.A653])" office:value-type="float" office:value="0" calcext:value-type="float">
            <text:p>0</text:p>
          </table:table-cell>
          <table:table-cell table:formula="of:=[.A653]*[.E6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05" calcext:value-type="float">
            <text:p>67905</text:p>
          </table:table-cell>
          <table:table-cell table:formula="of:=ABS([.A654]-[.D654])" office:value-type="float" office:value="79" calcext:value-type="float">
            <text:p>79</text:p>
          </table:table-cell>
          <table:table-cell/>
          <table:table-cell office:value-type="float" office:value="67984" calcext:value-type="float">
            <text:p>67984</text:p>
          </table:table-cell>
          <table:table-cell table:formula="of:=COUNTIF([.D$1:.D$1000]; [.A654])" office:value-type="float" office:value="0" calcext:value-type="float">
            <text:p>0</text:p>
          </table:table-cell>
          <table:table-cell table:formula="of:=[.A654]*[.E6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31" calcext:value-type="float">
            <text:p>67931</text:p>
          </table:table-cell>
          <table:table-cell table:formula="of:=ABS([.A655]-[.D655])" office:value-type="float" office:value="148" calcext:value-type="float">
            <text:p>148</text:p>
          </table:table-cell>
          <table:table-cell/>
          <table:table-cell office:value-type="float" office:value="68079" calcext:value-type="float">
            <text:p>68079</text:p>
          </table:table-cell>
          <table:table-cell table:formula="of:=COUNTIF([.D$1:.D$1000]; [.A655])" office:value-type="float" office:value="0" calcext:value-type="float">
            <text:p>0</text:p>
          </table:table-cell>
          <table:table-cell table:formula="of:=[.A655]*[.E6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48" calcext:value-type="float">
            <text:p>68148</text:p>
          </table:table-cell>
          <table:table-cell table:formula="of:=ABS([.A656]-[.D656])" office:value-type="float" office:value="21" calcext:value-type="float">
            <text:p>21</text:p>
          </table:table-cell>
          <table:table-cell/>
          <table:table-cell office:value-type="float" office:value="68127" calcext:value-type="float">
            <text:p>68127</text:p>
          </table:table-cell>
          <table:table-cell table:formula="of:=COUNTIF([.D$1:.D$1000]; [.A656])" office:value-type="float" office:value="0" calcext:value-type="float">
            <text:p>0</text:p>
          </table:table-cell>
          <table:table-cell table:formula="of:=[.A656]*[.E6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41" calcext:value-type="float">
            <text:p>68341</text:p>
          </table:table-cell>
          <table:table-cell table:formula="of:=ABS([.A657]-[.D657])" office:value-type="float" office:value="200" calcext:value-type="float">
            <text:p>200</text:p>
          </table:table-cell>
          <table:table-cell/>
          <table:table-cell office:value-type="float" office:value="68141" calcext:value-type="float">
            <text:p>68141</text:p>
          </table:table-cell>
          <table:table-cell table:formula="of:=COUNTIF([.D$1:.D$1000]; [.A657])" office:value-type="float" office:value="0" calcext:value-type="float">
            <text:p>0</text:p>
          </table:table-cell>
          <table:table-cell table:formula="of:=[.A657]*[.E6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76" calcext:value-type="float">
            <text:p>68476</text:p>
          </table:table-cell>
          <table:table-cell table:formula="of:=ABS([.A658]-[.D658])" office:value-type="float" office:value="199" calcext:value-type="float">
            <text:p>199</text:p>
          </table:table-cell>
          <table:table-cell/>
          <table:table-cell office:value-type="float" office:value="68277" calcext:value-type="float">
            <text:p>68277</text:p>
          </table:table-cell>
          <table:table-cell table:formula="of:=COUNTIF([.D$1:.D$1000]; [.A658])" office:value-type="float" office:value="0" calcext:value-type="float">
            <text:p>0</text:p>
          </table:table-cell>
          <table:table-cell table:formula="of:=[.A658]*[.E6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05" calcext:value-type="float">
            <text:p>68505</text:p>
          </table:table-cell>
          <table:table-cell table:formula="of:=ABS([.A659]-[.D659])" office:value-type="float" office:value="184" calcext:value-type="float">
            <text:p>184</text:p>
          </table:table-cell>
          <table:table-cell/>
          <table:table-cell office:value-type="float" office:value="68321" calcext:value-type="float">
            <text:p>68321</text:p>
          </table:table-cell>
          <table:table-cell table:formula="of:=COUNTIF([.D$1:.D$1000]; [.A659])" office:value-type="float" office:value="0" calcext:value-type="float">
            <text:p>0</text:p>
          </table:table-cell>
          <table:table-cell table:formula="of:=[.A659]*[.E6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42" calcext:value-type="float">
            <text:p>68642</text:p>
          </table:table-cell>
          <table:table-cell table:formula="of:=ABS([.A660]-[.D660])" office:value-type="float" office:value="135" calcext:value-type="float">
            <text:p>135</text:p>
          </table:table-cell>
          <table:table-cell/>
          <table:table-cell office:value-type="float" office:value="68507" calcext:value-type="float">
            <text:p>68507</text:p>
          </table:table-cell>
          <table:table-cell table:formula="of:=COUNTIF([.D$1:.D$1000]; [.A660])" office:value-type="float" office:value="0" calcext:value-type="float">
            <text:p>0</text:p>
          </table:table-cell>
          <table:table-cell table:formula="of:=[.A660]*[.E6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table:formula="of:=ABS([.A661]-[.D661])" office:value-type="float" office:value="164" calcext:value-type="float">
            <text:p>164</text:p>
          </table:table-cell>
          <table:table-cell/>
          <table:table-cell office:value-type="float" office:value="68536" calcext:value-type="float">
            <text:p>68536</text:p>
          </table:table-cell>
          <table:table-cell table:formula="of:=COUNTIF([.D$1:.D$1000]; [.A661])" office:value-type="float" office:value="0" calcext:value-type="float">
            <text:p>0</text:p>
          </table:table-cell>
          <table:table-cell table:formula="of:=[.A661]*[.E6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38" calcext:value-type="float">
            <text:p>68738</text:p>
          </table:table-cell>
          <table:table-cell table:formula="of:=ABS([.A662]-[.D662])" office:value-type="float" office:value="196" calcext:value-type="float">
            <text:p>196</text:p>
          </table:table-cell>
          <table:table-cell/>
          <table:table-cell office:value-type="float" office:value="68542" calcext:value-type="float">
            <text:p>68542</text:p>
          </table:table-cell>
          <table:table-cell table:formula="of:=COUNTIF([.D$1:.D$1000]; [.A662])" office:value-type="float" office:value="0" calcext:value-type="float">
            <text:p>0</text:p>
          </table:table-cell>
          <table:table-cell table:formula="of:=[.A662]*[.E6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55" calcext:value-type="float">
            <text:p>68755</text:p>
          </table:table-cell>
          <table:table-cell table:formula="of:=ABS([.A663]-[.D663])" office:value-type="float" office:value="136" calcext:value-type="float">
            <text:p>136</text:p>
          </table:table-cell>
          <table:table-cell/>
          <table:table-cell office:value-type="float" office:value="68619" calcext:value-type="float">
            <text:p>68619</text:p>
          </table:table-cell>
          <table:table-cell table:formula="of:=COUNTIF([.D$1:.D$1000]; [.A663])" office:value-type="float" office:value="0" calcext:value-type="float">
            <text:p>0</text:p>
          </table:table-cell>
          <table:table-cell table:formula="of:=[.A663]*[.E6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43" calcext:value-type="float">
            <text:p>68843</text:p>
          </table:table-cell>
          <table:table-cell table:formula="of:=ABS([.A664]-[.D664])" office:value-type="float" office:value="149" calcext:value-type="float">
            <text:p>149</text:p>
          </table:table-cell>
          <table:table-cell/>
          <table:table-cell office:value-type="float" office:value="68694" calcext:value-type="float">
            <text:p>68694</text:p>
          </table:table-cell>
          <table:table-cell table:formula="of:=COUNTIF([.D$1:.D$1000]; [.A664])" office:value-type="float" office:value="0" calcext:value-type="float">
            <text:p>0</text:p>
          </table:table-cell>
          <table:table-cell table:formula="of:=[.A664]*[.E6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22" calcext:value-type="float">
            <text:p>68922</text:p>
          </table:table-cell>
          <table:table-cell table:formula="of:=ABS([.A665]-[.D665])" office:value-type="float" office:value="156" calcext:value-type="float">
            <text:p>156</text:p>
          </table:table-cell>
          <table:table-cell/>
          <table:table-cell office:value-type="float" office:value="68766" calcext:value-type="float">
            <text:p>68766</text:p>
          </table:table-cell>
          <table:table-cell table:formula="of:=COUNTIF([.D$1:.D$1000]; [.A665])" office:value-type="float" office:value="0" calcext:value-type="float">
            <text:p>0</text:p>
          </table:table-cell>
          <table:table-cell table:formula="of:=[.A665]*[.E6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72" calcext:value-type="float">
            <text:p>69172</text:p>
          </table:table-cell>
          <table:table-cell table:formula="of:=ABS([.A666]-[.D666])" office:value-type="float" office:value="259" calcext:value-type="float">
            <text:p>259</text:p>
          </table:table-cell>
          <table:table-cell/>
          <table:table-cell office:value-type="float" office:value="68913" calcext:value-type="float">
            <text:p>68913</text:p>
          </table:table-cell>
          <table:table-cell table:formula="of:=COUNTIF([.D$1:.D$1000]; [.A666])" office:value-type="float" office:value="0" calcext:value-type="float">
            <text:p>0</text:p>
          </table:table-cell>
          <table:table-cell table:formula="of:=[.A666]*[.E6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65" calcext:value-type="float">
            <text:p>69265</text:p>
          </table:table-cell>
          <table:table-cell table:formula="of:=ABS([.A667]-[.D667])" office:value-type="float" office:value="151" calcext:value-type="float">
            <text:p>151</text:p>
          </table:table-cell>
          <table:table-cell/>
          <table:table-cell office:value-type="float" office:value="69114" calcext:value-type="float">
            <text:p>69114</text:p>
          </table:table-cell>
          <table:table-cell table:formula="of:=COUNTIF([.D$1:.D$1000]; [.A667])" office:value-type="float" office:value="0" calcext:value-type="float">
            <text:p>0</text:p>
          </table:table-cell>
          <table:table-cell table:formula="of:=[.A667]*[.E6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88" calcext:value-type="float">
            <text:p>69288</text:p>
          </table:table-cell>
          <table:table-cell table:formula="of:=ABS([.A668]-[.D668])" office:value-type="float" office:value="88" calcext:value-type="float">
            <text:p>88</text:p>
          </table:table-cell>
          <table:table-cell/>
          <table:table-cell office:value-type="float" office:value="69200" calcext:value-type="float">
            <text:p>69200</text:p>
          </table:table-cell>
          <table:table-cell table:formula="of:=COUNTIF([.D$1:.D$1000]; [.A668])" office:value-type="float" office:value="0" calcext:value-type="float">
            <text:p>0</text:p>
          </table:table-cell>
          <table:table-cell table:formula="of:=[.A668]*[.E6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9" calcext:value-type="float">
            <text:p>69349</text:p>
          </table:table-cell>
          <table:table-cell table:formula="of:=ABS([.A669]-[.D669])" office:value-type="float" office:value="534" calcext:value-type="float">
            <text:p>534</text:p>
          </table:table-cell>
          <table:table-cell/>
          <table:table-cell office:value-type="float" office:value="69883" calcext:value-type="float">
            <text:p>69883</text:p>
          </table:table-cell>
          <table:table-cell table:formula="of:=COUNTIF([.D$1:.D$1000]; [.A669])" office:value-type="float" office:value="0" calcext:value-type="float">
            <text:p>0</text:p>
          </table:table-cell>
          <table:table-cell table:formula="of:=[.A669]*[.E6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51" calcext:value-type="float">
            <text:p>69551</text:p>
          </table:table-cell>
          <table:table-cell table:formula="of:=ABS([.A670]-[.D670])" office:value-type="float" office:value="501" calcext:value-type="float">
            <text:p>501</text:p>
          </table:table-cell>
          <table:table-cell/>
          <table:table-cell office:value-type="float" office:value="70052" calcext:value-type="float">
            <text:p>70052</text:p>
          </table:table-cell>
          <table:table-cell table:formula="of:=COUNTIF([.D$1:.D$1000]; [.A670])" office:value-type="float" office:value="0" calcext:value-type="float">
            <text:p>0</text:p>
          </table:table-cell>
          <table:table-cell table:formula="of:=[.A670]*[.E6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formula="of:=ABS([.A671]-[.D671])" office:value-type="float" office:value="496" calcext:value-type="float">
            <text:p>496</text:p>
          </table:table-cell>
          <table:table-cell/>
          <table:table-cell office:value-type="float" office:value="70132" calcext:value-type="float">
            <text:p>70132</text:p>
          </table:table-cell>
          <table:table-cell table:formula="of:=COUNTIF([.D$1:.D$1000]; [.A671])" office:value-type="float" office:value="0" calcext:value-type="float">
            <text:p>0</text:p>
          </table:table-cell>
          <table:table-cell table:formula="of:=[.A671]*[.E6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64" calcext:value-type="float">
            <text:p>69664</text:p>
          </table:table-cell>
          <table:table-cell table:formula="of:=ABS([.A672]-[.D672])" office:value-type="float" office:value="981" calcext:value-type="float">
            <text:p>981</text:p>
          </table:table-cell>
          <table:table-cell/>
          <table:table-cell office:value-type="float" office:value="70645" calcext:value-type="float">
            <text:p>70645</text:p>
          </table:table-cell>
          <table:table-cell table:formula="of:=COUNTIF([.D$1:.D$1000]; [.A672])" office:value-type="float" office:value="0" calcext:value-type="float">
            <text:p>0</text:p>
          </table:table-cell>
          <table:table-cell table:formula="of:=[.A672]*[.E6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34" calcext:value-type="float">
            <text:p>69734</text:p>
          </table:table-cell>
          <table:table-cell table:formula="of:=ABS([.A673]-[.D673])" office:value-type="float" office:value="923" calcext:value-type="float">
            <text:p>923</text:p>
          </table:table-cell>
          <table:table-cell/>
          <table:table-cell office:value-type="float" office:value="70657" calcext:value-type="float">
            <text:p>70657</text:p>
          </table:table-cell>
          <table:table-cell table:formula="of:=COUNTIF([.D$1:.D$1000]; [.A673])" office:value-type="float" office:value="0" calcext:value-type="float">
            <text:p>0</text:p>
          </table:table-cell>
          <table:table-cell table:formula="of:=[.A673]*[.E6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70" calcext:value-type="float">
            <text:p>69770</text:p>
          </table:table-cell>
          <table:table-cell table:formula="of:=ABS([.A674]-[.D674])" office:value-type="float" office:value="1111" calcext:value-type="float">
            <text:p>1111</text:p>
          </table:table-cell>
          <table:table-cell/>
          <table:table-cell office:value-type="float" office:value="70881" calcext:value-type="float">
            <text:p>70881</text:p>
          </table:table-cell>
          <table:table-cell table:formula="of:=COUNTIF([.D$1:.D$1000]; [.A674])" office:value-type="float" office:value="0" calcext:value-type="float">
            <text:p>0</text:p>
          </table:table-cell>
          <table:table-cell table:formula="of:=[.A674]*[.E6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84" calcext:value-type="float">
            <text:p>69884</text:p>
          </table:table-cell>
          <table:table-cell table:formula="of:=ABS([.A675]-[.D675])" office:value-type="float" office:value="1039" calcext:value-type="float">
            <text:p>1039</text:p>
          </table:table-cell>
          <table:table-cell/>
          <table:table-cell office:value-type="float" office:value="70923" calcext:value-type="float">
            <text:p>70923</text:p>
          </table:table-cell>
          <table:table-cell table:formula="of:=COUNTIF([.D$1:.D$1000]; [.A675])" office:value-type="float" office:value="0" calcext:value-type="float">
            <text:p>0</text:p>
          </table:table-cell>
          <table:table-cell table:formula="of:=[.A675]*[.E6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94" calcext:value-type="float">
            <text:p>69994</text:p>
          </table:table-cell>
          <table:table-cell table:formula="of:=ABS([.A676]-[.D676])" office:value-type="float" office:value="1188" calcext:value-type="float">
            <text:p>1188</text:p>
          </table:table-cell>
          <table:table-cell/>
          <table:table-cell office:value-type="float" office:value="71182" calcext:value-type="float">
            <text:p>71182</text:p>
          </table:table-cell>
          <table:table-cell table:formula="of:=COUNTIF([.D$1:.D$1000]; [.A676])" office:value-type="float" office:value="0" calcext:value-type="float">
            <text:p>0</text:p>
          </table:table-cell>
          <table:table-cell table:formula="of:=[.A676]*[.E6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2" calcext:value-type="float">
            <text:p>70002</text:p>
          </table:table-cell>
          <table:table-cell table:formula="of:=ABS([.A677]-[.D677])" office:value-type="float" office:value="1277" calcext:value-type="float">
            <text:p>1277</text:p>
          </table:table-cell>
          <table:table-cell/>
          <table:table-cell office:value-type="float" office:value="71279" calcext:value-type="float">
            <text:p>71279</text:p>
          </table:table-cell>
          <table:table-cell table:formula="of:=COUNTIF([.D$1:.D$1000]; [.A677])" office:value-type="float" office:value="0" calcext:value-type="float">
            <text:p>0</text:p>
          </table:table-cell>
          <table:table-cell table:formula="of:=[.A677]*[.E6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65" calcext:value-type="float">
            <text:p>70265</text:p>
          </table:table-cell>
          <table:table-cell table:formula="of:=ABS([.A678]-[.D678])" office:value-type="float" office:value="1210" calcext:value-type="float">
            <text:p>1210</text:p>
          </table:table-cell>
          <table:table-cell/>
          <table:table-cell office:value-type="float" office:value="71475" calcext:value-type="float">
            <text:p>71475</text:p>
          </table:table-cell>
          <table:table-cell table:formula="of:=COUNTIF([.D$1:.D$1000]; [.A678])" office:value-type="float" office:value="0" calcext:value-type="float">
            <text:p>0</text:p>
          </table:table-cell>
          <table:table-cell table:formula="of:=[.A678]*[.E6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table:formula="of:=ABS([.A679]-[.D679])" office:value-type="float" office:value="1372" calcext:value-type="float">
            <text:p>1372</text:p>
          </table:table-cell>
          <table:table-cell/>
          <table:table-cell office:value-type="float" office:value="71742" calcext:value-type="float">
            <text:p>71742</text:p>
          </table:table-cell>
          <table:table-cell table:formula="of:=COUNTIF([.D$1:.D$1000]; [.A679])" office:value-type="float" office:value="0" calcext:value-type="float">
            <text:p>0</text:p>
          </table:table-cell>
          <table:table-cell table:formula="of:=[.A679]*[.E6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85" calcext:value-type="float">
            <text:p>70485</text:p>
          </table:table-cell>
          <table:table-cell table:formula="of:=ABS([.A680]-[.D680])" office:value-type="float" office:value="1408" calcext:value-type="float">
            <text:p>1408</text:p>
          </table:table-cell>
          <table:table-cell/>
          <table:table-cell office:value-type="float" office:value="71893" calcext:value-type="float">
            <text:p>71893</text:p>
          </table:table-cell>
          <table:table-cell table:formula="of:=COUNTIF([.D$1:.D$1000]; [.A680])" office:value-type="float" office:value="0" calcext:value-type="float">
            <text:p>0</text:p>
          </table:table-cell>
          <table:table-cell table:formula="of:=[.A680]*[.E6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18" calcext:value-type="float">
            <text:p>70518</text:p>
          </table:table-cell>
          <table:table-cell table:formula="of:=ABS([.A681]-[.D681])" office:value-type="float" office:value="1624" calcext:value-type="float">
            <text:p>1624</text:p>
          </table:table-cell>
          <table:table-cell/>
          <table:table-cell office:value-type="float" office:value="72142" calcext:value-type="float">
            <text:p>72142</text:p>
          </table:table-cell>
          <table:table-cell table:formula="of:=COUNTIF([.D$1:.D$1000]; [.A681])" office:value-type="float" office:value="0" calcext:value-type="float">
            <text:p>0</text:p>
          </table:table-cell>
          <table:table-cell table:formula="of:=[.A681]*[.E6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3" calcext:value-type="float">
            <text:p>70553</text:p>
          </table:table-cell>
          <table:table-cell table:formula="of:=ABS([.A682]-[.D682])" office:value-type="float" office:value="2160" calcext:value-type="float">
            <text:p>2160</text:p>
          </table:table-cell>
          <table:table-cell/>
          <table:table-cell office:value-type="float" office:value="72713" calcext:value-type="float">
            <text:p>72713</text:p>
          </table:table-cell>
          <table:table-cell table:formula="of:=COUNTIF([.D$1:.D$1000]; [.A682])" office:value-type="float" office:value="0" calcext:value-type="float">
            <text:p>0</text:p>
          </table:table-cell>
          <table:table-cell table:formula="of:=[.A682]*[.E6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4" calcext:value-type="float">
            <text:p>70704</text:p>
          </table:table-cell>
          <table:table-cell table:formula="of:=ABS([.A683]-[.D683])" office:value-type="float" office:value="2024" calcext:value-type="float">
            <text:p>2024</text:p>
          </table:table-cell>
          <table:table-cell/>
          <table:table-cell office:value-type="float" office:value="72728" calcext:value-type="float">
            <text:p>72728</text:p>
          </table:table-cell>
          <table:table-cell table:formula="of:=COUNTIF([.D$1:.D$1000]; [.A683])" office:value-type="float" office:value="0" calcext:value-type="float">
            <text:p>0</text:p>
          </table:table-cell>
          <table:table-cell table:formula="of:=[.A683]*[.E6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5" calcext:value-type="float">
            <text:p>70735</text:p>
          </table:table-cell>
          <table:table-cell table:formula="of:=ABS([.A684]-[.D684])" office:value-type="float" office:value="2127" calcext:value-type="float">
            <text:p>2127</text:p>
          </table:table-cell>
          <table:table-cell/>
          <table:table-cell office:value-type="float" office:value="72862" calcext:value-type="float">
            <text:p>72862</text:p>
          </table:table-cell>
          <table:table-cell table:formula="of:=COUNTIF([.D$1:.D$1000]; [.A684])" office:value-type="float" office:value="0" calcext:value-type="float">
            <text:p>0</text:p>
          </table:table-cell>
          <table:table-cell table:formula="of:=[.A684]*[.E6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34" calcext:value-type="float">
            <text:p>70834</text:p>
          </table:table-cell>
          <table:table-cell table:formula="of:=ABS([.A685]-[.D685])" office:value-type="float" office:value="2202" calcext:value-type="float">
            <text:p>2202</text:p>
          </table:table-cell>
          <table:table-cell/>
          <table:table-cell office:value-type="float" office:value="73036" calcext:value-type="float">
            <text:p>73036</text:p>
          </table:table-cell>
          <table:table-cell table:formula="of:=COUNTIF([.D$1:.D$1000]; [.A685])" office:value-type="float" office:value="0" calcext:value-type="float">
            <text:p>0</text:p>
          </table:table-cell>
          <table:table-cell table:formula="of:=[.A685]*[.E6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3" calcext:value-type="float">
            <text:p>70843</text:p>
          </table:table-cell>
          <table:table-cell table:formula="of:=ABS([.A686]-[.D686])" office:value-type="float" office:value="2328" calcext:value-type="float">
            <text:p>2328</text:p>
          </table:table-cell>
          <table:table-cell/>
          <table:table-cell office:value-type="float" office:value="73171" calcext:value-type="float">
            <text:p>73171</text:p>
          </table:table-cell>
          <table:table-cell table:formula="of:=COUNTIF([.D$1:.D$1000]; [.A686])" office:value-type="float" office:value="0" calcext:value-type="float">
            <text:p>0</text:p>
          </table:table-cell>
          <table:table-cell table:formula="of:=[.A686]*[.E6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74" calcext:value-type="float">
            <text:p>70874</text:p>
          </table:table-cell>
          <table:table-cell table:formula="of:=ABS([.A687]-[.D687])" office:value-type="float" office:value="2330" calcext:value-type="float">
            <text:p>2330</text:p>
          </table:table-cell>
          <table:table-cell/>
          <table:table-cell office:value-type="float" office:value="73204" calcext:value-type="float">
            <text:p>73204</text:p>
          </table:table-cell>
          <table:table-cell table:formula="of:=COUNTIF([.D$1:.D$1000]; [.A687])" office:value-type="float" office:value="0" calcext:value-type="float">
            <text:p>0</text:p>
          </table:table-cell>
          <table:table-cell table:formula="of:=[.A687]*[.E6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78" calcext:value-type="float">
            <text:p>70878</text:p>
          </table:table-cell>
          <table:table-cell table:formula="of:=ABS([.A688]-[.D688])" office:value-type="float" office:value="2841" calcext:value-type="float">
            <text:p>2841</text:p>
          </table:table-cell>
          <table:table-cell/>
          <table:table-cell office:value-type="float" office:value="73719" calcext:value-type="float">
            <text:p>73719</text:p>
          </table:table-cell>
          <table:table-cell table:formula="of:=COUNTIF([.D$1:.D$1000]; [.A688])" office:value-type="float" office:value="0" calcext:value-type="float">
            <text:p>0</text:p>
          </table:table-cell>
          <table:table-cell table:formula="of:=[.A688]*[.E6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75" calcext:value-type="float">
            <text:p>70975</text:p>
          </table:table-cell>
          <table:table-cell table:formula="of:=ABS([.A689]-[.D689])" office:value-type="float" office:value="2984" calcext:value-type="float">
            <text:p>2984</text:p>
          </table:table-cell>
          <table:table-cell/>
          <table:table-cell office:value-type="float" office:value="73959" calcext:value-type="float">
            <text:p>73959</text:p>
          </table:table-cell>
          <table:table-cell table:formula="of:=COUNTIF([.D$1:.D$1000]; [.A689])" office:value-type="float" office:value="0" calcext:value-type="float">
            <text:p>0</text:p>
          </table:table-cell>
          <table:table-cell table:formula="of:=[.A689]*[.E6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79" calcext:value-type="float">
            <text:p>70979</text:p>
          </table:table-cell>
          <table:table-cell table:formula="of:=ABS([.A690]-[.D690])" office:value-type="float" office:value="3073" calcext:value-type="float">
            <text:p>3073</text:p>
          </table:table-cell>
          <table:table-cell/>
          <table:table-cell office:value-type="float" office:value="74052" calcext:value-type="float">
            <text:p>74052</text:p>
          </table:table-cell>
          <table:table-cell table:formula="of:=COUNTIF([.D$1:.D$1000]; [.A690])" office:value-type="float" office:value="0" calcext:value-type="float">
            <text:p>0</text:p>
          </table:table-cell>
          <table:table-cell table:formula="of:=[.A690]*[.E6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87" calcext:value-type="float">
            <text:p>70987</text:p>
          </table:table-cell>
          <table:table-cell table:formula="of:=ABS([.A691]-[.D691])" office:value-type="float" office:value="3218" calcext:value-type="float">
            <text:p>3218</text:p>
          </table:table-cell>
          <table:table-cell/>
          <table:table-cell office:value-type="float" office:value="74205" calcext:value-type="float">
            <text:p>74205</text:p>
          </table:table-cell>
          <table:table-cell table:formula="of:=COUNTIF([.D$1:.D$1000]; [.A691])" office:value-type="float" office:value="0" calcext:value-type="float">
            <text:p>0</text:p>
          </table:table-cell>
          <table:table-cell table:formula="of:=[.A691]*[.E6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19" calcext:value-type="float">
            <text:p>71019</text:p>
          </table:table-cell>
          <table:table-cell table:formula="of:=ABS([.A692]-[.D692])" office:value-type="float" office:value="3260" calcext:value-type="float">
            <text:p>3260</text:p>
          </table:table-cell>
          <table:table-cell/>
          <table:table-cell office:value-type="float" office:value="74279" calcext:value-type="float">
            <text:p>74279</text:p>
          </table:table-cell>
          <table:table-cell table:formula="of:=COUNTIF([.D$1:.D$1000]; [.A692])" office:value-type="float" office:value="0" calcext:value-type="float">
            <text:p>0</text:p>
          </table:table-cell>
          <table:table-cell table:formula="of:=[.A692]*[.E6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39" calcext:value-type="float">
            <text:p>71139</text:p>
          </table:table-cell>
          <table:table-cell table:formula="of:=ABS([.A693]-[.D693])" office:value-type="float" office:value="3203" calcext:value-type="float">
            <text:p>3203</text:p>
          </table:table-cell>
          <table:table-cell/>
          <table:table-cell office:value-type="float" office:value="74342" calcext:value-type="float">
            <text:p>74342</text:p>
          </table:table-cell>
          <table:table-cell table:formula="of:=COUNTIF([.D$1:.D$1000]; [.A693])" office:value-type="float" office:value="0" calcext:value-type="float">
            <text:p>0</text:p>
          </table:table-cell>
          <table:table-cell table:formula="of:=[.A693]*[.E6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11" calcext:value-type="float">
            <text:p>71211</text:p>
          </table:table-cell>
          <table:table-cell table:formula="of:=ABS([.A694]-[.D694])" office:value-type="float" office:value="3147" calcext:value-type="float">
            <text:p>3147</text:p>
          </table:table-cell>
          <table:table-cell/>
          <table:table-cell office:value-type="float" office:value="74358" calcext:value-type="float">
            <text:p>74358</text:p>
          </table:table-cell>
          <table:table-cell table:formula="of:=COUNTIF([.D$1:.D$1000]; [.A694])" office:value-type="float" office:value="0" calcext:value-type="float">
            <text:p>0</text:p>
          </table:table-cell>
          <table:table-cell table:formula="of:=[.A694]*[.E6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27" calcext:value-type="float">
            <text:p>71227</text:p>
          </table:table-cell>
          <table:table-cell table:formula="of:=ABS([.A695]-[.D695])" office:value-type="float" office:value="3152" calcext:value-type="float">
            <text:p>3152</text:p>
          </table:table-cell>
          <table:table-cell/>
          <table:table-cell office:value-type="float" office:value="74379" calcext:value-type="float">
            <text:p>74379</text:p>
          </table:table-cell>
          <table:table-cell table:formula="of:=COUNTIF([.D$1:.D$1000]; [.A695])" office:value-type="float" office:value="0" calcext:value-type="float">
            <text:p>0</text:p>
          </table:table-cell>
          <table:table-cell table:formula="of:=[.A695]*[.E6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6" calcext:value-type="float">
            <text:p>71276</text:p>
          </table:table-cell>
          <table:table-cell table:formula="of:=ABS([.A696]-[.D696])" office:value-type="float" office:value="3145" calcext:value-type="float">
            <text:p>3145</text:p>
          </table:table-cell>
          <table:table-cell/>
          <table:table-cell office:value-type="float" office:value="74421" calcext:value-type="float">
            <text:p>74421</text:p>
          </table:table-cell>
          <table:table-cell table:formula="of:=COUNTIF([.D$1:.D$1000]; [.A696])" office:value-type="float" office:value="0" calcext:value-type="float">
            <text:p>0</text:p>
          </table:table-cell>
          <table:table-cell table:formula="of:=[.A696]*[.E6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20" calcext:value-type="float">
            <text:p>71320</text:p>
          </table:table-cell>
          <table:table-cell table:formula="of:=ABS([.A697]-[.D697])" office:value-type="float" office:value="3465" calcext:value-type="float">
            <text:p>3465</text:p>
          </table:table-cell>
          <table:table-cell/>
          <table:table-cell office:value-type="float" office:value="74785" calcext:value-type="float">
            <text:p>74785</text:p>
          </table:table-cell>
          <table:table-cell table:formula="of:=COUNTIF([.D$1:.D$1000]; [.A697])" office:value-type="float" office:value="0" calcext:value-type="float">
            <text:p>0</text:p>
          </table:table-cell>
          <table:table-cell table:formula="of:=[.A697]*[.E6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8" calcext:value-type="float">
            <text:p>71338</text:p>
          </table:table-cell>
          <table:table-cell table:formula="of:=ABS([.A698]-[.D698])" office:value-type="float" office:value="3726" calcext:value-type="float">
            <text:p>3726</text:p>
          </table:table-cell>
          <table:table-cell/>
          <table:table-cell office:value-type="float" office:value="75064" calcext:value-type="float">
            <text:p>75064</text:p>
          </table:table-cell>
          <table:table-cell table:formula="of:=COUNTIF([.D$1:.D$1000]; [.A698])" office:value-type="float" office:value="0" calcext:value-type="float">
            <text:p>0</text:p>
          </table:table-cell>
          <table:table-cell table:formula="of:=[.A698]*[.E6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54" calcext:value-type="float">
            <text:p>71354</text:p>
          </table:table-cell>
          <table:table-cell table:formula="of:=ABS([.A699]-[.D699])" office:value-type="float" office:value="3794" calcext:value-type="float">
            <text:p>3794</text:p>
          </table:table-cell>
          <table:table-cell/>
          <table:table-cell office:value-type="float" office:value="75148" calcext:value-type="float">
            <text:p>75148</text:p>
          </table:table-cell>
          <table:table-cell table:formula="of:=COUNTIF([.D$1:.D$1000]; [.A699])" office:value-type="float" office:value="0" calcext:value-type="float">
            <text:p>0</text:p>
          </table:table-cell>
          <table:table-cell table:formula="of:=[.A699]*[.E6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68" calcext:value-type="float">
            <text:p>71468</text:p>
          </table:table-cell>
          <table:table-cell table:formula="of:=ABS([.A700]-[.D700])" office:value-type="float" office:value="3896" calcext:value-type="float">
            <text:p>3896</text:p>
          </table:table-cell>
          <table:table-cell/>
          <table:table-cell office:value-type="float" office:value="75364" calcext:value-type="float">
            <text:p>75364</text:p>
          </table:table-cell>
          <table:table-cell table:formula="of:=COUNTIF([.D$1:.D$1000]; [.A700])" office:value-type="float" office:value="0" calcext:value-type="float">
            <text:p>0</text:p>
          </table:table-cell>
          <table:table-cell table:formula="of:=[.A700]*[.E7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98" calcext:value-type="float">
            <text:p>71798</text:p>
          </table:table-cell>
          <table:table-cell table:formula="of:=ABS([.A701]-[.D701])" office:value-type="float" office:value="3660" calcext:value-type="float">
            <text:p>3660</text:p>
          </table:table-cell>
          <table:table-cell/>
          <table:table-cell office:value-type="float" office:value="75458" calcext:value-type="float">
            <text:p>75458</text:p>
          </table:table-cell>
          <table:table-cell table:formula="of:=COUNTIF([.D$1:.D$1000]; [.A701])" office:value-type="float" office:value="0" calcext:value-type="float">
            <text:p>0</text:p>
          </table:table-cell>
          <table:table-cell table:formula="of:=[.A701]*[.E7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37" calcext:value-type="float">
            <text:p>71837</text:p>
          </table:table-cell>
          <table:table-cell table:formula="of:=ABS([.A702]-[.D702])" office:value-type="float" office:value="3691" calcext:value-type="float">
            <text:p>3691</text:p>
          </table:table-cell>
          <table:table-cell/>
          <table:table-cell office:value-type="float" office:value="75528" calcext:value-type="float">
            <text:p>75528</text:p>
          </table:table-cell>
          <table:table-cell table:formula="of:=COUNTIF([.D$1:.D$1000]; [.A702])" office:value-type="float" office:value="0" calcext:value-type="float">
            <text:p>0</text:p>
          </table:table-cell>
          <table:table-cell table:formula="of:=[.A702]*[.E7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40" calcext:value-type="float">
            <text:p>72340</text:p>
          </table:table-cell>
          <table:table-cell table:formula="of:=ABS([.A703]-[.D703])" office:value-type="float" office:value="3212" calcext:value-type="float">
            <text:p>3212</text:p>
          </table:table-cell>
          <table:table-cell/>
          <table:table-cell office:value-type="float" office:value="75552" calcext:value-type="float">
            <text:p>75552</text:p>
          </table:table-cell>
          <table:table-cell table:formula="of:=COUNTIF([.D$1:.D$1000]; [.A703])" office:value-type="float" office:value="0" calcext:value-type="float">
            <text:p>0</text:p>
          </table:table-cell>
          <table:table-cell table:formula="of:=[.A703]*[.E7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48" calcext:value-type="float">
            <text:p>72348</text:p>
          </table:table-cell>
          <table:table-cell table:formula="of:=ABS([.A704]-[.D704])" office:value-type="float" office:value="3303" calcext:value-type="float">
            <text:p>3303</text:p>
          </table:table-cell>
          <table:table-cell/>
          <table:table-cell office:value-type="float" office:value="75651" calcext:value-type="float">
            <text:p>75651</text:p>
          </table:table-cell>
          <table:table-cell table:formula="of:=COUNTIF([.D$1:.D$1000]; [.A704])" office:value-type="float" office:value="0" calcext:value-type="float">
            <text:p>0</text:p>
          </table:table-cell>
          <table:table-cell table:formula="of:=[.A704]*[.E7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6" calcext:value-type="float">
            <text:p>72376</text:p>
          </table:table-cell>
          <table:table-cell table:formula="of:=ABS([.A705]-[.D705])" office:value-type="float" office:value="3421" calcext:value-type="float">
            <text:p>3421</text:p>
          </table:table-cell>
          <table:table-cell/>
          <table:table-cell office:value-type="float" office:value="75797" calcext:value-type="float">
            <text:p>75797</text:p>
          </table:table-cell>
          <table:table-cell table:formula="of:=COUNTIF([.D$1:.D$1000]; [.A705])" office:value-type="float" office:value="0" calcext:value-type="float">
            <text:p>0</text:p>
          </table:table-cell>
          <table:table-cell table:formula="of:=[.A705]*[.E7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85" calcext:value-type="float">
            <text:p>72385</text:p>
          </table:table-cell>
          <table:table-cell table:formula="of:=ABS([.A706]-[.D706])" office:value-type="float" office:value="3518" calcext:value-type="float">
            <text:p>3518</text:p>
          </table:table-cell>
          <table:table-cell/>
          <table:table-cell office:value-type="float" office:value="75903" calcext:value-type="float">
            <text:p>75903</text:p>
          </table:table-cell>
          <table:table-cell table:formula="of:=COUNTIF([.D$1:.D$1000]; [.A706])" office:value-type="float" office:value="0" calcext:value-type="float">
            <text:p>0</text:p>
          </table:table-cell>
          <table:table-cell table:formula="of:=[.A706]*[.E7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99" calcext:value-type="float">
            <text:p>72399</text:p>
          </table:table-cell>
          <table:table-cell table:formula="of:=ABS([.A707]-[.D707])" office:value-type="float" office:value="3534" calcext:value-type="float">
            <text:p>3534</text:p>
          </table:table-cell>
          <table:table-cell/>
          <table:table-cell office:value-type="float" office:value="75933" calcext:value-type="float">
            <text:p>75933</text:p>
          </table:table-cell>
          <table:table-cell table:formula="of:=COUNTIF([.D$1:.D$1000]; [.A707])" office:value-type="float" office:value="0" calcext:value-type="float">
            <text:p>0</text:p>
          </table:table-cell>
          <table:table-cell table:formula="of:=[.A707]*[.E7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10" calcext:value-type="float">
            <text:p>72510</text:p>
          </table:table-cell>
          <table:table-cell table:formula="of:=ABS([.A708]-[.D708])" office:value-type="float" office:value="3431" calcext:value-type="float">
            <text:p>3431</text:p>
          </table:table-cell>
          <table:table-cell/>
          <table:table-cell office:value-type="float" office:value="75941" calcext:value-type="float">
            <text:p>75941</text:p>
          </table:table-cell>
          <table:table-cell table:formula="of:=COUNTIF([.D$1:.D$1000]; [.A708])" office:value-type="float" office:value="0" calcext:value-type="float">
            <text:p>0</text:p>
          </table:table-cell>
          <table:table-cell table:formula="of:=[.A708]*[.E7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82" calcext:value-type="float">
            <text:p>72582</text:p>
          </table:table-cell>
          <table:table-cell table:formula="of:=ABS([.A709]-[.D709])" office:value-type="float" office:value="3432" calcext:value-type="float">
            <text:p>3432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09])" office:value-type="float" office:value="0" calcext:value-type="float">
            <text:p>0</text:p>
          </table:table-cell>
          <table:table-cell table:formula="of:=[.A709]*[.E7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67" calcext:value-type="float">
            <text:p>72767</text:p>
          </table:table-cell>
          <table:table-cell table:formula="of:=ABS([.A710]-[.D710])" office:value-type="float" office:value="3247" calcext:value-type="float">
            <text:p>3247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0])" office:value-type="float" office:value="0" calcext:value-type="float">
            <text:p>0</text:p>
          </table:table-cell>
          <table:table-cell table:formula="of:=[.A710]*[.E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0" calcext:value-type="float">
            <text:p>72890</text:p>
          </table:table-cell>
          <table:table-cell table:formula="of:=ABS([.A711]-[.D711])" office:value-type="float" office:value="3124" calcext:value-type="float">
            <text:p>3124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1])" office:value-type="float" office:value="0" calcext:value-type="float">
            <text:p>0</text:p>
          </table:table-cell>
          <table:table-cell table:formula="of:=[.A711]*[.E7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56" calcext:value-type="float">
            <text:p>72956</text:p>
          </table:table-cell>
          <table:table-cell table:formula="of:=ABS([.A712]-[.D712])" office:value-type="float" office:value="3058" calcext:value-type="float">
            <text:p>3058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2])" office:value-type="float" office:value="0" calcext:value-type="float">
            <text:p>0</text:p>
          </table:table-cell>
          <table:table-cell table:formula="of:=[.A712]*[.E7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98" calcext:value-type="float">
            <text:p>72998</text:p>
          </table:table-cell>
          <table:table-cell table:formula="of:=ABS([.A713]-[.D713])" office:value-type="float" office:value="3016" calcext:value-type="float">
            <text:p>3016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3])" office:value-type="float" office:value="0" calcext:value-type="float">
            <text:p>0</text:p>
          </table:table-cell>
          <table:table-cell table:formula="of:=[.A713]*[.E7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4" calcext:value-type="float">
            <text:p>73034</text:p>
          </table:table-cell>
          <table:table-cell table:formula="of:=ABS([.A714]-[.D714])" office:value-type="float" office:value="2980" calcext:value-type="float">
            <text:p>2980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4])" office:value-type="float" office:value="0" calcext:value-type="float">
            <text:p>0</text:p>
          </table:table-cell>
          <table:table-cell table:formula="of:=[.A714]*[.E7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8" calcext:value-type="float">
            <text:p>73078</text:p>
          </table:table-cell>
          <table:table-cell table:formula="of:=ABS([.A715]-[.D715])" office:value-type="float" office:value="2936" calcext:value-type="float">
            <text:p>2936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5])" office:value-type="float" office:value="0" calcext:value-type="float">
            <text:p>0</text:p>
          </table:table-cell>
          <table:table-cell table:formula="of:=[.A715]*[.E7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60" calcext:value-type="float">
            <text:p>73260</text:p>
          </table:table-cell>
          <table:table-cell table:formula="of:=ABS([.A716]-[.D716])" office:value-type="float" office:value="2754" calcext:value-type="float">
            <text:p>2754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6])" office:value-type="float" office:value="0" calcext:value-type="float">
            <text:p>0</text:p>
          </table:table-cell>
          <table:table-cell table:formula="of:=[.A716]*[.E7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61" calcext:value-type="float">
            <text:p>73261</text:p>
          </table:table-cell>
          <table:table-cell table:formula="of:=ABS([.A717]-[.D717])" office:value-type="float" office:value="2753" calcext:value-type="float">
            <text:p>2753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7])" office:value-type="float" office:value="0" calcext:value-type="float">
            <text:p>0</text:p>
          </table:table-cell>
          <table:table-cell table:formula="of:=[.A717]*[.E7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38" calcext:value-type="float">
            <text:p>73438</text:p>
          </table:table-cell>
          <table:table-cell table:formula="of:=ABS([.A718]-[.D718])" office:value-type="float" office:value="2576" calcext:value-type="float">
            <text:p>2576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8])" office:value-type="float" office:value="0" calcext:value-type="float">
            <text:p>0</text:p>
          </table:table-cell>
          <table:table-cell table:formula="of:=[.A718]*[.E7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41" calcext:value-type="float">
            <text:p>73441</text:p>
          </table:table-cell>
          <table:table-cell table:formula="of:=ABS([.A719]-[.D719])" office:value-type="float" office:value="2573" calcext:value-type="float">
            <text:p>2573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19])" office:value-type="float" office:value="0" calcext:value-type="float">
            <text:p>0</text:p>
          </table:table-cell>
          <table:table-cell table:formula="of:=[.A719]*[.E7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63" calcext:value-type="float">
            <text:p>73463</text:p>
          </table:table-cell>
          <table:table-cell table:formula="of:=ABS([.A720]-[.D720])" office:value-type="float" office:value="2551" calcext:value-type="float">
            <text:p>2551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20])" office:value-type="float" office:value="0" calcext:value-type="float">
            <text:p>0</text:p>
          </table:table-cell>
          <table:table-cell table:formula="of:=[.A720]*[.E7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35" calcext:value-type="float">
            <text:p>73535</text:p>
          </table:table-cell>
          <table:table-cell table:formula="of:=ABS([.A721]-[.D721])" office:value-type="float" office:value="2479" calcext:value-type="float">
            <text:p>2479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21])" office:value-type="float" office:value="0" calcext:value-type="float">
            <text:p>0</text:p>
          </table:table-cell>
          <table:table-cell table:formula="of:=[.A721]*[.E7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23" calcext:value-type="float">
            <text:p>73623</text:p>
          </table:table-cell>
          <table:table-cell table:formula="of:=ABS([.A722]-[.D722])" office:value-type="float" office:value="2391" calcext:value-type="float">
            <text:p>2391</text:p>
          </table:table-cell>
          <table:table-cell/>
          <table:table-cell office:value-type="float" office:value="76014" calcext:value-type="float">
            <text:p>76014</text:p>
          </table:table-cell>
          <table:table-cell table:formula="of:=COUNTIF([.D$1:.D$1000]; [.A722])" office:value-type="float" office:value="0" calcext:value-type="float">
            <text:p>0</text:p>
          </table:table-cell>
          <table:table-cell table:formula="of:=[.A722]*[.E7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80" calcext:value-type="float">
            <text:p>73780</text:p>
          </table:table-cell>
          <table:table-cell table:formula="of:=ABS([.A723]-[.D723])" office:value-type="float" office:value="2805" calcext:value-type="float">
            <text:p>2805</text:p>
          </table:table-cell>
          <table:table-cell/>
          <table:table-cell office:value-type="float" office:value="76585" calcext:value-type="float">
            <text:p>76585</text:p>
          </table:table-cell>
          <table:table-cell table:formula="of:=COUNTIF([.D$1:.D$1000]; [.A723])" office:value-type="float" office:value="0" calcext:value-type="float">
            <text:p>0</text:p>
          </table:table-cell>
          <table:table-cell table:formula="of:=[.A723]*[.E7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91" calcext:value-type="float">
            <text:p>73891</text:p>
          </table:table-cell>
          <table:table-cell table:formula="of:=ABS([.A724]-[.D724])" office:value-type="float" office:value="2729" calcext:value-type="float">
            <text:p>2729</text:p>
          </table:table-cell>
          <table:table-cell/>
          <table:table-cell office:value-type="float" office:value="76620" calcext:value-type="float">
            <text:p>76620</text:p>
          </table:table-cell>
          <table:table-cell table:formula="of:=COUNTIF([.D$1:.D$1000]; [.A724])" office:value-type="float" office:value="0" calcext:value-type="float">
            <text:p>0</text:p>
          </table:table-cell>
          <table:table-cell table:formula="of:=[.A724]*[.E7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15" calcext:value-type="float">
            <text:p>74115</text:p>
          </table:table-cell>
          <table:table-cell table:formula="of:=ABS([.A725]-[.D725])" office:value-type="float" office:value="2510" calcext:value-type="float">
            <text:p>2510</text:p>
          </table:table-cell>
          <table:table-cell/>
          <table:table-cell office:value-type="float" office:value="76625" calcext:value-type="float">
            <text:p>76625</text:p>
          </table:table-cell>
          <table:table-cell table:formula="of:=COUNTIF([.D$1:.D$1000]; [.A725])" office:value-type="float" office:value="0" calcext:value-type="float">
            <text:p>0</text:p>
          </table:table-cell>
          <table:table-cell table:formula="of:=[.A725]*[.E7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42" calcext:value-type="float">
            <text:p>74242</text:p>
          </table:table-cell>
          <table:table-cell table:formula="of:=ABS([.A726]-[.D726])" office:value-type="float" office:value="2520" calcext:value-type="float">
            <text:p>2520</text:p>
          </table:table-cell>
          <table:table-cell/>
          <table:table-cell office:value-type="float" office:value="76762" calcext:value-type="float">
            <text:p>76762</text:p>
          </table:table-cell>
          <table:table-cell table:formula="of:=COUNTIF([.D$1:.D$1000]; [.A726])" office:value-type="float" office:value="0" calcext:value-type="float">
            <text:p>0</text:p>
          </table:table-cell>
          <table:table-cell table:formula="of:=[.A726]*[.E7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1" calcext:value-type="float">
            <text:p>74311</text:p>
          </table:table-cell>
          <table:table-cell table:formula="of:=ABS([.A727]-[.D727])" office:value-type="float" office:value="2520" calcext:value-type="float">
            <text:p>2520</text:p>
          </table:table-cell>
          <table:table-cell/>
          <table:table-cell office:value-type="float" office:value="76831" calcext:value-type="float">
            <text:p>76831</text:p>
          </table:table-cell>
          <table:table-cell table:formula="of:=COUNTIF([.D$1:.D$1000]; [.A727])" office:value-type="float" office:value="0" calcext:value-type="float">
            <text:p>0</text:p>
          </table:table-cell>
          <table:table-cell table:formula="of:=[.A727]*[.E7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10" calcext:value-type="float">
            <text:p>74410</text:p>
          </table:table-cell>
          <table:table-cell table:formula="of:=ABS([.A728]-[.D728])" office:value-type="float" office:value="2498" calcext:value-type="float">
            <text:p>2498</text:p>
          </table:table-cell>
          <table:table-cell/>
          <table:table-cell office:value-type="float" office:value="76908" calcext:value-type="float">
            <text:p>76908</text:p>
          </table:table-cell>
          <table:table-cell table:formula="of:=COUNTIF([.D$1:.D$1000]; [.A728])" office:value-type="float" office:value="0" calcext:value-type="float">
            <text:p>0</text:p>
          </table:table-cell>
          <table:table-cell table:formula="of:=[.A728]*[.E7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formula="of:=ABS([.A729]-[.D729])" office:value-type="float" office:value="2461" calcext:value-type="float">
            <text:p>2461</text:p>
          </table:table-cell>
          <table:table-cell/>
          <table:table-cell office:value-type="float" office:value="76999" calcext:value-type="float">
            <text:p>76999</text:p>
          </table:table-cell>
          <table:table-cell table:formula="of:=COUNTIF([.D$1:.D$1000]; [.A729])" office:value-type="float" office:value="0" calcext:value-type="float">
            <text:p>0</text:p>
          </table:table-cell>
          <table:table-cell table:formula="of:=[.A729]*[.E7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03" calcext:value-type="float">
            <text:p>74703</text:p>
          </table:table-cell>
          <table:table-cell table:formula="of:=ABS([.A730]-[.D730])" office:value-type="float" office:value="2960" calcext:value-type="float">
            <text:p>2960</text:p>
          </table:table-cell>
          <table:table-cell/>
          <table:table-cell office:value-type="float" office:value="77663" calcext:value-type="float">
            <text:p>77663</text:p>
          </table:table-cell>
          <table:table-cell table:formula="of:=COUNTIF([.D$1:.D$1000]; [.A730])" office:value-type="float" office:value="0" calcext:value-type="float">
            <text:p>0</text:p>
          </table:table-cell>
          <table:table-cell table:formula="of:=[.A730]*[.E7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7" calcext:value-type="float">
            <text:p>74887</text:p>
          </table:table-cell>
          <table:table-cell table:formula="of:=ABS([.A731]-[.D731])" office:value-type="float" office:value="2797" calcext:value-type="float">
            <text:p>2797</text:p>
          </table:table-cell>
          <table:table-cell/>
          <table:table-cell office:value-type="float" office:value="77684" calcext:value-type="float">
            <text:p>77684</text:p>
          </table:table-cell>
          <table:table-cell table:formula="of:=COUNTIF([.D$1:.D$1000]; [.A731])" office:value-type="float" office:value="0" calcext:value-type="float">
            <text:p>0</text:p>
          </table:table-cell>
          <table:table-cell table:formula="of:=[.A731]*[.E7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8" calcext:value-type="float">
            <text:p>74928</text:p>
          </table:table-cell>
          <table:table-cell table:formula="of:=ABS([.A732]-[.D732])" office:value-type="float" office:value="2991" calcext:value-type="float">
            <text:p>2991</text:p>
          </table:table-cell>
          <table:table-cell/>
          <table:table-cell office:value-type="float" office:value="77919" calcext:value-type="float">
            <text:p>77919</text:p>
          </table:table-cell>
          <table:table-cell table:formula="of:=COUNTIF([.D$1:.D$1000]; [.A732])" office:value-type="float" office:value="0" calcext:value-type="float">
            <text:p>0</text:p>
          </table:table-cell>
          <table:table-cell table:formula="of:=[.A732]*[.E7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82" calcext:value-type="float">
            <text:p>74982</text:p>
          </table:table-cell>
          <table:table-cell table:formula="of:=ABS([.A733]-[.D733])" office:value-type="float" office:value="2994" calcext:value-type="float">
            <text:p>2994</text:p>
          </table:table-cell>
          <table:table-cell/>
          <table:table-cell office:value-type="float" office:value="77976" calcext:value-type="float">
            <text:p>77976</text:p>
          </table:table-cell>
          <table:table-cell table:formula="of:=COUNTIF([.D$1:.D$1000]; [.A733])" office:value-type="float" office:value="0" calcext:value-type="float">
            <text:p>0</text:p>
          </table:table-cell>
          <table:table-cell table:formula="of:=[.A733]*[.E7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table:formula="of:=ABS([.A734]-[.D734])" office:value-type="float" office:value="2962" calcext:value-type="float">
            <text:p>2962</text:p>
          </table:table-cell>
          <table:table-cell/>
          <table:table-cell office:value-type="float" office:value="77987" calcext:value-type="float">
            <text:p>77987</text:p>
          </table:table-cell>
          <table:table-cell table:formula="of:=COUNTIF([.D$1:.D$1000]; [.A734])" office:value-type="float" office:value="0" calcext:value-type="float">
            <text:p>0</text:p>
          </table:table-cell>
          <table:table-cell table:formula="of:=[.A734]*[.E7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37" calcext:value-type="float">
            <text:p>75037</text:p>
          </table:table-cell>
          <table:table-cell table:formula="of:=ABS([.A735]-[.D735])" office:value-type="float" office:value="3260" calcext:value-type="float">
            <text:p>3260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35])" office:value-type="float" office:value="0" calcext:value-type="float">
            <text:p>0</text:p>
          </table:table-cell>
          <table:table-cell table:formula="of:=[.A735]*[.E7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9" calcext:value-type="float">
            <text:p>75319</text:p>
          </table:table-cell>
          <table:table-cell table:formula="of:=ABS([.A736]-[.D736])" office:value-type="float" office:value="2978" calcext:value-type="float">
            <text:p>2978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36])" office:value-type="float" office:value="0" calcext:value-type="float">
            <text:p>0</text:p>
          </table:table-cell>
          <table:table-cell table:formula="of:=[.A736]*[.E7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table:formula="of:=ABS([.A737]-[.D737])" office:value-type="float" office:value="2697" calcext:value-type="float">
            <text:p>2697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37])" office:value-type="float" office:value="0" calcext:value-type="float">
            <text:p>0</text:p>
          </table:table-cell>
          <table:table-cell table:formula="of:=[.A737]*[.E7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64" calcext:value-type="float">
            <text:p>75864</text:p>
          </table:table-cell>
          <table:table-cell table:formula="of:=ABS([.A738]-[.D738])" office:value-type="float" office:value="2433" calcext:value-type="float">
            <text:p>2433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38])" office:value-type="float" office:value="0" calcext:value-type="float">
            <text:p>0</text:p>
          </table:table-cell>
          <table:table-cell table:formula="of:=[.A738]*[.E7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72" calcext:value-type="float">
            <text:p>75972</text:p>
          </table:table-cell>
          <table:table-cell table:formula="of:=ABS([.A739]-[.D739])" office:value-type="float" office:value="2325" calcext:value-type="float">
            <text:p>2325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39])" office:value-type="float" office:value="0" calcext:value-type="float">
            <text:p>0</text:p>
          </table:table-cell>
          <table:table-cell table:formula="of:=[.A739]*[.E7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14" calcext:value-type="float">
            <text:p>76014</text:p>
          </table:table-cell>
          <table:table-cell table:formula="of:=ABS([.A740]-[.D740])" office:value-type="float" office:value="2283" calcext:value-type="float">
            <text:p>2283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0])" office:value-type="float" office:value="14" calcext:value-type="float">
            <text:p>14</text:p>
          </table:table-cell>
          <table:table-cell table:formula="of:=[.A740]*[.E740]" office:value-type="float" office:value="1064196" calcext:value-type="float">
            <text:p>1064196</text:p>
          </table:table-cell>
        </table:table-row>
        <table:table-row table:style-name="ro1">
          <table:table-cell office:value-type="float" office:value="76067" calcext:value-type="float">
            <text:p>76067</text:p>
          </table:table-cell>
          <table:table-cell table:formula="of:=ABS([.A741]-[.D741])" office:value-type="float" office:value="2230" calcext:value-type="float">
            <text:p>2230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1])" office:value-type="float" office:value="0" calcext:value-type="float">
            <text:p>0</text:p>
          </table:table-cell>
          <table:table-cell table:formula="of:=[.A741]*[.E7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19" calcext:value-type="float">
            <text:p>76119</text:p>
          </table:table-cell>
          <table:table-cell table:formula="of:=ABS([.A742]-[.D742])" office:value-type="float" office:value="2178" calcext:value-type="float">
            <text:p>2178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2])" office:value-type="float" office:value="0" calcext:value-type="float">
            <text:p>0</text:p>
          </table:table-cell>
          <table:table-cell table:formula="of:=[.A742]*[.E7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22" calcext:value-type="float">
            <text:p>76122</text:p>
          </table:table-cell>
          <table:table-cell table:formula="of:=ABS([.A743]-[.D743])" office:value-type="float" office:value="2175" calcext:value-type="float">
            <text:p>2175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3])" office:value-type="float" office:value="0" calcext:value-type="float">
            <text:p>0</text:p>
          </table:table-cell>
          <table:table-cell table:formula="of:=[.A743]*[.E7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36" calcext:value-type="float">
            <text:p>76136</text:p>
          </table:table-cell>
          <table:table-cell table:formula="of:=ABS([.A744]-[.D744])" office:value-type="float" office:value="2161" calcext:value-type="float">
            <text:p>2161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4])" office:value-type="float" office:value="0" calcext:value-type="float">
            <text:p>0</text:p>
          </table:table-cell>
          <table:table-cell table:formula="of:=[.A744]*[.E7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64" calcext:value-type="float">
            <text:p>76264</text:p>
          </table:table-cell>
          <table:table-cell table:formula="of:=ABS([.A745]-[.D745])" office:value-type="float" office:value="2033" calcext:value-type="float">
            <text:p>2033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5])" office:value-type="float" office:value="0" calcext:value-type="float">
            <text:p>0</text:p>
          </table:table-cell>
          <table:table-cell table:formula="of:=[.A745]*[.E7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44" calcext:value-type="float">
            <text:p>76344</text:p>
          </table:table-cell>
          <table:table-cell table:formula="of:=ABS([.A746]-[.D746])" office:value-type="float" office:value="1953" calcext:value-type="float">
            <text:p>1953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6])" office:value-type="float" office:value="0" calcext:value-type="float">
            <text:p>0</text:p>
          </table:table-cell>
          <table:table-cell table:formula="of:=[.A746]*[.E7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1" calcext:value-type="float">
            <text:p>76351</text:p>
          </table:table-cell>
          <table:table-cell table:formula="of:=ABS([.A747]-[.D747])" office:value-type="float" office:value="1946" calcext:value-type="float">
            <text:p>1946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7])" office:value-type="float" office:value="0" calcext:value-type="float">
            <text:p>0</text:p>
          </table:table-cell>
          <table:table-cell table:formula="of:=[.A747]*[.E7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table:formula="of:=ABS([.A748]-[.D748])" office:value-type="float" office:value="1745" calcext:value-type="float">
            <text:p>1745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8])" office:value-type="float" office:value="0" calcext:value-type="float">
            <text:p>0</text:p>
          </table:table-cell>
          <table:table-cell table:formula="of:=[.A748]*[.E7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table:formula="of:=ABS([.A749]-[.D749])" office:value-type="float" office:value="1618" calcext:value-type="float">
            <text:p>1618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49])" office:value-type="float" office:value="0" calcext:value-type="float">
            <text:p>0</text:p>
          </table:table-cell>
          <table:table-cell table:formula="of:=[.A749]*[.E7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21" calcext:value-type="float">
            <text:p>76921</text:p>
          </table:table-cell>
          <table:table-cell table:formula="of:=ABS([.A750]-[.D750])" office:value-type="float" office:value="1376" calcext:value-type="float">
            <text:p>1376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50])" office:value-type="float" office:value="0" calcext:value-type="float">
            <text:p>0</text:p>
          </table:table-cell>
          <table:table-cell table:formula="of:=[.A750]*[.E7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0" calcext:value-type="float">
            <text:p>77060</text:p>
          </table:table-cell>
          <table:table-cell table:formula="of:=ABS([.A751]-[.D751])" office:value-type="float" office:value="1237" calcext:value-type="float">
            <text:p>1237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51])" office:value-type="float" office:value="0" calcext:value-type="float">
            <text:p>0</text:p>
          </table:table-cell>
          <table:table-cell table:formula="of:=[.A751]*[.E7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8" calcext:value-type="float">
            <text:p>77088</text:p>
          </table:table-cell>
          <table:table-cell table:formula="of:=ABS([.A752]-[.D752])" office:value-type="float" office:value="1209" calcext:value-type="float">
            <text:p>1209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52])" office:value-type="float" office:value="0" calcext:value-type="float">
            <text:p>0</text:p>
          </table:table-cell>
          <table:table-cell table:formula="of:=[.A752]*[.E7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table:formula="of:=ABS([.A753]-[.D753])" office:value-type="float" office:value="1193" calcext:value-type="float">
            <text:p>1193</text:p>
          </table:table-cell>
          <table:table-cell/>
          <table:table-cell office:value-type="float" office:value="78297" calcext:value-type="float">
            <text:p>78297</text:p>
          </table:table-cell>
          <table:table-cell table:formula="of:=COUNTIF([.D$1:.D$1000]; [.A753])" office:value-type="float" office:value="0" calcext:value-type="float">
            <text:p>0</text:p>
          </table:table-cell>
          <table:table-cell table:formula="of:=[.A753]*[.E7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table:formula="of:=ABS([.A754]-[.D754])" office:value-type="float" office:value="891" calcext:value-type="float">
            <text:p>891</text:p>
          </table:table-cell>
          <table:table-cell/>
          <table:table-cell office:value-type="float" office:value="78583" calcext:value-type="float">
            <text:p>78583</text:p>
          </table:table-cell>
          <table:table-cell table:formula="of:=COUNTIF([.D$1:.D$1000]; [.A754])" office:value-type="float" office:value="0" calcext:value-type="float">
            <text:p>0</text:p>
          </table:table-cell>
          <table:table-cell table:formula="of:=[.A754]*[.E7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9" calcext:value-type="float">
            <text:p>77889</text:p>
          </table:table-cell>
          <table:table-cell table:formula="of:=ABS([.A755]-[.D755])" office:value-type="float" office:value="989" calcext:value-type="float">
            <text:p>989</text:p>
          </table:table-cell>
          <table:table-cell/>
          <table:table-cell office:value-type="float" office:value="78878" calcext:value-type="float">
            <text:p>78878</text:p>
          </table:table-cell>
          <table:table-cell table:formula="of:=COUNTIF([.D$1:.D$1000]; [.A755])" office:value-type="float" office:value="0" calcext:value-type="float">
            <text:p>0</text:p>
          </table:table-cell>
          <table:table-cell table:formula="of:=[.A755]*[.E7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38" calcext:value-type="float">
            <text:p>78038</text:p>
          </table:table-cell>
          <table:table-cell table:formula="of:=ABS([.A756]-[.D756])" office:value-type="float" office:value="940" calcext:value-type="float">
            <text:p>940</text:p>
          </table:table-cell>
          <table:table-cell/>
          <table:table-cell office:value-type="float" office:value="78978" calcext:value-type="float">
            <text:p>78978</text:p>
          </table:table-cell>
          <table:table-cell table:formula="of:=COUNTIF([.D$1:.D$1000]; [.A756])" office:value-type="float" office:value="0" calcext:value-type="float">
            <text:p>0</text:p>
          </table:table-cell>
          <table:table-cell table:formula="of:=[.A756]*[.E7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14" calcext:value-type="float">
            <text:p>78114</text:p>
          </table:table-cell>
          <table:table-cell table:formula="of:=ABS([.A757]-[.D757])" office:value-type="float" office:value="955" calcext:value-type="float">
            <text:p>955</text:p>
          </table:table-cell>
          <table:table-cell/>
          <table:table-cell office:value-type="float" office:value="79069" calcext:value-type="float">
            <text:p>79069</text:p>
          </table:table-cell>
          <table:table-cell table:formula="of:=COUNTIF([.D$1:.D$1000]; [.A757])" office:value-type="float" office:value="0" calcext:value-type="float">
            <text:p>0</text:p>
          </table:table-cell>
          <table:table-cell table:formula="of:=[.A757]*[.E7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27" calcext:value-type="float">
            <text:p>78127</text:p>
          </table:table-cell>
          <table:table-cell table:formula="of:=ABS([.A758]-[.D758])" office:value-type="float" office:value="1194" calcext:value-type="float">
            <text:p>1194</text:p>
          </table:table-cell>
          <table:table-cell/>
          <table:table-cell office:value-type="float" office:value="79321" calcext:value-type="float">
            <text:p>79321</text:p>
          </table:table-cell>
          <table:table-cell table:formula="of:=COUNTIF([.D$1:.D$1000]; [.A758])" office:value-type="float" office:value="0" calcext:value-type="float">
            <text:p>0</text:p>
          </table:table-cell>
          <table:table-cell table:formula="of:=[.A758]*[.E7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85" calcext:value-type="float">
            <text:p>78285</text:p>
          </table:table-cell>
          <table:table-cell table:formula="of:=ABS([.A759]-[.D759])" office:value-type="float" office:value="1080" calcext:value-type="float">
            <text:p>1080</text:p>
          </table:table-cell>
          <table:table-cell/>
          <table:table-cell office:value-type="float" office:value="79365" calcext:value-type="float">
            <text:p>79365</text:p>
          </table:table-cell>
          <table:table-cell table:formula="of:=COUNTIF([.D$1:.D$1000]; [.A759])" office:value-type="float" office:value="0" calcext:value-type="float">
            <text:p>0</text:p>
          </table:table-cell>
          <table:table-cell table:formula="of:=[.A759]*[.E7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97" calcext:value-type="float">
            <text:p>78297</text:p>
          </table:table-cell>
          <table:table-cell table:formula="of:=ABS([.A760]-[.D760])" office:value-type="float" office:value="1379" calcext:value-type="float">
            <text:p>1379</text:p>
          </table:table-cell>
          <table:table-cell/>
          <table:table-cell office:value-type="float" office:value="79676" calcext:value-type="float">
            <text:p>79676</text:p>
          </table:table-cell>
          <table:table-cell table:formula="of:=COUNTIF([.D$1:.D$1000]; [.A760])" office:value-type="float" office:value="19" calcext:value-type="float">
            <text:p>19</text:p>
          </table:table-cell>
          <table:table-cell table:formula="of:=[.A760]*[.E760]" office:value-type="float" office:value="1487643" calcext:value-type="float">
            <text:p>1487643</text:p>
          </table:table-cell>
        </table:table-row>
        <table:table-row table:style-name="ro1">
          <table:table-cell office:value-type="float" office:value="78378" calcext:value-type="float">
            <text:p>78378</text:p>
          </table:table-cell>
          <table:table-cell table:formula="of:=ABS([.A761]-[.D761])" office:value-type="float" office:value="1537" calcext:value-type="float">
            <text:p>1537</text:p>
          </table:table-cell>
          <table:table-cell/>
          <table:table-cell office:value-type="float" office:value="79915" calcext:value-type="float">
            <text:p>79915</text:p>
          </table:table-cell>
          <table:table-cell table:formula="of:=COUNTIF([.D$1:.D$1000]; [.A761])" office:value-type="float" office:value="0" calcext:value-type="float">
            <text:p>0</text:p>
          </table:table-cell>
          <table:table-cell table:formula="of:=[.A761]*[.E7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table:formula="of:=ABS([.A762]-[.D762])" office:value-type="float" office:value="1851" calcext:value-type="float">
            <text:p>1851</text:p>
          </table:table-cell>
          <table:table-cell/>
          <table:table-cell office:value-type="float" office:value="80274" calcext:value-type="float">
            <text:p>80274</text:p>
          </table:table-cell>
          <table:table-cell table:formula="of:=COUNTIF([.D$1:.D$1000]; [.A762])" office:value-type="float" office:value="0" calcext:value-type="float">
            <text:p>0</text:p>
          </table:table-cell>
          <table:table-cell table:formula="of:=[.A762]*[.E7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table:formula="of:=ABS([.A763]-[.D763])" office:value-type="float" office:value="1803" calcext:value-type="float">
            <text:p>1803</text:p>
          </table:table-cell>
          <table:table-cell/>
          <table:table-cell office:value-type="float" office:value="80305" calcext:value-type="float">
            <text:p>80305</text:p>
          </table:table-cell>
          <table:table-cell table:formula="of:=COUNTIF([.D$1:.D$1000]; [.A763])" office:value-type="float" office:value="0" calcext:value-type="float">
            <text:p>0</text:p>
          </table:table-cell>
          <table:table-cell table:formula="of:=[.A763]*[.E7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88" calcext:value-type="float">
            <text:p>78588</text:p>
          </table:table-cell>
          <table:table-cell table:formula="of:=ABS([.A764]-[.D764])" office:value-type="float" office:value="1808" calcext:value-type="float">
            <text:p>1808</text:p>
          </table:table-cell>
          <table:table-cell/>
          <table:table-cell office:value-type="float" office:value="80396" calcext:value-type="float">
            <text:p>80396</text:p>
          </table:table-cell>
          <table:table-cell table:formula="of:=COUNTIF([.D$1:.D$1000]; [.A764])" office:value-type="float" office:value="0" calcext:value-type="float">
            <text:p>0</text:p>
          </table:table-cell>
          <table:table-cell table:formula="of:=[.A764]*[.E7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76" calcext:value-type="float">
            <text:p>78776</text:p>
          </table:table-cell>
          <table:table-cell table:formula="of:=ABS([.A765]-[.D765])" office:value-type="float" office:value="1726" calcext:value-type="float">
            <text:p>1726</text:p>
          </table:table-cell>
          <table:table-cell/>
          <table:table-cell office:value-type="float" office:value="80502" calcext:value-type="float">
            <text:p>80502</text:p>
          </table:table-cell>
          <table:table-cell table:formula="of:=COUNTIF([.D$1:.D$1000]; [.A765])" office:value-type="float" office:value="0" calcext:value-type="float">
            <text:p>0</text:p>
          </table:table-cell>
          <table:table-cell table:formula="of:=[.A765]*[.E7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8" calcext:value-type="float">
            <text:p>78788</text:p>
          </table:table-cell>
          <table:table-cell table:formula="of:=ABS([.A766]-[.D766])" office:value-type="float" office:value="1740" calcext:value-type="float">
            <text:p>1740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66])" office:value-type="float" office:value="0" calcext:value-type="float">
            <text:p>0</text:p>
          </table:table-cell>
          <table:table-cell table:formula="of:=[.A766]*[.E7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37" calcext:value-type="float">
            <text:p>78837</text:p>
          </table:table-cell>
          <table:table-cell table:formula="of:=ABS([.A767]-[.D767])" office:value-type="float" office:value="1691" calcext:value-type="float">
            <text:p>1691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67])" office:value-type="float" office:value="0" calcext:value-type="float">
            <text:p>0</text:p>
          </table:table-cell>
          <table:table-cell table:formula="of:=[.A767]*[.E7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77" calcext:value-type="float">
            <text:p>78977</text:p>
          </table:table-cell>
          <table:table-cell table:formula="of:=ABS([.A768]-[.D768])" office:value-type="float" office:value="1551" calcext:value-type="float">
            <text:p>1551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68])" office:value-type="float" office:value="0" calcext:value-type="float">
            <text:p>0</text:p>
          </table:table-cell>
          <table:table-cell table:formula="of:=[.A768]*[.E7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03" calcext:value-type="float">
            <text:p>79103</text:p>
          </table:table-cell>
          <table:table-cell table:formula="of:=ABS([.A769]-[.D769])" office:value-type="float" office:value="1425" calcext:value-type="float">
            <text:p>1425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69])" office:value-type="float" office:value="0" calcext:value-type="float">
            <text:p>0</text:p>
          </table:table-cell>
          <table:table-cell table:formula="of:=[.A769]*[.E7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10" calcext:value-type="float">
            <text:p>79110</text:p>
          </table:table-cell>
          <table:table-cell table:formula="of:=ABS([.A770]-[.D770])" office:value-type="float" office:value="1418" calcext:value-type="float">
            <text:p>1418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0])" office:value-type="float" office:value="0" calcext:value-type="float">
            <text:p>0</text:p>
          </table:table-cell>
          <table:table-cell table:formula="of:=[.A770]*[.E7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37" calcext:value-type="float">
            <text:p>79137</text:p>
          </table:table-cell>
          <table:table-cell table:formula="of:=ABS([.A771]-[.D771])" office:value-type="float" office:value="1391" calcext:value-type="float">
            <text:p>1391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1])" office:value-type="float" office:value="0" calcext:value-type="float">
            <text:p>0</text:p>
          </table:table-cell>
          <table:table-cell table:formula="of:=[.A771]*[.E7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74" calcext:value-type="float">
            <text:p>79174</text:p>
          </table:table-cell>
          <table:table-cell table:formula="of:=ABS([.A772]-[.D772])" office:value-type="float" office:value="1354" calcext:value-type="float">
            <text:p>1354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2])" office:value-type="float" office:value="0" calcext:value-type="float">
            <text:p>0</text:p>
          </table:table-cell>
          <table:table-cell table:formula="of:=[.A772]*[.E7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83" calcext:value-type="float">
            <text:p>79183</text:p>
          </table:table-cell>
          <table:table-cell table:formula="of:=ABS([.A773]-[.D773])" office:value-type="float" office:value="1345" calcext:value-type="float">
            <text:p>1345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3])" office:value-type="float" office:value="0" calcext:value-type="float">
            <text:p>0</text:p>
          </table:table-cell>
          <table:table-cell table:formula="of:=[.A773]*[.E7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87" calcext:value-type="float">
            <text:p>79287</text:p>
          </table:table-cell>
          <table:table-cell table:formula="of:=ABS([.A774]-[.D774])" office:value-type="float" office:value="1241" calcext:value-type="float">
            <text:p>1241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4])" office:value-type="float" office:value="0" calcext:value-type="float">
            <text:p>0</text:p>
          </table:table-cell>
          <table:table-cell table:formula="of:=[.A774]*[.E7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table:formula="of:=ABS([.A775]-[.D775])" office:value-type="float" office:value="1189" calcext:value-type="float">
            <text:p>1189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5])" office:value-type="float" office:value="0" calcext:value-type="float">
            <text:p>0</text:p>
          </table:table-cell>
          <table:table-cell table:formula="of:=[.A775]*[.E7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58" calcext:value-type="float">
            <text:p>79558</text:p>
          </table:table-cell>
          <table:table-cell table:formula="of:=ABS([.A776]-[.D776])" office:value-type="float" office:value="970" calcext:value-type="float">
            <text:p>970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6])" office:value-type="float" office:value="0" calcext:value-type="float">
            <text:p>0</text:p>
          </table:table-cell>
          <table:table-cell table:formula="of:=[.A776]*[.E7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15" calcext:value-type="float">
            <text:p>79815</text:p>
          </table:table-cell>
          <table:table-cell table:formula="of:=ABS([.A777]-[.D777])" office:value-type="float" office:value="713" calcext:value-type="float">
            <text:p>713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7])" office:value-type="float" office:value="0" calcext:value-type="float">
            <text:p>0</text:p>
          </table:table-cell>
          <table:table-cell table:formula="of:=[.A777]*[.E7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table:formula="of:=ABS([.A778]-[.D778])" office:value-type="float" office:value="595" calcext:value-type="float">
            <text:p>595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8])" office:value-type="float" office:value="0" calcext:value-type="float">
            <text:p>0</text:p>
          </table:table-cell>
          <table:table-cell table:formula="of:=[.A778]*[.E7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1" calcext:value-type="float">
            <text:p>79961</text:p>
          </table:table-cell>
          <table:table-cell table:formula="of:=ABS([.A779]-[.D779])" office:value-type="float" office:value="567" calcext:value-type="float">
            <text:p>567</text:p>
          </table:table-cell>
          <table:table-cell/>
          <table:table-cell office:value-type="float" office:value="80528" calcext:value-type="float">
            <text:p>80528</text:p>
          </table:table-cell>
          <table:table-cell table:formula="of:=COUNTIF([.D$1:.D$1000]; [.A779])" office:value-type="float" office:value="0" calcext:value-type="float">
            <text:p>0</text:p>
          </table:table-cell>
          <table:table-cell table:formula="of:=[.A779]*[.E7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6" calcext:value-type="float">
            <text:p>79996</text:p>
          </table:table-cell>
          <table:table-cell table:formula="of:=ABS([.A780]-[.D780])" office:value-type="float" office:value="847" calcext:value-type="float">
            <text:p>847</text:p>
          </table:table-cell>
          <table:table-cell/>
          <table:table-cell office:value-type="float" office:value="80843" calcext:value-type="float">
            <text:p>80843</text:p>
          </table:table-cell>
          <table:table-cell table:formula="of:=COUNTIF([.D$1:.D$1000]; [.A780])" office:value-type="float" office:value="0" calcext:value-type="float">
            <text:p>0</text:p>
          </table:table-cell>
          <table:table-cell table:formula="of:=[.A780]*[.E7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36" calcext:value-type="float">
            <text:p>80036</text:p>
          </table:table-cell>
          <table:table-cell table:formula="of:=ABS([.A781]-[.D781])" office:value-type="float" office:value="1095" calcext:value-type="float">
            <text:p>1095</text:p>
          </table:table-cell>
          <table:table-cell/>
          <table:table-cell office:value-type="float" office:value="81131" calcext:value-type="float">
            <text:p>81131</text:p>
          </table:table-cell>
          <table:table-cell table:formula="of:=COUNTIF([.D$1:.D$1000]; [.A781])" office:value-type="float" office:value="0" calcext:value-type="float">
            <text:p>0</text:p>
          </table:table-cell>
          <table:table-cell table:formula="of:=[.A781]*[.E7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2" calcext:value-type="float">
            <text:p>80152</text:p>
          </table:table-cell>
          <table:table-cell table:formula="of:=ABS([.A782]-[.D782])" office:value-type="float" office:value="1319" calcext:value-type="float">
            <text:p>1319</text:p>
          </table:table-cell>
          <table:table-cell/>
          <table:table-cell office:value-type="float" office:value="81471" calcext:value-type="float">
            <text:p>81471</text:p>
          </table:table-cell>
          <table:table-cell table:formula="of:=COUNTIF([.D$1:.D$1000]; [.A782])" office:value-type="float" office:value="0" calcext:value-type="float">
            <text:p>0</text:p>
          </table:table-cell>
          <table:table-cell table:formula="of:=[.A782]*[.E7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4" calcext:value-type="float">
            <text:p>80154</text:p>
          </table:table-cell>
          <table:table-cell table:formula="of:=ABS([.A783]-[.D783])" office:value-type="float" office:value="1443" calcext:value-type="float">
            <text:p>1443</text:p>
          </table:table-cell>
          <table:table-cell/>
          <table:table-cell office:value-type="float" office:value="81597" calcext:value-type="float">
            <text:p>81597</text:p>
          </table:table-cell>
          <table:table-cell table:formula="of:=COUNTIF([.D$1:.D$1000]; [.A783])" office:value-type="float" office:value="0" calcext:value-type="float">
            <text:p>0</text:p>
          </table:table-cell>
          <table:table-cell table:formula="of:=[.A783]*[.E7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6" calcext:value-type="float">
            <text:p>80176</text:p>
          </table:table-cell>
          <table:table-cell table:formula="of:=ABS([.A784]-[.D784])" office:value-type="float" office:value="1492" calcext:value-type="float">
            <text:p>1492</text:p>
          </table:table-cell>
          <table:table-cell/>
          <table:table-cell office:value-type="float" office:value="81668" calcext:value-type="float">
            <text:p>81668</text:p>
          </table:table-cell>
          <table:table-cell table:formula="of:=COUNTIF([.D$1:.D$1000]; [.A784])" office:value-type="float" office:value="0" calcext:value-type="float">
            <text:p>0</text:p>
          </table:table-cell>
          <table:table-cell table:formula="of:=[.A784]*[.E7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89" calcext:value-type="float">
            <text:p>80289</text:p>
          </table:table-cell>
          <table:table-cell table:formula="of:=ABS([.A785]-[.D785])" office:value-type="float" office:value="1487" calcext:value-type="float">
            <text:p>1487</text:p>
          </table:table-cell>
          <table:table-cell/>
          <table:table-cell office:value-type="float" office:value="81776" calcext:value-type="float">
            <text:p>81776</text:p>
          </table:table-cell>
          <table:table-cell table:formula="of:=COUNTIF([.D$1:.D$1000]; [.A785])" office:value-type="float" office:value="0" calcext:value-type="float">
            <text:p>0</text:p>
          </table:table-cell>
          <table:table-cell table:formula="of:=[.A785]*[.E7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5" calcext:value-type="float">
            <text:p>80475</text:p>
          </table:table-cell>
          <table:table-cell table:formula="of:=ABS([.A786]-[.D786])" office:value-type="float" office:value="1422" calcext:value-type="float">
            <text:p>1422</text:p>
          </table:table-cell>
          <table:table-cell/>
          <table:table-cell office:value-type="float" office:value="81897" calcext:value-type="float">
            <text:p>81897</text:p>
          </table:table-cell>
          <table:table-cell table:formula="of:=COUNTIF([.D$1:.D$1000]; [.A786])" office:value-type="float" office:value="0" calcext:value-type="float">
            <text:p>0</text:p>
          </table:table-cell>
          <table:table-cell table:formula="of:=[.A786]*[.E7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28" calcext:value-type="float">
            <text:p>80528</text:p>
          </table:table-cell>
          <table:table-cell table:formula="of:=ABS([.A787]-[.D787])" office:value-type="float" office:value="1427" calcext:value-type="float">
            <text:p>1427</text:p>
          </table:table-cell>
          <table:table-cell/>
          <table:table-cell office:value-type="float" office:value="81955" calcext:value-type="float">
            <text:p>81955</text:p>
          </table:table-cell>
          <table:table-cell table:formula="of:=COUNTIF([.D$1:.D$1000]; [.A787])" office:value-type="float" office:value="14" calcext:value-type="float">
            <text:p>14</text:p>
          </table:table-cell>
          <table:table-cell table:formula="of:=[.A787]*[.E787]" office:value-type="float" office:value="1127392" calcext:value-type="float">
            <text:p>1127392</text:p>
          </table:table-cell>
        </table:table-row>
        <table:table-row table:style-name="ro1">
          <table:table-cell office:value-type="float" office:value="80613" calcext:value-type="float">
            <text:p>80613</text:p>
          </table:table-cell>
          <table:table-cell table:formula="of:=ABS([.A788]-[.D788])" office:value-type="float" office:value="1559" calcext:value-type="float">
            <text:p>1559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88])" office:value-type="float" office:value="0" calcext:value-type="float">
            <text:p>0</text:p>
          </table:table-cell>
          <table:table-cell table:formula="of:=[.A788]*[.E7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6" calcext:value-type="float">
            <text:p>80846</text:p>
          </table:table-cell>
          <table:table-cell table:formula="of:=ABS([.A789]-[.D789])" office:value-type="float" office:value="1326" calcext:value-type="float">
            <text:p>1326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89])" office:value-type="float" office:value="0" calcext:value-type="float">
            <text:p>0</text:p>
          </table:table-cell>
          <table:table-cell table:formula="of:=[.A789]*[.E7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7" calcext:value-type="float">
            <text:p>80877</text:p>
          </table:table-cell>
          <table:table-cell table:formula="of:=ABS([.A790]-[.D790])" office:value-type="float" office:value="1295" calcext:value-type="float">
            <text:p>1295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0])" office:value-type="float" office:value="0" calcext:value-type="float">
            <text:p>0</text:p>
          </table:table-cell>
          <table:table-cell table:formula="of:=[.A790]*[.E7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17" calcext:value-type="float">
            <text:p>81017</text:p>
          </table:table-cell>
          <table:table-cell table:formula="of:=ABS([.A791]-[.D791])" office:value-type="float" office:value="1155" calcext:value-type="float">
            <text:p>1155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1])" office:value-type="float" office:value="0" calcext:value-type="float">
            <text:p>0</text:p>
          </table:table-cell>
          <table:table-cell table:formula="of:=[.A791]*[.E7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97" calcext:value-type="float">
            <text:p>81097</text:p>
          </table:table-cell>
          <table:table-cell table:formula="of:=ABS([.A792]-[.D792])" office:value-type="float" office:value="1075" calcext:value-type="float">
            <text:p>1075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2])" office:value-type="float" office:value="0" calcext:value-type="float">
            <text:p>0</text:p>
          </table:table-cell>
          <table:table-cell table:formula="of:=[.A792]*[.E7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1" calcext:value-type="float">
            <text:p>81121</text:p>
          </table:table-cell>
          <table:table-cell table:formula="of:=ABS([.A793]-[.D793])" office:value-type="float" office:value="1051" calcext:value-type="float">
            <text:p>1051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3])" office:value-type="float" office:value="0" calcext:value-type="float">
            <text:p>0</text:p>
          </table:table-cell>
          <table:table-cell table:formula="of:=[.A793]*[.E7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27" calcext:value-type="float">
            <text:p>81327</text:p>
          </table:table-cell>
          <table:table-cell table:formula="of:=ABS([.A794]-[.D794])" office:value-type="float" office:value="845" calcext:value-type="float">
            <text:p>845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4])" office:value-type="float" office:value="0" calcext:value-type="float">
            <text:p>0</text:p>
          </table:table-cell>
          <table:table-cell table:formula="of:=[.A794]*[.E7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2" calcext:value-type="float">
            <text:p>81332</text:p>
          </table:table-cell>
          <table:table-cell table:formula="of:=ABS([.A795]-[.D795])" office:value-type="float" office:value="840" calcext:value-type="float">
            <text:p>840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5])" office:value-type="float" office:value="0" calcext:value-type="float">
            <text:p>0</text:p>
          </table:table-cell>
          <table:table-cell table:formula="of:=[.A795]*[.E7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8" calcext:value-type="float">
            <text:p>81338</text:p>
          </table:table-cell>
          <table:table-cell table:formula="of:=ABS([.A796]-[.D796])" office:value-type="float" office:value="834" calcext:value-type="float">
            <text:p>834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6])" office:value-type="float" office:value="0" calcext:value-type="float">
            <text:p>0</text:p>
          </table:table-cell>
          <table:table-cell table:formula="of:=[.A796]*[.E7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7" calcext:value-type="float">
            <text:p>81357</text:p>
          </table:table-cell>
          <table:table-cell table:formula="of:=ABS([.A797]-[.D797])" office:value-type="float" office:value="815" calcext:value-type="float">
            <text:p>815</text:p>
          </table:table-cell>
          <table:table-cell/>
          <table:table-cell office:value-type="float" office:value="82172" calcext:value-type="float">
            <text:p>82172</text:p>
          </table:table-cell>
          <table:table-cell table:formula="of:=COUNTIF([.D$1:.D$1000]; [.A797])" office:value-type="float" office:value="0" calcext:value-type="float">
            <text:p>0</text:p>
          </table:table-cell>
          <table:table-cell table:formula="of:=[.A797]*[.E7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4" calcext:value-type="float">
            <text:p>81524</text:p>
          </table:table-cell>
          <table:table-cell table:formula="of:=ABS([.A798]-[.D798])" office:value-type="float" office:value="703" calcext:value-type="float">
            <text:p>703</text:p>
          </table:table-cell>
          <table:table-cell/>
          <table:table-cell office:value-type="float" office:value="82227" calcext:value-type="float">
            <text:p>82227</text:p>
          </table:table-cell>
          <table:table-cell table:formula="of:=COUNTIF([.D$1:.D$1000]; [.A798])" office:value-type="float" office:value="0" calcext:value-type="float">
            <text:p>0</text:p>
          </table:table-cell>
          <table:table-cell table:formula="of:=[.A798]*[.E7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59" calcext:value-type="float">
            <text:p>81559</text:p>
          </table:table-cell>
          <table:table-cell table:formula="of:=ABS([.A799]-[.D799])" office:value-type="float" office:value="944" calcext:value-type="float">
            <text:p>944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799])" office:value-type="float" office:value="0" calcext:value-type="float">
            <text:p>0</text:p>
          </table:table-cell>
          <table:table-cell table:formula="of:=[.A799]*[.E7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7" calcext:value-type="float">
            <text:p>81667</text:p>
          </table:table-cell>
          <table:table-cell table:formula="of:=ABS([.A800]-[.D800])" office:value-type="float" office:value="836" calcext:value-type="float">
            <text:p>836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0])" office:value-type="float" office:value="0" calcext:value-type="float">
            <text:p>0</text:p>
          </table:table-cell>
          <table:table-cell table:formula="of:=[.A800]*[.E8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37" calcext:value-type="float">
            <text:p>81737</text:p>
          </table:table-cell>
          <table:table-cell table:formula="of:=ABS([.A801]-[.D801])" office:value-type="float" office:value="766" calcext:value-type="float">
            <text:p>766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1])" office:value-type="float" office:value="0" calcext:value-type="float">
            <text:p>0</text:p>
          </table:table-cell>
          <table:table-cell table:formula="of:=[.A801]*[.E8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62" calcext:value-type="float">
            <text:p>81962</text:p>
          </table:table-cell>
          <table:table-cell table:formula="of:=ABS([.A802]-[.D802])" office:value-type="float" office:value="541" calcext:value-type="float">
            <text:p>541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2])" office:value-type="float" office:value="0" calcext:value-type="float">
            <text:p>0</text:p>
          </table:table-cell>
          <table:table-cell table:formula="of:=[.A802]*[.E8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43" calcext:value-type="float">
            <text:p>82143</text:p>
          </table:table-cell>
          <table:table-cell table:formula="of:=ABS([.A803]-[.D803])" office:value-type="float" office:value="360" calcext:value-type="float">
            <text:p>360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3])" office:value-type="float" office:value="0" calcext:value-type="float">
            <text:p>0</text:p>
          </table:table-cell>
          <table:table-cell table:formula="of:=[.A803]*[.E8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72" calcext:value-type="float">
            <text:p>82172</text:p>
          </table:table-cell>
          <table:table-cell table:formula="of:=ABS([.A804]-[.D804])" office:value-type="float" office:value="331" calcext:value-type="float">
            <text:p>331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4])" office:value-type="float" office:value="10" calcext:value-type="float">
            <text:p>10</text:p>
          </table:table-cell>
          <table:table-cell table:formula="of:=[.A804]*[.E804]" office:value-type="float" office:value="821720" calcext:value-type="float">
            <text:p>821720</text:p>
          </table:table-cell>
        </table:table-row>
        <table:table-row table:style-name="ro1">
          <table:table-cell office:value-type="float" office:value="82201" calcext:value-type="float">
            <text:p>82201</text:p>
          </table:table-cell>
          <table:table-cell table:formula="of:=ABS([.A805]-[.D805])" office:value-type="float" office:value="302" calcext:value-type="float">
            <text:p>302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5])" office:value-type="float" office:value="0" calcext:value-type="float">
            <text:p>0</text:p>
          </table:table-cell>
          <table:table-cell table:formula="of:=[.A805]*[.E8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65" calcext:value-type="float">
            <text:p>82265</text:p>
          </table:table-cell>
          <table:table-cell table:formula="of:=ABS([.A806]-[.D806])" office:value-type="float" office:value="238" calcext:value-type="float">
            <text:p>238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6])" office:value-type="float" office:value="0" calcext:value-type="float">
            <text:p>0</text:p>
          </table:table-cell>
          <table:table-cell table:formula="of:=[.A806]*[.E8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72" calcext:value-type="float">
            <text:p>82372</text:p>
          </table:table-cell>
          <table:table-cell table:formula="of:=ABS([.A807]-[.D807])" office:value-type="float" office:value="131" calcext:value-type="float">
            <text:p>131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7])" office:value-type="float" office:value="0" calcext:value-type="float">
            <text:p>0</text:p>
          </table:table-cell>
          <table:table-cell table:formula="of:=[.A807]*[.E8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55" calcext:value-type="float">
            <text:p>82455</text:p>
          </table:table-cell>
          <table:table-cell table:formula="of:=ABS([.A808]-[.D808])" office:value-type="float" office:value="48" calcext:value-type="float">
            <text:p>48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8])" office:value-type="float" office:value="0" calcext:value-type="float">
            <text:p>0</text:p>
          </table:table-cell>
          <table:table-cell table:formula="of:=[.A808]*[.E8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03" calcext:value-type="float">
            <text:p>82503</text:p>
          </table:table-cell>
          <table:table-cell table:formula="of:=ABS([.A809]-[.D809])" office:value-type="float" office:value="0" calcext:value-type="float">
            <text:p>0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09])" office:value-type="float" office:value="12" calcext:value-type="float">
            <text:p>12</text:p>
          </table:table-cell>
          <table:table-cell table:formula="of:=[.A809]*[.E809]" office:value-type="float" office:value="990036" calcext:value-type="float">
            <text:p>990036</text:p>
          </table:table-cell>
        </table:table-row>
        <table:table-row table:style-name="ro1">
          <table:table-cell office:value-type="float" office:value="82589" calcext:value-type="float">
            <text:p>82589</text:p>
          </table:table-cell>
          <table:table-cell table:formula="of:=ABS([.A810]-[.D810])" office:value-type="float" office:value="86" calcext:value-type="float">
            <text:p>86</text:p>
          </table:table-cell>
          <table:table-cell/>
          <table:table-cell office:value-type="float" office:value="82503" calcext:value-type="float">
            <text:p>82503</text:p>
          </table:table-cell>
          <table:table-cell table:formula="of:=COUNTIF([.D$1:.D$1000]; [.A810])" office:value-type="float" office:value="0" calcext:value-type="float">
            <text:p>0</text:p>
          </table:table-cell>
          <table:table-cell table:formula="of:=[.A810]*[.E8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77" calcext:value-type="float">
            <text:p>82677</text:p>
          </table:table-cell>
          <table:table-cell table:formula="of:=ABS([.A811]-[.D811])" office:value-type="float" office:value="140" calcext:value-type="float">
            <text:p>140</text:p>
          </table:table-cell>
          <table:table-cell/>
          <table:table-cell office:value-type="float" office:value="82537" calcext:value-type="float">
            <text:p>82537</text:p>
          </table:table-cell>
          <table:table-cell table:formula="of:=COUNTIF([.D$1:.D$1000]; [.A811])" office:value-type="float" office:value="0" calcext:value-type="float">
            <text:p>0</text:p>
          </table:table-cell>
          <table:table-cell table:formula="of:=[.A811]*[.E8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94" calcext:value-type="float">
            <text:p>82694</text:p>
          </table:table-cell>
          <table:table-cell table:formula="of:=ABS([.A812]-[.D812])" office:value-type="float" office:value="147" calcext:value-type="float">
            <text:p>147</text:p>
          </table:table-cell>
          <table:table-cell/>
          <table:table-cell office:value-type="float" office:value="82547" calcext:value-type="float">
            <text:p>82547</text:p>
          </table:table-cell>
          <table:table-cell table:formula="of:=COUNTIF([.D$1:.D$1000]; [.A812])" office:value-type="float" office:value="0" calcext:value-type="float">
            <text:p>0</text:p>
          </table:table-cell>
          <table:table-cell table:formula="of:=[.A812]*[.E8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2" calcext:value-type="float">
            <text:p>82892</text:p>
          </table:table-cell>
          <table:table-cell table:formula="of:=ABS([.A813]-[.D813])" office:value-type="float" office:value="320" calcext:value-type="float">
            <text:p>320</text:p>
          </table:table-cell>
          <table:table-cell/>
          <table:table-cell office:value-type="float" office:value="82572" calcext:value-type="float">
            <text:p>82572</text:p>
          </table:table-cell>
          <table:table-cell table:formula="of:=COUNTIF([.D$1:.D$1000]; [.A813])" office:value-type="float" office:value="0" calcext:value-type="float">
            <text:p>0</text:p>
          </table:table-cell>
          <table:table-cell table:formula="of:=[.A813]*[.E8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98" calcext:value-type="float">
            <text:p>83098</text:p>
          </table:table-cell>
          <table:table-cell table:formula="of:=ABS([.A814]-[.D814])" office:value-type="float" office:value="484" calcext:value-type="float">
            <text:p>484</text:p>
          </table:table-cell>
          <table:table-cell/>
          <table:table-cell office:value-type="float" office:value="82614" calcext:value-type="float">
            <text:p>82614</text:p>
          </table:table-cell>
          <table:table-cell table:formula="of:=COUNTIF([.D$1:.D$1000]; [.A814])" office:value-type="float" office:value="0" calcext:value-type="float">
            <text:p>0</text:p>
          </table:table-cell>
          <table:table-cell table:formula="of:=[.A814]*[.E8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23" calcext:value-type="float">
            <text:p>83123</text:p>
          </table:table-cell>
          <table:table-cell table:formula="of:=ABS([.A815]-[.D815])" office:value-type="float" office:value="440" calcext:value-type="float">
            <text:p>440</text:p>
          </table:table-cell>
          <table:table-cell/>
          <table:table-cell office:value-type="float" office:value="82683" calcext:value-type="float">
            <text:p>82683</text:p>
          </table:table-cell>
          <table:table-cell table:formula="of:=COUNTIF([.D$1:.D$1000]; [.A815])" office:value-type="float" office:value="0" calcext:value-type="float">
            <text:p>0</text:p>
          </table:table-cell>
          <table:table-cell table:formula="of:=[.A815]*[.E8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08" calcext:value-type="float">
            <text:p>83208</text:p>
          </table:table-cell>
          <table:table-cell table:formula="of:=ABS([.A816]-[.D816])" office:value-type="float" office:value="183" calcext:value-type="float">
            <text:p>183</text:p>
          </table:table-cell>
          <table:table-cell/>
          <table:table-cell office:value-type="float" office:value="83025" calcext:value-type="float">
            <text:p>83025</text:p>
          </table:table-cell>
          <table:table-cell table:formula="of:=COUNTIF([.D$1:.D$1000]; [.A816])" office:value-type="float" office:value="0" calcext:value-type="float">
            <text:p>0</text:p>
          </table:table-cell>
          <table:table-cell table:formula="of:=[.A816]*[.E8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32" calcext:value-type="float">
            <text:p>83232</text:p>
          </table:table-cell>
          <table:table-cell table:formula="of:=ABS([.A817]-[.D817])" office:value-type="float" office:value="26" calcext:value-type="float">
            <text:p>26</text:p>
          </table:table-cell>
          <table:table-cell/>
          <table:table-cell office:value-type="float" office:value="83258" calcext:value-type="float">
            <text:p>83258</text:p>
          </table:table-cell>
          <table:table-cell table:formula="of:=COUNTIF([.D$1:.D$1000]; [.A817])" office:value-type="float" office:value="0" calcext:value-type="float">
            <text:p>0</text:p>
          </table:table-cell>
          <table:table-cell table:formula="of:=[.A817]*[.E8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54" calcext:value-type="float">
            <text:p>83254</text:p>
          </table:table-cell>
          <table:table-cell table:formula="of:=ABS([.A818]-[.D818])" office:value-type="float" office:value="237" calcext:value-type="float">
            <text:p>237</text:p>
          </table:table-cell>
          <table:table-cell/>
          <table:table-cell office:value-type="float" office:value="83491" calcext:value-type="float">
            <text:p>83491</text:p>
          </table:table-cell>
          <table:table-cell table:formula="of:=COUNTIF([.D$1:.D$1000]; [.A818])" office:value-type="float" office:value="0" calcext:value-type="float">
            <text:p>0</text:p>
          </table:table-cell>
          <table:table-cell table:formula="of:=[.A818]*[.E8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27" calcext:value-type="float">
            <text:p>83327</text:p>
          </table:table-cell>
          <table:table-cell table:formula="of:=ABS([.A819]-[.D819])" office:value-type="float" office:value="169" calcext:value-type="float">
            <text:p>169</text:p>
          </table:table-cell>
          <table:table-cell/>
          <table:table-cell office:value-type="float" office:value="83496" calcext:value-type="float">
            <text:p>83496</text:p>
          </table:table-cell>
          <table:table-cell table:formula="of:=COUNTIF([.D$1:.D$1000]; [.A819])" office:value-type="float" office:value="0" calcext:value-type="float">
            <text:p>0</text:p>
          </table:table-cell>
          <table:table-cell table:formula="of:=[.A819]*[.E8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57" calcext:value-type="float">
            <text:p>83357</text:p>
          </table:table-cell>
          <table:table-cell table:formula="of:=ABS([.A820]-[.D820])" office:value-type="float" office:value="252" calcext:value-type="float">
            <text:p>252</text:p>
          </table:table-cell>
          <table:table-cell/>
          <table:table-cell office:value-type="float" office:value="83609" calcext:value-type="float">
            <text:p>83609</text:p>
          </table:table-cell>
          <table:table-cell table:formula="of:=COUNTIF([.D$1:.D$1000]; [.A820])" office:value-type="float" office:value="0" calcext:value-type="float">
            <text:p>0</text:p>
          </table:table-cell>
          <table:table-cell table:formula="of:=[.A820]*[.E8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51" calcext:value-type="float">
            <text:p>83451</text:p>
          </table:table-cell>
          <table:table-cell table:formula="of:=ABS([.A821]-[.D821])" office:value-type="float" office:value="369" calcext:value-type="float">
            <text:p>369</text:p>
          </table:table-cell>
          <table:table-cell/>
          <table:table-cell office:value-type="float" office:value="83820" calcext:value-type="float">
            <text:p>83820</text:p>
          </table:table-cell>
          <table:table-cell table:formula="of:=COUNTIF([.D$1:.D$1000]; [.A821])" office:value-type="float" office:value="0" calcext:value-type="float">
            <text:p>0</text:p>
          </table:table-cell>
          <table:table-cell table:formula="of:=[.A821]*[.E8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2" calcext:value-type="float">
            <text:p>83502</text:p>
          </table:table-cell>
          <table:table-cell table:formula="of:=ABS([.A822]-[.D822])" office:value-type="float" office:value="334" calcext:value-type="float">
            <text:p>334</text:p>
          </table:table-cell>
          <table:table-cell/>
          <table:table-cell office:value-type="float" office:value="83836" calcext:value-type="float">
            <text:p>83836</text:p>
          </table:table-cell>
          <table:table-cell table:formula="of:=COUNTIF([.D$1:.D$1000]; [.A822])" office:value-type="float" office:value="0" calcext:value-type="float">
            <text:p>0</text:p>
          </table:table-cell>
          <table:table-cell table:formula="of:=[.A822]*[.E8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40" calcext:value-type="float">
            <text:p>83540</text:p>
          </table:table-cell>
          <table:table-cell table:formula="of:=ABS([.A823]-[.D823])" office:value-type="float" office:value="429" calcext:value-type="float">
            <text:p>429</text:p>
          </table:table-cell>
          <table:table-cell/>
          <table:table-cell office:value-type="float" office:value="83969" calcext:value-type="float">
            <text:p>83969</text:p>
          </table:table-cell>
          <table:table-cell table:formula="of:=COUNTIF([.D$1:.D$1000]; [.A823])" office:value-type="float" office:value="0" calcext:value-type="float">
            <text:p>0</text:p>
          </table:table-cell>
          <table:table-cell table:formula="of:=[.A823]*[.E8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66" calcext:value-type="float">
            <text:p>83566</text:p>
          </table:table-cell>
          <table:table-cell table:formula="of:=ABS([.A824]-[.D824])" office:value-type="float" office:value="450" calcext:value-type="float">
            <text:p>450</text:p>
          </table:table-cell>
          <table:table-cell/>
          <table:table-cell office:value-type="float" office:value="84016" calcext:value-type="float">
            <text:p>84016</text:p>
          </table:table-cell>
          <table:table-cell table:formula="of:=COUNTIF([.D$1:.D$1000]; [.A824])" office:value-type="float" office:value="0" calcext:value-type="float">
            <text:p>0</text:p>
          </table:table-cell>
          <table:table-cell table:formula="of:=[.A824]*[.E8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22" calcext:value-type="float">
            <text:p>83622</text:p>
          </table:table-cell>
          <table:table-cell table:formula="of:=ABS([.A825]-[.D825])" office:value-type="float" office:value="407" calcext:value-type="float">
            <text:p>407</text:p>
          </table:table-cell>
          <table:table-cell/>
          <table:table-cell office:value-type="float" office:value="84029" calcext:value-type="float">
            <text:p>84029</text:p>
          </table:table-cell>
          <table:table-cell table:formula="of:=COUNTIF([.D$1:.D$1000]; [.A825])" office:value-type="float" office:value="0" calcext:value-type="float">
            <text:p>0</text:p>
          </table:table-cell>
          <table:table-cell table:formula="of:=[.A825]*[.E8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35" calcext:value-type="float">
            <text:p>83635</text:p>
          </table:table-cell>
          <table:table-cell table:formula="of:=ABS([.A826]-[.D826])" office:value-type="float" office:value="508" calcext:value-type="float">
            <text:p>508</text:p>
          </table:table-cell>
          <table:table-cell/>
          <table:table-cell office:value-type="float" office:value="84143" calcext:value-type="float">
            <text:p>84143</text:p>
          </table:table-cell>
          <table:table-cell table:formula="of:=COUNTIF([.D$1:.D$1000]; [.A826])" office:value-type="float" office:value="0" calcext:value-type="float">
            <text:p>0</text:p>
          </table:table-cell>
          <table:table-cell table:formula="of:=[.A826]*[.E8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61" calcext:value-type="float">
            <text:p>83861</text:p>
          </table:table-cell>
          <table:table-cell table:formula="of:=ABS([.A827]-[.D827])" office:value-type="float" office:value="315" calcext:value-type="float">
            <text:p>315</text:p>
          </table:table-cell>
          <table:table-cell/>
          <table:table-cell office:value-type="float" office:value="84176" calcext:value-type="float">
            <text:p>84176</text:p>
          </table:table-cell>
          <table:table-cell table:formula="of:=COUNTIF([.D$1:.D$1000]; [.A827])" office:value-type="float" office:value="0" calcext:value-type="float">
            <text:p>0</text:p>
          </table:table-cell>
          <table:table-cell table:formula="of:=[.A827]*[.E8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51" calcext:value-type="float">
            <text:p>83951</text:p>
          </table:table-cell>
          <table:table-cell table:formula="of:=ABS([.A828]-[.D828])" office:value-type="float" office:value="328" calcext:value-type="float">
            <text:p>328</text:p>
          </table:table-cell>
          <table:table-cell/>
          <table:table-cell office:value-type="float" office:value="84279" calcext:value-type="float">
            <text:p>84279</text:p>
          </table:table-cell>
          <table:table-cell table:formula="of:=COUNTIF([.D$1:.D$1000]; [.A828])" office:value-type="float" office:value="0" calcext:value-type="float">
            <text:p>0</text:p>
          </table:table-cell>
          <table:table-cell table:formula="of:=[.A828]*[.E8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07" calcext:value-type="float">
            <text:p>84207</text:p>
          </table:table-cell>
          <table:table-cell table:formula="of:=ABS([.A829]-[.D829])" office:value-type="float" office:value="212" calcext:value-type="float">
            <text:p>212</text:p>
          </table:table-cell>
          <table:table-cell/>
          <table:table-cell office:value-type="float" office:value="84419" calcext:value-type="float">
            <text:p>84419</text:p>
          </table:table-cell>
          <table:table-cell table:formula="of:=COUNTIF([.D$1:.D$1000]; [.A829])" office:value-type="float" office:value="0" calcext:value-type="float">
            <text:p>0</text:p>
          </table:table-cell>
          <table:table-cell table:formula="of:=[.A829]*[.E8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25" calcext:value-type="float">
            <text:p>84225</text:p>
          </table:table-cell>
          <table:table-cell table:formula="of:=ABS([.A830]-[.D830])" office:value-type="float" office:value="221" calcext:value-type="float">
            <text:p>221</text:p>
          </table:table-cell>
          <table:table-cell/>
          <table:table-cell office:value-type="float" office:value="84446" calcext:value-type="float">
            <text:p>84446</text:p>
          </table:table-cell>
          <table:table-cell table:formula="of:=COUNTIF([.D$1:.D$1000]; [.A830])" office:value-type="float" office:value="0" calcext:value-type="float">
            <text:p>0</text:p>
          </table:table-cell>
          <table:table-cell table:formula="of:=[.A830]*[.E8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34" calcext:value-type="float">
            <text:p>84334</text:p>
          </table:table-cell>
          <table:table-cell table:formula="of:=ABS([.A831]-[.D831])" office:value-type="float" office:value="290" calcext:value-type="float">
            <text:p>290</text:p>
          </table:table-cell>
          <table:table-cell/>
          <table:table-cell office:value-type="float" office:value="84624" calcext:value-type="float">
            <text:p>84624</text:p>
          </table:table-cell>
          <table:table-cell table:formula="of:=COUNTIF([.D$1:.D$1000]; [.A831])" office:value-type="float" office:value="0" calcext:value-type="float">
            <text:p>0</text:p>
          </table:table-cell>
          <table:table-cell table:formula="of:=[.A831]*[.E8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82" calcext:value-type="float">
            <text:p>84382</text:p>
          </table:table-cell>
          <table:table-cell table:formula="of:=ABS([.A832]-[.D832])" office:value-type="float" office:value="326" calcext:value-type="float">
            <text:p>326</text:p>
          </table:table-cell>
          <table:table-cell/>
          <table:table-cell office:value-type="float" office:value="84708" calcext:value-type="float">
            <text:p>84708</text:p>
          </table:table-cell>
          <table:table-cell table:formula="of:=COUNTIF([.D$1:.D$1000]; [.A832])" office:value-type="float" office:value="0" calcext:value-type="float">
            <text:p>0</text:p>
          </table:table-cell>
          <table:table-cell table:formula="of:=[.A832]*[.E8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48" calcext:value-type="float">
            <text:p>84448</text:p>
          </table:table-cell>
          <table:table-cell table:formula="of:=ABS([.A833]-[.D833])" office:value-type="float" office:value="401" calcext:value-type="float">
            <text:p>401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3])" office:value-type="float" office:value="0" calcext:value-type="float">
            <text:p>0</text:p>
          </table:table-cell>
          <table:table-cell table:formula="of:=[.A833]*[.E8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52" calcext:value-type="float">
            <text:p>84452</text:p>
          </table:table-cell>
          <table:table-cell table:formula="of:=ABS([.A834]-[.D834])" office:value-type="float" office:value="397" calcext:value-type="float">
            <text:p>397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4])" office:value-type="float" office:value="0" calcext:value-type="float">
            <text:p>0</text:p>
          </table:table-cell>
          <table:table-cell table:formula="of:=[.A834]*[.E8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21" calcext:value-type="float">
            <text:p>84521</text:p>
          </table:table-cell>
          <table:table-cell table:formula="of:=ABS([.A835]-[.D835])" office:value-type="float" office:value="328" calcext:value-type="float">
            <text:p>328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5])" office:value-type="float" office:value="0" calcext:value-type="float">
            <text:p>0</text:p>
          </table:table-cell>
          <table:table-cell table:formula="of:=[.A835]*[.E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57" calcext:value-type="float">
            <text:p>84657</text:p>
          </table:table-cell>
          <table:table-cell table:formula="of:=ABS([.A836]-[.D836])" office:value-type="float" office:value="192" calcext:value-type="float">
            <text:p>192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6])" office:value-type="float" office:value="0" calcext:value-type="float">
            <text:p>0</text:p>
          </table:table-cell>
          <table:table-cell table:formula="of:=[.A836]*[.E8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92" calcext:value-type="float">
            <text:p>84692</text:p>
          </table:table-cell>
          <table:table-cell table:formula="of:=ABS([.A837]-[.D837])" office:value-type="float" office:value="157" calcext:value-type="float">
            <text:p>157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7])" office:value-type="float" office:value="0" calcext:value-type="float">
            <text:p>0</text:p>
          </table:table-cell>
          <table:table-cell table:formula="of:=[.A837]*[.E8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49" calcext:value-type="float">
            <text:p>84849</text:p>
          </table:table-cell>
          <table:table-cell table:formula="of:=ABS([.A838]-[.D838])" office:value-type="float" office:value="0" calcext:value-type="float">
            <text:p>0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8])" office:value-type="float" office:value="10" calcext:value-type="float">
            <text:p>10</text:p>
          </table:table-cell>
          <table:table-cell table:formula="of:=[.A838]*[.E838]" office:value-type="float" office:value="848490" calcext:value-type="float">
            <text:p>848490</text:p>
          </table:table-cell>
        </table:table-row>
        <table:table-row table:style-name="ro1">
          <table:table-cell office:value-type="float" office:value="84952" calcext:value-type="float">
            <text:p>84952</text:p>
          </table:table-cell>
          <table:table-cell table:formula="of:=ABS([.A839]-[.D839])" office:value-type="float" office:value="103" calcext:value-type="float">
            <text:p>103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39])" office:value-type="float" office:value="0" calcext:value-type="float">
            <text:p>0</text:p>
          </table:table-cell>
          <table:table-cell table:formula="of:=[.A839]*[.E8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19" calcext:value-type="float">
            <text:p>85119</text:p>
          </table:table-cell>
          <table:table-cell table:formula="of:=ABS([.A840]-[.D840])" office:value-type="float" office:value="270" calcext:value-type="float">
            <text:p>270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40])" office:value-type="float" office:value="0" calcext:value-type="float">
            <text:p>0</text:p>
          </table:table-cell>
          <table:table-cell table:formula="of:=[.A840]*[.E8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42" calcext:value-type="float">
            <text:p>85142</text:p>
          </table:table-cell>
          <table:table-cell table:formula="of:=ABS([.A841]-[.D841])" office:value-type="float" office:value="293" calcext:value-type="float">
            <text:p>293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41])" office:value-type="float" office:value="0" calcext:value-type="float">
            <text:p>0</text:p>
          </table:table-cell>
          <table:table-cell table:formula="of:=[.A841]*[.E8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68" calcext:value-type="float">
            <text:p>85268</text:p>
          </table:table-cell>
          <table:table-cell table:formula="of:=ABS([.A842]-[.D842])" office:value-type="float" office:value="419" calcext:value-type="float">
            <text:p>419</text:p>
          </table:table-cell>
          <table:table-cell/>
          <table:table-cell office:value-type="float" office:value="84849" calcext:value-type="float">
            <text:p>84849</text:p>
          </table:table-cell>
          <table:table-cell table:formula="of:=COUNTIF([.D$1:.D$1000]; [.A842])" office:value-type="float" office:value="0" calcext:value-type="float">
            <text:p>0</text:p>
          </table:table-cell>
          <table:table-cell table:formula="of:=[.A842]*[.E8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66" calcext:value-type="float">
            <text:p>85466</text:p>
          </table:table-cell>
          <table:table-cell table:formula="of:=ABS([.A843]-[.D843])" office:value-type="float" office:value="401" calcext:value-type="float">
            <text:p>401</text:p>
          </table:table-cell>
          <table:table-cell/>
          <table:table-cell office:value-type="float" office:value="85065" calcext:value-type="float">
            <text:p>85065</text:p>
          </table:table-cell>
          <table:table-cell table:formula="of:=COUNTIF([.D$1:.D$1000]; [.A843])" office:value-type="float" office:value="0" calcext:value-type="float">
            <text:p>0</text:p>
          </table:table-cell>
          <table:table-cell table:formula="of:=[.A843]*[.E8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35" calcext:value-type="float">
            <text:p>85535</text:p>
          </table:table-cell>
          <table:table-cell table:formula="of:=ABS([.A844]-[.D844])" office:value-type="float" office:value="313" calcext:value-type="float">
            <text:p>313</text:p>
          </table:table-cell>
          <table:table-cell/>
          <table:table-cell office:value-type="float" office:value="85222" calcext:value-type="float">
            <text:p>85222</text:p>
          </table:table-cell>
          <table:table-cell table:formula="of:=COUNTIF([.D$1:.D$1000]; [.A844])" office:value-type="float" office:value="0" calcext:value-type="float">
            <text:p>0</text:p>
          </table:table-cell>
          <table:table-cell table:formula="of:=[.A844]*[.E8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25" calcext:value-type="float">
            <text:p>85625</text:p>
          </table:table-cell>
          <table:table-cell table:formula="of:=ABS([.A845]-[.D845])" office:value-type="float" office:value="399" calcext:value-type="float">
            <text:p>399</text:p>
          </table:table-cell>
          <table:table-cell/>
          <table:table-cell office:value-type="float" office:value="85226" calcext:value-type="float">
            <text:p>85226</text:p>
          </table:table-cell>
          <table:table-cell table:formula="of:=COUNTIF([.D$1:.D$1000]; [.A845])" office:value-type="float" office:value="0" calcext:value-type="float">
            <text:p>0</text:p>
          </table:table-cell>
          <table:table-cell table:formula="of:=[.A845]*[.E8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09" calcext:value-type="float">
            <text:p>85709</text:p>
          </table:table-cell>
          <table:table-cell table:formula="of:=ABS([.A846]-[.D846])" office:value-type="float" office:value="212" calcext:value-type="float">
            <text:p>212</text:p>
          </table:table-cell>
          <table:table-cell/>
          <table:table-cell office:value-type="float" office:value="85497" calcext:value-type="float">
            <text:p>85497</text:p>
          </table:table-cell>
          <table:table-cell table:formula="of:=COUNTIF([.D$1:.D$1000]; [.A846])" office:value-type="float" office:value="0" calcext:value-type="float">
            <text:p>0</text:p>
          </table:table-cell>
          <table:table-cell table:formula="of:=[.A846]*[.E8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35" calcext:value-type="float">
            <text:p>85735</text:p>
          </table:table-cell>
          <table:table-cell table:formula="of:=ABS([.A847]-[.D847])" office:value-type="float" office:value="169" calcext:value-type="float">
            <text:p>169</text:p>
          </table:table-cell>
          <table:table-cell/>
          <table:table-cell office:value-type="float" office:value="85566" calcext:value-type="float">
            <text:p>85566</text:p>
          </table:table-cell>
          <table:table-cell table:formula="of:=COUNTIF([.D$1:.D$1000]; [.A847])" office:value-type="float" office:value="0" calcext:value-type="float">
            <text:p>0</text:p>
          </table:table-cell>
          <table:table-cell table:formula="of:=[.A847]*[.E8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70" calcext:value-type="float">
            <text:p>85770</text:p>
          </table:table-cell>
          <table:table-cell table:formula="of:=ABS([.A848]-[.D848])" office:value-type="float" office:value="23" calcext:value-type="float">
            <text:p>23</text:p>
          </table:table-cell>
          <table:table-cell/>
          <table:table-cell office:value-type="float" office:value="85793" calcext:value-type="float">
            <text:p>85793</text:p>
          </table:table-cell>
          <table:table-cell table:formula="of:=COUNTIF([.D$1:.D$1000]; [.A848])" office:value-type="float" office:value="0" calcext:value-type="float">
            <text:p>0</text:p>
          </table:table-cell>
          <table:table-cell table:formula="of:=[.A848]*[.E8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73" calcext:value-type="float">
            <text:p>85773</text:p>
          </table:table-cell>
          <table:table-cell table:formula="of:=ABS([.A849]-[.D849])" office:value-type="float" office:value="49" calcext:value-type="float">
            <text:p>49</text:p>
          </table:table-cell>
          <table:table-cell/>
          <table:table-cell office:value-type="float" office:value="85822" calcext:value-type="float">
            <text:p>85822</text:p>
          </table:table-cell>
          <table:table-cell table:formula="of:=COUNTIF([.D$1:.D$1000]; [.A849])" office:value-type="float" office:value="0" calcext:value-type="float">
            <text:p>0</text:p>
          </table:table-cell>
          <table:table-cell table:formula="of:=[.A849]*[.E8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41" calcext:value-type="float">
            <text:p>85841</text:p>
          </table:table-cell>
          <table:table-cell table:formula="of:=ABS([.A850]-[.D850])" office:value-type="float" office:value="198" calcext:value-type="float">
            <text:p>198</text:p>
          </table:table-cell>
          <table:table-cell/>
          <table:table-cell office:value-type="float" office:value="86039" calcext:value-type="float">
            <text:p>86039</text:p>
          </table:table-cell>
          <table:table-cell table:formula="of:=COUNTIF([.D$1:.D$1000]; [.A850])" office:value-type="float" office:value="0" calcext:value-type="float">
            <text:p>0</text:p>
          </table:table-cell>
          <table:table-cell table:formula="of:=[.A850]*[.E8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14" calcext:value-type="float">
            <text:p>85914</text:p>
          </table:table-cell>
          <table:table-cell table:formula="of:=ABS([.A851]-[.D851])" office:value-type="float" office:value="526" calcext:value-type="float">
            <text:p>526</text:p>
          </table:table-cell>
          <table:table-cell/>
          <table:table-cell office:value-type="float" office:value="86440" calcext:value-type="float">
            <text:p>86440</text:p>
          </table:table-cell>
          <table:table-cell table:formula="of:=COUNTIF([.D$1:.D$1000]; [.A851])" office:value-type="float" office:value="0" calcext:value-type="float">
            <text:p>0</text:p>
          </table:table-cell>
          <table:table-cell table:formula="of:=[.A851]*[.E8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24" calcext:value-type="float">
            <text:p>85924</text:p>
          </table:table-cell>
          <table:table-cell table:formula="of:=ABS([.A852]-[.D852])" office:value-type="float" office:value="725" calcext:value-type="float">
            <text:p>725</text:p>
          </table:table-cell>
          <table:table-cell/>
          <table:table-cell office:value-type="float" office:value="86649" calcext:value-type="float">
            <text:p>86649</text:p>
          </table:table-cell>
          <table:table-cell table:formula="of:=COUNTIF([.D$1:.D$1000]; [.A852])" office:value-type="float" office:value="0" calcext:value-type="float">
            <text:p>0</text:p>
          </table:table-cell>
          <table:table-cell table:formula="of:=[.A852]*[.E8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30" calcext:value-type="float">
            <text:p>86030</text:p>
          </table:table-cell>
          <table:table-cell table:formula="of:=ABS([.A853]-[.D853])" office:value-type="float" office:value="697" calcext:value-type="float">
            <text:p>697</text:p>
          </table:table-cell>
          <table:table-cell/>
          <table:table-cell office:value-type="float" office:value="86727" calcext:value-type="float">
            <text:p>86727</text:p>
          </table:table-cell>
          <table:table-cell table:formula="of:=COUNTIF([.D$1:.D$1000]; [.A853])" office:value-type="float" office:value="0" calcext:value-type="float">
            <text:p>0</text:p>
          </table:table-cell>
          <table:table-cell table:formula="of:=[.A853]*[.E8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53" calcext:value-type="float">
            <text:p>86153</text:p>
          </table:table-cell>
          <table:table-cell table:formula="of:=ABS([.A854]-[.D854])" office:value-type="float" office:value="578" calcext:value-type="float">
            <text:p>578</text:p>
          </table:table-cell>
          <table:table-cell/>
          <table:table-cell office:value-type="float" office:value="86731" calcext:value-type="float">
            <text:p>86731</text:p>
          </table:table-cell>
          <table:table-cell table:formula="of:=COUNTIF([.D$1:.D$1000]; [.A854])" office:value-type="float" office:value="0" calcext:value-type="float">
            <text:p>0</text:p>
          </table:table-cell>
          <table:table-cell table:formula="of:=[.A854]*[.E8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89" calcext:value-type="float">
            <text:p>86189</text:p>
          </table:table-cell>
          <table:table-cell table:formula="of:=ABS([.A855]-[.D855])" office:value-type="float" office:value="624" calcext:value-type="float">
            <text:p>624</text:p>
          </table:table-cell>
          <table:table-cell/>
          <table:table-cell office:value-type="float" office:value="86813" calcext:value-type="float">
            <text:p>86813</text:p>
          </table:table-cell>
          <table:table-cell table:formula="of:=COUNTIF([.D$1:.D$1000]; [.A855])" office:value-type="float" office:value="0" calcext:value-type="float">
            <text:p>0</text:p>
          </table:table-cell>
          <table:table-cell table:formula="of:=[.A855]*[.E8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34" calcext:value-type="float">
            <text:p>86234</text:p>
          </table:table-cell>
          <table:table-cell table:formula="of:=ABS([.A856]-[.D856])" office:value-type="float" office:value="613" calcext:value-type="float">
            <text:p>613</text:p>
          </table:table-cell>
          <table:table-cell/>
          <table:table-cell office:value-type="float" office:value="86847" calcext:value-type="float">
            <text:p>86847</text:p>
          </table:table-cell>
          <table:table-cell table:formula="of:=COUNTIF([.D$1:.D$1000]; [.A856])" office:value-type="float" office:value="0" calcext:value-type="float">
            <text:p>0</text:p>
          </table:table-cell>
          <table:table-cell table:formula="of:=[.A856]*[.E8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92" calcext:value-type="float">
            <text:p>86292</text:p>
          </table:table-cell>
          <table:table-cell table:formula="of:=ABS([.A857]-[.D857])" office:value-type="float" office:value="621" calcext:value-type="float">
            <text:p>621</text:p>
          </table:table-cell>
          <table:table-cell/>
          <table:table-cell office:value-type="float" office:value="86913" calcext:value-type="float">
            <text:p>86913</text:p>
          </table:table-cell>
          <table:table-cell table:formula="of:=COUNTIF([.D$1:.D$1000]; [.A857])" office:value-type="float" office:value="0" calcext:value-type="float">
            <text:p>0</text:p>
          </table:table-cell>
          <table:table-cell table:formula="of:=[.A857]*[.E8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53" calcext:value-type="float">
            <text:p>86753</text:p>
          </table:table-cell>
          <table:table-cell table:formula="of:=ABS([.A858]-[.D858])" office:value-type="float" office:value="737" calcext:value-type="float">
            <text:p>737</text:p>
          </table:table-cell>
          <table:table-cell/>
          <table:table-cell office:value-type="float" office:value="87490" calcext:value-type="float">
            <text:p>87490</text:p>
          </table:table-cell>
          <table:table-cell table:formula="of:=COUNTIF([.D$1:.D$1000]; [.A858])" office:value-type="float" office:value="0" calcext:value-type="float">
            <text:p>0</text:p>
          </table:table-cell>
          <table:table-cell table:formula="of:=[.A858]*[.E8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09" calcext:value-type="float">
            <text:p>86809</text:p>
          </table:table-cell>
          <table:table-cell table:formula="of:=ABS([.A859]-[.D859])" office:value-type="float" office:value="788" calcext:value-type="float">
            <text:p>788</text:p>
          </table:table-cell>
          <table:table-cell/>
          <table:table-cell office:value-type="float" office:value="87597" calcext:value-type="float">
            <text:p>87597</text:p>
          </table:table-cell>
          <table:table-cell table:formula="of:=COUNTIF([.D$1:.D$1000]; [.A859])" office:value-type="float" office:value="0" calcext:value-type="float">
            <text:p>0</text:p>
          </table:table-cell>
          <table:table-cell table:formula="of:=[.A859]*[.E8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02" calcext:value-type="float">
            <text:p>87102</text:p>
          </table:table-cell>
          <table:table-cell table:formula="of:=ABS([.A860]-[.D860])" office:value-type="float" office:value="808" calcext:value-type="float">
            <text:p>808</text:p>
          </table:table-cell>
          <table:table-cell/>
          <table:table-cell office:value-type="float" office:value="87910" calcext:value-type="float">
            <text:p>87910</text:p>
          </table:table-cell>
          <table:table-cell table:formula="of:=COUNTIF([.D$1:.D$1000]; [.A860])" office:value-type="float" office:value="0" calcext:value-type="float">
            <text:p>0</text:p>
          </table:table-cell>
          <table:table-cell table:formula="of:=[.A860]*[.E8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48" calcext:value-type="float">
            <text:p>87148</text:p>
          </table:table-cell>
          <table:table-cell table:formula="of:=ABS([.A861]-[.D861])" office:value-type="float" office:value="789" calcext:value-type="float">
            <text:p>789</text:p>
          </table:table-cell>
          <table:table-cell/>
          <table:table-cell office:value-type="float" office:value="87937" calcext:value-type="float">
            <text:p>87937</text:p>
          </table:table-cell>
          <table:table-cell table:formula="of:=COUNTIF([.D$1:.D$1000]; [.A861])" office:value-type="float" office:value="0" calcext:value-type="float">
            <text:p>0</text:p>
          </table:table-cell>
          <table:table-cell table:formula="of:=[.A861]*[.E8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29" calcext:value-type="float">
            <text:p>87329</text:p>
          </table:table-cell>
          <table:table-cell table:formula="of:=ABS([.A862]-[.D862])" office:value-type="float" office:value="829" calcext:value-type="float">
            <text:p>829</text:p>
          </table:table-cell>
          <table:table-cell/>
          <table:table-cell office:value-type="float" office:value="88158" calcext:value-type="float">
            <text:p>88158</text:p>
          </table:table-cell>
          <table:table-cell table:formula="of:=COUNTIF([.D$1:.D$1000]; [.A862])" office:value-type="float" office:value="0" calcext:value-type="float">
            <text:p>0</text:p>
          </table:table-cell>
          <table:table-cell table:formula="of:=[.A862]*[.E8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10" calcext:value-type="float">
            <text:p>87410</text:p>
          </table:table-cell>
          <table:table-cell table:formula="of:=ABS([.A863]-[.D863])" office:value-type="float" office:value="1072" calcext:value-type="float">
            <text:p>1072</text:p>
          </table:table-cell>
          <table:table-cell/>
          <table:table-cell office:value-type="float" office:value="88482" calcext:value-type="float">
            <text:p>88482</text:p>
          </table:table-cell>
          <table:table-cell table:formula="of:=COUNTIF([.D$1:.D$1000]; [.A863])" office:value-type="float" office:value="0" calcext:value-type="float">
            <text:p>0</text:p>
          </table:table-cell>
          <table:table-cell table:formula="of:=[.A863]*[.E8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12" calcext:value-type="float">
            <text:p>87512</text:p>
          </table:table-cell>
          <table:table-cell table:formula="of:=ABS([.A864]-[.D864])" office:value-type="float" office:value="1106" calcext:value-type="float">
            <text:p>1106</text:p>
          </table:table-cell>
          <table:table-cell/>
          <table:table-cell office:value-type="float" office:value="88618" calcext:value-type="float">
            <text:p>88618</text:p>
          </table:table-cell>
          <table:table-cell table:formula="of:=COUNTIF([.D$1:.D$1000]; [.A864])" office:value-type="float" office:value="0" calcext:value-type="float">
            <text:p>0</text:p>
          </table:table-cell>
          <table:table-cell table:formula="of:=[.A864]*[.E8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76" calcext:value-type="float">
            <text:p>87576</text:p>
          </table:table-cell>
          <table:table-cell table:formula="of:=ABS([.A865]-[.D865])" office:value-type="float" office:value="1184" calcext:value-type="float">
            <text:p>1184</text:p>
          </table:table-cell>
          <table:table-cell/>
          <table:table-cell office:value-type="float" office:value="88760" calcext:value-type="float">
            <text:p>88760</text:p>
          </table:table-cell>
          <table:table-cell table:formula="of:=COUNTIF([.D$1:.D$1000]; [.A865])" office:value-type="float" office:value="0" calcext:value-type="float">
            <text:p>0</text:p>
          </table:table-cell>
          <table:table-cell table:formula="of:=[.A865]*[.E8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80" calcext:value-type="float">
            <text:p>87580</text:p>
          </table:table-cell>
          <table:table-cell table:formula="of:=ABS([.A866]-[.D866])" office:value-type="float" office:value="1193" calcext:value-type="float">
            <text:p>1193</text:p>
          </table:table-cell>
          <table:table-cell/>
          <table:table-cell office:value-type="float" office:value="88773" calcext:value-type="float">
            <text:p>88773</text:p>
          </table:table-cell>
          <table:table-cell table:formula="of:=COUNTIF([.D$1:.D$1000]; [.A866])" office:value-type="float" office:value="0" calcext:value-type="float">
            <text:p>0</text:p>
          </table:table-cell>
          <table:table-cell table:formula="of:=[.A866]*[.E8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11" calcext:value-type="float">
            <text:p>87611</text:p>
          </table:table-cell>
          <table:table-cell table:formula="of:=ABS([.A867]-[.D867])" office:value-type="float" office:value="1913" calcext:value-type="float">
            <text:p>1913</text:p>
          </table:table-cell>
          <table:table-cell/>
          <table:table-cell office:value-type="float" office:value="89524" calcext:value-type="float">
            <text:p>89524</text:p>
          </table:table-cell>
          <table:table-cell table:formula="of:=COUNTIF([.D$1:.D$1000]; [.A867])" office:value-type="float" office:value="0" calcext:value-type="float">
            <text:p>0</text:p>
          </table:table-cell>
          <table:table-cell table:formula="of:=[.A867]*[.E8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72" calcext:value-type="float">
            <text:p>87672</text:p>
          </table:table-cell>
          <table:table-cell table:formula="of:=ABS([.A868]-[.D868])" office:value-type="float" office:value="1864" calcext:value-type="float">
            <text:p>1864</text:p>
          </table:table-cell>
          <table:table-cell/>
          <table:table-cell office:value-type="float" office:value="89536" calcext:value-type="float">
            <text:p>89536</text:p>
          </table:table-cell>
          <table:table-cell table:formula="of:=COUNTIF([.D$1:.D$1000]; [.A868])" office:value-type="float" office:value="0" calcext:value-type="float">
            <text:p>0</text:p>
          </table:table-cell>
          <table:table-cell table:formula="of:=[.A868]*[.E8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9" calcext:value-type="float">
            <text:p>87909</text:p>
          </table:table-cell>
          <table:table-cell table:formula="of:=ABS([.A869]-[.D869])" office:value-type="float" office:value="1635" calcext:value-type="float">
            <text:p>1635</text:p>
          </table:table-cell>
          <table:table-cell/>
          <table:table-cell office:value-type="float" office:value="89544" calcext:value-type="float">
            <text:p>89544</text:p>
          </table:table-cell>
          <table:table-cell table:formula="of:=COUNTIF([.D$1:.D$1000]; [.A869])" office:value-type="float" office:value="0" calcext:value-type="float">
            <text:p>0</text:p>
          </table:table-cell>
          <table:table-cell table:formula="of:=[.A869]*[.E8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16" calcext:value-type="float">
            <text:p>87916</text:p>
          </table:table-cell>
          <table:table-cell table:formula="of:=ABS([.A870]-[.D870])" office:value-type="float" office:value="1945" calcext:value-type="float">
            <text:p>1945</text:p>
          </table:table-cell>
          <table:table-cell/>
          <table:table-cell office:value-type="float" office:value="89861" calcext:value-type="float">
            <text:p>89861</text:p>
          </table:table-cell>
          <table:table-cell table:formula="of:=COUNTIF([.D$1:.D$1000]; [.A870])" office:value-type="float" office:value="0" calcext:value-type="float">
            <text:p>0</text:p>
          </table:table-cell>
          <table:table-cell table:formula="of:=[.A870]*[.E8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02" calcext:value-type="float">
            <text:p>88102</text:p>
          </table:table-cell>
          <table:table-cell table:formula="of:=ABS([.A871]-[.D871])" office:value-type="float" office:value="1881" calcext:value-type="float">
            <text:p>1881</text:p>
          </table:table-cell>
          <table:table-cell/>
          <table:table-cell office:value-type="float" office:value="89983" calcext:value-type="float">
            <text:p>89983</text:p>
          </table:table-cell>
          <table:table-cell table:formula="of:=COUNTIF([.D$1:.D$1000]; [.A871])" office:value-type="float" office:value="0" calcext:value-type="float">
            <text:p>0</text:p>
          </table:table-cell>
          <table:table-cell table:formula="of:=[.A871]*[.E8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79" calcext:value-type="float">
            <text:p>88379</text:p>
          </table:table-cell>
          <table:table-cell table:formula="of:=ABS([.A872]-[.D872])" office:value-type="float" office:value="1664" calcext:value-type="float">
            <text:p>1664</text:p>
          </table:table-cell>
          <table:table-cell/>
          <table:table-cell office:value-type="float" office:value="90043" calcext:value-type="float">
            <text:p>90043</text:p>
          </table:table-cell>
          <table:table-cell table:formula="of:=COUNTIF([.D$1:.D$1000]; [.A872])" office:value-type="float" office:value="0" calcext:value-type="float">
            <text:p>0</text:p>
          </table:table-cell>
          <table:table-cell table:formula="of:=[.A872]*[.E8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42" calcext:value-type="float">
            <text:p>88442</text:p>
          </table:table-cell>
          <table:table-cell table:formula="of:=ABS([.A873]-[.D873])" office:value-type="float" office:value="1852" calcext:value-type="float">
            <text:p>1852</text:p>
          </table:table-cell>
          <table:table-cell/>
          <table:table-cell office:value-type="float" office:value="90294" calcext:value-type="float">
            <text:p>90294</text:p>
          </table:table-cell>
          <table:table-cell table:formula="of:=COUNTIF([.D$1:.D$1000]; [.A873])" office:value-type="float" office:value="0" calcext:value-type="float">
            <text:p>0</text:p>
          </table:table-cell>
          <table:table-cell table:formula="of:=[.A873]*[.E8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03" calcext:value-type="float">
            <text:p>88603</text:p>
          </table:table-cell>
          <table:table-cell table:formula="of:=ABS([.A874]-[.D874])" office:value-type="float" office:value="1694" calcext:value-type="float">
            <text:p>1694</text:p>
          </table:table-cell>
          <table:table-cell/>
          <table:table-cell office:value-type="float" office:value="90297" calcext:value-type="float">
            <text:p>90297</text:p>
          </table:table-cell>
          <table:table-cell table:formula="of:=COUNTIF([.D$1:.D$1000]; [.A874])" office:value-type="float" office:value="0" calcext:value-type="float">
            <text:p>0</text:p>
          </table:table-cell>
          <table:table-cell table:formula="of:=[.A874]*[.E8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96" calcext:value-type="float">
            <text:p>88896</text:p>
          </table:table-cell>
          <table:table-cell table:formula="of:=ABS([.A875]-[.D875])" office:value-type="float" office:value="1428" calcext:value-type="float">
            <text:p>1428</text:p>
          </table:table-cell>
          <table:table-cell/>
          <table:table-cell office:value-type="float" office:value="90324" calcext:value-type="float">
            <text:p>90324</text:p>
          </table:table-cell>
          <table:table-cell table:formula="of:=COUNTIF([.D$1:.D$1000]; [.A875])" office:value-type="float" office:value="0" calcext:value-type="float">
            <text:p>0</text:p>
          </table:table-cell>
          <table:table-cell table:formula="of:=[.A875]*[.E8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85" calcext:value-type="float">
            <text:p>88985</text:p>
          </table:table-cell>
          <table:table-cell table:formula="of:=ABS([.A876]-[.D876])" office:value-type="float" office:value="1737" calcext:value-type="float">
            <text:p>1737</text:p>
          </table:table-cell>
          <table:table-cell/>
          <table:table-cell office:value-type="float" office:value="90722" calcext:value-type="float">
            <text:p>90722</text:p>
          </table:table-cell>
          <table:table-cell table:formula="of:=COUNTIF([.D$1:.D$1000]; [.A876])" office:value-type="float" office:value="0" calcext:value-type="float">
            <text:p>0</text:p>
          </table:table-cell>
          <table:table-cell table:formula="of:=[.A876]*[.E8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16" calcext:value-type="float">
            <text:p>89016</text:p>
          </table:table-cell>
          <table:table-cell table:formula="of:=ABS([.A877]-[.D877])" office:value-type="float" office:value="1975" calcext:value-type="float">
            <text:p>1975</text:p>
          </table:table-cell>
          <table:table-cell/>
          <table:table-cell office:value-type="float" office:value="90991" calcext:value-type="float">
            <text:p>90991</text:p>
          </table:table-cell>
          <table:table-cell table:formula="of:=COUNTIF([.D$1:.D$1000]; [.A877])" office:value-type="float" office:value="0" calcext:value-type="float">
            <text:p>0</text:p>
          </table:table-cell>
          <table:table-cell table:formula="of:=[.A877]*[.E8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47" calcext:value-type="float">
            <text:p>89147</text:p>
          </table:table-cell>
          <table:table-cell table:formula="of:=ABS([.A878]-[.D878])" office:value-type="float" office:value="1860" calcext:value-type="float">
            <text:p>1860</text:p>
          </table:table-cell>
          <table:table-cell/>
          <table:table-cell office:value-type="float" office:value="91007" calcext:value-type="float">
            <text:p>91007</text:p>
          </table:table-cell>
          <table:table-cell table:formula="of:=COUNTIF([.D$1:.D$1000]; [.A878])" office:value-type="float" office:value="0" calcext:value-type="float">
            <text:p>0</text:p>
          </table:table-cell>
          <table:table-cell table:formula="of:=[.A878]*[.E8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27" calcext:value-type="float">
            <text:p>89427</text:p>
          </table:table-cell>
          <table:table-cell table:formula="of:=ABS([.A879]-[.D879])" office:value-type="float" office:value="1598" calcext:value-type="float">
            <text:p>1598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79])" office:value-type="float" office:value="0" calcext:value-type="float">
            <text:p>0</text:p>
          </table:table-cell>
          <table:table-cell table:formula="of:=[.A879]*[.E8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02" calcext:value-type="float">
            <text:p>89502</text:p>
          </table:table-cell>
          <table:table-cell table:formula="of:=ABS([.A880]-[.D880])" office:value-type="float" office:value="1523" calcext:value-type="float">
            <text:p>1523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0])" office:value-type="float" office:value="0" calcext:value-type="float">
            <text:p>0</text:p>
          </table:table-cell>
          <table:table-cell table:formula="of:=[.A880]*[.E8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62" calcext:value-type="float">
            <text:p>89562</text:p>
          </table:table-cell>
          <table:table-cell table:formula="of:=ABS([.A881]-[.D881])" office:value-type="float" office:value="1463" calcext:value-type="float">
            <text:p>1463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1])" office:value-type="float" office:value="0" calcext:value-type="float">
            <text:p>0</text:p>
          </table:table-cell>
          <table:table-cell table:formula="of:=[.A881]*[.E8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41" calcext:value-type="float">
            <text:p>89641</text:p>
          </table:table-cell>
          <table:table-cell table:formula="of:=ABS([.A882]-[.D882])" office:value-type="float" office:value="1384" calcext:value-type="float">
            <text:p>1384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2])" office:value-type="float" office:value="0" calcext:value-type="float">
            <text:p>0</text:p>
          </table:table-cell>
          <table:table-cell table:formula="of:=[.A882]*[.E8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54" calcext:value-type="float">
            <text:p>89754</text:p>
          </table:table-cell>
          <table:table-cell table:formula="of:=ABS([.A883]-[.D883])" office:value-type="float" office:value="1271" calcext:value-type="float">
            <text:p>1271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3])" office:value-type="float" office:value="0" calcext:value-type="float">
            <text:p>0</text:p>
          </table:table-cell>
          <table:table-cell table:formula="of:=[.A883]*[.E8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64" calcext:value-type="float">
            <text:p>89764</text:p>
          </table:table-cell>
          <table:table-cell table:formula="of:=ABS([.A884]-[.D884])" office:value-type="float" office:value="1261" calcext:value-type="float">
            <text:p>1261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4])" office:value-type="float" office:value="0" calcext:value-type="float">
            <text:p>0</text:p>
          </table:table-cell>
          <table:table-cell table:formula="of:=[.A884]*[.E8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65" calcext:value-type="float">
            <text:p>90265</text:p>
          </table:table-cell>
          <table:table-cell table:formula="of:=ABS([.A885]-[.D885])" office:value-type="float" office:value="760" calcext:value-type="float">
            <text:p>760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5])" office:value-type="float" office:value="0" calcext:value-type="float">
            <text:p>0</text:p>
          </table:table-cell>
          <table:table-cell table:formula="of:=[.A885]*[.E8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79" calcext:value-type="float">
            <text:p>90379</text:p>
          </table:table-cell>
          <table:table-cell table:formula="of:=ABS([.A886]-[.D886])" office:value-type="float" office:value="646" calcext:value-type="float">
            <text:p>646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6])" office:value-type="float" office:value="0" calcext:value-type="float">
            <text:p>0</text:p>
          </table:table-cell>
          <table:table-cell table:formula="of:=[.A886]*[.E8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7" calcext:value-type="float">
            <text:p>90547</text:p>
          </table:table-cell>
          <table:table-cell table:formula="of:=ABS([.A887]-[.D887])" office:value-type="float" office:value="478" calcext:value-type="float">
            <text:p>478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7])" office:value-type="float" office:value="0" calcext:value-type="float">
            <text:p>0</text:p>
          </table:table-cell>
          <table:table-cell table:formula="of:=[.A887]*[.E8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59" calcext:value-type="float">
            <text:p>90559</text:p>
          </table:table-cell>
          <table:table-cell table:formula="of:=ABS([.A888]-[.D888])" office:value-type="float" office:value="466" calcext:value-type="float">
            <text:p>466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8])" office:value-type="float" office:value="0" calcext:value-type="float">
            <text:p>0</text:p>
          </table:table-cell>
          <table:table-cell table:formula="of:=[.A888]*[.E8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36" calcext:value-type="float">
            <text:p>90636</text:p>
          </table:table-cell>
          <table:table-cell table:formula="of:=ABS([.A889]-[.D889])" office:value-type="float" office:value="389" calcext:value-type="float">
            <text:p>389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89])" office:value-type="float" office:value="0" calcext:value-type="float">
            <text:p>0</text:p>
          </table:table-cell>
          <table:table-cell table:formula="of:=[.A889]*[.E8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56" calcext:value-type="float">
            <text:p>90656</text:p>
          </table:table-cell>
          <table:table-cell table:formula="of:=ABS([.A890]-[.D890])" office:value-type="float" office:value="369" calcext:value-type="float">
            <text:p>369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90])" office:value-type="float" office:value="0" calcext:value-type="float">
            <text:p>0</text:p>
          </table:table-cell>
          <table:table-cell table:formula="of:=[.A890]*[.E8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64" calcext:value-type="float">
            <text:p>90964</text:p>
          </table:table-cell>
          <table:table-cell table:formula="of:=ABS([.A891]-[.D891])" office:value-type="float" office:value="61" calcext:value-type="float">
            <text:p>61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91])" office:value-type="float" office:value="0" calcext:value-type="float">
            <text:p>0</text:p>
          </table:table-cell>
          <table:table-cell table:formula="of:=[.A891]*[.E8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89" calcext:value-type="float">
            <text:p>90989</text:p>
          </table:table-cell>
          <table:table-cell table:formula="of:=ABS([.A892]-[.D892])" office:value-type="float" office:value="36" calcext:value-type="float">
            <text:p>36</text:p>
          </table:table-cell>
          <table:table-cell/>
          <table:table-cell office:value-type="float" office:value="91025" calcext:value-type="float">
            <text:p>91025</text:p>
          </table:table-cell>
          <table:table-cell table:formula="of:=COUNTIF([.D$1:.D$1000]; [.A892])" office:value-type="float" office:value="0" calcext:value-type="float">
            <text:p>0</text:p>
          </table:table-cell>
          <table:table-cell table:formula="of:=[.A892]*[.E8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25" calcext:value-type="float">
            <text:p>91025</text:p>
          </table:table-cell>
          <table:table-cell table:formula="of:=ABS([.A893]-[.D893])" office:value-type="float" office:value="69" calcext:value-type="float">
            <text:p>69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3])" office:value-type="float" office:value="14" calcext:value-type="float">
            <text:p>14</text:p>
          </table:table-cell>
          <table:table-cell table:formula="of:=[.A893]*[.E893]" office:value-type="float" office:value="1274350" calcext:value-type="float">
            <text:p>1274350</text:p>
          </table:table-cell>
        </table:table-row>
        <table:table-row table:style-name="ro1">
          <table:table-cell office:value-type="float" office:value="91071" calcext:value-type="float">
            <text:p>91071</text:p>
          </table:table-cell>
          <table:table-cell table:formula="of:=ABS([.A894]-[.D894])" office:value-type="float" office:value="23" calcext:value-type="float">
            <text:p>23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4])" office:value-type="float" office:value="0" calcext:value-type="float">
            <text:p>0</text:p>
          </table:table-cell>
          <table:table-cell table:formula="of:=[.A894]*[.E8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94" calcext:value-type="float">
            <text:p>91094</text:p>
          </table:table-cell>
          <table:table-cell table:formula="of:=ABS([.A895]-[.D895])" office:value-type="float" office:value="0" calcext:value-type="float">
            <text:p>0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5])" office:value-type="float" office:value="20" calcext:value-type="float">
            <text:p>20</text:p>
          </table:table-cell>
          <table:table-cell table:formula="of:=[.A895]*[.E895]" office:value-type="float" office:value="1821880" calcext:value-type="float">
            <text:p>1821880</text:p>
          </table:table-cell>
        </table:table-row>
        <table:table-row table:style-name="ro1">
          <table:table-cell office:value-type="float" office:value="91096" calcext:value-type="float">
            <text:p>91096</text:p>
          </table:table-cell>
          <table:table-cell table:formula="of:=ABS([.A896]-[.D896])" office:value-type="float" office:value="2" calcext:value-type="float">
            <text:p>2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6])" office:value-type="float" office:value="0" calcext:value-type="float">
            <text:p>0</text:p>
          </table:table-cell>
          <table:table-cell table:formula="of:=[.A896]*[.E8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08" calcext:value-type="float">
            <text:p>91408</text:p>
          </table:table-cell>
          <table:table-cell table:formula="of:=ABS([.A897]-[.D897])" office:value-type="float" office:value="314" calcext:value-type="float">
            <text:p>314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7])" office:value-type="float" office:value="0" calcext:value-type="float">
            <text:p>0</text:p>
          </table:table-cell>
          <table:table-cell table:formula="of:=[.A897]*[.E8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39" calcext:value-type="float">
            <text:p>91439</text:p>
          </table:table-cell>
          <table:table-cell table:formula="of:=ABS([.A898]-[.D898])" office:value-type="float" office:value="345" calcext:value-type="float">
            <text:p>345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8])" office:value-type="float" office:value="0" calcext:value-type="float">
            <text:p>0</text:p>
          </table:table-cell>
          <table:table-cell table:formula="of:=[.A898]*[.E8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89" calcext:value-type="float">
            <text:p>91489</text:p>
          </table:table-cell>
          <table:table-cell table:formula="of:=ABS([.A899]-[.D899])" office:value-type="float" office:value="395" calcext:value-type="float">
            <text:p>395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899])" office:value-type="float" office:value="0" calcext:value-type="float">
            <text:p>0</text:p>
          </table:table-cell>
          <table:table-cell table:formula="of:=[.A899]*[.E8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70" calcext:value-type="float">
            <text:p>91570</text:p>
          </table:table-cell>
          <table:table-cell table:formula="of:=ABS([.A900]-[.D900])" office:value-type="float" office:value="476" calcext:value-type="float">
            <text:p>476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0])" office:value-type="float" office:value="0" calcext:value-type="float">
            <text:p>0</text:p>
          </table:table-cell>
          <table:table-cell table:formula="of:=[.A900]*[.E9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38" calcext:value-type="float">
            <text:p>91638</text:p>
          </table:table-cell>
          <table:table-cell table:formula="of:=ABS([.A901]-[.D901])" office:value-type="float" office:value="544" calcext:value-type="float">
            <text:p>544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1])" office:value-type="float" office:value="0" calcext:value-type="float">
            <text:p>0</text:p>
          </table:table-cell>
          <table:table-cell table:formula="of:=[.A901]*[.E9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73" calcext:value-type="float">
            <text:p>91673</text:p>
          </table:table-cell>
          <table:table-cell table:formula="of:=ABS([.A902]-[.D902])" office:value-type="float" office:value="579" calcext:value-type="float">
            <text:p>579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2])" office:value-type="float" office:value="0" calcext:value-type="float">
            <text:p>0</text:p>
          </table:table-cell>
          <table:table-cell table:formula="of:=[.A902]*[.E9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93" calcext:value-type="float">
            <text:p>91693</text:p>
          </table:table-cell>
          <table:table-cell table:formula="of:=ABS([.A903]-[.D903])" office:value-type="float" office:value="599" calcext:value-type="float">
            <text:p>599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3])" office:value-type="float" office:value="0" calcext:value-type="float">
            <text:p>0</text:p>
          </table:table-cell>
          <table:table-cell table:formula="of:=[.A903]*[.E9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03" calcext:value-type="float">
            <text:p>91703</text:p>
          </table:table-cell>
          <table:table-cell table:formula="of:=ABS([.A904]-[.D904])" office:value-type="float" office:value="609" calcext:value-type="float">
            <text:p>609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4])" office:value-type="float" office:value="0" calcext:value-type="float">
            <text:p>0</text:p>
          </table:table-cell>
          <table:table-cell table:formula="of:=[.A904]*[.E9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21" calcext:value-type="float">
            <text:p>91821</text:p>
          </table:table-cell>
          <table:table-cell table:formula="of:=ABS([.A905]-[.D905])" office:value-type="float" office:value="727" calcext:value-type="float">
            <text:p>727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5])" office:value-type="float" office:value="0" calcext:value-type="float">
            <text:p>0</text:p>
          </table:table-cell>
          <table:table-cell table:formula="of:=[.A905]*[.E9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table:formula="of:=ABS([.A906]-[.D906])" office:value-type="float" office:value="810" calcext:value-type="float">
            <text:p>810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6])" office:value-type="float" office:value="0" calcext:value-type="float">
            <text:p>0</text:p>
          </table:table-cell>
          <table:table-cell table:formula="of:=[.A906]*[.E9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08" calcext:value-type="float">
            <text:p>91908</text:p>
          </table:table-cell>
          <table:table-cell table:formula="of:=ABS([.A907]-[.D907])" office:value-type="float" office:value="814" calcext:value-type="float">
            <text:p>814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7])" office:value-type="float" office:value="0" calcext:value-type="float">
            <text:p>0</text:p>
          </table:table-cell>
          <table:table-cell table:formula="of:=[.A907]*[.E9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19" calcext:value-type="float">
            <text:p>92019</text:p>
          </table:table-cell>
          <table:table-cell table:formula="of:=ABS([.A908]-[.D908])" office:value-type="float" office:value="925" calcext:value-type="float">
            <text:p>925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8])" office:value-type="float" office:value="0" calcext:value-type="float">
            <text:p>0</text:p>
          </table:table-cell>
          <table:table-cell table:formula="of:=[.A908]*[.E9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70" calcext:value-type="float">
            <text:p>92170</text:p>
          </table:table-cell>
          <table:table-cell table:formula="of:=ABS([.A909]-[.D909])" office:value-type="float" office:value="1076" calcext:value-type="float">
            <text:p>1076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09])" office:value-type="float" office:value="0" calcext:value-type="float">
            <text:p>0</text:p>
          </table:table-cell>
          <table:table-cell table:formula="of:=[.A909]*[.E9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99" calcext:value-type="float">
            <text:p>92199</text:p>
          </table:table-cell>
          <table:table-cell table:formula="of:=ABS([.A910]-[.D910])" office:value-type="float" office:value="1105" calcext:value-type="float">
            <text:p>1105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10])" office:value-type="float" office:value="0" calcext:value-type="float">
            <text:p>0</text:p>
          </table:table-cell>
          <table:table-cell table:formula="of:=[.A910]*[.E9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73" calcext:value-type="float">
            <text:p>92373</text:p>
          </table:table-cell>
          <table:table-cell table:formula="of:=ABS([.A911]-[.D911])" office:value-type="float" office:value="1279" calcext:value-type="float">
            <text:p>1279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11])" office:value-type="float" office:value="0" calcext:value-type="float">
            <text:p>0</text:p>
          </table:table-cell>
          <table:table-cell table:formula="of:=[.A911]*[.E9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88" calcext:value-type="float">
            <text:p>92388</text:p>
          </table:table-cell>
          <table:table-cell table:formula="of:=ABS([.A912]-[.D912])" office:value-type="float" office:value="1294" calcext:value-type="float">
            <text:p>1294</text:p>
          </table:table-cell>
          <table:table-cell/>
          <table:table-cell office:value-type="float" office:value="91094" calcext:value-type="float">
            <text:p>91094</text:p>
          </table:table-cell>
          <table:table-cell table:formula="of:=COUNTIF([.D$1:.D$1000]; [.A912])" office:value-type="float" office:value="0" calcext:value-type="float">
            <text:p>0</text:p>
          </table:table-cell>
          <table:table-cell table:formula="of:=[.A912]*[.E9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94" calcext:value-type="float">
            <text:p>92494</text:p>
          </table:table-cell>
          <table:table-cell table:formula="of:=ABS([.A913]-[.D913])" office:value-type="float" office:value="1335" calcext:value-type="float">
            <text:p>1335</text:p>
          </table:table-cell>
          <table:table-cell/>
          <table:table-cell office:value-type="float" office:value="91159" calcext:value-type="float">
            <text:p>91159</text:p>
          </table:table-cell>
          <table:table-cell table:formula="of:=COUNTIF([.D$1:.D$1000]; [.A913])" office:value-type="float" office:value="0" calcext:value-type="float">
            <text:p>0</text:p>
          </table:table-cell>
          <table:table-cell table:formula="of:=[.A913]*[.E9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87" calcext:value-type="float">
            <text:p>92587</text:p>
          </table:table-cell>
          <table:table-cell table:formula="of:=ABS([.A914]-[.D914])" office:value-type="float" office:value="1248" calcext:value-type="float">
            <text:p>1248</text:p>
          </table:table-cell>
          <table:table-cell/>
          <table:table-cell office:value-type="float" office:value="91339" calcext:value-type="float">
            <text:p>91339</text:p>
          </table:table-cell>
          <table:table-cell table:formula="of:=COUNTIF([.D$1:.D$1000]; [.A914])" office:value-type="float" office:value="0" calcext:value-type="float">
            <text:p>0</text:p>
          </table:table-cell>
          <table:table-cell table:formula="of:=[.A914]*[.E9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92" calcext:value-type="float">
            <text:p>92692</text:p>
          </table:table-cell>
          <table:table-cell table:formula="of:=ABS([.A915]-[.D915])" office:value-type="float" office:value="1104" calcext:value-type="float">
            <text:p>1104</text:p>
          </table:table-cell>
          <table:table-cell/>
          <table:table-cell office:value-type="float" office:value="91588" calcext:value-type="float">
            <text:p>91588</text:p>
          </table:table-cell>
          <table:table-cell table:formula="of:=COUNTIF([.D$1:.D$1000]; [.A915])" office:value-type="float" office:value="0" calcext:value-type="float">
            <text:p>0</text:p>
          </table:table-cell>
          <table:table-cell table:formula="of:=[.A915]*[.E9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16" calcext:value-type="float">
            <text:p>92716</text:p>
          </table:table-cell>
          <table:table-cell table:formula="of:=ABS([.A916]-[.D916])" office:value-type="float" office:value="605" calcext:value-type="float">
            <text:p>605</text:p>
          </table:table-cell>
          <table:table-cell/>
          <table:table-cell office:value-type="float" office:value="92111" calcext:value-type="float">
            <text:p>92111</text:p>
          </table:table-cell>
          <table:table-cell table:formula="of:=COUNTIF([.D$1:.D$1000]; [.A916])" office:value-type="float" office:value="0" calcext:value-type="float">
            <text:p>0</text:p>
          </table:table-cell>
          <table:table-cell table:formula="of:=[.A916]*[.E9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31" calcext:value-type="float">
            <text:p>92731</text:p>
          </table:table-cell>
          <table:table-cell table:formula="of:=ABS([.A917]-[.D917])" office:value-type="float" office:value="393" calcext:value-type="float">
            <text:p>393</text:p>
          </table:table-cell>
          <table:table-cell/>
          <table:table-cell office:value-type="float" office:value="92338" calcext:value-type="float">
            <text:p>92338</text:p>
          </table:table-cell>
          <table:table-cell table:formula="of:=COUNTIF([.D$1:.D$1000]; [.A917])" office:value-type="float" office:value="0" calcext:value-type="float">
            <text:p>0</text:p>
          </table:table-cell>
          <table:table-cell table:formula="of:=[.A917]*[.E9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82" calcext:value-type="float">
            <text:p>92782</text:p>
          </table:table-cell>
          <table:table-cell table:formula="of:=ABS([.A918]-[.D918])" office:value-type="float" office:value="99" calcext:value-type="float">
            <text:p>99</text:p>
          </table:table-cell>
          <table:table-cell/>
          <table:table-cell office:value-type="float" office:value="92683" calcext:value-type="float">
            <text:p>92683</text:p>
          </table:table-cell>
          <table:table-cell table:formula="of:=COUNTIF([.D$1:.D$1000]; [.A918])" office:value-type="float" office:value="0" calcext:value-type="float">
            <text:p>0</text:p>
          </table:table-cell>
          <table:table-cell table:formula="of:=[.A918]*[.E9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33" calcext:value-type="float">
            <text:p>93133</text:p>
          </table:table-cell>
          <table:table-cell table:formula="of:=ABS([.A919]-[.D919])" office:value-type="float" office:value="359" calcext:value-type="float">
            <text:p>359</text:p>
          </table:table-cell>
          <table:table-cell/>
          <table:table-cell office:value-type="float" office:value="92774" calcext:value-type="float">
            <text:p>92774</text:p>
          </table:table-cell>
          <table:table-cell table:formula="of:=COUNTIF([.D$1:.D$1000]; [.A919])" office:value-type="float" office:value="0" calcext:value-type="float">
            <text:p>0</text:p>
          </table:table-cell>
          <table:table-cell table:formula="of:=[.A919]*[.E9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58" calcext:value-type="float">
            <text:p>93158</text:p>
          </table:table-cell>
          <table:table-cell table:formula="of:=ABS([.A920]-[.D920])" office:value-type="float" office:value="263" calcext:value-type="float">
            <text:p>263</text:p>
          </table:table-cell>
          <table:table-cell/>
          <table:table-cell office:value-type="float" office:value="92895" calcext:value-type="float">
            <text:p>92895</text:p>
          </table:table-cell>
          <table:table-cell table:formula="of:=COUNTIF([.D$1:.D$1000]; [.A920])" office:value-type="float" office:value="0" calcext:value-type="float">
            <text:p>0</text:p>
          </table:table-cell>
          <table:table-cell table:formula="of:=[.A920]*[.E9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71" calcext:value-type="float">
            <text:p>93171</text:p>
          </table:table-cell>
          <table:table-cell table:formula="of:=ABS([.A921]-[.D921])" office:value-type="float" office:value="55" calcext:value-type="float">
            <text:p>55</text:p>
          </table:table-cell>
          <table:table-cell/>
          <table:table-cell office:value-type="float" office:value="93116" calcext:value-type="float">
            <text:p>93116</text:p>
          </table:table-cell>
          <table:table-cell table:formula="of:=COUNTIF([.D$1:.D$1000]; [.A921])" office:value-type="float" office:value="0" calcext:value-type="float">
            <text:p>0</text:p>
          </table:table-cell>
          <table:table-cell table:formula="of:=[.A921]*[.E9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76" calcext:value-type="float">
            <text:p>93276</text:p>
          </table:table-cell>
          <table:table-cell table:formula="of:=ABS([.A922]-[.D922])" office:value-type="float" office:value="366" calcext:value-type="float">
            <text:p>366</text:p>
          </table:table-cell>
          <table:table-cell/>
          <table:table-cell office:value-type="float" office:value="93642" calcext:value-type="float">
            <text:p>93642</text:p>
          </table:table-cell>
          <table:table-cell table:formula="of:=COUNTIF([.D$1:.D$1000]; [.A922])" office:value-type="float" office:value="0" calcext:value-type="float">
            <text:p>0</text:p>
          </table:table-cell>
          <table:table-cell table:formula="of:=[.A922]*[.E9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81" calcext:value-type="float">
            <text:p>93281</text:p>
          </table:table-cell>
          <table:table-cell table:formula="of:=ABS([.A923]-[.D923])" office:value-type="float" office:value="363" calcext:value-type="float">
            <text:p>363</text:p>
          </table:table-cell>
          <table:table-cell/>
          <table:table-cell office:value-type="float" office:value="93644" calcext:value-type="float">
            <text:p>93644</text:p>
          </table:table-cell>
          <table:table-cell table:formula="of:=COUNTIF([.D$1:.D$1000]; [.A923])" office:value-type="float" office:value="0" calcext:value-type="float">
            <text:p>0</text:p>
          </table:table-cell>
          <table:table-cell table:formula="of:=[.A923]*[.E9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15" calcext:value-type="float">
            <text:p>93615</text:p>
          </table:table-cell>
          <table:table-cell table:formula="of:=ABS([.A924]-[.D924])" office:value-type="float" office:value="208" calcext:value-type="float">
            <text:p>208</text:p>
          </table:table-cell>
          <table:table-cell/>
          <table:table-cell office:value-type="float" office:value="93823" calcext:value-type="float">
            <text:p>93823</text:p>
          </table:table-cell>
          <table:table-cell table:formula="of:=COUNTIF([.D$1:.D$1000]; [.A924])" office:value-type="float" office:value="0" calcext:value-type="float">
            <text:p>0</text:p>
          </table:table-cell>
          <table:table-cell table:formula="of:=[.A924]*[.E9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20" calcext:value-type="float">
            <text:p>93620</text:p>
          </table:table-cell>
          <table:table-cell table:formula="of:=ABS([.A925]-[.D925])" office:value-type="float" office:value="206" calcext:value-type="float">
            <text:p>206</text:p>
          </table:table-cell>
          <table:table-cell/>
          <table:table-cell office:value-type="float" office:value="93826" calcext:value-type="float">
            <text:p>93826</text:p>
          </table:table-cell>
          <table:table-cell table:formula="of:=COUNTIF([.D$1:.D$1000]; [.A925])" office:value-type="float" office:value="0" calcext:value-type="float">
            <text:p>0</text:p>
          </table:table-cell>
          <table:table-cell table:formula="of:=[.A925]*[.E9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8" calcext:value-type="float">
            <text:p>93718</text:p>
          </table:table-cell>
          <table:table-cell table:formula="of:=ABS([.A926]-[.D926])" office:value-type="float" office:value="206" calcext:value-type="float">
            <text:p>206</text:p>
          </table:table-cell>
          <table:table-cell/>
          <table:table-cell office:value-type="float" office:value="93924" calcext:value-type="float">
            <text:p>93924</text:p>
          </table:table-cell>
          <table:table-cell table:formula="of:=COUNTIF([.D$1:.D$1000]; [.A926])" office:value-type="float" office:value="0" calcext:value-type="float">
            <text:p>0</text:p>
          </table:table-cell>
          <table:table-cell table:formula="of:=[.A926]*[.E9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66" calcext:value-type="float">
            <text:p>93766</text:p>
          </table:table-cell>
          <table:table-cell table:formula="of:=ABS([.A927]-[.D927])" office:value-type="float" office:value="278" calcext:value-type="float">
            <text:p>278</text:p>
          </table:table-cell>
          <table:table-cell/>
          <table:table-cell office:value-type="float" office:value="94044" calcext:value-type="float">
            <text:p>94044</text:p>
          </table:table-cell>
          <table:table-cell table:formula="of:=COUNTIF([.D$1:.D$1000]; [.A927])" office:value-type="float" office:value="0" calcext:value-type="float">
            <text:p>0</text:p>
          </table:table-cell>
          <table:table-cell table:formula="of:=[.A927]*[.E9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44" calcext:value-type="float">
            <text:p>93944</text:p>
          </table:table-cell>
          <table:table-cell table:formula="of:=ABS([.A928]-[.D928])" office:value-type="float" office:value="203" calcext:value-type="float">
            <text:p>203</text:p>
          </table:table-cell>
          <table:table-cell/>
          <table:table-cell office:value-type="float" office:value="94147" calcext:value-type="float">
            <text:p>94147</text:p>
          </table:table-cell>
          <table:table-cell table:formula="of:=COUNTIF([.D$1:.D$1000]; [.A928])" office:value-type="float" office:value="0" calcext:value-type="float">
            <text:p>0</text:p>
          </table:table-cell>
          <table:table-cell table:formula="of:=[.A928]*[.E9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73" calcext:value-type="float">
            <text:p>94073</text:p>
          </table:table-cell>
          <table:table-cell table:formula="of:=ABS([.A929]-[.D929])" office:value-type="float" office:value="402" calcext:value-type="float">
            <text:p>402</text:p>
          </table:table-cell>
          <table:table-cell/>
          <table:table-cell office:value-type="float" office:value="94475" calcext:value-type="float">
            <text:p>94475</text:p>
          </table:table-cell>
          <table:table-cell table:formula="of:=COUNTIF([.D$1:.D$1000]; [.A929])" office:value-type="float" office:value="0" calcext:value-type="float">
            <text:p>0</text:p>
          </table:table-cell>
          <table:table-cell table:formula="of:=[.A929]*[.E9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table:formula="of:=ABS([.A930]-[.D930])" office:value-type="float" office:value="341" calcext:value-type="float">
            <text:p>341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0])" office:value-type="float" office:value="0" calcext:value-type="float">
            <text:p>0</text:p>
          </table:table-cell>
          <table:table-cell table:formula="of:=[.A930]*[.E9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22" calcext:value-type="float">
            <text:p>94222</text:p>
          </table:table-cell>
          <table:table-cell table:formula="of:=ABS([.A931]-[.D931])" office:value-type="float" office:value="319" calcext:value-type="float">
            <text:p>319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1])" office:value-type="float" office:value="0" calcext:value-type="float">
            <text:p>0</text:p>
          </table:table-cell>
          <table:table-cell table:formula="of:=[.A931]*[.E9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71" calcext:value-type="float">
            <text:p>94271</text:p>
          </table:table-cell>
          <table:table-cell table:formula="of:=ABS([.A932]-[.D932])" office:value-type="float" office:value="270" calcext:value-type="float">
            <text:p>270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2])" office:value-type="float" office:value="0" calcext:value-type="float">
            <text:p>0</text:p>
          </table:table-cell>
          <table:table-cell table:formula="of:=[.A932]*[.E9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08" calcext:value-type="float">
            <text:p>94408</text:p>
          </table:table-cell>
          <table:table-cell table:formula="of:=ABS([.A933]-[.D933])" office:value-type="float" office:value="133" calcext:value-type="float">
            <text:p>133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3])" office:value-type="float" office:value="0" calcext:value-type="float">
            <text:p>0</text:p>
          </table:table-cell>
          <table:table-cell table:formula="of:=[.A933]*[.E9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41" calcext:value-type="float">
            <text:p>94541</text:p>
          </table:table-cell>
          <table:table-cell table:formula="of:=ABS([.A934]-[.D934])" office:value-type="float" office:value="0" calcext:value-type="float">
            <text:p>0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4])" office:value-type="float" office:value="11" calcext:value-type="float">
            <text:p>11</text:p>
          </table:table-cell>
          <table:table-cell table:formula="of:=[.A934]*[.E934]" office:value-type="float" office:value="1039951" calcext:value-type="float">
            <text:p>1039951</text:p>
          </table:table-cell>
        </table:table-row>
        <table:table-row table:style-name="ro1">
          <table:table-cell office:value-type="float" office:value="94639" calcext:value-type="float">
            <text:p>94639</text:p>
          </table:table-cell>
          <table:table-cell table:formula="of:=ABS([.A935]-[.D935])" office:value-type="float" office:value="98" calcext:value-type="float">
            <text:p>98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5])" office:value-type="float" office:value="0" calcext:value-type="float">
            <text:p>0</text:p>
          </table:table-cell>
          <table:table-cell table:formula="of:=[.A935]*[.E9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61" calcext:value-type="float">
            <text:p>94661</text:p>
          </table:table-cell>
          <table:table-cell table:formula="of:=ABS([.A936]-[.D936])" office:value-type="float" office:value="120" calcext:value-type="float">
            <text:p>120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6])" office:value-type="float" office:value="0" calcext:value-type="float">
            <text:p>0</text:p>
          </table:table-cell>
          <table:table-cell table:formula="of:=[.A936]*[.E9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68" calcext:value-type="float">
            <text:p>94668</text:p>
          </table:table-cell>
          <table:table-cell table:formula="of:=ABS([.A937]-[.D937])" office:value-type="float" office:value="127" calcext:value-type="float">
            <text:p>127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7])" office:value-type="float" office:value="0" calcext:value-type="float">
            <text:p>0</text:p>
          </table:table-cell>
          <table:table-cell table:formula="of:=[.A937]*[.E9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03" calcext:value-type="float">
            <text:p>94903</text:p>
          </table:table-cell>
          <table:table-cell table:formula="of:=ABS([.A938]-[.D938])" office:value-type="float" office:value="362" calcext:value-type="float">
            <text:p>362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8])" office:value-type="float" office:value="0" calcext:value-type="float">
            <text:p>0</text:p>
          </table:table-cell>
          <table:table-cell table:formula="of:=[.A938]*[.E9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42" calcext:value-type="float">
            <text:p>94942</text:p>
          </table:table-cell>
          <table:table-cell table:formula="of:=ABS([.A939]-[.D939])" office:value-type="float" office:value="401" calcext:value-type="float">
            <text:p>401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39])" office:value-type="float" office:value="0" calcext:value-type="float">
            <text:p>0</text:p>
          </table:table-cell>
          <table:table-cell table:formula="of:=[.A939]*[.E9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59" calcext:value-type="float">
            <text:p>94959</text:p>
          </table:table-cell>
          <table:table-cell table:formula="of:=ABS([.A940]-[.D940])" office:value-type="float" office:value="418" calcext:value-type="float">
            <text:p>418</text:p>
          </table:table-cell>
          <table:table-cell/>
          <table:table-cell office:value-type="float" office:value="94541" calcext:value-type="float">
            <text:p>94541</text:p>
          </table:table-cell>
          <table:table-cell table:formula="of:=COUNTIF([.D$1:.D$1000]; [.A940])" office:value-type="float" office:value="0" calcext:value-type="float">
            <text:p>0</text:p>
          </table:table-cell>
          <table:table-cell table:formula="of:=[.A940]*[.E9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39" calcext:value-type="float">
            <text:p>95039</text:p>
          </table:table-cell>
          <table:table-cell table:formula="of:=ABS([.A941]-[.D941])" office:value-type="float" office:value="421" calcext:value-type="float">
            <text:p>421</text:p>
          </table:table-cell>
          <table:table-cell/>
          <table:table-cell office:value-type="float" office:value="94618" calcext:value-type="float">
            <text:p>94618</text:p>
          </table:table-cell>
          <table:table-cell table:formula="of:=COUNTIF([.D$1:.D$1000]; [.A941])" office:value-type="float" office:value="0" calcext:value-type="float">
            <text:p>0</text:p>
          </table:table-cell>
          <table:table-cell table:formula="of:=[.A941]*[.E9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41" calcext:value-type="float">
            <text:p>95141</text:p>
          </table:table-cell>
          <table:table-cell table:formula="of:=ABS([.A942]-[.D942])" office:value-type="float" office:value="501" calcext:value-type="float">
            <text:p>501</text:p>
          </table:table-cell>
          <table:table-cell/>
          <table:table-cell office:value-type="float" office:value="94640" calcext:value-type="float">
            <text:p>94640</text:p>
          </table:table-cell>
          <table:table-cell table:formula="of:=COUNTIF([.D$1:.D$1000]; [.A942])" office:value-type="float" office:value="0" calcext:value-type="float">
            <text:p>0</text:p>
          </table:table-cell>
          <table:table-cell table:formula="of:=[.A942]*[.E9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79" calcext:value-type="float">
            <text:p>95279</text:p>
          </table:table-cell>
          <table:table-cell table:formula="of:=ABS([.A943]-[.D943])" office:value-type="float" office:value="438" calcext:value-type="float">
            <text:p>438</text:p>
          </table:table-cell>
          <table:table-cell/>
          <table:table-cell office:value-type="float" office:value="94841" calcext:value-type="float">
            <text:p>94841</text:p>
          </table:table-cell>
          <table:table-cell table:formula="of:=COUNTIF([.D$1:.D$1000]; [.A943])" office:value-type="float" office:value="0" calcext:value-type="float">
            <text:p>0</text:p>
          </table:table-cell>
          <table:table-cell table:formula="of:=[.A943]*[.E9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34" calcext:value-type="float">
            <text:p>95334</text:p>
          </table:table-cell>
          <table:table-cell table:formula="of:=ABS([.A944]-[.D944])" office:value-type="float" office:value="366" calcext:value-type="float">
            <text:p>366</text:p>
          </table:table-cell>
          <table:table-cell/>
          <table:table-cell office:value-type="float" office:value="94968" calcext:value-type="float">
            <text:p>94968</text:p>
          </table:table-cell>
          <table:table-cell table:formula="of:=COUNTIF([.D$1:.D$1000]; [.A944])" office:value-type="float" office:value="0" calcext:value-type="float">
            <text:p>0</text:p>
          </table:table-cell>
          <table:table-cell table:formula="of:=[.A944]*[.E9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50" calcext:value-type="float">
            <text:p>95450</text:p>
          </table:table-cell>
          <table:table-cell table:formula="of:=ABS([.A945]-[.D945])" office:value-type="float" office:value="422" calcext:value-type="float">
            <text:p>422</text:p>
          </table:table-cell>
          <table:table-cell/>
          <table:table-cell office:value-type="float" office:value="95028" calcext:value-type="float">
            <text:p>95028</text:p>
          </table:table-cell>
          <table:table-cell table:formula="of:=COUNTIF([.D$1:.D$1000]; [.A945])" office:value-type="float" office:value="0" calcext:value-type="float">
            <text:p>0</text:p>
          </table:table-cell>
          <table:table-cell table:formula="of:=[.A945]*[.E9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90" calcext:value-type="float">
            <text:p>95490</text:p>
          </table:table-cell>
          <table:table-cell table:formula="of:=ABS([.A946]-[.D946])" office:value-type="float" office:value="131" calcext:value-type="float">
            <text:p>131</text:p>
          </table:table-cell>
          <table:table-cell/>
          <table:table-cell office:value-type="float" office:value="95359" calcext:value-type="float">
            <text:p>95359</text:p>
          </table:table-cell>
          <table:table-cell table:formula="of:=COUNTIF([.D$1:.D$1000]; [.A946])" office:value-type="float" office:value="0" calcext:value-type="float">
            <text:p>0</text:p>
          </table:table-cell>
          <table:table-cell table:formula="of:=[.A946]*[.E9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69" calcext:value-type="float">
            <text:p>95669</text:p>
          </table:table-cell>
          <table:table-cell table:formula="of:=ABS([.A947]-[.D947])" office:value-type="float" office:value="425" calcext:value-type="float">
            <text:p>425</text:p>
          </table:table-cell>
          <table:table-cell/>
          <table:table-cell office:value-type="float" office:value="96094" calcext:value-type="float">
            <text:p>96094</text:p>
          </table:table-cell>
          <table:table-cell table:formula="of:=COUNTIF([.D$1:.D$1000]; [.A947])" office:value-type="float" office:value="0" calcext:value-type="float">
            <text:p>0</text:p>
          </table:table-cell>
          <table:table-cell table:formula="of:=[.A947]*[.E9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73" calcext:value-type="float">
            <text:p>95673</text:p>
          </table:table-cell>
          <table:table-cell table:formula="of:=ABS([.A948]-[.D948])" office:value-type="float" office:value="679" calcext:value-type="float">
            <text:p>679</text:p>
          </table:table-cell>
          <table:table-cell/>
          <table:table-cell office:value-type="float" office:value="96352" calcext:value-type="float">
            <text:p>96352</text:p>
          </table:table-cell>
          <table:table-cell table:formula="of:=COUNTIF([.D$1:.D$1000]; [.A948])" office:value-type="float" office:value="0" calcext:value-type="float">
            <text:p>0</text:p>
          </table:table-cell>
          <table:table-cell table:formula="of:=[.A948]*[.E9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87" calcext:value-type="float">
            <text:p>95887</text:p>
          </table:table-cell>
          <table:table-cell table:formula="of:=ABS([.A949]-[.D949])" office:value-type="float" office:value="479" calcext:value-type="float">
            <text:p>479</text:p>
          </table:table-cell>
          <table:table-cell/>
          <table:table-cell office:value-type="float" office:value="96366" calcext:value-type="float">
            <text:p>96366</text:p>
          </table:table-cell>
          <table:table-cell table:formula="of:=COUNTIF([.D$1:.D$1000]; [.A949])" office:value-type="float" office:value="0" calcext:value-type="float">
            <text:p>0</text:p>
          </table:table-cell>
          <table:table-cell table:formula="of:=[.A949]*[.E9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67" calcext:value-type="float">
            <text:p>95967</text:p>
          </table:table-cell>
          <table:table-cell table:formula="of:=ABS([.A950]-[.D950])" office:value-type="float" office:value="469" calcext:value-type="float">
            <text:p>469</text:p>
          </table:table-cell>
          <table:table-cell/>
          <table:table-cell office:value-type="float" office:value="96436" calcext:value-type="float">
            <text:p>96436</text:p>
          </table:table-cell>
          <table:table-cell table:formula="of:=COUNTIF([.D$1:.D$1000]; [.A950])" office:value-type="float" office:value="0" calcext:value-type="float">
            <text:p>0</text:p>
          </table:table-cell>
          <table:table-cell table:formula="of:=[.A950]*[.E9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13" calcext:value-type="float">
            <text:p>96013</text:p>
          </table:table-cell>
          <table:table-cell table:formula="of:=ABS([.A951]-[.D951])" office:value-type="float" office:value="1057" calcext:value-type="float">
            <text:p>1057</text:p>
          </table:table-cell>
          <table:table-cell/>
          <table:table-cell office:value-type="float" office:value="97070" calcext:value-type="float">
            <text:p>97070</text:p>
          </table:table-cell>
          <table:table-cell table:formula="of:=COUNTIF([.D$1:.D$1000]; [.A951])" office:value-type="float" office:value="0" calcext:value-type="float">
            <text:p>0</text:p>
          </table:table-cell>
          <table:table-cell table:formula="of:=[.A951]*[.E9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43" calcext:value-type="float">
            <text:p>96243</text:p>
          </table:table-cell>
          <table:table-cell table:formula="of:=ABS([.A952]-[.D952])" office:value-type="float" office:value="890" calcext:value-type="float">
            <text:p>890</text:p>
          </table:table-cell>
          <table:table-cell/>
          <table:table-cell office:value-type="float" office:value="97133" calcext:value-type="float">
            <text:p>97133</text:p>
          </table:table-cell>
          <table:table-cell table:formula="of:=COUNTIF([.D$1:.D$1000]; [.A952])" office:value-type="float" office:value="0" calcext:value-type="float">
            <text:p>0</text:p>
          </table:table-cell>
          <table:table-cell table:formula="of:=[.A952]*[.E9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17" calcext:value-type="float">
            <text:p>96317</text:p>
          </table:table-cell>
          <table:table-cell table:formula="of:=ABS([.A953]-[.D953])" office:value-type="float" office:value="883" calcext:value-type="float">
            <text:p>883</text:p>
          </table:table-cell>
          <table:table-cell/>
          <table:table-cell office:value-type="float" office:value="97200" calcext:value-type="float">
            <text:p>97200</text:p>
          </table:table-cell>
          <table:table-cell table:formula="of:=COUNTIF([.D$1:.D$1000]; [.A953])" office:value-type="float" office:value="0" calcext:value-type="float">
            <text:p>0</text:p>
          </table:table-cell>
          <table:table-cell table:formula="of:=[.A953]*[.E9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18" calcext:value-type="float">
            <text:p>96318</text:p>
          </table:table-cell>
          <table:table-cell table:formula="of:=ABS([.A954]-[.D954])" office:value-type="float" office:value="922" calcext:value-type="float">
            <text:p>922</text:p>
          </table:table-cell>
          <table:table-cell/>
          <table:table-cell office:value-type="float" office:value="97240" calcext:value-type="float">
            <text:p>97240</text:p>
          </table:table-cell>
          <table:table-cell table:formula="of:=COUNTIF([.D$1:.D$1000]; [.A954])" office:value-type="float" office:value="0" calcext:value-type="float">
            <text:p>0</text:p>
          </table:table-cell>
          <table:table-cell table:formula="of:=[.A954]*[.E9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52" calcext:value-type="float">
            <text:p>96452</text:p>
          </table:table-cell>
          <table:table-cell table:formula="of:=ABS([.A955]-[.D955])" office:value-type="float" office:value="923" calcext:value-type="float">
            <text:p>923</text:p>
          </table:table-cell>
          <table:table-cell/>
          <table:table-cell office:value-type="float" office:value="97375" calcext:value-type="float">
            <text:p>97375</text:p>
          </table:table-cell>
          <table:table-cell table:formula="of:=COUNTIF([.D$1:.D$1000]; [.A955])" office:value-type="float" office:value="0" calcext:value-type="float">
            <text:p>0</text:p>
          </table:table-cell>
          <table:table-cell table:formula="of:=[.A955]*[.E9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65" calcext:value-type="float">
            <text:p>96465</text:p>
          </table:table-cell>
          <table:table-cell table:formula="of:=ABS([.A956]-[.D956])" office:value-type="float" office:value="997" calcext:value-type="float">
            <text:p>997</text:p>
          </table:table-cell>
          <table:table-cell/>
          <table:table-cell office:value-type="float" office:value="97462" calcext:value-type="float">
            <text:p>97462</text:p>
          </table:table-cell>
          <table:table-cell table:formula="of:=COUNTIF([.D$1:.D$1000]; [.A956])" office:value-type="float" office:value="0" calcext:value-type="float">
            <text:p>0</text:p>
          </table:table-cell>
          <table:table-cell table:formula="of:=[.A956]*[.E9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47" calcext:value-type="float">
            <text:p>96547</text:p>
          </table:table-cell>
          <table:table-cell table:formula="of:=ABS([.A957]-[.D957])" office:value-type="float" office:value="987" calcext:value-type="float">
            <text:p>987</text:p>
          </table:table-cell>
          <table:table-cell/>
          <table:table-cell office:value-type="float" office:value="97534" calcext:value-type="float">
            <text:p>97534</text:p>
          </table:table-cell>
          <table:table-cell table:formula="of:=COUNTIF([.D$1:.D$1000]; [.A957])" office:value-type="float" office:value="0" calcext:value-type="float">
            <text:p>0</text:p>
          </table:table-cell>
          <table:table-cell table:formula="of:=[.A957]*[.E9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48" calcext:value-type="float">
            <text:p>96648</text:p>
          </table:table-cell>
          <table:table-cell table:formula="of:=ABS([.A958]-[.D958])" office:value-type="float" office:value="1031" calcext:value-type="float">
            <text:p>1031</text:p>
          </table:table-cell>
          <table:table-cell/>
          <table:table-cell office:value-type="float" office:value="97679" calcext:value-type="float">
            <text:p>97679</text:p>
          </table:table-cell>
          <table:table-cell table:formula="of:=COUNTIF([.D$1:.D$1000]; [.A958])" office:value-type="float" office:value="0" calcext:value-type="float">
            <text:p>0</text:p>
          </table:table-cell>
          <table:table-cell table:formula="of:=[.A958]*[.E9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97" calcext:value-type="float">
            <text:p>96697</text:p>
          </table:table-cell>
          <table:table-cell table:formula="of:=ABS([.A959]-[.D959])" office:value-type="float" office:value="1013" calcext:value-type="float">
            <text:p>1013</text:p>
          </table:table-cell>
          <table:table-cell/>
          <table:table-cell office:value-type="float" office:value="97710" calcext:value-type="float">
            <text:p>97710</text:p>
          </table:table-cell>
          <table:table-cell table:formula="of:=COUNTIF([.D$1:.D$1000]; [.A959])" office:value-type="float" office:value="0" calcext:value-type="float">
            <text:p>0</text:p>
          </table:table-cell>
          <table:table-cell table:formula="of:=[.A959]*[.E9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20" calcext:value-type="float">
            <text:p>96720</text:p>
          </table:table-cell>
          <table:table-cell table:formula="of:=ABS([.A960]-[.D960])" office:value-type="float" office:value="1243" calcext:value-type="float">
            <text:p>1243</text:p>
          </table:table-cell>
          <table:table-cell/>
          <table:table-cell office:value-type="float" office:value="97963" calcext:value-type="float">
            <text:p>97963</text:p>
          </table:table-cell>
          <table:table-cell table:formula="of:=COUNTIF([.D$1:.D$1000]; [.A960])" office:value-type="float" office:value="0" calcext:value-type="float">
            <text:p>0</text:p>
          </table:table-cell>
          <table:table-cell table:formula="of:=[.A960]*[.E9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25" calcext:value-type="float">
            <text:p>96925</text:p>
          </table:table-cell>
          <table:table-cell table:formula="of:=ABS([.A961]-[.D961])" office:value-type="float" office:value="1121" calcext:value-type="float">
            <text:p>1121</text:p>
          </table:table-cell>
          <table:table-cell/>
          <table:table-cell office:value-type="float" office:value="98046" calcext:value-type="float">
            <text:p>98046</text:p>
          </table:table-cell>
          <table:table-cell table:formula="of:=COUNTIF([.D$1:.D$1000]; [.A961])" office:value-type="float" office:value="0" calcext:value-type="float">
            <text:p>0</text:p>
          </table:table-cell>
          <table:table-cell table:formula="of:=[.A961]*[.E9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79" calcext:value-type="float">
            <text:p>96979</text:p>
          </table:table-cell>
          <table:table-cell table:formula="of:=ABS([.A962]-[.D962])" office:value-type="float" office:value="1237" calcext:value-type="float">
            <text:p>1237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2])" office:value-type="float" office:value="0" calcext:value-type="float">
            <text:p>0</text:p>
          </table:table-cell>
          <table:table-cell table:formula="of:=[.A962]*[.E9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66" calcext:value-type="float">
            <text:p>97466</text:p>
          </table:table-cell>
          <table:table-cell table:formula="of:=ABS([.A963]-[.D963])" office:value-type="float" office:value="750" calcext:value-type="float">
            <text:p>750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3])" office:value-type="float" office:value="0" calcext:value-type="float">
            <text:p>0</text:p>
          </table:table-cell>
          <table:table-cell table:formula="of:=[.A963]*[.E9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61" calcext:value-type="float">
            <text:p>97561</text:p>
          </table:table-cell>
          <table:table-cell table:formula="of:=ABS([.A964]-[.D964])" office:value-type="float" office:value="655" calcext:value-type="float">
            <text:p>655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4])" office:value-type="float" office:value="0" calcext:value-type="float">
            <text:p>0</text:p>
          </table:table-cell>
          <table:table-cell table:formula="of:=[.A964]*[.E9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06" calcext:value-type="float">
            <text:p>97606</text:p>
          </table:table-cell>
          <table:table-cell table:formula="of:=ABS([.A965]-[.D965])" office:value-type="float" office:value="610" calcext:value-type="float">
            <text:p>610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5])" office:value-type="float" office:value="0" calcext:value-type="float">
            <text:p>0</text:p>
          </table:table-cell>
          <table:table-cell table:formula="of:=[.A965]*[.E9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26" calcext:value-type="float">
            <text:p>97626</text:p>
          </table:table-cell>
          <table:table-cell table:formula="of:=ABS([.A966]-[.D966])" office:value-type="float" office:value="590" calcext:value-type="float">
            <text:p>590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6])" office:value-type="float" office:value="0" calcext:value-type="float">
            <text:p>0</text:p>
          </table:table-cell>
          <table:table-cell table:formula="of:=[.A966]*[.E9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61" calcext:value-type="float">
            <text:p>97661</text:p>
          </table:table-cell>
          <table:table-cell table:formula="of:=ABS([.A967]-[.D967])" office:value-type="float" office:value="555" calcext:value-type="float">
            <text:p>555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7])" office:value-type="float" office:value="0" calcext:value-type="float">
            <text:p>0</text:p>
          </table:table-cell>
          <table:table-cell table:formula="of:=[.A967]*[.E9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table:formula="of:=ABS([.A968]-[.D968])" office:value-type="float" office:value="416" calcext:value-type="float">
            <text:p>416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8])" office:value-type="float" office:value="0" calcext:value-type="float">
            <text:p>0</text:p>
          </table:table-cell>
          <table:table-cell table:formula="of:=[.A968]*[.E9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20" calcext:value-type="float">
            <text:p>97920</text:p>
          </table:table-cell>
          <table:table-cell table:formula="of:=ABS([.A969]-[.D969])" office:value-type="float" office:value="296" calcext:value-type="float">
            <text:p>296</text:p>
          </table:table-cell>
          <table:table-cell/>
          <table:table-cell office:value-type="float" office:value="98216" calcext:value-type="float">
            <text:p>98216</text:p>
          </table:table-cell>
          <table:table-cell table:formula="of:=COUNTIF([.D$1:.D$1000]; [.A969])" office:value-type="float" office:value="0" calcext:value-type="float">
            <text:p>0</text:p>
          </table:table-cell>
          <table:table-cell table:formula="of:=[.A969]*[.E9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36" calcext:value-type="float">
            <text:p>97936</text:p>
          </table:table-cell>
          <table:table-cell table:formula="of:=ABS([.A970]-[.D970])" office:value-type="float" office:value="502" calcext:value-type="float">
            <text:p>502</text:p>
          </table:table-cell>
          <table:table-cell/>
          <table:table-cell office:value-type="float" office:value="98438" calcext:value-type="float">
            <text:p>98438</text:p>
          </table:table-cell>
          <table:table-cell table:formula="of:=COUNTIF([.D$1:.D$1000]; [.A970])" office:value-type="float" office:value="0" calcext:value-type="float">
            <text:p>0</text:p>
          </table:table-cell>
          <table:table-cell table:formula="of:=[.A970]*[.E9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88" calcext:value-type="float">
            <text:p>97988</text:p>
          </table:table-cell>
          <table:table-cell table:formula="of:=ABS([.A971]-[.D971])" office:value-type="float" office:value="464" calcext:value-type="float">
            <text:p>464</text:p>
          </table:table-cell>
          <table:table-cell/>
          <table:table-cell office:value-type="float" office:value="98452" calcext:value-type="float">
            <text:p>98452</text:p>
          </table:table-cell>
          <table:table-cell table:formula="of:=COUNTIF([.D$1:.D$1000]; [.A971])" office:value-type="float" office:value="0" calcext:value-type="float">
            <text:p>0</text:p>
          </table:table-cell>
          <table:table-cell table:formula="of:=[.A971]*[.E9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74" calcext:value-type="float">
            <text:p>98174</text:p>
          </table:table-cell>
          <table:table-cell table:formula="of:=ABS([.A972]-[.D972])" office:value-type="float" office:value="337" calcext:value-type="float">
            <text:p>337</text:p>
          </table:table-cell>
          <table:table-cell/>
          <table:table-cell office:value-type="float" office:value="98511" calcext:value-type="float">
            <text:p>98511</text:p>
          </table:table-cell>
          <table:table-cell table:formula="of:=COUNTIF([.D$1:.D$1000]; [.A972])" office:value-type="float" office:value="0" calcext:value-type="float">
            <text:p>0</text:p>
          </table:table-cell>
          <table:table-cell table:formula="of:=[.A972]*[.E9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16" calcext:value-type="float">
            <text:p>98216</text:p>
          </table:table-cell>
          <table:table-cell table:formula="of:=ABS([.A973]-[.D973])" office:value-type="float" office:value="430" calcext:value-type="float">
            <text:p>430</text:p>
          </table:table-cell>
          <table:table-cell/>
          <table:table-cell office:value-type="float" office:value="98646" calcext:value-type="float">
            <text:p>98646</text:p>
          </table:table-cell>
          <table:table-cell table:formula="of:=COUNTIF([.D$1:.D$1000]; [.A973])" office:value-type="float" office:value="8" calcext:value-type="float">
            <text:p>8</text:p>
          </table:table-cell>
          <table:table-cell table:formula="of:=[.A973]*[.E973]" office:value-type="float" office:value="785728" calcext:value-type="float">
            <text:p>785728</text:p>
          </table:table-cell>
        </table:table-row>
        <table:table-row table:style-name="ro1">
          <table:table-cell office:value-type="float" office:value="98427" calcext:value-type="float">
            <text:p>98427</text:p>
          </table:table-cell>
          <table:table-cell table:formula="of:=ABS([.A974]-[.D974])" office:value-type="float" office:value="376" calcext:value-type="float">
            <text:p>376</text:p>
          </table:table-cell>
          <table:table-cell/>
          <table:table-cell office:value-type="float" office:value="98803" calcext:value-type="float">
            <text:p>98803</text:p>
          </table:table-cell>
          <table:table-cell table:formula="of:=COUNTIF([.D$1:.D$1000]; [.A974])" office:value-type="float" office:value="0" calcext:value-type="float">
            <text:p>0</text:p>
          </table:table-cell>
          <table:table-cell table:formula="of:=[.A974]*[.E9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50" calcext:value-type="float">
            <text:p>98550</text:p>
          </table:table-cell>
          <table:table-cell table:formula="of:=ABS([.A975]-[.D975])" office:value-type="float" office:value="327" calcext:value-type="float">
            <text:p>327</text:p>
          </table:table-cell>
          <table:table-cell/>
          <table:table-cell office:value-type="float" office:value="98877" calcext:value-type="float">
            <text:p>98877</text:p>
          </table:table-cell>
          <table:table-cell table:formula="of:=COUNTIF([.D$1:.D$1000]; [.A975])" office:value-type="float" office:value="0" calcext:value-type="float">
            <text:p>0</text:p>
          </table:table-cell>
          <table:table-cell table:formula="of:=[.A975]*[.E9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64" calcext:value-type="float">
            <text:p>98564</text:p>
          </table:table-cell>
          <table:table-cell table:formula="of:=ABS([.A976]-[.D976])" office:value-type="float" office:value="344" calcext:value-type="float">
            <text:p>344</text:p>
          </table:table-cell>
          <table:table-cell/>
          <table:table-cell office:value-type="float" office:value="98908" calcext:value-type="float">
            <text:p>98908</text:p>
          </table:table-cell>
          <table:table-cell table:formula="of:=COUNTIF([.D$1:.D$1000]; [.A976])" office:value-type="float" office:value="0" calcext:value-type="float">
            <text:p>0</text:p>
          </table:table-cell>
          <table:table-cell table:formula="of:=[.A976]*[.E9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65" calcext:value-type="float">
            <text:p>98665</text:p>
          </table:table-cell>
          <table:table-cell table:formula="of:=ABS([.A977]-[.D977])" office:value-type="float" office:value="636" calcext:value-type="float">
            <text:p>636</text:p>
          </table:table-cell>
          <table:table-cell/>
          <table:table-cell office:value-type="float" office:value="99301" calcext:value-type="float">
            <text:p>99301</text:p>
          </table:table-cell>
          <table:table-cell table:formula="of:=COUNTIF([.D$1:.D$1000]; [.A977])" office:value-type="float" office:value="0" calcext:value-type="float">
            <text:p>0</text:p>
          </table:table-cell>
          <table:table-cell table:formula="of:=[.A977]*[.E9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89" calcext:value-type="float">
            <text:p>98689</text:p>
          </table:table-cell>
          <table:table-cell table:formula="of:=ABS([.A978]-[.D978])" office:value-type="float" office:value="718" calcext:value-type="float">
            <text:p>718</text:p>
          </table:table-cell>
          <table:table-cell/>
          <table:table-cell office:value-type="float" office:value="99407" calcext:value-type="float">
            <text:p>99407</text:p>
          </table:table-cell>
          <table:table-cell table:formula="of:=COUNTIF([.D$1:.D$1000]; [.A978])" office:value-type="float" office:value="0" calcext:value-type="float">
            <text:p>0</text:p>
          </table:table-cell>
          <table:table-cell table:formula="of:=[.A978]*[.E9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51" calcext:value-type="float">
            <text:p>98751</text:p>
          </table:table-cell>
          <table:table-cell table:formula="of:=ABS([.A979]-[.D979])" office:value-type="float" office:value="716" calcext:value-type="float">
            <text:p>716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79])" office:value-type="float" office:value="0" calcext:value-type="float">
            <text:p>0</text:p>
          </table:table-cell>
          <table:table-cell table:formula="of:=[.A979]*[.E9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70" calcext:value-type="float">
            <text:p>98970</text:p>
          </table:table-cell>
          <table:table-cell table:formula="of:=ABS([.A980]-[.D980])" office:value-type="float" office:value="497" calcext:value-type="float">
            <text:p>497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0])" office:value-type="float" office:value="0" calcext:value-type="float">
            <text:p>0</text:p>
          </table:table-cell>
          <table:table-cell table:formula="of:=[.A980]*[.E9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78" calcext:value-type="float">
            <text:p>98978</text:p>
          </table:table-cell>
          <table:table-cell table:formula="of:=ABS([.A981]-[.D981])" office:value-type="float" office:value="489" calcext:value-type="float">
            <text:p>489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1])" office:value-type="float" office:value="0" calcext:value-type="float">
            <text:p>0</text:p>
          </table:table-cell>
          <table:table-cell table:formula="of:=[.A981]*[.E9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90" calcext:value-type="float">
            <text:p>98990</text:p>
          </table:table-cell>
          <table:table-cell table:formula="of:=ABS([.A982]-[.D982])" office:value-type="float" office:value="477" calcext:value-type="float">
            <text:p>477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2])" office:value-type="float" office:value="0" calcext:value-type="float">
            <text:p>0</text:p>
          </table:table-cell>
          <table:table-cell table:formula="of:=[.A982]*[.E9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22" calcext:value-type="float">
            <text:p>99022</text:p>
          </table:table-cell>
          <table:table-cell table:formula="of:=ABS([.A983]-[.D983])" office:value-type="float" office:value="445" calcext:value-type="float">
            <text:p>445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3])" office:value-type="float" office:value="0" calcext:value-type="float">
            <text:p>0</text:p>
          </table:table-cell>
          <table:table-cell table:formula="of:=[.A983]*[.E9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90" calcext:value-type="float">
            <text:p>99190</text:p>
          </table:table-cell>
          <table:table-cell table:formula="of:=ABS([.A984]-[.D984])" office:value-type="float" office:value="277" calcext:value-type="float">
            <text:p>277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4])" office:value-type="float" office:value="0" calcext:value-type="float">
            <text:p>0</text:p>
          </table:table-cell>
          <table:table-cell table:formula="of:=[.A984]*[.E9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79" calcext:value-type="float">
            <text:p>99279</text:p>
          </table:table-cell>
          <table:table-cell table:formula="of:=ABS([.A985]-[.D985])" office:value-type="float" office:value="188" calcext:value-type="float">
            <text:p>188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5])" office:value-type="float" office:value="0" calcext:value-type="float">
            <text:p>0</text:p>
          </table:table-cell>
          <table:table-cell table:formula="of:=[.A985]*[.E9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80" calcext:value-type="float">
            <text:p>99280</text:p>
          </table:table-cell>
          <table:table-cell table:formula="of:=ABS([.A986]-[.D986])" office:value-type="float" office:value="187" calcext:value-type="float">
            <text:p>187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6])" office:value-type="float" office:value="0" calcext:value-type="float">
            <text:p>0</text:p>
          </table:table-cell>
          <table:table-cell table:formula="of:=[.A986]*[.E9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28" calcext:value-type="float">
            <text:p>99428</text:p>
          </table:table-cell>
          <table:table-cell table:formula="of:=ABS([.A987]-[.D987])" office:value-type="float" office:value="39" calcext:value-type="float">
            <text:p>39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7])" office:value-type="float" office:value="0" calcext:value-type="float">
            <text:p>0</text:p>
          </table:table-cell>
          <table:table-cell table:formula="of:=[.A987]*[.E9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67" calcext:value-type="float">
            <text:p>99467</text:p>
          </table:table-cell>
          <table:table-cell table:formula="of:=ABS([.A988]-[.D988])" office:value-type="float" office:value="0" calcext:value-type="float">
            <text:p>0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8])" office:value-type="float" office:value="20" calcext:value-type="float">
            <text:p>20</text:p>
          </table:table-cell>
          <table:table-cell table:formula="of:=[.A988]*[.E988]" office:value-type="float" office:value="1989340" calcext:value-type="float">
            <text:p>1989340</text:p>
          </table:table-cell>
        </table:table-row>
        <table:table-row table:style-name="ro1">
          <table:table-cell office:value-type="float" office:value="99478" calcext:value-type="float">
            <text:p>99478</text:p>
          </table:table-cell>
          <table:table-cell table:formula="of:=ABS([.A989]-[.D989])" office:value-type="float" office:value="11" calcext:value-type="float">
            <text:p>11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89])" office:value-type="float" office:value="0" calcext:value-type="float">
            <text:p>0</text:p>
          </table:table-cell>
          <table:table-cell table:formula="of:=[.A989]*[.E9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90" calcext:value-type="float">
            <text:p>99490</text:p>
          </table:table-cell>
          <table:table-cell table:formula="of:=ABS([.A990]-[.D990])" office:value-type="float" office:value="23" calcext:value-type="float">
            <text:p>23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0])" office:value-type="float" office:value="0" calcext:value-type="float">
            <text:p>0</text:p>
          </table:table-cell>
          <table:table-cell table:formula="of:=[.A990]*[.E9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46" calcext:value-type="float">
            <text:p>99546</text:p>
          </table:table-cell>
          <table:table-cell table:formula="of:=ABS([.A991]-[.D991])" office:value-type="float" office:value="79" calcext:value-type="float">
            <text:p>79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1])" office:value-type="float" office:value="0" calcext:value-type="float">
            <text:p>0</text:p>
          </table:table-cell>
          <table:table-cell table:formula="of:=[.A991]*[.E9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52" calcext:value-type="float">
            <text:p>99552</text:p>
          </table:table-cell>
          <table:table-cell table:formula="of:=ABS([.A992]-[.D992])" office:value-type="float" office:value="85" calcext:value-type="float">
            <text:p>85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2])" office:value-type="float" office:value="0" calcext:value-type="float">
            <text:p>0</text:p>
          </table:table-cell>
          <table:table-cell table:formula="of:=[.A992]*[.E9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98" calcext:value-type="float">
            <text:p>99598</text:p>
          </table:table-cell>
          <table:table-cell table:formula="of:=ABS([.A993]-[.D993])" office:value-type="float" office:value="131" calcext:value-type="float">
            <text:p>131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3])" office:value-type="float" office:value="0" calcext:value-type="float">
            <text:p>0</text:p>
          </table:table-cell>
          <table:table-cell table:formula="of:=[.A993]*[.E9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64" calcext:value-type="float">
            <text:p>99664</text:p>
          </table:table-cell>
          <table:table-cell table:formula="of:=ABS([.A994]-[.D994])" office:value-type="float" office:value="197" calcext:value-type="float">
            <text:p>197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4])" office:value-type="float" office:value="0" calcext:value-type="float">
            <text:p>0</text:p>
          </table:table-cell>
          <table:table-cell table:formula="of:=[.A994]*[.E9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03" calcext:value-type="float">
            <text:p>99803</text:p>
          </table:table-cell>
          <table:table-cell table:formula="of:=ABS([.A995]-[.D995])" office:value-type="float" office:value="336" calcext:value-type="float">
            <text:p>336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5])" office:value-type="float" office:value="0" calcext:value-type="float">
            <text:p>0</text:p>
          </table:table-cell>
          <table:table-cell table:formula="of:=[.A995]*[.E9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30" calcext:value-type="float">
            <text:p>99830</text:p>
          </table:table-cell>
          <table:table-cell table:formula="of:=ABS([.A996]-[.D996])" office:value-type="float" office:value="363" calcext:value-type="float">
            <text:p>363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6])" office:value-type="float" office:value="0" calcext:value-type="float">
            <text:p>0</text:p>
          </table:table-cell>
          <table:table-cell table:formula="of:=[.A996]*[.E9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45" calcext:value-type="float">
            <text:p>99845</text:p>
          </table:table-cell>
          <table:table-cell table:formula="of:=ABS([.A997]-[.D997])" office:value-type="float" office:value="378" calcext:value-type="float">
            <text:p>378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7])" office:value-type="float" office:value="0" calcext:value-type="float">
            <text:p>0</text:p>
          </table:table-cell>
          <table:table-cell table:formula="of:=[.A997]*[.E9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92" calcext:value-type="float">
            <text:p>99892</text:p>
          </table:table-cell>
          <table:table-cell table:formula="of:=ABS([.A998]-[.D998])" office:value-type="float" office:value="425" calcext:value-type="float">
            <text:p>425</text:p>
          </table:table-cell>
          <table:table-cell/>
          <table:table-cell office:value-type="float" office:value="99467" calcext:value-type="float">
            <text:p>99467</text:p>
          </table:table-cell>
          <table:table-cell table:formula="of:=COUNTIF([.D$1:.D$1000]; [.A998])" office:value-type="float" office:value="0" calcext:value-type="float">
            <text:p>0</text:p>
          </table:table-cell>
          <table:table-cell table:formula="of:=[.A998]*[.E9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97" calcext:value-type="float">
            <text:p>99897</text:p>
          </table:table-cell>
          <table:table-cell table:formula="of:=ABS([.A999]-[.D999])" office:value-type="float" office:value="30" calcext:value-type="float">
            <text:p>30</text:p>
          </table:table-cell>
          <table:table-cell/>
          <table:table-cell office:value-type="float" office:value="99867" calcext:value-type="float">
            <text:p>99867</text:p>
          </table:table-cell>
          <table:table-cell table:formula="of:=COUNTIF([.D$1:.D$1000]; [.A999])" office:value-type="float" office:value="0" calcext:value-type="float">
            <text:p>0</text:p>
          </table:table-cell>
          <table:table-cell table:formula="of:=[.A999]*[.E9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86" calcext:value-type="float">
            <text:p>99986</text:p>
          </table:table-cell>
          <table:table-cell table:formula="of:=ABS([.A1000]-[.D1000])" office:value-type="float" office:value="83" calcext:value-type="float">
            <text:p>83</text:p>
          </table:table-cell>
          <table:table-cell/>
          <table:table-cell office:value-type="float" office:value="99903" calcext:value-type="float">
            <text:p>99903</text:p>
          </table:table-cell>
          <table:table-cell table:formula="of:=COUNTIF([.D$1:.D$1000]; [.A1000])" office:value-type="float" office:value="0" calcext:value-type="float">
            <text:p>0</text:p>
          </table:table-cell>
          <table:table-cell table:formula="of:=[.A1000]*[.E100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1:.B1000])" office:value-type="float" office:value="1258579" calcext:value-type="float">
            <text:p>1258579</text:p>
          </table:table-cell>
          <table:table-cell table:number-columns-repeated="3"/>
          <table:table-cell table:formula="of:=SUM([.F1:.F1000])" office:value-type="float" office:value="23981443" calcext:value-type="float">
            <text:p>23981443</text:p>
          </table:table-cell>
        </table:table-row>
      </table:table>
      <table:named-expressions/>
      <table:database-ranges>
        <table:database-range table:name="__Anonymous_Sheet_DB__0" table:target-range-address="data.D1:data.D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4T10:49:41.978185273</dc:date>
    <meta:editing-duration>PT4M5S</meta:editing-duration>
    <meta:editing-cycles>1</meta:editing-cycles>
    <meta:document-statistic meta:table-count="1" meta:cell-count="5002" meta:object-count="0"/>
    <meta:generator>LibreOffice/24.2.7.2$Linux_X86_64 LibreOffice_project/420$Build-2</meta:generator>
  </office:meta>
</office:document-meta>
</file>